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a1" style:family="table">
      <style:table-properties style:width="16.999cm" style:rel-width="100%" table:align="left"/>
    </style:style>
    <style:style style:name="Tabla1.A" style:family="table-column">
      <style:table-column-properties style:column-width="2.999cm" style:rel-column-width="11560*"/>
    </style:style>
    <style:style style:name="Tabla1.B" style:family="table-column">
      <style:table-column-properties style:column-width="14cm" style:rel-column-width="53975*"/>
    </style:style>
    <style:style style:name="Tabla1.1" style:family="table-row">
      <style:table-row-properties fo:background-color="#ccccff">
        <style:background-image/>
      </style:table-row-properties>
    </style:style>
    <style:style style:name="Tabla1.A1" style:family="table-cell">
      <style:table-cell-properties style:vertical-align="middle" fo:padding="0.079cm" fo:border="0.035cm solid #808080"/>
    </style:style>
    <style:style style:name="Tabla1.2" style:family="table-row">
      <style:table-row-properties fo:background-color="#ffffff">
        <style:background-image/>
      </style:table-row-properties>
    </style:style>
    <style:style style:name="Tabla1.A2" style:family="table-cell">
      <style:table-cell-properties style:vertical-align="middle" fo:padding="0.079cm" fo:border-left="0.035cm solid #808080" fo:border-right="none" fo:border-top="none" fo:border-bottom="0.035cm solid #808080"/>
    </style:style>
    <style:style style:name="Tabla1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2" style:family="table">
      <style:table-properties style:width="16.999cm" style:rel-width="100%" table:align="left"/>
    </style:style>
    <style:style style:name="Tabla2.A" style:family="table-column">
      <style:table-column-properties style:column-width="4.964cm" style:rel-column-width="19136*"/>
    </style:style>
    <style:style style:name="Tabla2.B" style:family="table-column">
      <style:table-column-properties style:column-width="12.035cm" style:rel-column-width="46399*"/>
    </style:style>
    <style:style style:name="Tabla2.1" style:family="table-row">
      <style:table-row-properties fo:background-color="#ccccff">
        <style:background-image/>
      </style:table-row-properties>
    </style:style>
    <style:style style:name="Tabla2.A1" style:family="table-cell">
      <style:table-cell-properties style:vertical-align="middle" fo:padding="0.079cm" fo:border="0.035cm solid #808080"/>
    </style:style>
    <style:style style:name="Tabla2.2" style:family="table-row">
      <style:table-row-properties fo:background-color="#ffffff">
        <style:background-image/>
      </style:table-row-properties>
    </style:style>
    <style:style style:name="Tabla2.A2" style:family="table-cell">
      <style:table-cell-properties fo:padding="0.079cm" fo:border-left="0.035cm solid #808080" fo:border-right="none" fo:border-top="none" fo:border-bottom="0.035cm solid #808080"/>
    </style:style>
    <style:style style:name="Tabla2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3" style:family="table">
      <style:table-properties style:width="16.999cm" style:rel-width="100%" table:align="left"/>
    </style:style>
    <style:style style:name="Tabla3.A" style:family="table-column">
      <style:table-column-properties style:column-width="15.192cm" style:rel-column-width="58571*"/>
    </style:style>
    <style:style style:name="Tabla3.B" style:family="table-column">
      <style:table-column-properties style:column-width="1.806cm" style:rel-column-width="6963*"/>
    </style:style>
    <style:style style:name="Tabla3.1" style:family="table-row">
      <style:table-row-properties fo:background-color="#ccccff">
        <style:background-image/>
      </style:table-row-properties>
    </style:style>
    <style:style style:name="Tabla3.A1" style:family="table-cell">
      <style:table-cell-properties style:vertical-align="middle" fo:padding="0.079cm" fo:border="0.035cm solid #808080"/>
    </style:style>
    <style:style style:name="Tabla3.2" style:family="table-row">
      <style:table-row-properties fo:background-color="#ffffff">
        <style:background-image/>
      </style:table-row-properties>
    </style:style>
    <style:style style:name="Tabla3.A2" style:family="table-cell">
      <style:table-cell-properties style:vertical-align="middle" fo:padding="0.079cm" fo:border-left="0.035cm solid #808080" fo:border-right="none" fo:border-top="none" fo:border-bottom="0.035cm solid #808080"/>
    </style:style>
    <style:style style:name="Tabla3.B2" style:family="table-cell">
      <style:table-cell-properties fo:padding="0.079cm" fo:border-left="0.035cm solid #808080" fo:border-right="0.035cm solid #808080" fo:border-top="none" fo:border-bottom="0.035cm solid #808080"/>
    </style:style>
    <style:style style:name="Tabla4" style:family="table">
      <style:table-properties style:width="16.999cm" style:rel-width="100%" table:align="left"/>
    </style:style>
    <style:style style:name="Tabla4.A" style:family="table-column">
      <style:table-column-properties style:column-width="1.381cm" style:rel-column-width="5324*"/>
    </style:style>
    <style:style style:name="Tabla4.B" style:family="table-column">
      <style:table-column-properties style:column-width="15.617cm" style:rel-column-width="60211*"/>
    </style:style>
    <style:style style:name="Tabla4.1" style:family="table-row">
      <style:table-row-properties fo:background-color="#ccccff">
        <style:background-image/>
      </style:table-row-properties>
    </style:style>
    <style:style style:name="Tabla4.A1" style:family="table-cell">
      <style:table-cell-properties style:vertical-align="middle" fo:padding="0.079cm" fo:border="0.035cm solid #808080"/>
    </style:style>
    <style:style style:name="Tabla4.2" style:family="table-row">
      <style:table-row-properties fo:background-color="#ffffff">
        <style:background-image/>
      </style:table-row-properties>
    </style:style>
    <style:style style:name="Tabla4.A2" style:family="table-cell">
      <style:table-cell-properties fo:padding="0.079cm" fo:border-left="0.035cm solid #808080" fo:border-right="none" fo:border-top="none" fo:border-bottom="0.035cm solid #808080"/>
    </style:style>
    <style:style style:name="Tabla4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5" style:family="table">
      <style:table-properties style:width="16.999cm" style:rel-width="100%" table:align="left"/>
    </style:style>
    <style:style style:name="Tabla5.A" style:family="table-column">
      <style:table-column-properties style:column-width="16.999cm" style:rel-column-width="65535*"/>
    </style:style>
    <style:style style:name="Tabla5.1" style:family="table-row">
      <style:table-row-properties fo:background-color="#eeeeff">
        <style:background-image/>
      </style:table-row-properties>
    </style:style>
    <style:style style:name="Tabla5.A1" style:family="table-cell">
      <style:table-cell-properties style:vertical-align="middle" fo:padding="0.079cm" fo:border="0.035cm solid #808080"/>
    </style:style>
    <style:style style:name="Tabla5.2" style:family="table-row">
      <style:table-row-properties fo:background-color="#ffffff">
        <style:background-image/>
      </style:table-row-properties>
    </style:style>
    <style:style style:name="Tabla5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6" style:family="table">
      <style:table-properties style:width="16.999cm" style:rel-width="100%" table:align="left"/>
    </style:style>
    <style:style style:name="Tabla6.A" style:family="table-column">
      <style:table-column-properties style:column-width="16.999cm" style:rel-column-width="65535*"/>
    </style:style>
    <style:style style:name="Tabla6.1" style:family="table-row">
      <style:table-row-properties fo:background-color="#ccccff">
        <style:background-image/>
      </style:table-row-properties>
    </style:style>
    <style:style style:name="Tabla6.A1" style:family="table-cell">
      <style:table-cell-properties style:vertical-align="middle" fo:padding="0.079cm" fo:border="0.035cm solid #808080"/>
    </style:style>
    <style:style style:name="Tabla7" style:family="table">
      <style:table-properties style:width="16.999cm" style:rel-width="100%" table:align="left"/>
    </style:style>
    <style:style style:name="Tabla7.A" style:family="table-column">
      <style:table-column-properties style:column-width="16.999cm" style:rel-column-width="65535*"/>
    </style:style>
    <style:style style:name="Tabla7.1" style:family="table-row">
      <style:table-row-properties fo:background-color="#ccccff">
        <style:background-image/>
      </style:table-row-properties>
    </style:style>
    <style:style style:name="Tabla7.A1" style:family="table-cell">
      <style:table-cell-properties style:vertical-align="middle" fo:padding="0.079cm" fo:border="0.035cm solid #808080"/>
    </style:style>
    <style:style style:name="Tabla8" style:family="table">
      <style:table-properties style:width="16.999cm" style:rel-width="100%" table:align="left"/>
    </style:style>
    <style:style style:name="Tabla8.A" style:family="table-column">
      <style:table-column-properties style:column-width="16.999cm" style:rel-column-width="65535*"/>
    </style:style>
    <style:style style:name="Tabla8.1" style:family="table-row">
      <style:table-row-properties fo:background-color="#ccccff">
        <style:background-image/>
      </style:table-row-properties>
    </style:style>
    <style:style style:name="Tabla8.A1" style:family="table-cell">
      <style:table-cell-properties style:vertical-align="middle" fo:padding="0.079cm" fo:border="0.035cm solid #808080"/>
    </style:style>
    <style:style style:name="Tabla9" style:family="table">
      <style:table-properties style:width="16.999cm" style:rel-width="100%" table:align="left"/>
    </style:style>
    <style:style style:name="Tabla9.A" style:family="table-column">
      <style:table-column-properties style:column-width="16.999cm" style:rel-column-width="65535*"/>
    </style:style>
    <style:style style:name="Tabla9.1" style:family="table-row">
      <style:table-row-properties fo:background-color="#ccccff">
        <style:background-image/>
      </style:table-row-properties>
    </style:style>
    <style:style style:name="Tabla9.A1" style:family="table-cell">
      <style:table-cell-properties style:vertical-align="middle" fo:padding="0.079cm" fo:border="0.035cm solid #808080"/>
    </style:style>
    <style:style style:name="Tabla10" style:family="table">
      <style:table-properties style:width="16.999cm" style:rel-width="100%" table:align="left"/>
    </style:style>
    <style:style style:name="Tabla10.A" style:family="table-column">
      <style:table-column-properties style:column-width="16.999cm" style:rel-column-width="65535*"/>
    </style:style>
    <style:style style:name="Tabla10.1" style:family="table-row">
      <style:table-row-properties fo:background-color="#eeeeff">
        <style:background-image/>
      </style:table-row-properties>
    </style:style>
    <style:style style:name="Tabla10.A1" style:family="table-cell">
      <style:table-cell-properties style:vertical-align="middle" fo:padding="0.079cm" fo:border="0.035cm solid #808080"/>
    </style:style>
    <style:style style:name="Tabla10.2" style:family="table-row">
      <style:table-row-properties fo:background-color="#ffffff">
        <style:background-image/>
      </style:table-row-properties>
    </style:style>
    <style:style style:name="Tabla10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11" style:family="table">
      <style:table-properties style:width="16.999cm" style:rel-width="100%" table:align="left"/>
    </style:style>
    <style:style style:name="Tabla11.A" style:family="table-column">
      <style:table-column-properties style:column-width="16.999cm" style:rel-column-width="65535*"/>
    </style:style>
    <style:style style:name="Tabla11.1" style:family="table-row">
      <style:table-row-properties fo:background-color="#eeeeff">
        <style:background-image/>
      </style:table-row-properties>
    </style:style>
    <style:style style:name="Tabla11.A1" style:family="table-cell">
      <style:table-cell-properties style:vertical-align="middle" fo:padding="0.079cm" fo:border="0.035cm solid #808080"/>
    </style:style>
    <style:style style:name="Tabla11.2" style:family="table-row">
      <style:table-row-properties fo:background-color="#ffffff">
        <style:background-image/>
      </style:table-row-properties>
    </style:style>
    <style:style style:name="Tabla11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12" style:family="table">
      <style:table-properties style:width="16.999cm" style:rel-width="100%" table:align="left"/>
    </style:style>
    <style:style style:name="Tabla12.A" style:family="table-column">
      <style:table-column-properties style:column-width="16.999cm" style:rel-column-width="65535*"/>
    </style:style>
    <style:style style:name="Tabla12.1" style:family="table-row">
      <style:table-row-properties fo:background-color="#eeeeff">
        <style:background-image/>
      </style:table-row-properties>
    </style:style>
    <style:style style:name="Tabla12.A1" style:family="table-cell">
      <style:table-cell-properties style:vertical-align="middle" fo:padding="0.079cm" fo:border="0.035cm solid #808080"/>
    </style:style>
    <style:style style:name="Tabla12.2" style:family="table-row">
      <style:table-row-properties fo:background-color="#ffffff">
        <style:background-image/>
      </style:table-row-properties>
    </style:style>
    <style:style style:name="Tabla12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13" style:family="table">
      <style:table-properties style:width="16.999cm" style:rel-width="100%" table:align="left"/>
    </style:style>
    <style:style style:name="Tabla13.A" style:family="table-column">
      <style:table-column-properties style:column-width="16.999cm" style:rel-column-width="65535*"/>
    </style:style>
    <style:style style:name="Tabla13.1" style:family="table-row">
      <style:table-row-properties fo:background-color="#eeeeff">
        <style:background-image/>
      </style:table-row-properties>
    </style:style>
    <style:style style:name="Tabla13.A1" style:family="table-cell">
      <style:table-cell-properties style:vertical-align="middle" fo:padding="0.079cm" fo:border="0.035cm solid #808080"/>
    </style:style>
    <style:style style:name="Tabla13.2" style:family="table-row">
      <style:table-row-properties fo:background-color="#ffffff">
        <style:background-image/>
      </style:table-row-properties>
    </style:style>
    <style:style style:name="Tabla13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14" style:family="table">
      <style:table-properties style:width="16.999cm" style:rel-width="100%" table:align="left"/>
    </style:style>
    <style:style style:name="Tabla14.A" style:family="table-column">
      <style:table-column-properties style:column-width="16.999cm" style:rel-column-width="65535*"/>
    </style:style>
    <style:style style:name="Tabla14.1" style:family="table-row">
      <style:table-row-properties fo:background-color="#ccccff">
        <style:background-image/>
      </style:table-row-properties>
    </style:style>
    <style:style style:name="Tabla14.A1" style:family="table-cell">
      <style:table-cell-properties style:vertical-align="middle" fo:padding="0.079cm" fo:border="0.035cm solid #808080"/>
    </style:style>
    <style:style style:name="Tabla15" style:family="table">
      <style:table-properties style:width="16.999cm" style:rel-width="100%" table:align="left"/>
    </style:style>
    <style:style style:name="Tabla15.A" style:family="table-column">
      <style:table-column-properties style:column-width="16.999cm" style:rel-column-width="65535*"/>
    </style:style>
    <style:style style:name="Tabla15.1" style:family="table-row">
      <style:table-row-properties fo:background-color="#eeeeff">
        <style:background-image/>
      </style:table-row-properties>
    </style:style>
    <style:style style:name="Tabla15.A1" style:family="table-cell">
      <style:table-cell-properties style:vertical-align="middle" fo:padding="0.079cm" fo:border="0.035cm solid #808080"/>
    </style:style>
    <style:style style:name="Tabla15.2" style:family="table-row">
      <style:table-row-properties fo:background-color="#ffffff">
        <style:background-image/>
      </style:table-row-properties>
    </style:style>
    <style:style style:name="Tabla15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16" style:family="table">
      <style:table-properties style:width="16.999cm" style:rel-width="100%" table:align="left"/>
    </style:style>
    <style:style style:name="Tabla16.A" style:family="table-column">
      <style:table-column-properties style:column-width="16.999cm" style:rel-column-width="65535*"/>
    </style:style>
    <style:style style:name="Tabla16.1" style:family="table-row">
      <style:table-row-properties fo:background-color="#eeeeff">
        <style:background-image/>
      </style:table-row-properties>
    </style:style>
    <style:style style:name="Tabla16.A1" style:family="table-cell">
      <style:table-cell-properties style:vertical-align="middle" fo:padding="0.079cm" fo:border="0.035cm solid #808080"/>
    </style:style>
    <style:style style:name="Tabla16.2" style:family="table-row">
      <style:table-row-properties fo:background-color="#ffffff">
        <style:background-image/>
      </style:table-row-properties>
    </style:style>
    <style:style style:name="Tabla16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17" style:family="table">
      <style:table-properties style:width="16.999cm" style:rel-width="100%" table:align="left"/>
    </style:style>
    <style:style style:name="Tabla17.A" style:family="table-column">
      <style:table-column-properties style:column-width="16.999cm" style:rel-column-width="65535*"/>
    </style:style>
    <style:style style:name="Tabla17.1" style:family="table-row">
      <style:table-row-properties fo:background-color="#eeeeff">
        <style:background-image/>
      </style:table-row-properties>
    </style:style>
    <style:style style:name="Tabla17.A1" style:family="table-cell">
      <style:table-cell-properties style:vertical-align="middle" fo:padding="0.079cm" fo:border="0.035cm solid #808080"/>
    </style:style>
    <style:style style:name="Tabla17.2" style:family="table-row">
      <style:table-row-properties fo:background-color="#ffffff">
        <style:background-image/>
      </style:table-row-properties>
    </style:style>
    <style:style style:name="Tabla17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18" style:family="table">
      <style:table-properties style:width="16.999cm" style:rel-width="100%" table:align="left"/>
    </style:style>
    <style:style style:name="Tabla18.A" style:family="table-column">
      <style:table-column-properties style:column-width="16.999cm" style:rel-column-width="65535*"/>
    </style:style>
    <style:style style:name="Tabla18.1" style:family="table-row">
      <style:table-row-properties fo:background-color="#eeeeff">
        <style:background-image/>
      </style:table-row-properties>
    </style:style>
    <style:style style:name="Tabla18.A1" style:family="table-cell">
      <style:table-cell-properties style:vertical-align="middle" fo:padding="0.079cm" fo:border="0.035cm solid #808080"/>
    </style:style>
    <style:style style:name="Tabla18.2" style:family="table-row">
      <style:table-row-properties fo:background-color="#ffffff">
        <style:background-image/>
      </style:table-row-properties>
    </style:style>
    <style:style style:name="Tabla18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19" style:family="table">
      <style:table-properties style:width="16.999cm" style:rel-width="100%" table:align="left"/>
    </style:style>
    <style:style style:name="Tabla19.A" style:family="table-column">
      <style:table-column-properties style:column-width="16.999cm" style:rel-column-width="65535*"/>
    </style:style>
    <style:style style:name="Tabla19.1" style:family="table-row">
      <style:table-row-properties fo:background-color="#eeeeff">
        <style:background-image/>
      </style:table-row-properties>
    </style:style>
    <style:style style:name="Tabla19.A1" style:family="table-cell">
      <style:table-cell-properties style:vertical-align="middle" fo:padding="0.079cm" fo:border="0.035cm solid #808080"/>
    </style:style>
    <style:style style:name="Tabla19.2" style:family="table-row">
      <style:table-row-properties fo:background-color="#ffffff">
        <style:background-image/>
      </style:table-row-properties>
    </style:style>
    <style:style style:name="Tabla19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20" style:family="table">
      <style:table-properties style:width="16.999cm" style:rel-width="100%" table:align="left"/>
    </style:style>
    <style:style style:name="Tabla20.A" style:family="table-column">
      <style:table-column-properties style:column-width="16.674cm" style:rel-column-width="64287*"/>
    </style:style>
    <style:style style:name="Tabla20.B" style:family="table-column">
      <style:table-column-properties style:column-width="0.323cm" style:rel-column-width="1247*"/>
    </style:style>
    <style:style style:name="Tabla20.1" style:family="table-row">
      <style:table-row-properties fo:background-color="#ccccff">
        <style:background-image/>
      </style:table-row-properties>
    </style:style>
    <style:style style:name="Tabla20.A1" style:family="table-cell">
      <style:table-cell-properties style:vertical-align="middle" fo:padding="0.079cm" fo:border="0.035cm solid #808080"/>
    </style:style>
    <style:style style:name="Tabla20.2" style:family="table-row">
      <style:table-row-properties fo:background-color="#ffffff">
        <style:background-image/>
      </style:table-row-properties>
    </style:style>
    <style:style style:name="Tabla20.A2" style:family="table-cell">
      <style:table-cell-properties style:vertical-align="middle" fo:padding="0.079cm" fo:border-left="0.035cm solid #808080" fo:border-right="none" fo:border-top="none" fo:border-bottom="0.035cm solid #808080"/>
    </style:style>
    <style:style style:name="Tabla20.B2" style:family="table-cell">
      <style:table-cell-properties fo:padding="0.079cm" fo:border-left="0.035cm solid #808080" fo:border-right="0.035cm solid #808080" fo:border-top="none" fo:border-bottom="0.035cm solid #808080"/>
    </style:style>
    <style:style style:name="Tabla21" style:family="table">
      <style:table-properties style:width="16.999cm" style:rel-width="100%" table:align="left"/>
    </style:style>
    <style:style style:name="Tabla21.A" style:family="table-column">
      <style:table-column-properties style:column-width="4.318cm" style:rel-column-width="16647*"/>
    </style:style>
    <style:style style:name="Tabla21.B" style:family="table-column">
      <style:table-column-properties style:column-width="12.681cm" style:rel-column-width="48888*"/>
    </style:style>
    <style:style style:name="Tabla21.1" style:family="table-row">
      <style:table-row-properties fo:background-color="#ccccff">
        <style:background-image/>
      </style:table-row-properties>
    </style:style>
    <style:style style:name="Tabla21.A1" style:family="table-cell">
      <style:table-cell-properties style:vertical-align="middle" fo:padding="0.079cm" fo:border="0.035cm solid #808080"/>
    </style:style>
    <style:style style:name="Tabla21.2" style:family="table-row">
      <style:table-row-properties fo:background-color="#ffffff">
        <style:background-image/>
      </style:table-row-properties>
    </style:style>
    <style:style style:name="Tabla21.A2" style:family="table-cell">
      <style:table-cell-properties fo:padding="0.079cm" fo:border-left="0.035cm solid #808080" fo:border-right="none" fo:border-top="none" fo:border-bottom="0.035cm solid #808080"/>
    </style:style>
    <style:style style:name="Tabla21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22" style:family="table">
      <style:table-properties style:width="16.999cm" style:rel-width="100%" table:align="left"/>
    </style:style>
    <style:style style:name="Tabla22.A" style:family="table-column">
      <style:table-column-properties style:column-width="16.999cm" style:rel-column-width="65535*"/>
    </style:style>
    <style:style style:name="Tabla22.1" style:family="table-row">
      <style:table-row-properties fo:background-color="#eeeeff">
        <style:background-image/>
      </style:table-row-properties>
    </style:style>
    <style:style style:name="Tabla22.A1" style:family="table-cell">
      <style:table-cell-properties style:vertical-align="middle" fo:padding="0.079cm" fo:border="0.035cm solid #808080"/>
    </style:style>
    <style:style style:name="Tabla22.2" style:family="table-row">
      <style:table-row-properties fo:background-color="#ffffff">
        <style:background-image/>
      </style:table-row-properties>
    </style:style>
    <style:style style:name="Tabla22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23" style:family="table">
      <style:table-properties style:width="16.999cm" style:rel-width="100%" table:align="left"/>
    </style:style>
    <style:style style:name="Tabla23.A" style:family="table-column">
      <style:table-column-properties style:column-width="16.999cm" style:rel-column-width="65535*"/>
    </style:style>
    <style:style style:name="Tabla23.1" style:family="table-row">
      <style:table-row-properties fo:background-color="#eeeeff">
        <style:background-image/>
      </style:table-row-properties>
    </style:style>
    <style:style style:name="Tabla23.A1" style:family="table-cell">
      <style:table-cell-properties style:vertical-align="middle" fo:padding="0.079cm" fo:border="0.035cm solid #808080"/>
    </style:style>
    <style:style style:name="Tabla23.2" style:family="table-row">
      <style:table-row-properties fo:background-color="#ffffff">
        <style:background-image/>
      </style:table-row-properties>
    </style:style>
    <style:style style:name="Tabla23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24" style:family="table">
      <style:table-properties style:width="16.999cm" style:rel-width="100%" table:align="left"/>
    </style:style>
    <style:style style:name="Tabla24.A" style:family="table-column">
      <style:table-column-properties style:column-width="16.999cm" style:rel-column-width="65535*"/>
    </style:style>
    <style:style style:name="Tabla24.1" style:family="table-row">
      <style:table-row-properties fo:background-color="#eeeeff">
        <style:background-image/>
      </style:table-row-properties>
    </style:style>
    <style:style style:name="Tabla24.A1" style:family="table-cell">
      <style:table-cell-properties style:vertical-align="middle" fo:padding="0.079cm" fo:border="0.035cm solid #808080"/>
    </style:style>
    <style:style style:name="Tabla24.2" style:family="table-row">
      <style:table-row-properties fo:background-color="#ffffff">
        <style:background-image/>
      </style:table-row-properties>
    </style:style>
    <style:style style:name="Tabla24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25" style:family="table">
      <style:table-properties style:width="16.999cm" style:rel-width="100%" table:align="left"/>
    </style:style>
    <style:style style:name="Tabla25.A" style:family="table-column">
      <style:table-column-properties style:column-width="16.999cm" style:rel-column-width="65535*"/>
    </style:style>
    <style:style style:name="Tabla25.1" style:family="table-row">
      <style:table-row-properties fo:background-color="#eeeeff">
        <style:background-image/>
      </style:table-row-properties>
    </style:style>
    <style:style style:name="Tabla25.A1" style:family="table-cell">
      <style:table-cell-properties style:vertical-align="middle" fo:padding="0.079cm" fo:border="0.035cm solid #808080"/>
    </style:style>
    <style:style style:name="Tabla25.2" style:family="table-row">
      <style:table-row-properties fo:background-color="#ffffff">
        <style:background-image/>
      </style:table-row-properties>
    </style:style>
    <style:style style:name="Tabla25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26" style:family="table">
      <style:table-properties style:width="16.999cm" style:rel-width="100%" table:align="left"/>
    </style:style>
    <style:style style:name="Tabla26.A" style:family="table-column">
      <style:table-column-properties style:column-width="16.999cm" style:rel-column-width="65535*"/>
    </style:style>
    <style:style style:name="Tabla26.1" style:family="table-row">
      <style:table-row-properties fo:background-color="#eeeeff">
        <style:background-image/>
      </style:table-row-properties>
    </style:style>
    <style:style style:name="Tabla26.A1" style:family="table-cell">
      <style:table-cell-properties style:vertical-align="middle" fo:padding="0.079cm" fo:border="0.035cm solid #808080"/>
    </style:style>
    <style:style style:name="Tabla26.2" style:family="table-row">
      <style:table-row-properties fo:background-color="#ffffff">
        <style:background-image/>
      </style:table-row-properties>
    </style:style>
    <style:style style:name="Tabla26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27" style:family="table">
      <style:table-properties style:width="16.999cm" style:rel-width="100%" table:align="left"/>
    </style:style>
    <style:style style:name="Tabla27.A" style:family="table-column">
      <style:table-column-properties style:column-width="16.999cm" style:rel-column-width="65535*"/>
    </style:style>
    <style:style style:name="Tabla27.1" style:family="table-row">
      <style:table-row-properties fo:background-color="#ccccff">
        <style:background-image/>
      </style:table-row-properties>
    </style:style>
    <style:style style:name="Tabla27.A1" style:family="table-cell">
      <style:table-cell-properties style:vertical-align="middle" fo:padding="0.079cm" fo:border="0.035cm solid #808080"/>
    </style:style>
    <style:style style:name="Tabla28" style:family="table">
      <style:table-properties style:width="16.999cm" style:rel-width="100%" table:align="left"/>
    </style:style>
    <style:style style:name="Tabla28.A" style:family="table-column">
      <style:table-column-properties style:column-width="16.999cm" style:rel-column-width="65535*"/>
    </style:style>
    <style:style style:name="Tabla28.1" style:family="table-row">
      <style:table-row-properties fo:background-color="#ccccff">
        <style:background-image/>
      </style:table-row-properties>
    </style:style>
    <style:style style:name="Tabla28.A1" style:family="table-cell">
      <style:table-cell-properties style:vertical-align="middle" fo:padding="0.079cm" fo:border="0.035cm solid #808080"/>
    </style:style>
    <style:style style:name="Tabla29" style:family="table">
      <style:table-properties style:width="16.999cm" style:rel-width="100%" table:align="left"/>
    </style:style>
    <style:style style:name="Tabla29.A" style:family="table-column">
      <style:table-column-properties style:column-width="4.082cm" style:rel-column-width="15736*"/>
    </style:style>
    <style:style style:name="Tabla29.B" style:family="table-column">
      <style:table-column-properties style:column-width="12.917cm" style:rel-column-width="49799*"/>
    </style:style>
    <style:style style:name="Tabla29.1" style:family="table-row">
      <style:table-row-properties fo:background-color="#ccccff">
        <style:background-image/>
      </style:table-row-properties>
    </style:style>
    <style:style style:name="Tabla29.A1" style:family="table-cell">
      <style:table-cell-properties style:vertical-align="middle" fo:padding="0.079cm" fo:border="0.035cm solid #808080"/>
    </style:style>
    <style:style style:name="Tabla29.2" style:family="table-row">
      <style:table-row-properties fo:background-color="#ffffff">
        <style:background-image/>
      </style:table-row-properties>
    </style:style>
    <style:style style:name="Tabla29.A2" style:family="table-cell">
      <style:table-cell-properties fo:padding="0.079cm" fo:border-left="0.035cm solid #808080" fo:border-right="none" fo:border-top="none" fo:border-bottom="0.035cm solid #808080"/>
    </style:style>
    <style:style style:name="Tabla29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30" style:family="table">
      <style:table-properties style:width="16.999cm" style:rel-width="100%" table:align="left"/>
    </style:style>
    <style:style style:name="Tabla30.A" style:family="table-column">
      <style:table-column-properties style:column-width="16.999cm" style:rel-column-width="65535*"/>
    </style:style>
    <style:style style:name="Tabla30.1" style:family="table-row">
      <style:table-row-properties fo:background-color="#eeeeff">
        <style:background-image/>
      </style:table-row-properties>
    </style:style>
    <style:style style:name="Tabla30.A1" style:family="table-cell">
      <style:table-cell-properties style:vertical-align="middle" fo:padding="0.079cm" fo:border="0.035cm solid #808080"/>
    </style:style>
    <style:style style:name="Tabla30.2" style:family="table-row">
      <style:table-row-properties fo:background-color="#ffffff">
        <style:background-image/>
      </style:table-row-properties>
    </style:style>
    <style:style style:name="Tabla30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31" style:family="table">
      <style:table-properties style:width="16.999cm" style:rel-width="100%" table:align="left"/>
    </style:style>
    <style:style style:name="Tabla31.A" style:family="table-column">
      <style:table-column-properties style:column-width="16.476cm" style:rel-column-width="63522*"/>
    </style:style>
    <style:style style:name="Tabla31.B" style:family="table-column">
      <style:table-column-properties style:column-width="0.522cm" style:rel-column-width="2012*"/>
    </style:style>
    <style:style style:name="Tabla31.1" style:family="table-row">
      <style:table-row-properties fo:background-color="#ccccff">
        <style:background-image/>
      </style:table-row-properties>
    </style:style>
    <style:style style:name="Tabla31.A1" style:family="table-cell">
      <style:table-cell-properties style:vertical-align="middle" fo:padding="0.079cm" fo:border="0.035cm solid #808080"/>
    </style:style>
    <style:style style:name="Tabla31.2" style:family="table-row">
      <style:table-row-properties fo:background-color="#ffffff">
        <style:background-image/>
      </style:table-row-properties>
    </style:style>
    <style:style style:name="Tabla31.A2" style:family="table-cell">
      <style:table-cell-properties style:vertical-align="middle" fo:padding="0.079cm" fo:border-left="0.035cm solid #808080" fo:border-right="none" fo:border-top="none" fo:border-bottom="0.035cm solid #808080"/>
    </style:style>
    <style:style style:name="Tabla31.B2" style:family="table-cell">
      <style:table-cell-properties fo:padding="0.079cm" fo:border-left="0.035cm solid #808080" fo:border-right="0.035cm solid #808080" fo:border-top="none" fo:border-bottom="0.035cm solid #808080"/>
    </style:style>
    <style:style style:name="Tabla32" style:family="table">
      <style:table-properties style:width="16.999cm" style:rel-width="100%" table:align="left"/>
    </style:style>
    <style:style style:name="Tabla32.A" style:family="table-column">
      <style:table-column-properties style:column-width="2.586cm" style:rel-column-width="9969*"/>
    </style:style>
    <style:style style:name="Tabla32.B" style:family="table-column">
      <style:table-column-properties style:column-width="14.413cm" style:rel-column-width="55566*"/>
    </style:style>
    <style:style style:name="Tabla32.1" style:family="table-row">
      <style:table-row-properties fo:background-color="#ccccff">
        <style:background-image/>
      </style:table-row-properties>
    </style:style>
    <style:style style:name="Tabla32.A1" style:family="table-cell">
      <style:table-cell-properties style:vertical-align="middle" fo:padding="0.079cm" fo:border="0.035cm solid #808080"/>
    </style:style>
    <style:style style:name="Tabla32.2" style:family="table-row">
      <style:table-row-properties fo:background-color="#ffffff">
        <style:background-image/>
      </style:table-row-properties>
    </style:style>
    <style:style style:name="Tabla32.A2" style:family="table-cell">
      <style:table-cell-properties fo:padding="0.079cm" fo:border-left="0.035cm solid #808080" fo:border-right="none" fo:border-top="none" fo:border-bottom="0.035cm solid #808080"/>
    </style:style>
    <style:style style:name="Tabla32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33" style:family="table">
      <style:table-properties style:width="16.999cm" style:rel-width="100%" table:align="left"/>
    </style:style>
    <style:style style:name="Tabla33.A" style:family="table-column">
      <style:table-column-properties style:column-width="16.999cm" style:rel-column-width="65535*"/>
    </style:style>
    <style:style style:name="Tabla33.1" style:family="table-row">
      <style:table-row-properties fo:background-color="#eeeeff">
        <style:background-image/>
      </style:table-row-properties>
    </style:style>
    <style:style style:name="Tabla33.A1" style:family="table-cell">
      <style:table-cell-properties style:vertical-align="middle" fo:padding="0.079cm" fo:border="0.035cm solid #808080"/>
    </style:style>
    <style:style style:name="Tabla33.2" style:family="table-row">
      <style:table-row-properties fo:background-color="#ffffff">
        <style:background-image/>
      </style:table-row-properties>
    </style:style>
    <style:style style:name="Tabla33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34" style:family="table">
      <style:table-properties style:width="16.999cm" style:rel-width="100%" table:align="left"/>
    </style:style>
    <style:style style:name="Tabla34.A" style:family="table-column">
      <style:table-column-properties style:column-width="16.999cm" style:rel-column-width="65535*"/>
    </style:style>
    <style:style style:name="Tabla34.1" style:family="table-row">
      <style:table-row-properties fo:background-color="#eeeeff">
        <style:background-image/>
      </style:table-row-properties>
    </style:style>
    <style:style style:name="Tabla34.A1" style:family="table-cell">
      <style:table-cell-properties style:vertical-align="middle" fo:padding="0.079cm" fo:border="0.035cm solid #808080"/>
    </style:style>
    <style:style style:name="Tabla34.2" style:family="table-row">
      <style:table-row-properties fo:background-color="#ffffff">
        <style:background-image/>
      </style:table-row-properties>
    </style:style>
    <style:style style:name="Tabla34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35" style:family="table">
      <style:table-properties style:width="16.999cm" style:rel-width="100%" table:align="left"/>
    </style:style>
    <style:style style:name="Tabla35.A" style:family="table-column">
      <style:table-column-properties style:column-width="16.999cm" style:rel-column-width="65535*"/>
    </style:style>
    <style:style style:name="Tabla35.1" style:family="table-row">
      <style:table-row-properties fo:background-color="#ccccff">
        <style:background-image/>
      </style:table-row-properties>
    </style:style>
    <style:style style:name="Tabla35.A1" style:family="table-cell">
      <style:table-cell-properties style:vertical-align="middle" fo:padding="0.079cm" fo:border="0.035cm solid #808080"/>
    </style:style>
    <style:style style:name="Tabla36" style:family="table">
      <style:table-properties style:width="16.999cm" style:rel-width="100%" table:align="left"/>
    </style:style>
    <style:style style:name="Tabla36.A" style:family="table-column">
      <style:table-column-properties style:column-width="16.999cm" style:rel-column-width="65535*"/>
    </style:style>
    <style:style style:name="Tabla36.1" style:family="table-row">
      <style:table-row-properties fo:background-color="#ccccff">
        <style:background-image/>
      </style:table-row-properties>
    </style:style>
    <style:style style:name="Tabla36.A1" style:family="table-cell">
      <style:table-cell-properties style:vertical-align="middle" fo:padding="0.079cm" fo:border="0.035cm solid #808080"/>
    </style:style>
    <style:style style:name="Tabla37" style:family="table">
      <style:table-properties style:width="16.999cm" style:rel-width="100%" table:align="left"/>
    </style:style>
    <style:style style:name="Tabla37.A" style:family="table-column">
      <style:table-column-properties style:column-width="16.999cm" style:rel-column-width="65535*"/>
    </style:style>
    <style:style style:name="Tabla37.1" style:family="table-row">
      <style:table-row-properties fo:background-color="#ccccff">
        <style:background-image/>
      </style:table-row-properties>
    </style:style>
    <style:style style:name="Tabla37.A1" style:family="table-cell">
      <style:table-cell-properties style:vertical-align="middle" fo:padding="0.079cm" fo:border="0.035cm solid #808080"/>
    </style:style>
    <style:style style:name="Tabla38" style:family="table">
      <style:table-properties style:width="16.999cm" style:rel-width="100%" table:align="left"/>
    </style:style>
    <style:style style:name="Tabla38.A" style:family="table-column">
      <style:table-column-properties style:column-width="16.575cm" style:rel-column-width="63901*"/>
    </style:style>
    <style:style style:name="Tabla38.B" style:family="table-column">
      <style:table-column-properties style:column-width="0.423cm" style:rel-column-width="1633*"/>
    </style:style>
    <style:style style:name="Tabla38.1" style:family="table-row">
      <style:table-row-properties fo:background-color="#ccccff">
        <style:background-image/>
      </style:table-row-properties>
    </style:style>
    <style:style style:name="Tabla38.A1" style:family="table-cell">
      <style:table-cell-properties style:vertical-align="middle" fo:padding="0.079cm" fo:border="0.035cm solid #808080"/>
    </style:style>
    <style:style style:name="Tabla38.2" style:family="table-row">
      <style:table-row-properties fo:background-color="#ffffff">
        <style:background-image/>
      </style:table-row-properties>
    </style:style>
    <style:style style:name="Tabla38.A2" style:family="table-cell">
      <style:table-cell-properties style:vertical-align="middle" fo:padding="0.079cm" fo:border-left="0.035cm solid #808080" fo:border-right="none" fo:border-top="none" fo:border-bottom="0.035cm solid #808080"/>
    </style:style>
    <style:style style:name="Tabla38.B2" style:family="table-cell">
      <style:table-cell-properties fo:padding="0.079cm" fo:border-left="0.035cm solid #808080" fo:border-right="0.035cm solid #808080" fo:border-top="none" fo:border-bottom="0.035cm solid #808080"/>
    </style:style>
    <style:style style:name="Tabla39" style:family="table">
      <style:table-properties style:width="16.999cm" style:rel-width="100%" table:align="left"/>
    </style:style>
    <style:style style:name="Tabla39.A" style:family="table-column">
      <style:table-column-properties style:column-width="1.785cm" style:rel-column-width="6881*"/>
    </style:style>
    <style:style style:name="Tabla39.B" style:family="table-column">
      <style:table-column-properties style:column-width="15.214cm" style:rel-column-width="58654*"/>
    </style:style>
    <style:style style:name="Tabla39.1" style:family="table-row">
      <style:table-row-properties fo:background-color="#ccccff">
        <style:background-image/>
      </style:table-row-properties>
    </style:style>
    <style:style style:name="Tabla39.A1" style:family="table-cell">
      <style:table-cell-properties style:vertical-align="middle" fo:padding="0.079cm" fo:border="0.035cm solid #808080"/>
    </style:style>
    <style:style style:name="Tabla39.2" style:family="table-row">
      <style:table-row-properties fo:background-color="#ffffff">
        <style:background-image/>
      </style:table-row-properties>
    </style:style>
    <style:style style:name="Tabla39.A2" style:family="table-cell">
      <style:table-cell-properties fo:padding="0.079cm" fo:border-left="0.035cm solid #808080" fo:border-right="none" fo:border-top="none" fo:border-bottom="0.035cm solid #808080"/>
    </style:style>
    <style:style style:name="Tabla39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40" style:family="table">
      <style:table-properties style:width="16.999cm" style:rel-width="100%" table:align="left"/>
    </style:style>
    <style:style style:name="Tabla40.A" style:family="table-column">
      <style:table-column-properties style:column-width="16.999cm" style:rel-column-width="65535*"/>
    </style:style>
    <style:style style:name="Tabla40.1" style:family="table-row">
      <style:table-row-properties fo:background-color="#eeeeff">
        <style:background-image/>
      </style:table-row-properties>
    </style:style>
    <style:style style:name="Tabla40.A1" style:family="table-cell">
      <style:table-cell-properties style:vertical-align="middle" fo:padding="0.079cm" fo:border="0.035cm solid #808080"/>
    </style:style>
    <style:style style:name="Tabla40.2" style:family="table-row">
      <style:table-row-properties fo:background-color="#ffffff">
        <style:background-image/>
      </style:table-row-properties>
    </style:style>
    <style:style style:name="Tabla40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41" style:family="table">
      <style:table-properties style:width="16.999cm" style:rel-width="100%" table:align="left"/>
    </style:style>
    <style:style style:name="Tabla41.A" style:family="table-column">
      <style:table-column-properties style:column-width="16.999cm" style:rel-column-width="65535*"/>
    </style:style>
    <style:style style:name="Tabla41.1" style:family="table-row">
      <style:table-row-properties fo:background-color="#ccccff">
        <style:background-image/>
      </style:table-row-properties>
    </style:style>
    <style:style style:name="Tabla41.A1" style:family="table-cell">
      <style:table-cell-properties style:vertical-align="middle" fo:padding="0.079cm" fo:border="0.035cm solid #808080"/>
    </style:style>
    <style:style style:name="Tabla42" style:family="table">
      <style:table-properties style:width="16.999cm" style:rel-width="100%" table:align="left"/>
    </style:style>
    <style:style style:name="Tabla42.A" style:family="table-column">
      <style:table-column-properties style:column-width="16.999cm" style:rel-column-width="65535*"/>
    </style:style>
    <style:style style:name="Tabla42.1" style:family="table-row">
      <style:table-row-properties fo:background-color="#ccccff">
        <style:background-image/>
      </style:table-row-properties>
    </style:style>
    <style:style style:name="Tabla42.A1" style:family="table-cell">
      <style:table-cell-properties style:vertical-align="middle" fo:padding="0.079cm" fo:border="0.035cm solid #808080"/>
    </style:style>
    <style:style style:name="Tabla43" style:family="table">
      <style:table-properties style:width="16.999cm" style:rel-width="100%" table:align="left"/>
    </style:style>
    <style:style style:name="Tabla43.A" style:family="table-column">
      <style:table-column-properties style:column-width="16.999cm" style:rel-column-width="65535*"/>
    </style:style>
    <style:style style:name="Tabla43.1" style:family="table-row">
      <style:table-row-properties fo:background-color="#ccccff">
        <style:background-image/>
      </style:table-row-properties>
    </style:style>
    <style:style style:name="Tabla43.A1" style:family="table-cell">
      <style:table-cell-properties style:vertical-align="middle" fo:padding="0.079cm" fo:border="0.035cm solid #808080"/>
    </style:style>
    <style:style style:name="Tabla44" style:family="table">
      <style:table-properties style:width="16.999cm" style:rel-width="100%" table:align="left"/>
    </style:style>
    <style:style style:name="Tabla44.A" style:family="table-column">
      <style:table-column-properties style:column-width="16.999cm" style:rel-column-width="65535*"/>
    </style:style>
    <style:style style:name="Tabla44.1" style:family="table-row">
      <style:table-row-properties fo:background-color="#eeeeff">
        <style:background-image/>
      </style:table-row-properties>
    </style:style>
    <style:style style:name="Tabla44.A1" style:family="table-cell">
      <style:table-cell-properties style:vertical-align="middle" fo:padding="0.079cm" fo:border="0.035cm solid #808080"/>
    </style:style>
    <style:style style:name="Tabla44.2" style:family="table-row">
      <style:table-row-properties fo:background-color="#ffffff">
        <style:background-image/>
      </style:table-row-properties>
    </style:style>
    <style:style style:name="Tabla44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45" style:family="table">
      <style:table-properties style:width="16.999cm" style:rel-width="100%" table:align="left"/>
    </style:style>
    <style:style style:name="Tabla45.A" style:family="table-column">
      <style:table-column-properties style:column-width="16.999cm" style:rel-column-width="65535*"/>
    </style:style>
    <style:style style:name="Tabla45.1" style:family="table-row">
      <style:table-row-properties fo:background-color="#eeeeff">
        <style:background-image/>
      </style:table-row-properties>
    </style:style>
    <style:style style:name="Tabla45.A1" style:family="table-cell">
      <style:table-cell-properties style:vertical-align="middle" fo:padding="0.079cm" fo:border="0.035cm solid #808080"/>
    </style:style>
    <style:style style:name="Tabla45.2" style:family="table-row">
      <style:table-row-properties fo:background-color="#ffffff">
        <style:background-image/>
      </style:table-row-properties>
    </style:style>
    <style:style style:name="Tabla45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46" style:family="table">
      <style:table-properties style:width="16.999cm" style:rel-width="100%" table:align="left"/>
    </style:style>
    <style:style style:name="Tabla46.A" style:family="table-column">
      <style:table-column-properties style:column-width="16.999cm" style:rel-column-width="65535*"/>
    </style:style>
    <style:style style:name="Tabla46.1" style:family="table-row">
      <style:table-row-properties fo:background-color="#eeeeff">
        <style:background-image/>
      </style:table-row-properties>
    </style:style>
    <style:style style:name="Tabla46.A1" style:family="table-cell">
      <style:table-cell-properties style:vertical-align="middle" fo:padding="0.079cm" fo:border="0.035cm solid #808080"/>
    </style:style>
    <style:style style:name="Tabla46.2" style:family="table-row">
      <style:table-row-properties fo:background-color="#ffffff">
        <style:background-image/>
      </style:table-row-properties>
    </style:style>
    <style:style style:name="Tabla46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47" style:family="table">
      <style:table-properties style:width="16.999cm" style:rel-width="100%" table:align="left"/>
    </style:style>
    <style:style style:name="Tabla47.A" style:family="table-column">
      <style:table-column-properties style:column-width="16.999cm" style:rel-column-width="65535*"/>
    </style:style>
    <style:style style:name="Tabla47.1" style:family="table-row">
      <style:table-row-properties fo:background-color="#eeeeff">
        <style:background-image/>
      </style:table-row-properties>
    </style:style>
    <style:style style:name="Tabla47.A1" style:family="table-cell">
      <style:table-cell-properties style:vertical-align="middle" fo:padding="0.079cm" fo:border="0.035cm solid #808080"/>
    </style:style>
    <style:style style:name="Tabla47.2" style:family="table-row">
      <style:table-row-properties fo:background-color="#ffffff">
        <style:background-image/>
      </style:table-row-properties>
    </style:style>
    <style:style style:name="Tabla47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48" style:family="table">
      <style:table-properties style:width="16.999cm" style:rel-width="100%" table:align="left"/>
    </style:style>
    <style:style style:name="Tabla48.A" style:family="table-column">
      <style:table-column-properties style:column-width="16.999cm" style:rel-column-width="65535*"/>
    </style:style>
    <style:style style:name="Tabla48.1" style:family="table-row">
      <style:table-row-properties fo:background-color="#eeeeff">
        <style:background-image/>
      </style:table-row-properties>
    </style:style>
    <style:style style:name="Tabla48.A1" style:family="table-cell">
      <style:table-cell-properties style:vertical-align="middle" fo:padding="0.079cm" fo:border="0.035cm solid #808080"/>
    </style:style>
    <style:style style:name="Tabla48.2" style:family="table-row">
      <style:table-row-properties fo:background-color="#ffffff">
        <style:background-image/>
      </style:table-row-properties>
    </style:style>
    <style:style style:name="Tabla48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49" style:family="table">
      <style:table-properties style:width="16.999cm" style:rel-width="100%" table:align="left"/>
    </style:style>
    <style:style style:name="Tabla49.A" style:family="table-column">
      <style:table-column-properties style:column-width="5.129cm" style:rel-column-width="19775*"/>
    </style:style>
    <style:style style:name="Tabla49.B" style:family="table-column">
      <style:table-column-properties style:column-width="11.869cm" style:rel-column-width="45760*"/>
    </style:style>
    <style:style style:name="Tabla49.1" style:family="table-row">
      <style:table-row-properties fo:background-color="#ccccff">
        <style:background-image/>
      </style:table-row-properties>
    </style:style>
    <style:style style:name="Tabla49.A1" style:family="table-cell">
      <style:table-cell-properties style:vertical-align="middle" fo:padding="0.079cm" fo:border="0.035cm solid #808080"/>
    </style:style>
    <style:style style:name="Tabla49.2" style:family="table-row">
      <style:table-row-properties fo:background-color="#ffffff">
        <style:background-image/>
      </style:table-row-properties>
    </style:style>
    <style:style style:name="Tabla49.A2" style:family="table-cell">
      <style:table-cell-properties fo:padding="0.079cm" fo:border-left="0.035cm solid #808080" fo:border-right="none" fo:border-top="none" fo:border-bottom="0.035cm solid #808080"/>
    </style:style>
    <style:style style:name="Tabla49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50" style:family="table">
      <style:table-properties style:width="16.999cm" style:rel-width="100%" table:align="left"/>
    </style:style>
    <style:style style:name="Tabla50.A" style:family="table-column">
      <style:table-column-properties style:column-width="16.999cm" style:rel-column-width="65535*"/>
    </style:style>
    <style:style style:name="Tabla50.1" style:family="table-row">
      <style:table-row-properties fo:background-color="#eeeeff">
        <style:background-image/>
      </style:table-row-properties>
    </style:style>
    <style:style style:name="Tabla50.A1" style:family="table-cell">
      <style:table-cell-properties style:vertical-align="middle" fo:padding="0.079cm" fo:border="0.035cm solid #808080"/>
    </style:style>
    <style:style style:name="Tabla50.2" style:family="table-row">
      <style:table-row-properties fo:background-color="#ffffff">
        <style:background-image/>
      </style:table-row-properties>
    </style:style>
    <style:style style:name="Tabla50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51" style:family="table">
      <style:table-properties style:width="16.999cm" style:rel-width="100%" table:align="left"/>
    </style:style>
    <style:style style:name="Tabla51.A" style:family="table-column">
      <style:table-column-properties style:column-width="16.999cm" style:rel-column-width="65535*"/>
    </style:style>
    <style:style style:name="Tabla51.1" style:family="table-row">
      <style:table-row-properties fo:background-color="#eeeeff">
        <style:background-image/>
      </style:table-row-properties>
    </style:style>
    <style:style style:name="Tabla51.A1" style:family="table-cell">
      <style:table-cell-properties style:vertical-align="middle" fo:padding="0.079cm" fo:border="0.035cm solid #808080"/>
    </style:style>
    <style:style style:name="Tabla51.2" style:family="table-row">
      <style:table-row-properties fo:background-color="#ffffff">
        <style:background-image/>
      </style:table-row-properties>
    </style:style>
    <style:style style:name="Tabla51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52" style:family="table">
      <style:table-properties style:width="16.999cm" style:rel-width="100%" table:align="left"/>
    </style:style>
    <style:style style:name="Tabla52.A" style:family="table-column">
      <style:table-column-properties style:column-width="16.999cm" style:rel-column-width="65535*"/>
    </style:style>
    <style:style style:name="Tabla52.1" style:family="table-row">
      <style:table-row-properties fo:background-color="#eeeeff">
        <style:background-image/>
      </style:table-row-properties>
    </style:style>
    <style:style style:name="Tabla52.A1" style:family="table-cell">
      <style:table-cell-properties style:vertical-align="middle" fo:padding="0.079cm" fo:border="0.035cm solid #808080"/>
    </style:style>
    <style:style style:name="Tabla52.2" style:family="table-row">
      <style:table-row-properties fo:background-color="#ffffff">
        <style:background-image/>
      </style:table-row-properties>
    </style:style>
    <style:style style:name="Tabla52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53" style:family="table">
      <style:table-properties style:width="16.999cm" style:rel-width="100%" table:align="left"/>
    </style:style>
    <style:style style:name="Tabla53.A" style:family="table-column">
      <style:table-column-properties style:column-width="16.999cm" style:rel-column-width="65535*"/>
    </style:style>
    <style:style style:name="Tabla53.1" style:family="table-row">
      <style:table-row-properties fo:background-color="#eeeeff">
        <style:background-image/>
      </style:table-row-properties>
    </style:style>
    <style:style style:name="Tabla53.A1" style:family="table-cell">
      <style:table-cell-properties style:vertical-align="middle" fo:padding="0.079cm" fo:border="0.035cm solid #808080"/>
    </style:style>
    <style:style style:name="Tabla53.2" style:family="table-row">
      <style:table-row-properties fo:background-color="#ffffff">
        <style:background-image/>
      </style:table-row-properties>
    </style:style>
    <style:style style:name="Tabla53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54" style:family="table">
      <style:table-properties style:width="16.999cm" style:rel-width="100%" table:align="left"/>
    </style:style>
    <style:style style:name="Tabla54.A" style:family="table-column">
      <style:table-column-properties style:column-width="16.999cm" style:rel-column-width="65535*"/>
    </style:style>
    <style:style style:name="Tabla54.1" style:family="table-row">
      <style:table-row-properties fo:background-color="#eeeeff">
        <style:background-image/>
      </style:table-row-properties>
    </style:style>
    <style:style style:name="Tabla54.A1" style:family="table-cell">
      <style:table-cell-properties style:vertical-align="middle" fo:padding="0.079cm" fo:border="0.035cm solid #808080"/>
    </style:style>
    <style:style style:name="Tabla54.2" style:family="table-row">
      <style:table-row-properties fo:background-color="#ffffff">
        <style:background-image/>
      </style:table-row-properties>
    </style:style>
    <style:style style:name="Tabla54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55" style:family="table">
      <style:table-properties style:width="16.999cm" style:rel-width="100%" table:align="left"/>
    </style:style>
    <style:style style:name="Tabla55.A" style:family="table-column">
      <style:table-column-properties style:column-width="16.214cm" style:rel-column-width="62511*"/>
    </style:style>
    <style:style style:name="Tabla55.B" style:family="table-column">
      <style:table-column-properties style:column-width="0.785cm" style:rel-column-width="3023*"/>
    </style:style>
    <style:style style:name="Tabla55.1" style:family="table-row">
      <style:table-row-properties fo:background-color="#ccccff">
        <style:background-image/>
      </style:table-row-properties>
    </style:style>
    <style:style style:name="Tabla55.A1" style:family="table-cell">
      <style:table-cell-properties style:vertical-align="middle" fo:padding="0.079cm" fo:border="0.035cm solid #808080"/>
    </style:style>
    <style:style style:name="Tabla55.2" style:family="table-row">
      <style:table-row-properties fo:background-color="#ffffff">
        <style:background-image/>
      </style:table-row-properties>
    </style:style>
    <style:style style:name="Tabla55.A2" style:family="table-cell">
      <style:table-cell-properties style:vertical-align="middle" fo:padding="0.079cm" fo:border-left="0.035cm solid #808080" fo:border-right="none" fo:border-top="none" fo:border-bottom="0.035cm solid #808080"/>
    </style:style>
    <style:style style:name="Tabla55.B2" style:family="table-cell">
      <style:table-cell-properties fo:padding="0.079cm" fo:border-left="0.035cm solid #808080" fo:border-right="0.035cm solid #808080" fo:border-top="none" fo:border-bottom="0.035cm solid #808080"/>
    </style:style>
    <style:style style:name="Tabla56" style:family="table">
      <style:table-properties style:width="16.999cm" style:rel-width="100%" table:align="left"/>
    </style:style>
    <style:style style:name="Tabla56.A" style:family="table-column">
      <style:table-column-properties style:column-width="2.57cm" style:rel-column-width="9908*"/>
    </style:style>
    <style:style style:name="Tabla56.B" style:family="table-column">
      <style:table-column-properties style:column-width="14.429cm" style:rel-column-width="55627*"/>
    </style:style>
    <style:style style:name="Tabla56.1" style:family="table-row">
      <style:table-row-properties fo:background-color="#ccccff">
        <style:background-image/>
      </style:table-row-properties>
    </style:style>
    <style:style style:name="Tabla56.A1" style:family="table-cell">
      <style:table-cell-properties style:vertical-align="middle" fo:padding="0.079cm" fo:border="0.035cm solid #808080"/>
    </style:style>
    <style:style style:name="Tabla56.2" style:family="table-row">
      <style:table-row-properties fo:background-color="#ffffff">
        <style:background-image/>
      </style:table-row-properties>
    </style:style>
    <style:style style:name="Tabla56.A2" style:family="table-cell">
      <style:table-cell-properties fo:padding="0.079cm" fo:border-left="0.035cm solid #808080" fo:border-right="none" fo:border-top="none" fo:border-bottom="0.035cm solid #808080"/>
    </style:style>
    <style:style style:name="Tabla56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57" style:family="table">
      <style:table-properties style:width="16.999cm" style:rel-width="100%" table:align="left"/>
    </style:style>
    <style:style style:name="Tabla57.A" style:family="table-column">
      <style:table-column-properties style:column-width="16.999cm" style:rel-column-width="65535*"/>
    </style:style>
    <style:style style:name="Tabla57.1" style:family="table-row">
      <style:table-row-properties fo:background-color="#eeeeff">
        <style:background-image/>
      </style:table-row-properties>
    </style:style>
    <style:style style:name="Tabla57.A1" style:family="table-cell">
      <style:table-cell-properties style:vertical-align="middle" fo:padding="0.079cm" fo:border="0.035cm solid #808080"/>
    </style:style>
    <style:style style:name="Tabla57.2" style:family="table-row">
      <style:table-row-properties fo:background-color="#ffffff">
        <style:background-image/>
      </style:table-row-properties>
    </style:style>
    <style:style style:name="Tabla57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58" style:family="table">
      <style:table-properties style:width="16.999cm" style:rel-width="100%" table:align="left"/>
    </style:style>
    <style:style style:name="Tabla58.A" style:family="table-column">
      <style:table-column-properties style:column-width="16.999cm" style:rel-column-width="65535*"/>
    </style:style>
    <style:style style:name="Tabla58.1" style:family="table-row">
      <style:table-row-properties fo:background-color="#eeeeff">
        <style:background-image/>
      </style:table-row-properties>
    </style:style>
    <style:style style:name="Tabla58.A1" style:family="table-cell">
      <style:table-cell-properties style:vertical-align="middle" fo:padding="0.079cm" fo:border="0.035cm solid #808080"/>
    </style:style>
    <style:style style:name="Tabla58.2" style:family="table-row">
      <style:table-row-properties fo:background-color="#ffffff">
        <style:background-image/>
      </style:table-row-properties>
    </style:style>
    <style:style style:name="Tabla58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59" style:family="table">
      <style:table-properties style:width="16.999cm" style:rel-width="100%" table:align="left"/>
    </style:style>
    <style:style style:name="Tabla59.A" style:family="table-column">
      <style:table-column-properties style:column-width="16.999cm" style:rel-column-width="65535*"/>
    </style:style>
    <style:style style:name="Tabla59.1" style:family="table-row">
      <style:table-row-properties fo:background-color="#eeeeff">
        <style:background-image/>
      </style:table-row-properties>
    </style:style>
    <style:style style:name="Tabla59.A1" style:family="table-cell">
      <style:table-cell-properties style:vertical-align="middle" fo:padding="0.079cm" fo:border="0.035cm solid #808080"/>
    </style:style>
    <style:style style:name="Tabla59.2" style:family="table-row">
      <style:table-row-properties fo:background-color="#ffffff">
        <style:background-image/>
      </style:table-row-properties>
    </style:style>
    <style:style style:name="Tabla59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60" style:family="table">
      <style:table-properties style:width="16.999cm" style:rel-width="100%" table:align="left"/>
    </style:style>
    <style:style style:name="Tabla60.A" style:family="table-column">
      <style:table-column-properties style:column-width="16.999cm" style:rel-column-width="65535*"/>
    </style:style>
    <style:style style:name="Tabla60.1" style:family="table-row">
      <style:table-row-properties fo:background-color="#eeeeff">
        <style:background-image/>
      </style:table-row-properties>
    </style:style>
    <style:style style:name="Tabla60.A1" style:family="table-cell">
      <style:table-cell-properties style:vertical-align="middle" fo:padding="0.079cm" fo:border="0.035cm solid #808080"/>
    </style:style>
    <style:style style:name="Tabla60.2" style:family="table-row">
      <style:table-row-properties fo:background-color="#ffffff">
        <style:background-image/>
      </style:table-row-properties>
    </style:style>
    <style:style style:name="Tabla60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61" style:family="table">
      <style:table-properties style:width="16.999cm" style:rel-width="100%" table:align="left"/>
    </style:style>
    <style:style style:name="Tabla61.A" style:family="table-column">
      <style:table-column-properties style:column-width="16.999cm" style:rel-column-width="65535*"/>
    </style:style>
    <style:style style:name="Tabla61.1" style:family="table-row">
      <style:table-row-properties fo:background-color="#eeeeff">
        <style:background-image/>
      </style:table-row-properties>
    </style:style>
    <style:style style:name="Tabla61.A1" style:family="table-cell">
      <style:table-cell-properties style:vertical-align="middle" fo:padding="0.079cm" fo:border="0.035cm solid #808080"/>
    </style:style>
    <style:style style:name="Tabla61.2" style:family="table-row">
      <style:table-row-properties fo:background-color="#ffffff">
        <style:background-image/>
      </style:table-row-properties>
    </style:style>
    <style:style style:name="Tabla61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62" style:family="table">
      <style:table-properties style:width="16.999cm" style:rel-width="100%" table:align="left"/>
    </style:style>
    <style:style style:name="Tabla62.A" style:family="table-column">
      <style:table-column-properties style:column-width="16.999cm" style:rel-column-width="65535*"/>
    </style:style>
    <style:style style:name="Tabla62.1" style:family="table-row">
      <style:table-row-properties fo:background-color="#eeeeff">
        <style:background-image/>
      </style:table-row-properties>
    </style:style>
    <style:style style:name="Tabla62.A1" style:family="table-cell">
      <style:table-cell-properties style:vertical-align="middle" fo:padding="0.079cm" fo:border="0.035cm solid #808080"/>
    </style:style>
    <style:style style:name="Tabla62.2" style:family="table-row">
      <style:table-row-properties fo:background-color="#ffffff">
        <style:background-image/>
      </style:table-row-properties>
    </style:style>
    <style:style style:name="Tabla62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63" style:family="table">
      <style:table-properties style:width="16.999cm" style:rel-width="100%" table:align="left"/>
    </style:style>
    <style:style style:name="Tabla63.A" style:family="table-column">
      <style:table-column-properties style:column-width="16.999cm" style:rel-column-width="65535*"/>
    </style:style>
    <style:style style:name="Tabla63.1" style:family="table-row">
      <style:table-row-properties fo:background-color="#eeeeff">
        <style:background-image/>
      </style:table-row-properties>
    </style:style>
    <style:style style:name="Tabla63.A1" style:family="table-cell">
      <style:table-cell-properties style:vertical-align="middle" fo:padding="0.079cm" fo:border="0.035cm solid #808080"/>
    </style:style>
    <style:style style:name="Tabla63.2" style:family="table-row">
      <style:table-row-properties fo:background-color="#ffffff">
        <style:background-image/>
      </style:table-row-properties>
    </style:style>
    <style:style style:name="Tabla63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64" style:family="table">
      <style:table-properties style:width="16.999cm" style:rel-width="100%" table:align="left"/>
    </style:style>
    <style:style style:name="Tabla64.A" style:family="table-column">
      <style:table-column-properties style:column-width="16.999cm" style:rel-column-width="65535*"/>
    </style:style>
    <style:style style:name="Tabla64.1" style:family="table-row">
      <style:table-row-properties fo:background-color="#ccccff">
        <style:background-image/>
      </style:table-row-properties>
    </style:style>
    <style:style style:name="Tabla64.A1" style:family="table-cell">
      <style:table-cell-properties style:vertical-align="middle" fo:padding="0.079cm" fo:border="0.035cm solid #808080"/>
    </style:style>
    <style:style style:name="Tabla65" style:family="table">
      <style:table-properties style:width="16.999cm" style:rel-width="100%" table:align="left"/>
    </style:style>
    <style:style style:name="Tabla65.A" style:family="table-column">
      <style:table-column-properties style:column-width="16.999cm" style:rel-column-width="65535*"/>
    </style:style>
    <style:style style:name="Tabla65.1" style:family="table-row">
      <style:table-row-properties fo:background-color="#ccccff">
        <style:background-image/>
      </style:table-row-properties>
    </style:style>
    <style:style style:name="Tabla65.A1" style:family="table-cell">
      <style:table-cell-properties style:vertical-align="middle" fo:padding="0.079cm" fo:border="0.035cm solid #808080"/>
    </style:style>
    <style:style style:name="Tabla66" style:family="table">
      <style:table-properties style:width="16.999cm" style:rel-width="100%" table:align="left"/>
    </style:style>
    <style:style style:name="Tabla66.A" style:family="table-column">
      <style:table-column-properties style:column-width="16.999cm" style:rel-column-width="65535*"/>
    </style:style>
    <style:style style:name="Tabla66.1" style:family="table-row">
      <style:table-row-properties fo:background-color="#ccccff">
        <style:background-image/>
      </style:table-row-properties>
    </style:style>
    <style:style style:name="Tabla66.A1" style:family="table-cell">
      <style:table-cell-properties style:vertical-align="middle" fo:padding="0.079cm" fo:border="0.035cm solid #808080"/>
    </style:style>
    <style:style style:name="Tabla67" style:family="table">
      <style:table-properties style:width="16.999cm" style:rel-width="100%" table:align="left"/>
    </style:style>
    <style:style style:name="Tabla67.A" style:family="table-column">
      <style:table-column-properties style:column-width="3.918cm" style:rel-column-width="15103*"/>
    </style:style>
    <style:style style:name="Tabla67.B" style:family="table-column">
      <style:table-column-properties style:column-width="13.081cm" style:rel-column-width="50432*"/>
    </style:style>
    <style:style style:name="Tabla67.1" style:family="table-row">
      <style:table-row-properties fo:background-color="#ccccff">
        <style:background-image/>
      </style:table-row-properties>
    </style:style>
    <style:style style:name="Tabla67.A1" style:family="table-cell">
      <style:table-cell-properties style:vertical-align="middle" fo:padding="0.079cm" fo:border="0.035cm solid #808080"/>
    </style:style>
    <style:style style:name="Tabla67.2" style:family="table-row">
      <style:table-row-properties fo:background-color="#ffffff">
        <style:background-image/>
      </style:table-row-properties>
    </style:style>
    <style:style style:name="Tabla67.A2" style:family="table-cell">
      <style:table-cell-properties fo:padding="0.079cm" fo:border-left="0.035cm solid #808080" fo:border-right="none" fo:border-top="none" fo:border-bottom="0.035cm solid #808080"/>
    </style:style>
    <style:style style:name="Tabla67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68" style:family="table">
      <style:table-properties style:width="16.999cm" style:rel-width="100%" table:align="left"/>
    </style:style>
    <style:style style:name="Tabla68.A" style:family="table-column">
      <style:table-column-properties style:column-width="16.637cm" style:rel-column-width="64141*"/>
    </style:style>
    <style:style style:name="Tabla68.B" style:family="table-column">
      <style:table-column-properties style:column-width="0.362cm" style:rel-column-width="1393*"/>
    </style:style>
    <style:style style:name="Tabla68.1" style:family="table-row">
      <style:table-row-properties fo:background-color="#ccccff">
        <style:background-image/>
      </style:table-row-properties>
    </style:style>
    <style:style style:name="Tabla68.A1" style:family="table-cell">
      <style:table-cell-properties style:vertical-align="middle" fo:padding="0.079cm" fo:border="0.035cm solid #808080"/>
    </style:style>
    <style:style style:name="Tabla68.2" style:family="table-row">
      <style:table-row-properties fo:background-color="#ffffff">
        <style:background-image/>
      </style:table-row-properties>
    </style:style>
    <style:style style:name="Tabla68.A2" style:family="table-cell">
      <style:table-cell-properties style:vertical-align="middle" fo:padding="0.079cm" fo:border-left="0.035cm solid #808080" fo:border-right="none" fo:border-top="none" fo:border-bottom="0.035cm solid #808080"/>
    </style:style>
    <style:style style:name="Tabla68.B2" style:family="table-cell">
      <style:table-cell-properties fo:padding="0.079cm" fo:border-left="0.035cm solid #808080" fo:border-right="0.035cm solid #808080" fo:border-top="none" fo:border-bottom="0.035cm solid #808080"/>
    </style:style>
    <style:style style:name="Tabla69" style:family="table">
      <style:table-properties style:width="16.999cm" style:rel-width="100%" table:align="left"/>
    </style:style>
    <style:style style:name="Tabla69.A" style:family="table-column">
      <style:table-column-properties style:column-width="3.925cm" style:rel-column-width="15130*"/>
    </style:style>
    <style:style style:name="Tabla69.B" style:family="table-column">
      <style:table-column-properties style:column-width="13.074cm" style:rel-column-width="50405*"/>
    </style:style>
    <style:style style:name="Tabla69.1" style:family="table-row">
      <style:table-row-properties fo:background-color="#ccccff">
        <style:background-image/>
      </style:table-row-properties>
    </style:style>
    <style:style style:name="Tabla69.A1" style:family="table-cell">
      <style:table-cell-properties style:vertical-align="middle" fo:padding="0.079cm" fo:border="0.035cm solid #808080"/>
    </style:style>
    <style:style style:name="Tabla69.2" style:family="table-row">
      <style:table-row-properties fo:background-color="#ffffff">
        <style:background-image/>
      </style:table-row-properties>
    </style:style>
    <style:style style:name="Tabla69.A2" style:family="table-cell">
      <style:table-cell-properties fo:padding="0.079cm" fo:border-left="0.035cm solid #808080" fo:border-right="none" fo:border-top="none" fo:border-bottom="0.035cm solid #808080"/>
    </style:style>
    <style:style style:name="Tabla69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70" style:family="table">
      <style:table-properties style:width="16.999cm" style:rel-width="100%" table:align="left"/>
    </style:style>
    <style:style style:name="Tabla70.A" style:family="table-column">
      <style:table-column-properties style:column-width="16.999cm" style:rel-column-width="65535*"/>
    </style:style>
    <style:style style:name="Tabla70.1" style:family="table-row">
      <style:table-row-properties fo:background-color="#eeeeff">
        <style:background-image/>
      </style:table-row-properties>
    </style:style>
    <style:style style:name="Tabla70.A1" style:family="table-cell">
      <style:table-cell-properties style:vertical-align="middle" fo:padding="0.079cm" fo:border="0.035cm solid #808080"/>
    </style:style>
    <style:style style:name="Tabla70.2" style:family="table-row">
      <style:table-row-properties fo:background-color="#ffffff">
        <style:background-image/>
      </style:table-row-properties>
    </style:style>
    <style:style style:name="Tabla70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71" style:family="table">
      <style:table-properties style:width="16.999cm" style:rel-width="100%" table:align="left"/>
    </style:style>
    <style:style style:name="Tabla71.A" style:family="table-column">
      <style:table-column-properties style:column-width="16.999cm" style:rel-column-width="65535*"/>
    </style:style>
    <style:style style:name="Tabla71.1" style:family="table-row">
      <style:table-row-properties fo:background-color="#ccccff">
        <style:background-image/>
      </style:table-row-properties>
    </style:style>
    <style:style style:name="Tabla71.A1" style:family="table-cell">
      <style:table-cell-properties style:vertical-align="middle" fo:padding="0.079cm" fo:border="0.035cm solid #808080"/>
    </style:style>
    <style:style style:name="Tabla72" style:family="table">
      <style:table-properties style:width="16.999cm" style:rel-width="100%" table:align="left"/>
    </style:style>
    <style:style style:name="Tabla72.A" style:family="table-column">
      <style:table-column-properties style:column-width="16.999cm" style:rel-column-width="65535*"/>
    </style:style>
    <style:style style:name="Tabla72.1" style:family="table-row">
      <style:table-row-properties fo:background-color="#ccccff">
        <style:background-image/>
      </style:table-row-properties>
    </style:style>
    <style:style style:name="Tabla72.A1" style:family="table-cell">
      <style:table-cell-properties style:vertical-align="middle" fo:padding="0.079cm" fo:border="0.035cm solid #808080"/>
    </style:style>
    <style:style style:name="Tabla73" style:family="table">
      <style:table-properties style:width="16.999cm" style:rel-width="100%" table:align="left"/>
    </style:style>
    <style:style style:name="Tabla73.A" style:family="table-column">
      <style:table-column-properties style:column-width="16.999cm" style:rel-column-width="65535*"/>
    </style:style>
    <style:style style:name="Tabla73.1" style:family="table-row">
      <style:table-row-properties fo:background-color="#ccccff">
        <style:background-image/>
      </style:table-row-properties>
    </style:style>
    <style:style style:name="Tabla73.A1" style:family="table-cell">
      <style:table-cell-properties style:vertical-align="middle" fo:padding="0.079cm" fo:border="0.035cm solid #808080"/>
    </style:style>
    <style:style style:name="Tabla74" style:family="table">
      <style:table-properties style:width="16.999cm" style:rel-width="100%" table:align="left"/>
    </style:style>
    <style:style style:name="Tabla74.A" style:family="table-column">
      <style:table-column-properties style:column-width="4.082cm" style:rel-column-width="15736*"/>
    </style:style>
    <style:style style:name="Tabla74.B" style:family="table-column">
      <style:table-column-properties style:column-width="12.917cm" style:rel-column-width="49799*"/>
    </style:style>
    <style:style style:name="Tabla74.1" style:family="table-row">
      <style:table-row-properties fo:background-color="#ccccff">
        <style:background-image/>
      </style:table-row-properties>
    </style:style>
    <style:style style:name="Tabla74.A1" style:family="table-cell">
      <style:table-cell-properties style:vertical-align="middle" fo:padding="0.079cm" fo:border="0.035cm solid #808080"/>
    </style:style>
    <style:style style:name="Tabla74.2" style:family="table-row">
      <style:table-row-properties fo:background-color="#ffffff">
        <style:background-image/>
      </style:table-row-properties>
    </style:style>
    <style:style style:name="Tabla74.A2" style:family="table-cell">
      <style:table-cell-properties fo:padding="0.079cm" fo:border-left="0.035cm solid #808080" fo:border-right="none" fo:border-top="none" fo:border-bottom="0.035cm solid #808080"/>
    </style:style>
    <style:style style:name="Tabla74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75" style:family="table">
      <style:table-properties style:width="16.999cm" style:rel-width="100%" table:align="left"/>
    </style:style>
    <style:style style:name="Tabla75.A" style:family="table-column">
      <style:table-column-properties style:column-width="16.999cm" style:rel-column-width="65535*"/>
    </style:style>
    <style:style style:name="Tabla75.1" style:family="table-row">
      <style:table-row-properties fo:background-color="#eeeeff">
        <style:background-image/>
      </style:table-row-properties>
    </style:style>
    <style:style style:name="Tabla75.A1" style:family="table-cell">
      <style:table-cell-properties style:vertical-align="middle" fo:padding="0.079cm" fo:border="0.035cm solid #808080"/>
    </style:style>
    <style:style style:name="Tabla75.2" style:family="table-row">
      <style:table-row-properties fo:background-color="#ffffff">
        <style:background-image/>
      </style:table-row-properties>
    </style:style>
    <style:style style:name="Tabla75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76" style:family="table">
      <style:table-properties style:width="16.999cm" style:rel-width="100%" table:align="left"/>
    </style:style>
    <style:style style:name="Tabla76.A" style:family="table-column">
      <style:table-column-properties style:column-width="16.476cm" style:rel-column-width="63522*"/>
    </style:style>
    <style:style style:name="Tabla76.B" style:family="table-column">
      <style:table-column-properties style:column-width="0.522cm" style:rel-column-width="2012*"/>
    </style:style>
    <style:style style:name="Tabla76.1" style:family="table-row">
      <style:table-row-properties fo:background-color="#ccccff">
        <style:background-image/>
      </style:table-row-properties>
    </style:style>
    <style:style style:name="Tabla76.A1" style:family="table-cell">
      <style:table-cell-properties style:vertical-align="middle" fo:padding="0.079cm" fo:border="0.035cm solid #808080"/>
    </style:style>
    <style:style style:name="Tabla76.2" style:family="table-row">
      <style:table-row-properties fo:background-color="#ffffff">
        <style:background-image/>
      </style:table-row-properties>
    </style:style>
    <style:style style:name="Tabla76.A2" style:family="table-cell">
      <style:table-cell-properties style:vertical-align="middle" fo:padding="0.079cm" fo:border-left="0.035cm solid #808080" fo:border-right="none" fo:border-top="none" fo:border-bottom="0.035cm solid #808080"/>
    </style:style>
    <style:style style:name="Tabla76.B2" style:family="table-cell">
      <style:table-cell-properties fo:padding="0.079cm" fo:border-left="0.035cm solid #808080" fo:border-right="0.035cm solid #808080" fo:border-top="none" fo:border-bottom="0.035cm solid #808080"/>
    </style:style>
    <style:style style:name="Tabla77" style:family="table">
      <style:table-properties style:width="16.999cm" style:rel-width="100%" table:align="left"/>
    </style:style>
    <style:style style:name="Tabla77.A" style:family="table-column">
      <style:table-column-properties style:column-width="2.586cm" style:rel-column-width="9969*"/>
    </style:style>
    <style:style style:name="Tabla77.B" style:family="table-column">
      <style:table-column-properties style:column-width="14.413cm" style:rel-column-width="55566*"/>
    </style:style>
    <style:style style:name="Tabla77.1" style:family="table-row">
      <style:table-row-properties fo:background-color="#ccccff">
        <style:background-image/>
      </style:table-row-properties>
    </style:style>
    <style:style style:name="Tabla77.A1" style:family="table-cell">
      <style:table-cell-properties style:vertical-align="middle" fo:padding="0.079cm" fo:border="0.035cm solid #808080"/>
    </style:style>
    <style:style style:name="Tabla77.2" style:family="table-row">
      <style:table-row-properties fo:background-color="#ffffff">
        <style:background-image/>
      </style:table-row-properties>
    </style:style>
    <style:style style:name="Tabla77.A2" style:family="table-cell">
      <style:table-cell-properties fo:padding="0.079cm" fo:border-left="0.035cm solid #808080" fo:border-right="none" fo:border-top="none" fo:border-bottom="0.035cm solid #808080"/>
    </style:style>
    <style:style style:name="Tabla77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78" style:family="table">
      <style:table-properties style:width="16.999cm" style:rel-width="100%" table:align="left"/>
    </style:style>
    <style:style style:name="Tabla78.A" style:family="table-column">
      <style:table-column-properties style:column-width="16.999cm" style:rel-column-width="65535*"/>
    </style:style>
    <style:style style:name="Tabla78.1" style:family="table-row">
      <style:table-row-properties fo:background-color="#eeeeff">
        <style:background-image/>
      </style:table-row-properties>
    </style:style>
    <style:style style:name="Tabla78.A1" style:family="table-cell">
      <style:table-cell-properties style:vertical-align="middle" fo:padding="0.079cm" fo:border="0.035cm solid #808080"/>
    </style:style>
    <style:style style:name="Tabla78.2" style:family="table-row">
      <style:table-row-properties fo:background-color="#ffffff">
        <style:background-image/>
      </style:table-row-properties>
    </style:style>
    <style:style style:name="Tabla78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79" style:family="table">
      <style:table-properties style:width="16.999cm" style:rel-width="100%" table:align="left"/>
    </style:style>
    <style:style style:name="Tabla79.A" style:family="table-column">
      <style:table-column-properties style:column-width="16.999cm" style:rel-column-width="65535*"/>
    </style:style>
    <style:style style:name="Tabla79.1" style:family="table-row">
      <style:table-row-properties fo:background-color="#eeeeff">
        <style:background-image/>
      </style:table-row-properties>
    </style:style>
    <style:style style:name="Tabla79.A1" style:family="table-cell">
      <style:table-cell-properties style:vertical-align="middle" fo:padding="0.079cm" fo:border="0.035cm solid #808080"/>
    </style:style>
    <style:style style:name="Tabla79.2" style:family="table-row">
      <style:table-row-properties fo:background-color="#ffffff">
        <style:background-image/>
      </style:table-row-properties>
    </style:style>
    <style:style style:name="Tabla79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80" style:family="table">
      <style:table-properties style:width="16.999cm" style:rel-width="100%" table:align="left"/>
    </style:style>
    <style:style style:name="Tabla80.A" style:family="table-column">
      <style:table-column-properties style:column-width="16.999cm" style:rel-column-width="65535*"/>
    </style:style>
    <style:style style:name="Tabla80.1" style:family="table-row">
      <style:table-row-properties fo:background-color="#ccccff">
        <style:background-image/>
      </style:table-row-properties>
    </style:style>
    <style:style style:name="Tabla80.A1" style:family="table-cell">
      <style:table-cell-properties style:vertical-align="middle" fo:padding="0.079cm" fo:border="0.035cm solid #808080"/>
    </style:style>
    <style:style style:name="Tabla81" style:family="table">
      <style:table-properties style:width="16.999cm" style:rel-width="100%" table:align="left"/>
    </style:style>
    <style:style style:name="Tabla81.A" style:family="table-column">
      <style:table-column-properties style:column-width="16.999cm" style:rel-column-width="65535*"/>
    </style:style>
    <style:style style:name="Tabla81.1" style:family="table-row">
      <style:table-row-properties fo:background-color="#ccccff">
        <style:background-image/>
      </style:table-row-properties>
    </style:style>
    <style:style style:name="Tabla81.A1" style:family="table-cell">
      <style:table-cell-properties style:vertical-align="middle" fo:padding="0.079cm" fo:border="0.035cm solid #808080"/>
    </style:style>
    <style:style style:name="Tabla82" style:family="table">
      <style:table-properties style:width="16.999cm" style:rel-width="100%" table:align="left"/>
    </style:style>
    <style:style style:name="Tabla82.A" style:family="table-column">
      <style:table-column-properties style:column-width="16.999cm" style:rel-column-width="65535*"/>
    </style:style>
    <style:style style:name="Tabla82.1" style:family="table-row">
      <style:table-row-properties fo:background-color="#ccccff">
        <style:background-image/>
      </style:table-row-properties>
    </style:style>
    <style:style style:name="Tabla82.A1" style:family="table-cell">
      <style:table-cell-properties style:vertical-align="middle" fo:padding="0.079cm" fo:border="0.035cm solid #808080"/>
    </style:style>
    <style:style style:name="Tabla83" style:family="table">
      <style:table-properties style:width="16.999cm" style:rel-width="100%" table:align="left"/>
    </style:style>
    <style:style style:name="Tabla83.A" style:family="table-column">
      <style:table-column-properties style:column-width="16.584cm" style:rel-column-width="63939*"/>
    </style:style>
    <style:style style:name="Tabla83.B" style:family="table-column">
      <style:table-column-properties style:column-width="0.415cm" style:rel-column-width="1595*"/>
    </style:style>
    <style:style style:name="Tabla83.1" style:family="table-row">
      <style:table-row-properties fo:background-color="#ccccff">
        <style:background-image/>
      </style:table-row-properties>
    </style:style>
    <style:style style:name="Tabla83.A1" style:family="table-cell">
      <style:table-cell-properties style:vertical-align="middle" fo:padding="0.079cm" fo:border="0.035cm solid #808080"/>
    </style:style>
    <style:style style:name="Tabla83.2" style:family="table-row">
      <style:table-row-properties fo:background-color="#ffffff">
        <style:background-image/>
      </style:table-row-properties>
    </style:style>
    <style:style style:name="Tabla83.A2" style:family="table-cell">
      <style:table-cell-properties style:vertical-align="middle" fo:padding="0.079cm" fo:border-left="0.035cm solid #808080" fo:border-right="none" fo:border-top="none" fo:border-bottom="0.035cm solid #808080"/>
    </style:style>
    <style:style style:name="Tabla83.B2" style:family="table-cell">
      <style:table-cell-properties fo:padding="0.079cm" fo:border-left="0.035cm solid #808080" fo:border-right="0.035cm solid #808080" fo:border-top="none" fo:border-bottom="0.035cm solid #808080"/>
    </style:style>
    <style:style style:name="Tabla84" style:family="table">
      <style:table-properties style:width="16.999cm" style:rel-width="100%" table:align="left"/>
    </style:style>
    <style:style style:name="Tabla84.A" style:family="table-column">
      <style:table-column-properties style:column-width="1.785cm" style:rel-column-width="6881*"/>
    </style:style>
    <style:style style:name="Tabla84.B" style:family="table-column">
      <style:table-column-properties style:column-width="15.214cm" style:rel-column-width="58654*"/>
    </style:style>
    <style:style style:name="Tabla84.1" style:family="table-row">
      <style:table-row-properties fo:background-color="#ccccff">
        <style:background-image/>
      </style:table-row-properties>
    </style:style>
    <style:style style:name="Tabla84.A1" style:family="table-cell">
      <style:table-cell-properties style:vertical-align="middle" fo:padding="0.079cm" fo:border="0.035cm solid #808080"/>
    </style:style>
    <style:style style:name="Tabla84.2" style:family="table-row">
      <style:table-row-properties fo:background-color="#ffffff">
        <style:background-image/>
      </style:table-row-properties>
    </style:style>
    <style:style style:name="Tabla84.A2" style:family="table-cell">
      <style:table-cell-properties fo:padding="0.079cm" fo:border-left="0.035cm solid #808080" fo:border-right="none" fo:border-top="none" fo:border-bottom="0.035cm solid #808080"/>
    </style:style>
    <style:style style:name="Tabla84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85" style:family="table">
      <style:table-properties style:width="16.999cm" style:rel-width="100%" table:align="left"/>
    </style:style>
    <style:style style:name="Tabla85.A" style:family="table-column">
      <style:table-column-properties style:column-width="16.999cm" style:rel-column-width="65535*"/>
    </style:style>
    <style:style style:name="Tabla85.1" style:family="table-row">
      <style:table-row-properties fo:background-color="#eeeeff">
        <style:background-image/>
      </style:table-row-properties>
    </style:style>
    <style:style style:name="Tabla85.A1" style:family="table-cell">
      <style:table-cell-properties style:vertical-align="middle" fo:padding="0.079cm" fo:border="0.035cm solid #808080"/>
    </style:style>
    <style:style style:name="Tabla85.2" style:family="table-row">
      <style:table-row-properties fo:background-color="#ffffff">
        <style:background-image/>
      </style:table-row-properties>
    </style:style>
    <style:style style:name="Tabla85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86" style:family="table">
      <style:table-properties style:width="16.999cm" style:rel-width="100%" table:align="left"/>
    </style:style>
    <style:style style:name="Tabla86.A" style:family="table-column">
      <style:table-column-properties style:column-width="16.999cm" style:rel-column-width="65535*"/>
    </style:style>
    <style:style style:name="Tabla86.1" style:family="table-row">
      <style:table-row-properties fo:background-color="#ccccff">
        <style:background-image/>
      </style:table-row-properties>
    </style:style>
    <style:style style:name="Tabla86.A1" style:family="table-cell">
      <style:table-cell-properties style:vertical-align="middle" fo:padding="0.079cm" fo:border="0.035cm solid #808080"/>
    </style:style>
    <style:style style:name="Tabla87" style:family="table">
      <style:table-properties style:width="16.999cm" style:rel-width="100%" table:align="left"/>
    </style:style>
    <style:style style:name="Tabla87.A" style:family="table-column">
      <style:table-column-properties style:column-width="16.999cm" style:rel-column-width="65535*"/>
    </style:style>
    <style:style style:name="Tabla87.1" style:family="table-row">
      <style:table-row-properties fo:background-color="#ccccff">
        <style:background-image/>
      </style:table-row-properties>
    </style:style>
    <style:style style:name="Tabla87.A1" style:family="table-cell">
      <style:table-cell-properties style:vertical-align="middle" fo:padding="0.079cm" fo:border="0.035cm solid #808080"/>
    </style:style>
    <style:style style:name="Tabla88" style:family="table">
      <style:table-properties style:width="16.999cm" style:rel-width="100%" table:align="left"/>
    </style:style>
    <style:style style:name="Tabla88.A" style:family="table-column">
      <style:table-column-properties style:column-width="4.082cm" style:rel-column-width="15736*"/>
    </style:style>
    <style:style style:name="Tabla88.B" style:family="table-column">
      <style:table-column-properties style:column-width="12.917cm" style:rel-column-width="49799*"/>
    </style:style>
    <style:style style:name="Tabla88.1" style:family="table-row">
      <style:table-row-properties fo:background-color="#ccccff">
        <style:background-image/>
      </style:table-row-properties>
    </style:style>
    <style:style style:name="Tabla88.A1" style:family="table-cell">
      <style:table-cell-properties style:vertical-align="middle" fo:padding="0.079cm" fo:border="0.035cm solid #808080"/>
    </style:style>
    <style:style style:name="Tabla88.2" style:family="table-row">
      <style:table-row-properties fo:background-color="#ffffff">
        <style:background-image/>
      </style:table-row-properties>
    </style:style>
    <style:style style:name="Tabla88.A2" style:family="table-cell">
      <style:table-cell-properties fo:padding="0.079cm" fo:border-left="0.035cm solid #808080" fo:border-right="none" fo:border-top="none" fo:border-bottom="0.035cm solid #808080"/>
    </style:style>
    <style:style style:name="Tabla88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89" style:family="table">
      <style:table-properties style:width="16.999cm" style:rel-width="100%" table:align="left"/>
    </style:style>
    <style:style style:name="Tabla89.A" style:family="table-column">
      <style:table-column-properties style:column-width="16.999cm" style:rel-column-width="65535*"/>
    </style:style>
    <style:style style:name="Tabla89.1" style:family="table-row">
      <style:table-row-properties fo:background-color="#eeeeff">
        <style:background-image/>
      </style:table-row-properties>
    </style:style>
    <style:style style:name="Tabla89.A1" style:family="table-cell">
      <style:table-cell-properties style:vertical-align="middle" fo:padding="0.079cm" fo:border="0.035cm solid #808080"/>
    </style:style>
    <style:style style:name="Tabla89.2" style:family="table-row">
      <style:table-row-properties fo:background-color="#ffffff">
        <style:background-image/>
      </style:table-row-properties>
    </style:style>
    <style:style style:name="Tabla89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90" style:family="table">
      <style:table-properties style:width="16.999cm" style:rel-width="100%" table:align="left"/>
    </style:style>
    <style:style style:name="Tabla90.A" style:family="table-column">
      <style:table-column-properties style:column-width="16.476cm" style:rel-column-width="63522*"/>
    </style:style>
    <style:style style:name="Tabla90.B" style:family="table-column">
      <style:table-column-properties style:column-width="0.522cm" style:rel-column-width="2012*"/>
    </style:style>
    <style:style style:name="Tabla90.1" style:family="table-row">
      <style:table-row-properties fo:background-color="#ccccff">
        <style:background-image/>
      </style:table-row-properties>
    </style:style>
    <style:style style:name="Tabla90.A1" style:family="table-cell">
      <style:table-cell-properties style:vertical-align="middle" fo:padding="0.079cm" fo:border="0.035cm solid #808080"/>
    </style:style>
    <style:style style:name="Tabla90.2" style:family="table-row">
      <style:table-row-properties fo:background-color="#ffffff">
        <style:background-image/>
      </style:table-row-properties>
    </style:style>
    <style:style style:name="Tabla90.A2" style:family="table-cell">
      <style:table-cell-properties style:vertical-align="middle" fo:padding="0.079cm" fo:border-left="0.035cm solid #808080" fo:border-right="none" fo:border-top="none" fo:border-bottom="0.035cm solid #808080"/>
    </style:style>
    <style:style style:name="Tabla90.B2" style:family="table-cell">
      <style:table-cell-properties fo:padding="0.079cm" fo:border-left="0.035cm solid #808080" fo:border-right="0.035cm solid #808080" fo:border-top="none" fo:border-bottom="0.035cm solid #808080"/>
    </style:style>
    <style:style style:name="Tabla91" style:family="table">
      <style:table-properties style:width="16.999cm" style:rel-width="100%" table:align="left"/>
    </style:style>
    <style:style style:name="Tabla91.A" style:family="table-column">
      <style:table-column-properties style:column-width="2.586cm" style:rel-column-width="9969*"/>
    </style:style>
    <style:style style:name="Tabla91.B" style:family="table-column">
      <style:table-column-properties style:column-width="14.413cm" style:rel-column-width="55566*"/>
    </style:style>
    <style:style style:name="Tabla91.1" style:family="table-row">
      <style:table-row-properties fo:background-color="#ccccff">
        <style:background-image/>
      </style:table-row-properties>
    </style:style>
    <style:style style:name="Tabla91.A1" style:family="table-cell">
      <style:table-cell-properties style:vertical-align="middle" fo:padding="0.079cm" fo:border="0.035cm solid #808080"/>
    </style:style>
    <style:style style:name="Tabla91.2" style:family="table-row">
      <style:table-row-properties fo:background-color="#ffffff">
        <style:background-image/>
      </style:table-row-properties>
    </style:style>
    <style:style style:name="Tabla91.A2" style:family="table-cell">
      <style:table-cell-properties fo:padding="0.079cm" fo:border-left="0.035cm solid #808080" fo:border-right="none" fo:border-top="none" fo:border-bottom="0.035cm solid #808080"/>
    </style:style>
    <style:style style:name="Tabla91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92" style:family="table">
      <style:table-properties style:width="16.999cm" style:rel-width="100%" table:align="left"/>
    </style:style>
    <style:style style:name="Tabla92.A" style:family="table-column">
      <style:table-column-properties style:column-width="16.999cm" style:rel-column-width="65535*"/>
    </style:style>
    <style:style style:name="Tabla92.1" style:family="table-row">
      <style:table-row-properties fo:background-color="#eeeeff">
        <style:background-image/>
      </style:table-row-properties>
    </style:style>
    <style:style style:name="Tabla92.A1" style:family="table-cell">
      <style:table-cell-properties style:vertical-align="middle" fo:padding="0.079cm" fo:border="0.035cm solid #808080"/>
    </style:style>
    <style:style style:name="Tabla92.2" style:family="table-row">
      <style:table-row-properties fo:background-color="#ffffff">
        <style:background-image/>
      </style:table-row-properties>
    </style:style>
    <style:style style:name="Tabla92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93" style:family="table">
      <style:table-properties style:width="16.999cm" style:rel-width="100%" table:align="left"/>
    </style:style>
    <style:style style:name="Tabla93.A" style:family="table-column">
      <style:table-column-properties style:column-width="16.999cm" style:rel-column-width="65535*"/>
    </style:style>
    <style:style style:name="Tabla93.1" style:family="table-row">
      <style:table-row-properties fo:background-color="#eeeeff">
        <style:background-image/>
      </style:table-row-properties>
    </style:style>
    <style:style style:name="Tabla93.A1" style:family="table-cell">
      <style:table-cell-properties style:vertical-align="middle" fo:padding="0.079cm" fo:border="0.035cm solid #808080"/>
    </style:style>
    <style:style style:name="Tabla93.2" style:family="table-row">
      <style:table-row-properties fo:background-color="#ffffff">
        <style:background-image/>
      </style:table-row-properties>
    </style:style>
    <style:style style:name="Tabla93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94" style:family="table">
      <style:table-properties style:width="16.999cm" style:rel-width="100%" table:align="left"/>
    </style:style>
    <style:style style:name="Tabla94.A" style:family="table-column">
      <style:table-column-properties style:column-width="16.999cm" style:rel-column-width="65535*"/>
    </style:style>
    <style:style style:name="Tabla94.1" style:family="table-row">
      <style:table-row-properties fo:background-color="#ccccff">
        <style:background-image/>
      </style:table-row-properties>
    </style:style>
    <style:style style:name="Tabla94.A1" style:family="table-cell">
      <style:table-cell-properties style:vertical-align="middle" fo:padding="0.079cm" fo:border="0.035cm solid #808080"/>
    </style:style>
    <style:style style:name="Tabla95" style:family="table">
      <style:table-properties style:width="16.999cm" style:rel-width="100%" table:align="left"/>
    </style:style>
    <style:style style:name="Tabla95.A" style:family="table-column">
      <style:table-column-properties style:column-width="16.999cm" style:rel-column-width="65535*"/>
    </style:style>
    <style:style style:name="Tabla95.1" style:family="table-row">
      <style:table-row-properties fo:background-color="#ccccff">
        <style:background-image/>
      </style:table-row-properties>
    </style:style>
    <style:style style:name="Tabla95.A1" style:family="table-cell">
      <style:table-cell-properties style:vertical-align="middle" fo:padding="0.079cm" fo:border="0.035cm solid #808080"/>
    </style:style>
    <style:style style:name="Tabla96" style:family="table">
      <style:table-properties style:width="16.999cm" style:rel-width="100%" table:align="left"/>
    </style:style>
    <style:style style:name="Tabla96.A" style:family="table-column">
      <style:table-column-properties style:column-width="16.999cm" style:rel-column-width="65535*"/>
    </style:style>
    <style:style style:name="Tabla96.1" style:family="table-row">
      <style:table-row-properties fo:background-color="#ccccff">
        <style:background-image/>
      </style:table-row-properties>
    </style:style>
    <style:style style:name="Tabla96.A1" style:family="table-cell">
      <style:table-cell-properties style:vertical-align="middle" fo:padding="0.079cm" fo:border="0.035cm solid #808080"/>
    </style:style>
    <style:style style:name="Tabla97" style:family="table">
      <style:table-properties style:width="16.999cm" style:rel-width="100%" table:align="left"/>
    </style:style>
    <style:style style:name="Tabla97.A" style:family="table-column">
      <style:table-column-properties style:column-width="16.584cm" style:rel-column-width="63939*"/>
    </style:style>
    <style:style style:name="Tabla97.B" style:family="table-column">
      <style:table-column-properties style:column-width="0.415cm" style:rel-column-width="1595*"/>
    </style:style>
    <style:style style:name="Tabla97.1" style:family="table-row">
      <style:table-row-properties fo:background-color="#ccccff">
        <style:background-image/>
      </style:table-row-properties>
    </style:style>
    <style:style style:name="Tabla97.A1" style:family="table-cell">
      <style:table-cell-properties style:vertical-align="middle" fo:padding="0.079cm" fo:border="0.035cm solid #808080"/>
    </style:style>
    <style:style style:name="Tabla97.2" style:family="table-row">
      <style:table-row-properties fo:background-color="#ffffff">
        <style:background-image/>
      </style:table-row-properties>
    </style:style>
    <style:style style:name="Tabla97.A2" style:family="table-cell">
      <style:table-cell-properties style:vertical-align="middle" fo:padding="0.079cm" fo:border-left="0.035cm solid #808080" fo:border-right="none" fo:border-top="none" fo:border-bottom="0.035cm solid #808080"/>
    </style:style>
    <style:style style:name="Tabla97.B2" style:family="table-cell">
      <style:table-cell-properties fo:padding="0.079cm" fo:border-left="0.035cm solid #808080" fo:border-right="0.035cm solid #808080" fo:border-top="none" fo:border-bottom="0.035cm solid #808080"/>
    </style:style>
    <style:style style:name="Tabla98" style:family="table">
      <style:table-properties style:width="16.999cm" style:rel-width="100%" table:align="left"/>
    </style:style>
    <style:style style:name="Tabla98.A" style:family="table-column">
      <style:table-column-properties style:column-width="1.785cm" style:rel-column-width="6881*"/>
    </style:style>
    <style:style style:name="Tabla98.B" style:family="table-column">
      <style:table-column-properties style:column-width="15.214cm" style:rel-column-width="58654*"/>
    </style:style>
    <style:style style:name="Tabla98.1" style:family="table-row">
      <style:table-row-properties fo:background-color="#ccccff">
        <style:background-image/>
      </style:table-row-properties>
    </style:style>
    <style:style style:name="Tabla98.A1" style:family="table-cell">
      <style:table-cell-properties style:vertical-align="middle" fo:padding="0.079cm" fo:border="0.035cm solid #808080"/>
    </style:style>
    <style:style style:name="Tabla98.2" style:family="table-row">
      <style:table-row-properties fo:background-color="#ffffff">
        <style:background-image/>
      </style:table-row-properties>
    </style:style>
    <style:style style:name="Tabla98.A2" style:family="table-cell">
      <style:table-cell-properties fo:padding="0.079cm" fo:border-left="0.035cm solid #808080" fo:border-right="none" fo:border-top="none" fo:border-bottom="0.035cm solid #808080"/>
    </style:style>
    <style:style style:name="Tabla98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99" style:family="table">
      <style:table-properties style:width="16.999cm" style:rel-width="100%" table:align="left"/>
    </style:style>
    <style:style style:name="Tabla99.A" style:family="table-column">
      <style:table-column-properties style:column-width="16.999cm" style:rel-column-width="65535*"/>
    </style:style>
    <style:style style:name="Tabla99.1" style:family="table-row">
      <style:table-row-properties fo:background-color="#eeeeff">
        <style:background-image/>
      </style:table-row-properties>
    </style:style>
    <style:style style:name="Tabla99.A1" style:family="table-cell">
      <style:table-cell-properties style:vertical-align="middle" fo:padding="0.079cm" fo:border="0.035cm solid #808080"/>
    </style:style>
    <style:style style:name="Tabla99.2" style:family="table-row">
      <style:table-row-properties fo:background-color="#ffffff">
        <style:background-image/>
      </style:table-row-properties>
    </style:style>
    <style:style style:name="Tabla99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100" style:family="table">
      <style:table-properties style:width="16.999cm" style:rel-width="100%" table:align="left"/>
    </style:style>
    <style:style style:name="Tabla100.A" style:family="table-column">
      <style:table-column-properties style:column-width="16.999cm" style:rel-column-width="65535*"/>
    </style:style>
    <style:style style:name="Tabla100.1" style:family="table-row">
      <style:table-row-properties fo:background-color="#ccccff">
        <style:background-image/>
      </style:table-row-properties>
    </style:style>
    <style:style style:name="Tabla100.A1" style:family="table-cell">
      <style:table-cell-properties style:vertical-align="middle" fo:padding="0.079cm" fo:border="0.035cm solid #808080"/>
    </style:style>
    <style:style style:name="Tabla101" style:family="table">
      <style:table-properties style:width="16.999cm" style:rel-width="100%" table:align="left"/>
    </style:style>
    <style:style style:name="Tabla101.A" style:family="table-column">
      <style:table-column-properties style:column-width="16.999cm" style:rel-column-width="65535*"/>
    </style:style>
    <style:style style:name="Tabla101.1" style:family="table-row">
      <style:table-row-properties fo:background-color="#ccccff">
        <style:background-image/>
      </style:table-row-properties>
    </style:style>
    <style:style style:name="Tabla101.A1" style:family="table-cell">
      <style:table-cell-properties style:vertical-align="middle" fo:padding="0.079cm" fo:border="0.035cm solid #808080"/>
    </style:style>
    <style:style style:name="Tabla102" style:family="table">
      <style:table-properties style:width="16.999cm" style:rel-width="100%" table:align="left"/>
    </style:style>
    <style:style style:name="Tabla102.A" style:family="table-column">
      <style:table-column-properties style:column-width="3.235cm" style:rel-column-width="12471*"/>
    </style:style>
    <style:style style:name="Tabla102.B" style:family="table-column">
      <style:table-column-properties style:column-width="13.764cm" style:rel-column-width="53064*"/>
    </style:style>
    <style:style style:name="Tabla102.1" style:family="table-row">
      <style:table-row-properties fo:background-color="#ccccff">
        <style:background-image/>
      </style:table-row-properties>
    </style:style>
    <style:style style:name="Tabla102.A1" style:family="table-cell">
      <style:table-cell-properties style:vertical-align="middle" fo:padding="0.079cm" fo:border="0.035cm solid #808080"/>
    </style:style>
    <style:style style:name="Tabla102.2" style:family="table-row">
      <style:table-row-properties fo:background-color="#ffffff">
        <style:background-image/>
      </style:table-row-properties>
    </style:style>
    <style:style style:name="Tabla102.A2" style:family="table-cell">
      <style:table-cell-properties fo:padding="0.079cm" fo:border-left="0.035cm solid #808080" fo:border-right="none" fo:border-top="none" fo:border-bottom="0.035cm solid #808080"/>
    </style:style>
    <style:style style:name="Tabla102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103" style:family="table">
      <style:table-properties style:width="16.999cm" style:rel-width="100%" table:align="left"/>
    </style:style>
    <style:style style:name="Tabla103.A" style:family="table-column">
      <style:table-column-properties style:column-width="14.991cm" style:rel-column-width="57797*"/>
    </style:style>
    <style:style style:name="Tabla103.B" style:family="table-column">
      <style:table-column-properties style:column-width="2.007cm" style:rel-column-width="7737*"/>
    </style:style>
    <style:style style:name="Tabla103.1" style:family="table-row">
      <style:table-row-properties fo:background-color="#ccccff">
        <style:background-image/>
      </style:table-row-properties>
    </style:style>
    <style:style style:name="Tabla103.A1" style:family="table-cell">
      <style:table-cell-properties style:vertical-align="middle" fo:padding="0.079cm" fo:border="0.035cm solid #808080"/>
    </style:style>
    <style:style style:name="Tabla103.2" style:family="table-row">
      <style:table-row-properties fo:background-color="#ffffff">
        <style:background-image/>
      </style:table-row-properties>
    </style:style>
    <style:style style:name="Tabla103.A2" style:family="table-cell">
      <style:table-cell-properties style:vertical-align="middle" fo:padding="0.079cm" fo:border-left="0.035cm solid #808080" fo:border-right="none" fo:border-top="none" fo:border-bottom="0.035cm solid #808080"/>
    </style:style>
    <style:style style:name="Tabla103.B2" style:family="table-cell">
      <style:table-cell-properties fo:padding="0.079cm" fo:border-left="0.035cm solid #808080" fo:border-right="0.035cm solid #808080" fo:border-top="none" fo:border-bottom="0.035cm solid #808080"/>
    </style:style>
    <style:style style:name="Tabla104" style:family="table">
      <style:table-properties style:width="16.999cm" style:rel-width="100%" table:align="left"/>
    </style:style>
    <style:style style:name="Tabla104.A" style:family="table-column">
      <style:table-column-properties style:column-width="2.558cm" style:rel-column-width="9860*"/>
    </style:style>
    <style:style style:name="Tabla104.B" style:family="table-column">
      <style:table-column-properties style:column-width="14.441cm" style:rel-column-width="55675*"/>
    </style:style>
    <style:style style:name="Tabla104.1" style:family="table-row">
      <style:table-row-properties fo:background-color="#ccccff">
        <style:background-image/>
      </style:table-row-properties>
    </style:style>
    <style:style style:name="Tabla104.A1" style:family="table-cell">
      <style:table-cell-properties style:vertical-align="middle" fo:padding="0.079cm" fo:border="0.035cm solid #808080"/>
    </style:style>
    <style:style style:name="Tabla104.2" style:family="table-row">
      <style:table-row-properties fo:background-color="#ffffff">
        <style:background-image/>
      </style:table-row-properties>
    </style:style>
    <style:style style:name="Tabla104.A2" style:family="table-cell">
      <style:table-cell-properties fo:padding="0.079cm" fo:border-left="0.035cm solid #808080" fo:border-right="none" fo:border-top="none" fo:border-bottom="0.035cm solid #808080"/>
    </style:style>
    <style:style style:name="Tabla104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105" style:family="table">
      <style:table-properties style:width="16.999cm" style:rel-width="100%" table:align="left"/>
    </style:style>
    <style:style style:name="Tabla105.A" style:family="table-column">
      <style:table-column-properties style:column-width="16.999cm" style:rel-column-width="65535*"/>
    </style:style>
    <style:style style:name="Tabla105.1" style:family="table-row">
      <style:table-row-properties fo:background-color="#eeeeff">
        <style:background-image/>
      </style:table-row-properties>
    </style:style>
    <style:style style:name="Tabla105.A1" style:family="table-cell">
      <style:table-cell-properties style:vertical-align="middle" fo:padding="0.079cm" fo:border="0.035cm solid #808080"/>
    </style:style>
    <style:style style:name="Tabla105.2" style:family="table-row">
      <style:table-row-properties fo:background-color="#ffffff">
        <style:background-image/>
      </style:table-row-properties>
    </style:style>
    <style:style style:name="Tabla105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106" style:family="table">
      <style:table-properties style:width="16.999cm" style:rel-width="100%" table:align="left"/>
    </style:style>
    <style:style style:name="Tabla106.A" style:family="table-column">
      <style:table-column-properties style:column-width="16.999cm" style:rel-column-width="65535*"/>
    </style:style>
    <style:style style:name="Tabla106.1" style:family="table-row">
      <style:table-row-properties fo:background-color="#ccccff">
        <style:background-image/>
      </style:table-row-properties>
    </style:style>
    <style:style style:name="Tabla106.A1" style:family="table-cell">
      <style:table-cell-properties style:vertical-align="middle" fo:padding="0.079cm" fo:border="0.035cm solid #808080"/>
    </style:style>
    <style:style style:name="Tabla107" style:family="table">
      <style:table-properties style:width="16.999cm" style:rel-width="100%" table:align="left"/>
    </style:style>
    <style:style style:name="Tabla107.A" style:family="table-column">
      <style:table-column-properties style:column-width="16.999cm" style:rel-column-width="65535*"/>
    </style:style>
    <style:style style:name="Tabla107.1" style:family="table-row">
      <style:table-row-properties fo:background-color="#ccccff">
        <style:background-image/>
      </style:table-row-properties>
    </style:style>
    <style:style style:name="Tabla107.A1" style:family="table-cell">
      <style:table-cell-properties style:vertical-align="middle" fo:padding="0.079cm" fo:border="0.035cm solid #808080"/>
    </style:style>
    <style:style style:name="Tabla108" style:family="table">
      <style:table-properties style:width="16.999cm" style:rel-width="100%" table:align="left"/>
    </style:style>
    <style:style style:name="Tabla108.A" style:family="table-column">
      <style:table-column-properties style:column-width="16.999cm" style:rel-column-width="65535*"/>
    </style:style>
    <style:style style:name="Tabla108.1" style:family="table-row">
      <style:table-row-properties fo:background-color="#ccccff">
        <style:background-image/>
      </style:table-row-properties>
    </style:style>
    <style:style style:name="Tabla108.A1" style:family="table-cell">
      <style:table-cell-properties style:vertical-align="middle" fo:padding="0.079cm" fo:border="0.035cm solid #808080"/>
    </style:style>
    <style:style style:name="Tabla109" style:family="table">
      <style:table-properties style:width="16.999cm" style:rel-width="100%" table:align="left"/>
    </style:style>
    <style:style style:name="Tabla109.A" style:family="table-column">
      <style:table-column-properties style:column-width="14.24cm" style:rel-column-width="54900*"/>
    </style:style>
    <style:style style:name="Tabla109.B" style:family="table-column">
      <style:table-column-properties style:column-width="2.759cm" style:rel-column-width="10634*"/>
    </style:style>
    <style:style style:name="Tabla109.1" style:family="table-row">
      <style:table-row-properties fo:background-color="#ccccff">
        <style:background-image/>
      </style:table-row-properties>
    </style:style>
    <style:style style:name="Tabla109.A1" style:family="table-cell">
      <style:table-cell-properties style:vertical-align="middle" fo:padding="0.079cm" fo:border="0.035cm solid #808080"/>
    </style:style>
    <style:style style:name="Tabla109.2" style:family="table-row">
      <style:table-row-properties fo:background-color="#ffffff">
        <style:background-image/>
      </style:table-row-properties>
    </style:style>
    <style:style style:name="Tabla109.A2" style:family="table-cell">
      <style:table-cell-properties style:vertical-align="middle" fo:padding="0.079cm" fo:border-left="0.035cm solid #808080" fo:border-right="none" fo:border-top="none" fo:border-bottom="0.035cm solid #808080"/>
    </style:style>
    <style:style style:name="Tabla109.B2" style:family="table-cell">
      <style:table-cell-properties fo:padding="0.079cm" fo:border-left="0.035cm solid #808080" fo:border-right="0.035cm solid #808080" fo:border-top="none" fo:border-bottom="0.035cm solid #808080"/>
    </style:style>
    <style:style style:name="Tabla110" style:family="table">
      <style:table-properties style:width="16.999cm" style:rel-width="100%" table:align="left"/>
    </style:style>
    <style:style style:name="Tabla110.A" style:family="table-column">
      <style:table-column-properties style:column-width="1.983cm" style:rel-column-width="7643*"/>
    </style:style>
    <style:style style:name="Tabla110.B" style:family="table-column">
      <style:table-column-properties style:column-width="15.016cm" style:rel-column-width="57892*"/>
    </style:style>
    <style:style style:name="Tabla110.1" style:family="table-row">
      <style:table-row-properties fo:background-color="#ccccff">
        <style:background-image/>
      </style:table-row-properties>
    </style:style>
    <style:style style:name="Tabla110.A1" style:family="table-cell">
      <style:table-cell-properties style:vertical-align="middle" fo:padding="0.079cm" fo:border="0.035cm solid #808080"/>
    </style:style>
    <style:style style:name="Tabla110.2" style:family="table-row">
      <style:table-row-properties fo:background-color="#ffffff">
        <style:background-image/>
      </style:table-row-properties>
    </style:style>
    <style:style style:name="Tabla110.A2" style:family="table-cell">
      <style:table-cell-properties fo:padding="0.079cm" fo:border-left="0.035cm solid #808080" fo:border-right="none" fo:border-top="none" fo:border-bottom="0.035cm solid #808080"/>
    </style:style>
    <style:style style:name="Tabla110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111" style:family="table">
      <style:table-properties style:width="16.999cm" style:rel-width="100%" table:align="left"/>
    </style:style>
    <style:style style:name="Tabla111.A" style:family="table-column">
      <style:table-column-properties style:column-width="16.999cm" style:rel-column-width="65535*"/>
    </style:style>
    <style:style style:name="Tabla111.1" style:family="table-row">
      <style:table-row-properties fo:background-color="#eeeeff">
        <style:background-image/>
      </style:table-row-properties>
    </style:style>
    <style:style style:name="Tabla111.A1" style:family="table-cell">
      <style:table-cell-properties style:vertical-align="middle" fo:padding="0.079cm" fo:border="0.035cm solid #808080"/>
    </style:style>
    <style:style style:name="Tabla111.2" style:family="table-row">
      <style:table-row-properties fo:background-color="#ffffff">
        <style:background-image/>
      </style:table-row-properties>
    </style:style>
    <style:style style:name="Tabla111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la112" style:family="table">
      <style:table-properties style:width="16.999cm" style:rel-width="100%" table:align="left"/>
    </style:style>
    <style:style style:name="Tabla112.A" style:family="table-column">
      <style:table-column-properties style:column-width="16.999cm" style:rel-column-width="65535*"/>
    </style:style>
    <style:style style:name="Tabla112.1" style:family="table-row">
      <style:table-row-properties fo:background-color="#ccccff">
        <style:background-image/>
      </style:table-row-properties>
    </style:style>
    <style:style style:name="Tabla112.A1" style:family="table-cell">
      <style:table-cell-properties style:vertical-align="middle" fo:padding="0.079cm" fo:border="0.035cm solid #808080"/>
    </style:style>
    <style:style style:name="Tabla113" style:family="table">
      <style:table-properties style:width="16.999cm" style:rel-width="100%" table:align="left"/>
    </style:style>
    <style:style style:name="Tabla113.A" style:family="table-column">
      <style:table-column-properties style:column-width="16.999cm" style:rel-column-width="65535*"/>
    </style:style>
    <style:style style:name="Tabla113.1" style:family="table-row">
      <style:table-row-properties fo:background-color="#ccccff">
        <style:background-image/>
      </style:table-row-properties>
    </style:style>
    <style:style style:name="Tabla113.A1" style:family="table-cell">
      <style:table-cell-properties style:vertical-align="middle" fo:padding="0.079cm" fo:border="0.035cm solid #808080"/>
    </style:style>
    <style:style style:name="P1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List_20_Heading">
      <style:text-properties fo:font-weight="bold"/>
    </style:style>
    <style:style style:name="P7" style:family="paragraph" style:parent-style-name="List_20_Heading">
      <style:paragraph-properties fo:margin-left="1cm" fo:margin-right="0cm" fo:text-indent="0cm" style:auto-text-indent="false"/>
    </style:style>
    <style:style style:name="P8" style:family="paragraph" style:parent-style-name="List_20_Heading">
      <style:paragraph-properties fo:margin-left="1cm" fo:margin-right="0cm" fo:text-indent="0cm" style:auto-text-indent="false"/>
      <style:text-properties fo:font-weight="bold"/>
    </style:style>
    <style:style style:name="P9" style:family="paragraph" style:parent-style-name="Table_20_Heading">
      <style:paragraph-properties fo:text-align="start" style:justify-single-word="false"/>
      <style:text-properties fo:font-weight="bold"/>
    </style:style>
    <style:style style:name="P10" style:family="paragraph" style:parent-style-name="Table_20_Heading">
      <style:paragraph-properties fo:text-align="start" style:justify-single-word="false"/>
      <style:text-properties fo:font-size="18pt" fo:font-weight="bold"/>
    </style:style>
    <style:style style:name="P11" style:family="paragraph" style:parent-style-name="Table_20_Heading">
      <style:paragraph-properties fo:text-align="start" style:justify-single-word="false"/>
    </style:style>
    <style:style style:name="P12" style:family="paragraph" style:parent-style-name="Preformatted_20_Text">
      <style:paragraph-properties fo:margin-top="0cm" fo:margin-bottom="0.499cm"/>
    </style:style>
    <style:style style:name="P13" style:family="paragraph" style:parent-style-name="Preformatted_20_Text">
      <style:paragraph-properties fo:margin-left="0cm" fo:margin-right="0cm" fo:margin-top="0cm" fo:margin-bottom="0.499cm" fo:text-indent="0cm" style:auto-text-indent="false"/>
    </style:style>
    <style:style style:name="P14" style:family="paragraph" style:parent-style-name="List_20_Contents">
      <style:paragraph-properties fo:margin-top="0cm" fo:margin-bottom="0.499cm"/>
    </style:style>
    <style:style style:name="P15" style:family="paragraph" style:parent-style-name="List_20_Contents">
      <style:paragraph-properties fo:margin-left="2cm" fo:margin-right="0cm" fo:text-indent="0cm" style:auto-text-indent="false"/>
    </style:style>
    <style:style style:name="P16" style:family="paragraph" style:parent-style-name="List_20_Contents">
      <style:paragraph-properties fo:margin-left="2cm" fo:margin-right="0cm" fo:margin-top="0cm" fo:margin-bottom="0.499cm" fo:text-indent="0cm" style:auto-text-indent="false"/>
    </style:style>
    <style:style style:name="P17" style:family="paragraph" style:parent-style-name="List_20_Contents">
      <style:paragraph-properties fo:margin-left="0cm" fo:margin-right="0cm" fo:margin-top="0cm" fo:margin-bottom="0.499cm" fo:text-indent="0cm" style:auto-text-indent="false"/>
      <style:text-properties style:text-underline-style="solid" style:text-underline-width="auto" style:text-underline-color="font-color"/>
    </style:style>
    <style:style style:name="T1" style:family="text">
      <style:text-properties fo:font-weight="bold"/>
    </style:style>
    <style:style style:name="T2" style:family="text">
      <style:text-properties fo:font-size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 text:is-list-header="true">MANUAL TECNICO</text:h>
      <text:h text:style-name="Heading_20_2" text:outline-level="2" text:is-list-header="true"/>
      <text:h text:style-name="Heading_20_2" text:outline-level="2" text:is-list-header="true">Package sopadeletras 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0">Class Summary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Table_20_Contents"><text:a xlink:type="simple" xlink:href="../Sopa%20de%20letras/dist/javadoc/sopadeletras/Busqueda.html"><text:span text:style-name="T1">Busqueda</text:span></text:a></text:p>
          </table:table-cell>
          <table:table-cell table:style-name="Tabla1.B2" office:value-type="string">
            <text:p text:style-name="Table_20_Contents">Clase que maneja las busquedas en la sopa de letras</text:p>
          </table:table-cell>
        </table:table-row>
        <table:table-row table:style-name="Tabla1.2">
          <table:table-cell table:style-name="Tabla1.A2" office:value-type="string">
            <text:p text:style-name="Table_20_Contents"><text:a xlink:type="simple" xlink:href="../Sopa%20de%20letras/dist/javadoc/sopadeletras/ColorRenderer.html"><text:span text:style-name="T1">ColorRenderer</text:span></text:a></text:p>
          </table:table-cell>
          <table:table-cell table:style-name="Tabla1.B2" office:value-type="string">
            <text:p text:style-name="Table_20_Contents">Clase que maneja todo lo relacionado con el pintado de la tabla</text:p>
          </table:table-cell>
        </table:table-row>
        <table:table-row table:style-name="Tabla1.2">
          <table:table-cell table:style-name="Tabla1.A2" office:value-type="string">
            <text:p text:style-name="Table_20_Contents"><text:a xlink:type="simple" xlink:href="../Sopa%20de%20letras/dist/javadoc/sopadeletras/letparser.html"><text:span text:style-name="T1">letparser</text:span></text:a></text:p>
          </table:table-cell>
          <table:table-cell table:style-name="Tabla1.B2" office:value-type="string">
            <text:p text:style-name="Table_20_Contents">CUP v0.10k generated parser.</text:p>
          </table:table-cell>
        </table:table-row>
        <table:table-row table:style-name="Tabla1.2">
          <table:table-cell table:style-name="Tabla1.A2" office:value-type="string">
            <text:p text:style-name="Table_20_Contents"><text:a xlink:type="simple" xlink:href="../Sopa%20de%20letras/dist/javadoc/sopadeletras/letscanner.html"><text:span text:style-name="T1">letscanner</text:span></text:a></text:p>
          </table:table-cell>
          <table:table-cell table:style-name="Tabla1.B2" office:value-type="string">
            <text:p text:style-name="Table_20_Contents"> analizador de los .let</text:p>
          </table:table-cell>
        </table:table-row>
        <table:table-row table:style-name="Tabla1.2">
          <table:table-cell table:style-name="Tabla1.A2" office:value-type="string">
            <text:p text:style-name="Table_20_Contents"><text:a xlink:type="simple" xlink:href="../Sopa%20de%20letras/dist/javadoc/sopadeletras/Main.html"><text:span text:style-name="T1">Main</text:span></text:a></text:p>
          </table:table-cell>
          <table:table-cell table:style-name="Tabla1.B2" office:value-type="string">
            <text:p text:style-name="Table_20_Contents"> esta clase solo inicializa la aplicacion</text:p>
          </table:table-cell>
        </table:table-row>
        <table:table-row table:style-name="Tabla1.2">
          <table:table-cell table:style-name="Tabla1.A2" office:value-type="string">
            <text:p text:style-name="Table_20_Contents"><text:a xlink:type="simple" xlink:href="../Sopa%20de%20letras/dist/javadoc/sopadeletras/myGui.html"><text:span text:style-name="T1">myGui</text:span></text:a></text:p>
          </table:table-cell>
          <table:table-cell table:style-name="Tabla1.B2" office:value-type="string">
            <text:p text:style-name="Table_20_Contents"> interfaz grafica de la aplicacion</text:p>
          </table:table-cell>
        </table:table-row>
        <table:table-row table:style-name="Tabla1.2">
          <table:table-cell table:style-name="Tabla1.A2" office:value-type="string">
            <text:p text:style-name="Table_20_Contents"><text:a xlink:type="simple" xlink:href="../Sopa%20de%20letras/dist/javadoc/sopadeletras/myToken.html"><text:span text:style-name="T1">myToken</text:span></text:a></text:p>
          </table:table-cell>
          <table:table-cell table:style-name="Tabla1.B2" office:value-type="string">
            <text:p text:style-name="Table_20_Contents">clase que maneja los simbolos de los analizadores</text:p>
          </table:table-cell>
        </table:table-row>
        <table:table-row table:style-name="Tabla1.2">
          <table:table-cell table:style-name="Tabla1.A2" office:value-type="string">
            <text:p text:style-name="Table_20_Contents"><text:a xlink:type="simple" xlink:href="../Sopa%20de%20letras/dist/javadoc/sopadeletras/pal1parser.html"><text:span text:style-name="T1">pal1parser</text:span></text:a></text:p>
          </table:table-cell>
          <table:table-cell table:style-name="Tabla1.B2" office:value-type="string">
            <text:p text:style-name="Table_20_Contents">CUP v0.10k generated parser.</text:p>
          </table:table-cell>
        </table:table-row>
        <table:table-row table:style-name="Tabla1.2">
          <table:table-cell table:style-name="Tabla1.A2" office:value-type="string">
            <text:p text:style-name="Table_20_Contents"><text:a xlink:type="simple" xlink:href="../Sopa%20de%20letras/dist/javadoc/sopadeletras/pal1scanner.html"><text:span text:style-name="T1">pal1scanner</text:span></text:a></text:p>
          </table:table-cell>
          <table:table-cell table:style-name="Tabla1.B2" office:value-type="string">
            <text:p text:style-name="Table_20_Contents"> analizador de los .pal con posicion </text:p>
          </table:table-cell>
        </table:table-row>
        <table:table-row table:style-name="Tabla1.2">
          <table:table-cell table:style-name="Tabla1.A2" office:value-type="string">
            <text:p text:style-name="Table_20_Contents"><text:a xlink:type="simple" xlink:href="../Sopa%20de%20letras/dist/javadoc/sopadeletras/pal2parser.html"><text:span text:style-name="T1">pal2parser</text:span></text:a></text:p>
          </table:table-cell>
          <table:table-cell table:style-name="Tabla1.B2" office:value-type="string">
            <text:p text:style-name="Table_20_Contents">CUP v0.10k generated parser.</text:p>
          </table:table-cell>
        </table:table-row>
        <table:table-row table:style-name="Tabla1.2">
          <table:table-cell table:style-name="Tabla1.A2" office:value-type="string">
            <text:p text:style-name="Table_20_Contents"><text:a xlink:type="simple" xlink:href="../Sopa%20de%20letras/dist/javadoc/sopadeletras/pal2scanner.html"><text:span text:style-name="T1">pal2scanner</text:span></text:a></text:p>
          </table:table-cell>
          <table:table-cell table:style-name="Tabla1.B2" office:value-type="string">
            <text:p text:style-name="Table_20_Contents"> analizador de los .pal sin posicion</text:p>
          </table:table-cell>
        </table:table-row>
        <table:table-row table:style-name="Tabla1.2">
          <table:table-cell table:style-name="Tabla1.A2" office:value-type="string">
            <text:p text:style-name="Table_20_Contents"><text:a xlink:type="simple" xlink:href="../Sopa%20de%20letras/dist/javadoc/sopadeletras/reporte.html"><text:span text:style-name="T1">reporte</text:span></text:a></text:p>
          </table:table-cell>
          <table:table-cell table:style-name="Tabla1.B2" office:value-type="string">
            <text:p text:style-name="Table_20_Contents">clase que se encarga de escribir el reporte de errores como '.htm'</text:p>
          </table:table-cell>
        </table:table-row>
        <table:table-row table:style-name="Tabla1.2">
          <table:table-cell table:style-name="Tabla1.A2" office:value-type="string">
            <text:p text:style-name="Table_20_Contents"><text:a xlink:type="simple" xlink:href="../Sopa%20de%20letras/dist/javadoc/sopadeletras/symlet.html"><text:span text:style-name="T1">symlet</text:span></text:a></text:p>
          </table:table-cell>
          <table:table-cell table:style-name="Tabla1.B2" office:value-type="string">
            <text:p text:style-name="Table_20_Contents">CUP generated class containing symbol constants.</text:p>
          </table:table-cell>
        </table:table-row>
        <table:table-row table:style-name="Tabla1.2">
          <table:table-cell table:style-name="Tabla1.A2" office:value-type="string">
            <text:p text:style-name="Table_20_Contents"><text:a xlink:type="simple" xlink:href="../Sopa%20de%20letras/dist/javadoc/sopadeletras/sympal1.html"><text:span text:style-name="T1">sympal1</text:span></text:a></text:p>
          </table:table-cell>
          <table:table-cell table:style-name="Tabla1.B2" office:value-type="string">
            <text:p text:style-name="Table_20_Contents">CUP generated class containing symbol constants.</text:p>
          </table:table-cell>
        </table:table-row>
        <table:table-row table:style-name="Tabla1.2">
          <table:table-cell table:style-name="Tabla1.A2" office:value-type="string">
            <text:p text:style-name="Table_20_Contents"><text:a xlink:type="simple" xlink:href="../Sopa%20de%20letras/dist/javadoc/sopadeletras/sympal2.html"><text:span text:style-name="T1">sympal2</text:span></text:a></text:p>
          </table:table-cell>
          <table:table-cell table:style-name="Tabla1.B2" office:value-type="string">
            <text:p text:style-name="Table_20_Contents">CUP generated class containing symbol constants.</text:p>
          </table:table-cell>
        </table:table-row>
        <table:table-row table:style-name="Tabla1.2">
          <table:table-cell table:style-name="Tabla1.A2" office:value-type="string">
            <text:p text:style-name="Table_20_Contents"><text:a xlink:type="simple" xlink:href="../Sopa%20de%20letras/dist/javadoc/sopadeletras/Tool.html"><text:span text:style-name="T1">Tool</text:span></text:a></text:p>
          </table:table-cell>
          <table:table-cell table:style-name="Tabla1.B2" office:value-type="string">
            <text:p text:style-name="Table_20_Contents">Esta clase tiene herramientas que sirven para desplegar mensajes, agregar datos a tablas, etc.</text:p>
          </table:table-cell>
        </table:table-row>
      </table:table>
      <text:p text:style-name="Standard"/>
      <text:h text:style-name="Heading_20_2" text:outline-level="2" text:is-list-header="true"><text:span text:style-name="T2">sopadeletras</text:span> <text:line-break/>Class Busqueda</text:h>
      <text:p text:style-name="Preformatted_20_Text">java.lang.Object</text:p>
      <text:p text:style-name="P12"><text:s text:c="2"/><draw:frame draw:style-name="fr1" draw:name="gráficos1" text:anchor-type="as-char" svg:width="0.397cm" svg:height="0.37cm" draw:z-index="0"><draw:image xlink:href="../Sopa%20de%20letras/dist/javadoc/resources/inherit.gif" xlink:type="simple" xlink:show="embed" xlink:actuate="onLoad"/><svg:desc>extended by </svg:desc></draw:frame><text:span text:style-name="T1">sopadeletras.Busqueda</text:span></text:p>
      <text:p text:style-name="Horizontal_20_Line"/>
      <text:p text:style-name="P13">public class <text:span text:style-name="T1">Busqueda</text:span>extends java.lang.Object</text:p>
      <text:p text:style-name="Text_20_body">Clase que maneja las busquedas en la sopa de letras </text:p>
      <text:p text:style-name="Horizontal_20_Line"/>
      <text:p text:style-name="P1"><text:bookmark text:name="field_summary"/><office:annotation><dc:date>2008-03-07T00:00:00</dc:date><text:p>=========== FIELD SUMMARY ===========</text:p></office:annotation><office:annotation><dc:date>2008-03-07T00:00:00</dc:date><text:p/></office:annotatio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0">Field Summary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3"><text:span text:style-name="Source_20_Text"> </text:span><text:span text:style-name="Source_20_Text"><text:span text:style-name="T2">javax.swing.JTextArea</text:span></text:span></text:p>
          </table:table-cell>
          <table:table-cell table:style-name="Tabla2.B2" office:value-type="string">
            <text:p text:style-name="Table_20_Contents"><text:a xlink:type="simple" xlink:href="../Sopa%20de%20letras/dist/javadoc/sopadeletras/Busqueda.html#texto"><text:span text:style-name="Source_20_Text"><text:span text:style-name="T1">texto</text:span></text:span></text:a> <text:line-break/><text:soft-page-break/>           </text:p>
          </table:table-cell>
        </table:table-row>
      </table:table>
      <text:p text:style-name="P2"> <office:annotation><dc:date>2008-03-07T00:00:00</dc:date><text:p>======== CONSTRUCTOR SUMMARY ========</text:p></office:annotation><office:annotation><dc:date>2008-03-07T00:00:00</dc:date><text:p/></office:annotation> <text:bookmark text:name="constructor_summary"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10">Constructor Summary</text:p>
          </table:table-cell>
          <table:covered-table-cell/>
        </table:table-row>
        <table:table-row table:style-name="Tabla3.2">
          <table:table-cell table:style-name="Tabla3.A2" office:value-type="string">
            <text:p text:style-name="Table_20_Contents"><text:a xlink:type="simple" xlink:href="../Sopa%20de%20letras/dist/javadoc/sopadeletras/Busqueda.html#Busqueda%28%29"><text:span text:style-name="Source_20_Text"><text:span text:style-name="T1">Busqueda</text:span></text:span></text:a><text:span text:style-name="Source_20_Text">()</text:span> <text:line-break/>           </text:p>
          </table:table-cell>
          <table:table-cell table:style-name="Tabla3.B2" office:value-type="string">
            <text:p text:style-name="P4"/>
          </table:table-cell>
        </table:table-row>
      </table:table>
      <text:p text:style-name="P2"> <office:annotation><dc:date>2008-03-07T00:00:00</dc:date><text:p>========== METHOD SUMMARY ===========</text:p></office:annotation><office:annotation><dc:date>2008-03-07T00:00:00</dc:date><text:p/></office:annotation> <text:bookmark text:name="method_summary"/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0">Method Summary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3"><text:span text:style-name="Source_20_Text"> </text:span><text:span text:style-name="Source_20_Text"><text:span text:style-name="T2">void</text:span></text:span></text:p>
          </table:table-cell>
          <table:table-cell table:style-name="Tabla4.B2" office:value-type="string">
            <text:p text:style-name="Table_20_Contents"><text:a xlink:type="simple" xlink:href="../Sopa%20de%20letras/dist/javadoc/sopadeletras/Busqueda.html#generar%28%29"><text:span text:style-name="Source_20_Text"><text:span text:style-name="T1">generar</text:span></text:span></text:a><text:span text:style-name="Source_20_Text">()</text:span> <text:line-break/>          Genera el archivo de salida '.res' tomando la informacion de un JTextArea invisible</text:p>
          </table:table-cell>
        </table:table-row>
      </table:table>
      <text:p text:style-name="P2"> <text:bookmark text:name="methods_inherited_from_class_java.lang.Object"/><office:annotation><dc:date>2008-03-07T00:00:00</dc:date><text:p/></office:annotation> 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9">Methods inherited from class java.lang.Object</text:p>
          </table:table-cell>
        </table:table-row>
        <table:table-row table:style-name="Tabla5.2">
          <table:table-cell table:style-name="Tabla5.A2" office:value-type="string">
            <text:p text:style-name="Table_20_Contents"><text:span text:style-name="Source_20_Text">clone, equals, finalize, getClass, hashCode, notify, notifyAll, toString, wait, wait, wait</text:span></text:p>
          </table:table-cell>
        </table:table-row>
      </table:table>
      <text:p text:style-name="Text_20_body">  </text:p>
      <text:p text:style-name="P1"><text:bookmark text:name="field_detail"/><office:annotation><dc:date>2008-03-07T00:00:00</dc:date><text:p>============ FIELD DETAIL ===========</text:p></office:annotation><office:annotation><dc:date>2008-03-07T00:00:00</dc:date><text:p/></office:annotatio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0">Field Detail</text:p>
          </table:table-cell>
        </table:table-row>
      </table:table>
      <text:h text:style-name="Heading_20_3" text:outline-level="3" text:is-list-header="true"><text:bookmark text:name="texto"/><office:annotation><dc:date>2008-03-07T00:00:00</dc:date><text:p/></office:annotation>texto</text:h>
      <text:p text:style-name="P12">public javax.swing.JTextArea <text:span text:style-name="T1">texto</text:span></text:p>
      <text:p text:style-name="P1"><text:bookmark text:name="constructor_detail"/><office:annotation><dc:date>2008-03-07T00:00:00</dc:date><text:p>========= CONSTRUCTOR DETAIL ========</text:p></office:annotation><office:annotation><dc:date>2008-03-07T00:00:00</dc:date><text:p/></office:annotatio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0">Constructor Detail</text:p>
          </table:table-cell>
        </table:table-row>
      </table:table>
      <text:h text:style-name="Heading_20_3" text:outline-level="3" text:is-list-header="true"><text:bookmark text:name="Busqueda()"/><office:annotation><dc:date>2008-03-07T00:00:00</dc:date><text:p/></office:annotation>Busqueda</text:h>
      <text:p text:style-name="P12">public <text:span text:style-name="T1">Busqueda</text:span>()</text:p>
      <text:p text:style-name="P1"><text:bookmark text:name="method_detail"/><office:annotation><dc:date>2008-03-07T00:00:00</dc:date><text:p>============ METHOD DETAIL ==========</text:p></office:annotation><office:annotation><dc:date>2008-03-07T00:00:00</dc:date><text:p/></office:annotatio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0">Method Detail</text:p>
          </table:table-cell>
        </table:table-row>
      </table:table>
      <text:h text:style-name="Heading_20_3" text:outline-level="3" text:is-list-header="true"><text:bookmark text:name="generar()"/><office:annotation><dc:date>2008-03-07T00:00:00</dc:date><text:p/></office:annotation>generar</text:h>
      <text:p text:style-name="P12">public void <text:span text:style-name="T1">generar</text:span>()</text:p>
      <text:p text:style-name="P14">Genera el archivo de salida '.res' tomando la informacion de un JTextArea invisible</text:p>
      <text:p text:style-name="Standard"/>
      <text:p text:style-name="Standard"/>
      <text:h text:style-name="Heading_20_2" text:outline-level="2" text:is-list-header="true"><text:span text:style-name="T2">sopadeletras</text:span> <text:line-break/>Class ColorRenderer</text:h>
      <text:p text:style-name="Preformatted_20_Text">java.lang.Object</text:p>
      <text:p text:style-name="Preformatted_20_Text"><text:s text:c="2"/><draw:frame draw:style-name="fr1" draw:name="gráficos2" text:anchor-type="as-char" svg:width="0.397cm" svg:height="0.37cm" draw:z-index="1"><draw:image xlink:href="../Sopa%20de%20letras/dist/javadoc/resources/inherit.gif" xlink:type="simple" xlink:show="embed" xlink:actuate="onLoad"/><svg:desc>extended by </svg:desc></draw:frame>java.awt.Component</text:p>
      <text:p text:style-name="Preformatted_20_Text"><text:s text:c="6"/><draw:frame draw:style-name="fr1" draw:name="gráficos3" text:anchor-type="as-char" svg:width="0.397cm" svg:height="0.37cm" draw:z-index="2"><draw:image xlink:href="../Sopa%20de%20letras/dist/javadoc/resources/inherit.gif" xlink:type="simple" xlink:show="embed" xlink:actuate="onLoad"/><svg:desc>extended by </svg:desc></draw:frame>java.awt.Container</text:p>
      <text:p text:style-name="Preformatted_20_Text"><text:s text:c="10"/><draw:frame draw:style-name="fr1" draw:name="gráficos4" text:anchor-type="as-char" svg:width="0.397cm" svg:height="0.37cm" draw:z-index="3"><draw:image xlink:href="../Sopa%20de%20letras/dist/javadoc/resources/inherit.gif" xlink:type="simple" xlink:show="embed" xlink:actuate="onLoad"/><svg:desc>extended by </svg:desc></draw:frame>javax.swing.JComponent</text:p>
      <text:p text:style-name="Preformatted_20_Text"><text:s text:c="14"/><draw:frame draw:style-name="fr1" draw:name="gráficos5" text:anchor-type="as-char" svg:width="0.397cm" svg:height="0.37cm" draw:z-index="4"><draw:image xlink:href="../Sopa%20de%20letras/dist/javadoc/resources/inherit.gif" xlink:type="simple" xlink:show="embed" xlink:actuate="onLoad"/><svg:desc>extended by </svg:desc></draw:frame>javax.swing.JLabel</text:p>
      <text:p text:style-name="P12"><text:s text:c="18"/><draw:frame draw:style-name="fr1" draw:name="gráficos6" text:anchor-type="as-char" svg:width="0.397cm" svg:height="0.37cm" draw:z-index="5"><draw:image xlink:href="../Sopa%20de%20letras/dist/javadoc/resources/inherit.gif" xlink:type="simple" xlink:show="embed" xlink:actuate="onLoad"/><svg:desc>extended by </svg:desc></draw:frame><text:span text:style-name="T1">sopadeletras.ColorRenderer</text:span></text:p>
      <text:p text:style-name="List_20_Heading"><text:soft-page-break/><text:span text:style-name="T1">All Implemented Interfaces:</text:span> </text:p>
      <text:p text:style-name="P14">java.awt.image.ImageObserver, java.awt.MenuContainer, java.io.Serializable, javax.accessibility.Accessible, javax.swing.SwingConstants, javax.swing.table.TableCellRenderer </text:p>
      <text:p text:style-name="Horizontal_20_Line"/>
      <text:p text:style-name="P13">public class <text:span text:style-name="T1">ColorRenderer</text:span>extends javax.swing.JLabelimplements javax.swing.table.TableCellRenderer</text:p>
      <text:p text:style-name="Text_20_body">Clase que maneja todo lo relacionado con el pintado de la tabla </text:p>
      <text:p text:style-name="P6">See Also:</text:p>
      <text:p text:style-name="P14"><text:a xlink:type="simple" xlink:href="../Sopa%20de%20letras/dist/javadoc/serialized-form.html#sopadeletras.ColorRenderer">Serialized Form</text:a></text:p>
      <text:p text:style-name="Horizontal_20_Line"/>
      <text:p text:style-name="P1"><text:bookmark text:name="nested_class_summary"/><office:annotation><dc:date>2008-03-07T00:00:00</dc:date><text:p>======== NESTED CLASS SUMMARY ========</text:p></office:annotation><office:annotation><dc:date>2008-03-07T00:00:00</dc:date><text:p/></office:annotatio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0">Nested Class Summary</text:p>
          </table:table-cell>
        </table:table-row>
      </table:table>
      <text:p text:style-name="P2"> <text:bookmark text:name="nested_classes_inherited_from_class_javax.swing.JLabel"/><office:annotation><dc:date>2008-03-07T00:00:00</dc:date><text:p/></office:annotation> 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9">Nested classes/interfaces inherited from class javax.swing.JLabel</text:p>
          </table:table-cell>
        </table:table-row>
        <table:table-row table:style-name="Tabla10.2">
          <table:table-cell table:style-name="Tabla10.A2" office:value-type="string">
            <text:p text:style-name="Table_20_Contents"><text:span text:style-name="Source_20_Text">javax.swing.JLabel.AccessibleJLabel</text:span></text:p>
          </table:table-cell>
        </table:table-row>
      </table:table>
      <text:p text:style-name="P2"> <office:annotation><dc:date>2008-03-07T00:00:00</dc:date><text:p/></office:annotation> <text:bookmark text:name="nested_classes_inherited_from_class_javax.swing.JComponent"/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9">Nested classes/interfaces inherited from class javax.swing.JComponent</text:p>
          </table:table-cell>
        </table:table-row>
        <table:table-row table:style-name="Tabla11.2">
          <table:table-cell table:style-name="Tabla11.A2" office:value-type="string">
            <text:p text:style-name="Table_20_Contents"><text:span text:style-name="Source_20_Text">javax.swing.JComponent.AccessibleJComponent</text:span></text:p>
          </table:table-cell>
        </table:table-row>
      </table:table>
      <text:p text:style-name="P2"> <office:annotation><dc:date>2008-03-07T00:00:00</dc:date><text:p/></office:annotation> <text:bookmark text:name="nested_classes_inherited_from_class_java.awt.Container"/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9">Nested classes/interfaces inherited from class java.awt.Container</text:p>
          </table:table-cell>
        </table:table-row>
        <table:table-row table:style-name="Tabla12.2">
          <table:table-cell table:style-name="Tabla12.A2" office:value-type="string">
            <text:p text:style-name="Table_20_Contents"><text:span text:style-name="Source_20_Text">java.awt.Container.AccessibleAWTContainer</text:span></text:p>
          </table:table-cell>
        </table:table-row>
      </table:table>
      <text:p text:style-name="P2"> <office:annotation><dc:date>2008-03-07T00:00:00</dc:date><text:p/></office:annotation> <text:bookmark text:name="nested_classes_inherited_from_class_java.awt.Component"/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9">Nested classes/interfaces inherited from class java.awt.Component</text:p>
          </table:table-cell>
        </table:table-row>
        <table:table-row table:style-name="Tabla13.2">
          <table:table-cell table:style-name="Tabla13.A2" office:value-type="string">
            <text:p text:style-name="Table_20_Contents"><text:span text:style-name="Source_20_Text">java.awt.Component.AccessibleAWTComponent, java.awt.Component.BaselineResizeBehavior, java.awt.Component.BltBufferStrategy, java.awt.Component.FlipBufferStrategy</text:span></text:p>
          </table:table-cell>
        </table:table-row>
      </table:table>
      <text:p text:style-name="P2"> <office:annotation><dc:date>2008-03-07T00:00:00</dc:date><text:p>=========== FIELD SUMMARY ===========</text:p></office:annotation><office:annotation><dc:date>2008-03-07T00:00:00</dc:date><text:p/></office:annotation> <text:bookmark text:name="field_summary1"/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0">Field Summary</text:p>
          </table:table-cell>
        </table:table-row>
      </table:table>
      <text:p text:style-name="P2"> <text:bookmark text:name="fields_inherited_from_class_javax.swing.JLabel"/><office:annotation><dc:date>2008-03-07T00:00:00</dc:date><text:p/></office:annotation> 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9">Fields inherited from class javax.swing.JLabel</text:p>
          </table:table-cell>
        </table:table-row>
        <table:table-row table:style-name="Tabla15.2">
          <table:table-cell table:style-name="Tabla15.A2" office:value-type="string">
            <text:p text:style-name="Table_20_Contents"><text:span text:style-name="Source_20_Text">labelFor</text:span></text:p>
          </table:table-cell>
        </table:table-row>
      </table:table>
      <text:p text:style-name="P2"> <text:bookmark text:name="fields_inherited_from_class_javax.swing.JComponent"/><office:annotation><dc:date>2008-03-07T00:00:00</dc:date><text:p/></office:annotation> 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9">Fields inherited from class javax.swing.JComponent</text:p>
          </table:table-cell>
        </table:table-row>
        <table:table-row table:style-name="Tabla16.2">
          <table:table-cell table:style-name="Tabla16.A2" office:value-type="string">
            <text:p text:style-name="Table_20_Contents"><text:span text:style-name="Source_20_Text">accessibleContext, listenerList, TOOL_TIP_TEXT_KEY, ui, UNDEFINED_CONDITION, WHEN_ANCESTOR_OF_FOCUSED_COMPONENT, WHEN_FOCUSED, WHEN_IN_FOCUSED_WINDOW</text:span></text:p>
          </table:table-cell>
        </table:table-row>
      </table:table>
      <text:p text:style-name="P2"> <text:bookmark text:name="fields_inherited_from_class_java.awt.Component"/><office:annotation><dc:date>2008-03-07T00:00:00</dc:date><text:p/></office:annotation> 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9">Fields inherited from class java.awt.Component</text:p>
          </table:table-cell>
        </table:table-row>
        <table:table-row table:style-name="Tabla17.2">
          <table:table-cell table:style-name="Tabla17.A2" office:value-type="string">
            <text:p text:style-name="Table_20_Contents"><text:span text:style-name="Source_20_Text">BOTTOM_ALIGNMENT, CENTER_ALIGNMENT, LEFT_ALIGNMENT, </text:span><text:soft-page-break/><text:span text:style-name="Source_20_Text">RIGHT_ALIGNMENT, TOP_ALIGNMENT</text:span></text:p>
          </table:table-cell>
        </table:table-row>
      </table:table>
      <text:p text:style-name="P2"> <text:bookmark text:name="fields_inherited_from_class_javax.swing.SwingConstants"/><office:annotation><dc:date>2008-03-07T00:00:00</dc:date><text:p/></office:annotation> 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9">Fields inherited from interface javax.swing.SwingConstants</text:p>
          </table:table-cell>
        </table:table-row>
        <table:table-row table:style-name="Tabla18.2">
          <table:table-cell table:style-name="Tabla18.A2" office:value-type="string">
            <text:p text:style-name="Table_20_Contents"><text:span text:style-name="Source_20_Text">BOTTOM, CENTER, EAST, HORIZONTAL, LEADING, LEFT, NEXT, NORTH, NORTH_EAST, NORTH_WEST, PREVIOUS, RIGHT, SOUTH, SOUTH_EAST, SOUTH_WEST, TOP, TRAILING, VERTICAL, WEST</text:span></text:p>
          </table:table-cell>
        </table:table-row>
      </table:table>
      <text:p text:style-name="P2"> <text:bookmark text:name="fields_inherited_from_class_java.awt.image.ImageObserver"/><office:annotation><dc:date>2008-03-07T00:00:00</dc:date><text:p/></office:annotation> </text:p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9">Fields inherited from interface java.awt.image.ImageObserver</text:p>
          </table:table-cell>
        </table:table-row>
        <table:table-row table:style-name="Tabla19.2">
          <table:table-cell table:style-name="Tabla19.A2" office:value-type="string">
            <text:p text:style-name="Table_20_Contents"><text:span text:style-name="Source_20_Text">ABORT, ALLBITS, ERROR, FRAMEBITS, HEIGHT, PROPERTIES, SOMEBITS, WIDTH</text:span></text:p>
          </table:table-cell>
        </table:table-row>
      </table:table>
      <text:p text:style-name="P2"> <office:annotation><dc:date>2008-03-07T00:00:00</dc:date><text:p>======== CONSTRUCTOR SUMMARY ========</text:p></office:annotation><office:annotation><dc:date>2008-03-07T00:00:00</dc:date><text:p/></office:annotation> <text:bookmark text:name="constructor_summary1"/></text:p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table:number-columns-spanned="2" office:value-type="string">
            <text:p text:style-name="P10">Constructor Summary</text:p>
          </table:table-cell>
          <table:covered-table-cell/>
        </table:table-row>
        <table:table-row table:style-name="Tabla20.2">
          <table:table-cell table:style-name="Tabla20.A2" office:value-type="string">
            <text:p text:style-name="Table_20_Contents"><text:a xlink:type="simple" xlink:href="../Sopa%20de%20letras/dist/javadoc/sopadeletras/ColorRenderer.html#ColorRenderer%28java.util.Vector,%20java.util.Vector%29"><text:span text:style-name="Source_20_Text"><text:span text:style-name="T1">ColorRenderer</text:span></text:span></text:a><text:span text:style-name="Source_20_Text">(java.util.Vector f, java.util.Vector c)</text:span> <text:line-break/>          Constructor de la clase.</text:p>
          </table:table-cell>
          <table:table-cell table:style-name="Tabla20.B2" office:value-type="string">
            <text:p text:style-name="P4"/>
          </table:table-cell>
        </table:table-row>
      </table:table>
      <text:p text:style-name="P2"> <office:annotation><dc:date>2008-03-07T00:00:00</dc:date><text:p>========== METHOD SUMMARY ===========</text:p></office:annotation><office:annotation><dc:date>2008-03-07T00:00:00</dc:date><text:p/></office:annotation> <text:bookmark text:name="method_summary1"/></text:p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table:number-columns-spanned="2" office:value-type="string">
            <text:p text:style-name="P10">Method Summary</text:p>
          </table:table-cell>
          <table:covered-table-cell/>
        </table:table-row>
        <table:table-row table:style-name="Tabla21.2">
          <table:table-cell table:style-name="Tabla21.A2" office:value-type="string">
            <text:p text:style-name="P3"><text:span text:style-name="Source_20_Text"> </text:span><text:span text:style-name="Source_20_Text"><text:span text:style-name="T2">java.awt.Component</text:span></text:span></text:p>
          </table:table-cell>
          <table:table-cell table:style-name="Tabla21.B2" office:value-type="string">
            <text:p text:style-name="Table_20_Contents"><text:a xlink:type="simple" xlink:href="../Sopa%20de%20letras/dist/javadoc/sopadeletras/ColorRenderer.html#getTableCellRendererComponent%28javax.swing.JTable,%20java.lang.Object,%20boolean,%20boolean,%20int,%20int%29"><text:span text:style-name="Source_20_Text"><text:span text:style-name="T1">getTableCellRendererComponent</text:span></text:span></text:a><text:span text:style-name="Source_20_Text">(javax.swing.JTable table, java.lang.Object valor, boolean isSelected, boolean hasFocus, int row, int column)</text:span> <text:line-break/>          Metodo que verifica celda por celda y compara con los vectores que contienen las celdas que se van a pintar, y pinta las celdas en las que encuentra coincidencias.</text:p>
          </table:table-cell>
        </table:table-row>
      </table:table>
      <text:p text:style-name="P2"> <text:bookmark text:name="methods_inherited_from_class_javax.swing.JLabel"/><office:annotation><dc:date>2008-03-07T00:00:00</dc:date><text:p/></office:annotation> </text:p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9">Methods inherited from class javax.swing.JLabel</text:p>
          </table:table-cell>
        </table:table-row>
        <table:table-row table:style-name="Tabla22.2">
          <table:table-cell table:style-name="Tabla22.A2" office:value-type="string">
            <text:p text:style-name="Table_20_Contents"><text:span text:style-name="Source_20_Text">checkHorizontalKey, checkVerticalKey, getAccessibleContext, getDisabledIcon, getDisplayedMnemonic, getDisplayedMnemonicIndex, getHorizontalAlignment, getHorizontalTextPosition, getIcon, getIconTextGap, getLabelFor, getText, getUI, getUIClassID, getVerticalAlignment, getVerticalTextPosition, imageUpdate, paramString, setDisabledIcon, setDisplayedMnemonic, setDisplayedMnemonic, setDisplayedMnemonicIndex, setHorizontalAlignment, setHorizontalTextPosition, setIcon, setIconTextGap, setLabelFor, setText, setUI, setVerticalAlignment, setVerticalTextPosition, updateUI</text:span></text:p>
          </table:table-cell>
        </table:table-row>
      </table:table>
      <text:p text:style-name="P2"> <text:bookmark text:name="methods_inherited_from_class_javax.swing.JComponent"/><office:annotation><dc:date>2008-03-07T00:00:00</dc:date><text:p/></office:annotation> </text:p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9">Methods inherited from class javax.swing.JComponent</text:p>
          </table:table-cell>
        </table:table-row>
        <table:table-row table:style-name="Tabla23.2">
          <table:table-cell table:style-name="Tabla23.A2" office:value-type="string">
            <text:p text:style-name="Table_20_Contents"><text:span text:style-name="Source_20_Text">addAncestorListener, addNotify, addVetoableChangeListener, computeVisibleRect, contains, createToolTip, disable, enable, firePropertyChange, firePropertyChange, firePropertyChange, fireVetoableChange, getActionForKeyStroke, getActionMap, getAlignmentX, getAlignmentY, getAncestorListeners, getAutoscrolls, getBaseline, getBaselineResizeBehavior, getBorder, getBounds, getClientProperty, getComponentGraphics, getComponentPopupMenu, getConditionForKeyStroke, getDebugGraphicsOptions, getDefaultLocale, getFontMetrics, </text:span><text:soft-page-break/><text:span text:style-name="Source_20_Text">getGraphics, getHeight, getInheritsPopupMenu, getInputMap, getInputMap, getInputVerifier, getInsets, getInsets, getListeners, getLocation, getMaximumSize, getMinimumSize, getNextFocusableComponent, getPopupLocation, getPreferredSize, getRegisteredKeyStrokes, getRootPane, getSize, getToolTipLocation, getToolTipText, getToolTipText, getTopLevelAncestor, getTransferHandler, getVerifyInputWhenFocusTarget, getVetoableChangeListeners, getVisibleRect, getWidth, getX, getY, grabFocus, isDoubleBuffered, isLightweightComponent, isManagingFocus, isOpaque, isOptimizedDrawingEnabled, isPaintingForPrint, isPaintingTile, isRequestFocusEnabled, isValidateRoot, paint, paintBorder, paintChildren, paintComponent, paintImmediately, paintImmediately, print, printAll, printBorder, printChildren, printComponent, processComponentKeyEvent, processKeyBinding, processKeyEvent, processMouseEvent, processMouseMotionEvent, putClientProperty, registerKeyboardAction, registerKeyboardAction, removeAncestorListener, removeNotify, removeVetoableChangeListener, repaint, repaint, requestDefaultFocus, requestFocus, requestFocus, requestFocusInWindow, requestFocusInWindow, resetKeyboardActions, reshape, revalidate, scrollRectToVisible, setActionMap, setAlignmentX, setAlignmentY, setAutoscrolls, setBackground, setBorder, setComponentPopupMenu, setDebugGraphicsOptions, setDefaultLocale, setDoubleBuffered, setEnabled, setFocusTraversalKeys, setFont, setForeground, setInheritsPopupMenu, setInputMap, setInputVerifier, setMaximumSize, setMinimumSize, setNextFocusableComponent, setOpaque, setPreferredSize, setRequestFocusEnabled, setToolTipText, setTransferHandler, setUI, setVerifyInputWhenFocusTarget, setVisible, unregisterKeyboardAction, update</text:span></text:p>
          </table:table-cell>
        </table:table-row>
      </table:table>
      <text:p text:style-name="P2"> <text:bookmark text:name="methods_inherited_from_class_java.awt.Container"/><office:annotation><dc:date>2008-03-07T00:00:00</dc:date><text:p/></office:annotation> </text:p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9">Methods inherited from class java.awt.Container</text:p>
          </table:table-cell>
        </table:table-row>
        <table:table-row table:style-name="Tabla24.2">
          <table:table-cell table:style-name="Tabla24.A2" office:value-type="string">
            <text:p text:style-name="Table_20_Contents"><text:span text:style-name="Source_20_Text">add, add, add, add, add, addContainerListener, addImpl, addPropertyChangeListener, addPropertyChangeListener, applyComponentOrientation, areFocusTraversalKeysSet, countComponents, deliverEvent, doLayout, findComponentAt, findComponentAt, getComponent, getComponentAt, getComponentAt, getComponentCount, getComponents, getComponentZOrder, getContainerListeners, getFocusTraversalKeys, getFocusTraversalPolicy, getLayout, getMousePosition, insets, invalidate, isAncestorOf, isFocusCycleRoot, isFocusCycleRoot, isFocusTraversalPolicyProvider, isFocusTraversalPolicySet, layout, list, list, locate, minimumSize, paintComponents, preferredSize, printComponents, processContainerEvent, processEvent, remove, remove, removeAll, removeContainerListener, setComponentZOrder, setFocusCycleRoot, setFocusTraversalPolicy, setFocusTraversalPolicyProvider, setLayout, transferFocusBackward, transferFocusDownCycle, validate, validateTree</text:span></text:p>
          </table:table-cell>
        </table:table-row>
      </table:table>
      <text:p text:style-name="P2"> <text:bookmark text:name="methods_inherited_from_class_java.awt.Component"/><office:annotation><dc:date>2008-03-07T00:00:00</dc:date><text:p/></office:annotation> </text:p>
      <table:table table:name="Tabla25" table:style-name="Tabla25">
        <table:table-column table:style-name="Tabla25.A"/>
        <text:soft-page-break/>
        <table:table-row table:style-name="Tabla25.1">
          <table:table-cell table:style-name="Tabla25.A1" office:value-type="string">
            <text:p text:style-name="P9">Methods inherited from class java.awt.Component</text:p>
          </table:table-cell>
        </table:table-row>
        <table:table-row table:style-name="Tabla25.2">
          <table:table-cell table:style-name="Tabla25.A2" office:value-type="string">
            <text:p text:style-name="Table_20_Contents"><text:span text:style-name="Source_20_Text">action, add, addComponentListener, addFocusListener, addHierarchyBoundsListener, addHierarchyListener, addInputMethodListener, addKeyListener, addMouseListener, addMouseMotionListener, addMouseWheelListener, bounds, checkImage, checkImage, coalesceEvents, contains, createImage, createImage, createVolatileImage, createVolatileImage, disableEvents, dispatchEvent, enable, enableEvents, enableInputMethods, firePropertyChange, firePropertyChange, firePropertyChange, firePropertyChange, firePropertyChange, firePropertyChange, getBackground, getBounds, getColorModel, getComponentListeners, getComponentOrientation, getCursor, getDropTarget, getFocusCycleRootAncestor, getFocusListeners, getFocusTraversalKeysEnabled, getFont, getForeground, getGraphicsConfiguration, getHierarchyBoundsListeners, getHierarchyListeners, getIgnoreRepaint, getInputContext, getInputMethodListeners, getInputMethodRequests, getKeyListeners, getLocale, getLocation, getLocationOnScreen, getMouseListeners, getMouseMotionListeners, getMousePosition, getMouseWheelListeners, getName, getParent, getPeer, getPropertyChangeListeners, getPropertyChangeListeners, getSize, getToolkit, getTreeLock, gotFocus, handleEvent, hasFocus, hide, inside, isBackgroundSet, isCursorSet, isDisplayable, isEnabled, isFocusable, isFocusOwner, isFocusTraversable, isFontSet, isForegroundSet, isLightweight, isMaximumSizeSet, isMinimumSizeSet, isPreferredSizeSet, isShowing, isValid, isVisible, keyDown, keyUp, list, list, list, location, lostFocus, mouseDown, mouseDrag, mouseEnter, mouseExit, mouseMove, mouseUp, move, nextFocus, paintAll, postEvent, prepareImage, prepareImage, processComponentEvent, processFocusEvent, processHierarchyBoundsEvent, processHierarchyEvent, processInputMethodEvent, processMouseWheelEvent, remove, removeComponentListener, removeFocusListener, removeHierarchyBoundsListener, removeHierarchyListener, removeInputMethodListener, removeKeyListener, removeMouseListener, removeMouseMotionListener, removeMouseWheelListener, removePropertyChangeListener, removePropertyChangeListener, repaint, repaint, repaint, resize, resize, setBounds, setBounds, setComponentOrientation, setCursor, setDropTarget, setFocusable, setFocusTraversalKeysEnabled, setIgnoreRepaint, setLocale, setLocation, setLocation, setName, setSize, setSize, show, show, size, toString, transferFocus, transferFocusUpCycle</text:span></text:p>
          </table:table-cell>
        </table:table-row>
      </table:table>
      <text:p text:style-name="P2"> <text:bookmark text:name="methods_inherited_from_class_java.lang.Object1"/><office:annotation><dc:date>2008-03-07T00:00:00</dc:date><text:p/></office:annotation> </text:p>
      <table:table table:name="Tabla26" table:style-name="Tabla26">
        <table:table-column table:style-name="Tabla26.A"/>
        <table:table-row table:style-name="Tabla26.1">
          <table:table-cell table:style-name="Tabla26.A1" office:value-type="string">
            <text:p text:style-name="P9">Methods inherited from class java.lang.Object</text:p>
          </table:table-cell>
        </table:table-row>
        <table:table-row table:style-name="Tabla26.2">
          <table:table-cell table:style-name="Tabla26.A2" office:value-type="string">
            <text:p text:style-name="Table_20_Contents"><text:span text:style-name="Source_20_Text">clone, equals, finalize, getClass, hashCode, notify, notifyAll, wait, wait, wait</text:span></text:p>
          </table:table-cell>
        </table:table-row>
      </table:table>
      <text:p text:style-name="Text_20_body">  </text:p>
      <text:p text:style-name="P1"><text:bookmark text:name="constructor_detail1"/><office:annotation><dc:date>2008-03-07T00:00:00</dc:date><text:p>========= CONSTRUCTOR DETAIL ========</text:p></office:annotation><office:annotation><dc:date>2008-03-07T00:00:00</dc:date><text:p/></office:annotation></text:p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10">Constructor Detail</text:p>
          </table:table-cell>
        </table:table-row>
      </table:table>
      <text:h text:style-name="Heading_20_3" text:outline-level="3" text:is-list-header="true"><text:bookmark text:name="ColorRenderer(java.util.Vector, java.util.Vector)"/><text:soft-page-break/><office:annotation><dc:date>2008-03-07T00:00:00</dc:date><text:p/></office:annotation>ColorRenderer</text:h>
      <text:p text:style-name="Preformatted_20_Text">public <text:span text:style-name="T1">ColorRenderer</text:span>(java.util.Vector f,</text:p>
      <text:p text:style-name="P12"><text:s text:c="21"/>java.util.Vector c)</text:p>
      <text:p text:style-name="P14">Constructor de la clase. Recibe como parametro 2 vectores que tienen las coordenadas de las celdas que se van a pintar. los vectores tienen que estar sincronizados, entonces para saber la coordenada de una celda cualquiera debemos hacer: [f.elementAt(3) , c.elementAt(3)] ó [f.elementAt(x) , c.elementAt(x)] debemos darle la misma posicion a los vectores porque asi esta sincronizado uno con el otro y nos devuelve las coordenadas de la misma celda. ejemplo: si queremos tomar la fila y la columna de la primera celda que se tiene que pintar, hacemos: fila = f.elementAt(0); columna = c.elementAt(0) </text:p>
      <text:p text:style-name="P8">Parameters:</text:p>
      <text:p text:style-name="P15"><text:span text:style-name="Source_20_Text">f</text:span> - vector que contiene las filas de las celdas que se van a pintar</text:p>
      <text:p text:style-name="P16"><text:span text:style-name="Source_20_Text">c</text:span> - vector que contiene las columnas de las celdas que se van a pintar</text:p>
      <text:p text:style-name="P1"><text:bookmark text:name="method_detail1"/><office:annotation><dc:date>2008-03-07T00:00:00</dc:date><text:p>============ METHOD DETAIL ==========</text:p></office:annotation><office:annotation><dc:date>2008-03-07T00:00:00</dc:date><text:p/></office:annotation></text:p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10">Method Detail</text:p>
          </table:table-cell>
        </table:table-row>
      </table:table>
      <text:h text:style-name="Heading_20_3" text:outline-level="3" text:is-list-header="true"><text:bookmark text:name="getTableCellRendererComponent(javax.swing.JTable, java.lang.Object, boolean, boolean, int, int)"/><office:annotation><dc:date>2008-03-07T00:00:00</dc:date><text:p/></office:annotation>getTableCellRendererComponent</text:h>
      <text:p text:style-name="Preformatted_20_Text">public java.awt.Component <text:span text:style-name="T1">getTableCellRendererComponent</text:span>(javax.swing.JTable table,</text:p>
      <text:p text:style-name="Preformatted_20_Text"><text:s text:c="56"/>java.lang.Object valor,</text:p>
      <text:p text:style-name="Preformatted_20_Text"><text:s text:c="56"/>boolean isSelected,</text:p>
      <text:p text:style-name="Preformatted_20_Text"><text:s text:c="56"/>boolean hasFocus,</text:p>
      <text:p text:style-name="Preformatted_20_Text"><text:s text:c="56"/>int row,</text:p>
      <text:p text:style-name="P12"><text:s text:c="56"/>int column)</text:p>
      <text:p text:style-name="P14">Metodo que verifica celda por celda y compara con los vectores que contienen las celdas que se van a pintar, y pinta las celdas en las que encuentra coincidencias. </text:p>
      <text:p text:style-name="P8">Specified by:</text:p>
      <text:p text:style-name="P16"><text:span text:style-name="Source_20_Text">getTableCellRendererComponent</text:span> in interface <text:span text:style-name="Source_20_Text">javax.swing.table.TableCellRenderer</text:span></text:p>
      <text:p text:style-name="Standard"/>
      <text:h text:style-name="Heading_20_2" text:outline-level="2" text:is-list-header="true"><text:span text:style-name="T2">sopadeletras</text:span> <text:line-break/>Class letparser</text:h>
      <text:p text:style-name="Preformatted_20_Text">java.lang.Object</text:p>
      <text:p text:style-name="Preformatted_20_Text"><text:s text:c="2"/><draw:frame draw:style-name="fr1" draw:name="gráficos7" text:anchor-type="as-char" svg:width="1.997cm" svg:height="0.998cm" draw:z-index="6"><draw:image xlink:href="../Sopa%20de%20letras/dist/javadoc/resources/inherit.gif" xlink:type="simple" xlink:show="embed" xlink:actuate="onLoad"/><svg:desc>extended by </svg:desc></draw:frame><text:a xlink:type="simple" xlink:href="../Sopa%20de%20letras/dist/javadoc/java_cup/runtime/lr_parser.html">java_cup.runtime.lr_parser</text:a></text:p>
      <text:p text:style-name="P12"><text:s text:c="6"/><draw:frame draw:style-name="fr1" draw:name="gráficos8" text:anchor-type="as-char" svg:width="1.997cm" svg:height="0.998cm" draw:z-index="7"><draw:image xlink:href="../Sopa%20de%20letras/dist/javadoc/resources/inherit.gif" xlink:type="simple" xlink:show="embed" xlink:actuate="onLoad"/><svg:desc>extended by </svg:desc></draw:frame><text:span text:style-name="T1">sopadeletras.letparser</text:span></text:p>
      <text:p text:style-name="Horizontal_20_Line"/>
      <text:p text:style-name="P13">public class <text:span text:style-name="T1">letparser</text:span>extends <text:a xlink:type="simple" xlink:href="../Sopa%20de%20letras/dist/javadoc/java_cup/runtime/lr_parser.html">lr_parser</text:a></text:p>
      <text:p text:style-name="Text_20_body">CUP v0.10k generated parser. </text:p>
      <text:p text:style-name="Horizontal_20_Line"/>
      <text:p text:style-name="P1"><text:bookmark text:name="field_summary2"/><text:soft-page-break/><office:annotation><dc:date>2008-03-07T00:00:00</dc:date><text:p>=========== FIELD SUMMARY ===========</text:p></office:annotation><office:annotation><dc:date>2008-03-07T00:00:00</dc:date><text:p/></office:annotation></text:p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table:number-columns-spanned="2" office:value-type="string">
            <text:p text:style-name="P10">Field Summary</text:p>
          </table:table-cell>
          <table:covered-table-cell/>
        </table:table-row>
        <table:table-row table:style-name="Tabla29.2">
          <table:table-cell table:style-name="Tabla29.A2" office:value-type="string">
            <text:p text:style-name="P3"><text:span text:style-name="Source_20_Text"><text:span text:style-name="T2">protected static short[][]</text:span></text:span></text:p>
          </table:table-cell>
          <table:table-cell table:style-name="Tabla29.B2" office:value-type="string">
            <text:p text:style-name="Table_20_Contents"><text:a xlink:type="simple" xlink:href="../Sopa%20de%20letras/dist/javadoc/sopadeletras/letparser.html#_action_table"><text:span text:style-name="Source_20_Text"><text:span text:style-name="T1">_action_table</text:span></text:span></text:a> <text:line-break/>          Parse-action table.</text:p>
          </table:table-cell>
        </table:table-row>
        <table:table-row table:style-name="Tabla29.2">
          <table:table-cell table:style-name="Tabla29.A2" office:value-type="string">
            <text:p text:style-name="P3"><text:span text:style-name="Source_20_Text"><text:span text:style-name="T2">protected static short[][]</text:span></text:span></text:p>
          </table:table-cell>
          <table:table-cell table:style-name="Tabla29.B2" office:value-type="string">
            <text:p text:style-name="Table_20_Contents"><text:a xlink:type="simple" xlink:href="../Sopa%20de%20letras/dist/javadoc/sopadeletras/letparser.html#_production_table"><text:span text:style-name="Source_20_Text"><text:span text:style-name="T1">_production_table</text:span></text:span></text:a> <text:line-break/>          Production table.</text:p>
          </table:table-cell>
        </table:table-row>
        <table:table-row table:style-name="Tabla29.2">
          <table:table-cell table:style-name="Tabla29.A2" office:value-type="string">
            <text:p text:style-name="P3"><text:span text:style-name="Source_20_Text"><text:span text:style-name="T2">protected static short[][]</text:span></text:span></text:p>
          </table:table-cell>
          <table:table-cell table:style-name="Tabla29.B2" office:value-type="string">
            <text:p text:style-name="Table_20_Contents"><text:a xlink:type="simple" xlink:href="../Sopa%20de%20letras/dist/javadoc/sopadeletras/letparser.html#_reduce_table"><text:span text:style-name="Source_20_Text"><text:span text:style-name="T1">_reduce_table</text:span></text:span></text:a> <text:line-break/>          <text:span text:style-name="Source_20_Text">reduce_goto</text:span> table.</text:p>
          </table:table-cell>
        </table:table-row>
        <table:table-row table:style-name="Tabla29.2">
          <table:table-cell table:style-name="Tabla29.A2" office:value-type="string">
            <text:p text:style-name="P3"><text:span text:style-name="Source_20_Text"><text:span text:style-name="T2">protected  sopadeletras.CUP$letparser$actions</text:span></text:span></text:p>
          </table:table-cell>
          <table:table-cell table:style-name="Tabla29.B2" office:value-type="string">
            <text:p text:style-name="Table_20_Contents"><text:a xlink:type="simple" xlink:href="../Sopa%20de%20letras/dist/javadoc/sopadeletras/letparser.html#action_obj"><text:span text:style-name="Source_20_Text"><text:span text:style-name="T1">action_obj</text:span></text:span></text:a> <text:line-break/>          Instance of action encapsulation class.</text:p>
          </table:table-cell>
        </table:table-row>
      </table:table>
      <text:p text:style-name="P2"> <text:bookmark text:name="fields_inherited_from_class_java_cup.runtime.lr_parser"/><office:annotation><dc:date>2008-03-07T00:00:00</dc:date><text:p/></office:annotation> </text:p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11"><text:span text:style-name="T1">Fields inherited from class java_cup.runtime.</text:span><text:a xlink:type="simple" xlink:href="../Sopa%20de%20letras/dist/javadoc/java_cup/runtime/lr_parser.html"><text:span text:style-name="T1">lr_parser</text:span></text:a></text:p>
          </table:table-cell>
        </table:table-row>
        <table:table-row table:style-name="Tabla30.2">
          <table:table-cell table:style-name="Tabla30.A2" office:value-type="string">
            <text:p text:style-name="Table_20_Contents"><text:a xlink:type="simple" xlink:href="../Sopa%20de%20letras/dist/javadoc/java_cup/runtime/lr_parser.html#_done_parsing"><text:span text:style-name="Source_20_Text">_done_parsing</text:span></text:a><text:span text:style-name="Source_20_Text">, </text:span><text:a xlink:type="simple" xlink:href="../Sopa%20de%20letras/dist/javadoc/java_cup/runtime/lr_parser.html#_error_sync_size"><text:span text:style-name="Source_20_Text">_error_sync_size</text:span></text:a><text:span text:style-name="Source_20_Text">, </text:span><text:a xlink:type="simple" xlink:href="../Sopa%20de%20letras/dist/javadoc/java_cup/runtime/lr_parser.html#action_tab"><text:span text:style-name="Source_20_Text">action_tab</text:span></text:a><text:span text:style-name="Source_20_Text">, </text:span><text:a xlink:type="simple" xlink:href="../Sopa%20de%20letras/dist/javadoc/java_cup/runtime/lr_parser.html#cur_token"><text:span text:style-name="Source_20_Text">cur_token</text:span></text:a><text:span text:style-name="Source_20_Text">, </text:span><text:a xlink:type="simple" xlink:href="../Sopa%20de%20letras/dist/javadoc/java_cup/runtime/lr_parser.html#lookahead"><text:span text:style-name="Source_20_Text">lookahead</text:span></text:a><text:span text:style-name="Source_20_Text">, </text:span><text:a xlink:type="simple" xlink:href="../Sopa%20de%20letras/dist/javadoc/java_cup/runtime/lr_parser.html#lookahead_pos"><text:span text:style-name="Source_20_Text">lookahead_pos</text:span></text:a><text:span text:style-name="Source_20_Text">, </text:span><text:a xlink:type="simple" xlink:href="../Sopa%20de%20letras/dist/javadoc/java_cup/runtime/lr_parser.html#production_tab"><text:span text:style-name="Source_20_Text">production_tab</text:span></text:a><text:span text:style-name="Source_20_Text">, </text:span><text:a xlink:type="simple" xlink:href="../Sopa%20de%20letras/dist/javadoc/java_cup/runtime/lr_parser.html#reduce_tab"><text:span text:style-name="Source_20_Text">reduce_tab</text:span></text:a><text:span text:style-name="Source_20_Text">, </text:span><text:a xlink:type="simple" xlink:href="../Sopa%20de%20letras/dist/javadoc/java_cup/runtime/lr_parser.html#stack"><text:span text:style-name="Source_20_Text">stack</text:span></text:a><text:span text:style-name="Source_20_Text">, </text:span><text:a xlink:type="simple" xlink:href="../Sopa%20de%20letras/dist/javadoc/java_cup/runtime/lr_parser.html#tos"><text:span text:style-name="Source_20_Text">tos</text:span></text:a></text:p>
          </table:table-cell>
        </table:table-row>
      </table:table>
      <text:p text:style-name="P2"> <office:annotation><dc:date>2008-03-07T00:00:00</dc:date><text:p>======== CONSTRUCTOR SUMMARY ========</text:p></office:annotation><office:annotation><dc:date>2008-03-07T00:00:00</dc:date><text:p/></office:annotation> <text:bookmark text:name="constructor_summary2"/></text:p>
      <table:table table:name="Tabla31" table:style-name="Tabla31">
        <table:table-column table:style-name="Tabla31.A"/>
        <table:table-column table:style-name="Tabla31.B"/>
        <table:table-row table:style-name="Tabla31.1">
          <table:table-cell table:style-name="Tabla31.A1" table:number-columns-spanned="2" office:value-type="string">
            <text:p text:style-name="P10">Constructor Summary</text:p>
          </table:table-cell>
          <table:covered-table-cell/>
        </table:table-row>
        <table:table-row table:style-name="Tabla31.2">
          <table:table-cell table:style-name="Tabla31.A2" office:value-type="string">
            <text:p text:style-name="Table_20_Contents"><text:a xlink:type="simple" xlink:href="../Sopa%20de%20letras/dist/javadoc/sopadeletras/letparser.html#letparser%28%29"><text:span text:style-name="Source_20_Text"><text:span text:style-name="T1">letparser</text:span></text:span></text:a><text:span text:style-name="Source_20_Text">()</text:span> <text:line-break/>          Default constructor.</text:p>
          </table:table-cell>
          <table:table-cell table:style-name="Tabla31.B2" office:value-type="string">
            <text:p text:style-name="P4"/>
          </table:table-cell>
        </table:table-row>
        <table:table-row table:style-name="Tabla31.2">
          <table:table-cell table:style-name="Tabla31.A2" office:value-type="string">
            <text:p text:style-name="Table_20_Contents"><text:a xlink:type="simple" xlink:href="../Sopa%20de%20letras/dist/javadoc/sopadeletras/letparser.html#letparser%28java_cup.runtime.Scanner%29"><text:span text:style-name="Source_20_Text"><text:span text:style-name="T1">letparser</text:span></text:span></text:a><text:span text:style-name="Source_20_Text">(</text:span><text:a xlink:type="simple" xlink:href="../Sopa%20de%20letras/dist/javadoc/java_cup/runtime/Scanner.html"><text:span text:style-name="Source_20_Text">Scanner</text:span></text:a><text:span text:style-name="Source_20_Text"> s)</text:span> <text:line-break/>          Constructor which sets the default scanner.</text:p>
          </table:table-cell>
          <table:table-cell table:style-name="Tabla31.B2" office:value-type="string">
            <text:p text:style-name="P4"/>
          </table:table-cell>
        </table:table-row>
      </table:table>
      <text:p text:style-name="P2"> <office:annotation><dc:date>2008-03-07T00:00:00</dc:date><text:p>========== METHOD SUMMARY ===========</text:p></office:annotation><office:annotation><dc:date>2008-03-07T00:00:00</dc:date><text:p/></office:annotation> <text:bookmark text:name="method_summary2"/></text:p>
      <table:table table:name="Tabla32" table:style-name="Tabla32">
        <table:table-column table:style-name="Tabla32.A"/>
        <table:table-column table:style-name="Tabla32.B"/>
        <table:table-row table:style-name="Tabla32.1">
          <table:table-cell table:style-name="Tabla32.A1" table:number-columns-spanned="2" office:value-type="string">
            <text:p text:style-name="P10">Method Summary</text:p>
          </table:table-cell>
          <table:covered-table-cell/>
        </table:table-row>
        <table:table-row table:style-name="Tabla32.2">
          <table:table-cell table:style-name="Tabla32.A2" office:value-type="string">
            <text:p text:style-name="P3"><text:span text:style-name="Source_20_Text"> </text:span><text:span text:style-name="Source_20_Text"><text:span text:style-name="T2">short[][]</text:span></text:span></text:p>
          </table:table-cell>
          <table:table-cell table:style-name="Tabla32.B2" office:value-type="string">
            <text:p text:style-name="Table_20_Contents"><text:a xlink:type="simple" xlink:href="../Sopa%20de%20letras/dist/javadoc/sopadeletras/letparser.html#action_table%28%29"><text:span text:style-name="Source_20_Text"><text:span text:style-name="T1">action_table</text:span></text:span></text:a><text:span text:style-name="Source_20_Text">()</text:span> <text:line-break/>          Access to parse-action table.</text:p>
          </table:table-cell>
        </table:table-row>
        <table:table-row table:style-name="Tabla32.2">
          <table:table-cell table:style-name="Tabla32.A2" office:value-type="string">
            <text:p text:style-name="P3"><text:span text:style-name="Source_20_Text"> </text:span><text:a xlink:type="simple" xlink:href="../Sopa%20de%20letras/dist/javadoc/java_cup/runtime/Symbol.html"><text:span text:style-name="Source_20_Text"><text:span text:style-name="T2">Symbol</text:span></text:span></text:a></text:p>
          </table:table-cell>
          <table:table-cell table:style-name="Tabla32.B2" office:value-type="string">
            <text:p text:style-name="Table_20_Contents"><text:a xlink:type="simple" xlink:href="../Sopa%20de%20letras/dist/javadoc/sopadeletras/letparser.html#do_action%28int,%20java_cup.runtime.lr_parser,%20java.util.Stack,%20int%29"><text:span text:style-name="Source_20_Text"><text:span text:style-name="T1">do_action</text:span></text:span></text:a><text:span text:style-name="Source_20_Text">(int act_num, </text:span><text:a xlink:type="simple" xlink:href="../Sopa%20de%20letras/dist/javadoc/java_cup/runtime/lr_parser.html"><text:span text:style-name="Source_20_Text">lr_parser</text:span></text:a><text:span text:style-name="Source_20_Text"> parser, java.util.Stack stack, int top)</text:span> <text:line-break/>          Invoke a user supplied parse action.</text:p>
          </table:table-cell>
        </table:table-row>
        <table:table-row table:style-name="Tabla32.2">
          <table:table-cell table:style-name="Tabla32.A2" office:value-type="string">
            <text:p text:style-name="P3"><text:span text:style-name="Source_20_Text"> </text:span><text:span text:style-name="Source_20_Text"><text:span text:style-name="T2">int</text:span></text:span></text:p>
          </table:table-cell>
          <table:table-cell table:style-name="Tabla32.B2" office:value-type="string">
            <text:p text:style-name="Table_20_Contents"><text:a xlink:type="simple" xlink:href="../Sopa%20de%20letras/dist/javadoc/sopadeletras/letparser.html#EOF_sym%28%29"><text:span text:style-name="Source_20_Text"><text:span text:style-name="T1">EOF_sym</text:span></text:span></text:a><text:span text:style-name="Source_20_Text">()</text:span> <text:line-break/>          <text:span text:style-name="Source_20_Text">EOF</text:span> Symbol index.</text:p>
          </table:table-cell>
        </table:table-row>
        <table:table-row table:style-name="Tabla32.2">
          <table:table-cell table:style-name="Tabla32.A2" office:value-type="string">
            <text:p text:style-name="P3"><text:span text:style-name="Source_20_Text"> </text:span><text:span text:style-name="Source_20_Text"><text:span text:style-name="T2">int</text:span></text:span></text:p>
          </table:table-cell>
          <table:table-cell table:style-name="Tabla32.B2" office:value-type="string">
            <text:p text:style-name="Table_20_Contents"><text:a xlink:type="simple" xlink:href="../Sopa%20de%20letras/dist/javadoc/sopadeletras/letparser.html#error_sym%28%29"><text:span text:style-name="Source_20_Text"><text:span text:style-name="T1">error_sym</text:span></text:span></text:a><text:span text:style-name="Source_20_Text">()</text:span> <text:line-break/>          <text:span text:style-name="Source_20_Text">error</text:span> Symbol index.</text:p>
          </table:table-cell>
        </table:table-row>
        <table:table-row table:style-name="Tabla32.2">
          <table:table-cell table:style-name="Tabla32.A2" office:value-type="string">
            <text:p text:style-name="P3"><text:span text:style-name="Source_20_Text"><text:span text:style-name="T2">protected  void</text:span></text:span></text:p>
          </table:table-cell>
          <table:table-cell table:style-name="Tabla32.B2" office:value-type="string">
            <text:p text:style-name="Table_20_Contents"><text:a xlink:type="simple" xlink:href="../Sopa%20de%20letras/dist/javadoc/sopadeletras/letparser.html#init_actions%28%29"><text:span text:style-name="Source_20_Text"><text:span text:style-name="T1">init_actions</text:span></text:span></text:a><text:span text:style-name="Source_20_Text">()</text:span> <text:line-break/>          Action encapsulation object initializer.</text:p>
          </table:table-cell>
        </table:table-row>
        <table:table-row table:style-name="Tabla32.2">
          <table:table-cell table:style-name="Tabla32.A2" office:value-type="string">
            <text:p text:style-name="P3"><text:span text:style-name="Source_20_Text"><text:span text:style-name="T2">static void</text:span></text:span></text:p>
          </table:table-cell>
          <table:table-cell table:style-name="Tabla32.B2" office:value-type="string">
            <text:p text:style-name="Table_20_Contents"><text:a xlink:type="simple" xlink:href="../Sopa%20de%20letras/dist/javadoc/sopadeletras/letparser.html#main%28java.lang.String%5B%5D%29"><text:span text:style-name="Source_20_Text"><text:span text:style-name="T1">main</text:span></text:span></text:a><text:span text:style-name="Source_20_Text">(java.lang.String[] args)</text:span> <text:line-break/>           </text:p>
          </table:table-cell>
        </table:table-row>
        <table:table-row table:style-name="Tabla32.2">
          <table:table-cell table:style-name="Tabla32.A2" office:value-type="string">
            <text:p text:style-name="P3"><text:span text:style-name="Source_20_Text"> </text:span><text:span text:style-name="Source_20_Text"><text:span text:style-name="T2">short[][]</text:span></text:span></text:p>
          </table:table-cell>
          <table:table-cell table:style-name="Tabla32.B2" office:value-type="string">
            <text:p text:style-name="Table_20_Contents"><text:a xlink:type="simple" xlink:href="../Sopa%20de%20letras/dist/javadoc/sopadeletras/letparser.html#production_table%28%29"><text:span text:style-name="Source_20_Text"><text:span text:style-name="T1">production_table</text:span></text:span></text:a><text:span text:style-name="Source_20_Text">()</text:span> <text:line-break/>          Access to production table.</text:p>
          </table:table-cell>
        </table:table-row>
        <table:table-row table:style-name="Tabla32.2">
          <table:table-cell table:style-name="Tabla32.A2" office:value-type="string">
            <text:p text:style-name="P3"><text:span text:style-name="Source_20_Text"> </text:span><text:span text:style-name="Source_20_Text"><text:span text:style-name="T2">short[][]</text:span></text:span></text:p>
          </table:table-cell>
          <table:table-cell table:style-name="Tabla32.B2" office:value-type="string">
            <text:p text:style-name="Table_20_Contents"><text:a xlink:type="simple" xlink:href="../Sopa%20de%20letras/dist/javadoc/sopadeletras/letparser.html#reduce_table%28%29"><text:span text:style-name="Source_20_Text"><text:span text:style-name="T1">reduce_table</text:span></text:span></text:a><text:span text:style-name="Source_20_Text">()</text:span> <text:line-break/>          Access to <text:span text:style-name="Source_20_Text">reduce_goto</text:span> table.</text:p>
          </table:table-cell>
        </table:table-row>
        <table:table-row table:style-name="Tabla32.2">
          <table:table-cell table:style-name="Tabla32.A2" office:value-type="string">
            <text:p text:style-name="P3"><text:span text:style-name="Source_20_Text"> </text:span><text:span text:style-name="Source_20_Text"><text:span text:style-name="T2">int</text:span></text:span></text:p>
          </table:table-cell>
          <table:table-cell table:style-name="Tabla32.B2" office:value-type="string">
            <text:p text:style-name="Table_20_Contents"><text:a xlink:type="simple" xlink:href="../Sopa%20de%20letras/dist/javadoc/sopadeletras/letparser.html#start_production%28%29"><text:span text:style-name="Source_20_Text"><text:span text:style-name="T1">start_production</text:span></text:span></text:a><text:span text:style-name="Source_20_Text">()</text:span> <text:line-break/>          Indicates start production.</text:p>
          </table:table-cell>
        </table:table-row>
        <text:soft-page-break/>
        <table:table-row table:style-name="Tabla32.2">
          <table:table-cell table:style-name="Tabla32.A2" office:value-type="string">
            <text:p text:style-name="P3"><text:span text:style-name="Source_20_Text"> </text:span><text:span text:style-name="Source_20_Text"><text:span text:style-name="T2">int</text:span></text:span></text:p>
          </table:table-cell>
          <table:table-cell table:style-name="Tabla32.B2" office:value-type="string">
            <text:p text:style-name="Table_20_Contents"><text:a xlink:type="simple" xlink:href="../Sopa%20de%20letras/dist/javadoc/sopadeletras/letparser.html#start_state%28%29"><text:span text:style-name="Source_20_Text"><text:span text:style-name="T1">start_state</text:span></text:span></text:a><text:span text:style-name="Source_20_Text">()</text:span> <text:line-break/>          Indicates start state.</text:p>
          </table:table-cell>
        </table:table-row>
        <table:table-row table:style-name="Tabla32.2">
          <table:table-cell table:style-name="Tabla32.A2" office:value-type="string">
            <text:p text:style-name="P3"><text:span text:style-name="Source_20_Text"> </text:span><text:span text:style-name="Source_20_Text"><text:span text:style-name="T2">void</text:span></text:span></text:p>
          </table:table-cell>
          <table:table-cell table:style-name="Tabla32.B2" office:value-type="string">
            <text:p text:style-name="Table_20_Contents"><text:a xlink:type="simple" xlink:href="../Sopa%20de%20letras/dist/javadoc/sopadeletras/letparser.html#syntax_error%28java_cup.runtime.Symbol%29"><text:span text:style-name="Source_20_Text"><text:span text:style-name="T1">syntax_error</text:span></text:span></text:a><text:span text:style-name="Source_20_Text">(</text:span><text:a xlink:type="simple" xlink:href="../Sopa%20de%20letras/dist/javadoc/java_cup/runtime/Symbol.html"><text:span text:style-name="Source_20_Text">Symbol</text:span></text:a><text:span text:style-name="Source_20_Text"> s)</text:span> <text:line-break/>          This method is called when a syntax error has been detected and recovery is about to be invoked.</text:p>
          </table:table-cell>
        </table:table-row>
        <table:table-row table:style-name="Tabla32.2">
          <table:table-cell table:style-name="Tabla32.A2" office:value-type="string">
            <text:p text:style-name="P3"><text:span text:style-name="Source_20_Text"> </text:span><text:span text:style-name="Source_20_Text"><text:span text:style-name="T2">void</text:span></text:span></text:p>
          </table:table-cell>
          <table:table-cell table:style-name="Tabla32.B2" office:value-type="string">
            <text:p text:style-name="Table_20_Contents"><text:a xlink:type="simple" xlink:href="../Sopa%20de%20letras/dist/javadoc/sopadeletras/letparser.html#unrecovered_syntax_error%28java_cup.runtime.Symbol%29"><text:span text:style-name="Source_20_Text"><text:span text:style-name="T1">unrecovered_syntax_error</text:span></text:span></text:a><text:span text:style-name="Source_20_Text">(</text:span><text:a xlink:type="simple" xlink:href="../Sopa%20de%20letras/dist/javadoc/java_cup/runtime/Symbol.html"><text:span text:style-name="Source_20_Text">Symbol</text:span></text:a><text:span text:style-name="Source_20_Text"> s)</text:span> <text:line-break/>          This method is called if it is determined that syntax error recovery has been unsuccessful.</text:p>
          </table:table-cell>
        </table:table-row>
      </table:table>
      <text:p text:style-name="P2"> <text:bookmark text:name="methods_inherited_from_class_java_cup.runtime.lr_parser"/><office:annotation><dc:date>2008-03-07T00:00:00</dc:date><text:p/></office:annotation> </text:p>
      <table:table table:name="Tabla33" table:style-name="Tabla33">
        <table:table-column table:style-name="Tabla33.A"/>
        <table:table-row table:style-name="Tabla33.1">
          <table:table-cell table:style-name="Tabla33.A1" office:value-type="string">
            <text:p text:style-name="P11"><text:span text:style-name="T1">Methods inherited from class java_cup.runtime.</text:span><text:a xlink:type="simple" xlink:href="../Sopa%20de%20letras/dist/javadoc/java_cup/runtime/lr_parser.html"><text:span text:style-name="T1">lr_parser</text:span></text:a></text:p>
          </table:table-cell>
        </table:table-row>
        <table:table-row table:style-name="Tabla33.2">
          <table:table-cell table:style-name="Tabla33.A2" office:value-type="string">
            <text:p text:style-name="Table_20_Contents"><text:a xlink:type="simple" xlink:href="../Sopa%20de%20letras/dist/javadoc/java_cup/runtime/lr_parser.html#advance_lookahead%28%29"><text:span text:style-name="Source_20_Text">advance_lookahead</text:span></text:a><text:span text:style-name="Source_20_Text">, </text:span><text:a xlink:type="simple" xlink:href="../Sopa%20de%20letras/dist/javadoc/java_cup/runtime/lr_parser.html#cur_err_token%28%29"><text:span text:style-name="Source_20_Text">cur_err_token</text:span></text:a><text:span text:style-name="Source_20_Text">, </text:span><text:a xlink:type="simple" xlink:href="../Sopa%20de%20letras/dist/javadoc/java_cup/runtime/lr_parser.html#debug_message%28java.lang.String%29"><text:span text:style-name="Source_20_Text">debug_message</text:span></text:a><text:span text:style-name="Source_20_Text">, </text:span><text:a xlink:type="simple" xlink:href="../Sopa%20de%20letras/dist/javadoc/java_cup/runtime/lr_parser.html#debug_parse%28%29"><text:span text:style-name="Source_20_Text">debug_parse</text:span></text:a><text:span text:style-name="Source_20_Text">, </text:span><text:a xlink:type="simple" xlink:href="../Sopa%20de%20letras/dist/javadoc/java_cup/runtime/lr_parser.html#debug_reduce%28int,%20int,%20int%29"><text:span text:style-name="Source_20_Text">debug_reduce</text:span></text:a><text:span text:style-name="Source_20_Text">, </text:span><text:a xlink:type="simple" xlink:href="../Sopa%20de%20letras/dist/javadoc/java_cup/runtime/lr_parser.html#debug_shift%28java_cup.runtime.Symbol%29"><text:span text:style-name="Source_20_Text">debug_shift</text:span></text:a><text:span text:style-name="Source_20_Text">, </text:span><text:a xlink:type="simple" xlink:href="../Sopa%20de%20letras/dist/javadoc/java_cup/runtime/lr_parser.html#debug_stack%28%29"><text:span text:style-name="Source_20_Text">debug_stack</text:span></text:a><text:span text:style-name="Source_20_Text">, </text:span><text:a xlink:type="simple" xlink:href="../Sopa%20de%20letras/dist/javadoc/java_cup/runtime/lr_parser.html#done_parsing%28%29"><text:span text:style-name="Source_20_Text">done_parsing</text:span></text:a><text:span text:style-name="Source_20_Text">, </text:span><text:a xlink:type="simple" xlink:href="../Sopa%20de%20letras/dist/javadoc/java_cup/runtime/lr_parser.html#dump_stack%28%29"><text:span text:style-name="Source_20_Text">dump_stack</text:span></text:a><text:span text:style-name="Source_20_Text">, </text:span><text:a xlink:type="simple" xlink:href="../Sopa%20de%20letras/dist/javadoc/java_cup/runtime/lr_parser.html#error_recovery%28boolean%29"><text:span text:style-name="Source_20_Text">error_recovery</text:span></text:a><text:span text:style-name="Source_20_Text">, </text:span><text:a xlink:type="simple" xlink:href="../Sopa%20de%20letras/dist/javadoc/java_cup/runtime/lr_parser.html#error_sync_size%28%29"><text:span text:style-name="Source_20_Text">error_sync_size</text:span></text:a><text:span text:style-name="Source_20_Text">, </text:span><text:a xlink:type="simple" xlink:href="../Sopa%20de%20letras/dist/javadoc/java_cup/runtime/lr_parser.html#find_recovery_config%28boolean%29"><text:span text:style-name="Source_20_Text">find_recovery_config</text:span></text:a><text:span text:style-name="Source_20_Text">, </text:span><text:a xlink:type="simple" xlink:href="../Sopa%20de%20letras/dist/javadoc/java_cup/runtime/lr_parser.html#get_action%28int,%20int%29"><text:span text:style-name="Source_20_Text">get_action</text:span></text:a><text:span text:style-name="Source_20_Text">, </text:span><text:a xlink:type="simple" xlink:href="../Sopa%20de%20letras/dist/javadoc/java_cup/runtime/lr_parser.html#get_reduce%28int,%20int%29"><text:span text:style-name="Source_20_Text">get_reduce</text:span></text:a><text:span text:style-name="Source_20_Text">, </text:span><text:a xlink:type="simple" xlink:href="../Sopa%20de%20letras/dist/javadoc/java_cup/runtime/lr_parser.html#getScanner%28%29"><text:span text:style-name="Source_20_Text">getScanner</text:span></text:a><text:span text:style-name="Source_20_Text">, </text:span><text:a xlink:type="simple" xlink:href="../Sopa%20de%20letras/dist/javadoc/java_cup/runtime/lr_parser.html#parse_lookahead%28boolean%29"><text:span text:style-name="Source_20_Text">parse_lookahead</text:span></text:a><text:span text:style-name="Source_20_Text">, </text:span><text:a xlink:type="simple" xlink:href="../Sopa%20de%20letras/dist/javadoc/java_cup/runtime/lr_parser.html#parse%28%29"><text:span text:style-name="Source_20_Text">parse</text:span></text:a><text:span text:style-name="Source_20_Text">, </text:span><text:a xlink:type="simple" xlink:href="../Sopa%20de%20letras/dist/javadoc/java_cup/runtime/lr_parser.html#read_lookahead%28%29"><text:span text:style-name="Source_20_Text">read_lookahead</text:span></text:a><text:span text:style-name="Source_20_Text">, </text:span><text:a xlink:type="simple" xlink:href="../Sopa%20de%20letras/dist/javadoc/java_cup/runtime/lr_parser.html#report_error%28java.lang.String,%20java.lang.Object%29"><text:span text:style-name="Source_20_Text">report_error</text:span></text:a><text:span text:style-name="Source_20_Text">, </text:span><text:a xlink:type="simple" xlink:href="../Sopa%20de%20letras/dist/javadoc/java_cup/runtime/lr_parser.html#report_fatal_error%28java.lang.String,%20java.lang.Object%29"><text:span text:style-name="Source_20_Text">report_fatal_error</text:span></text:a><text:span text:style-name="Source_20_Text">, </text:span><text:a xlink:type="simple" xlink:href="../Sopa%20de%20letras/dist/javadoc/java_cup/runtime/lr_parser.html#restart_lookahead%28%29"><text:span text:style-name="Source_20_Text">restart_lookahead</text:span></text:a><text:span text:style-name="Source_20_Text">, </text:span><text:a xlink:type="simple" xlink:href="../Sopa%20de%20letras/dist/javadoc/java_cup/runtime/lr_parser.html#scan%28%29"><text:span text:style-name="Source_20_Text">scan</text:span></text:a><text:span text:style-name="Source_20_Text">, </text:span><text:a xlink:type="simple" xlink:href="../Sopa%20de%20letras/dist/javadoc/java_cup/runtime/lr_parser.html#setScanner%28java_cup.runtime.Scanner%29"><text:span text:style-name="Source_20_Text">setScanner</text:span></text:a><text:span text:style-name="Source_20_Text">, </text:span><text:a xlink:type="simple" xlink:href="../Sopa%20de%20letras/dist/javadoc/java_cup/runtime/lr_parser.html#shift_under_error%28%29"><text:span text:style-name="Source_20_Text">shift_under_error</text:span></text:a><text:span text:style-name="Source_20_Text">, </text:span><text:a xlink:type="simple" xlink:href="../Sopa%20de%20letras/dist/javadoc/java_cup/runtime/lr_parser.html#try_parse_ahead%28boolean%29"><text:span text:style-name="Source_20_Text">try_parse_ahead</text:span></text:a><text:span text:style-name="Source_20_Text">, </text:span><text:a xlink:type="simple" xlink:href="../Sopa%20de%20letras/dist/javadoc/java_cup/runtime/lr_parser.html#unpackFromStrings%28java.lang.String%5B%5D%29"><text:span text:style-name="Source_20_Text">unpackFromStrings</text:span></text:a><text:span text:style-name="Source_20_Text">, </text:span><text:a xlink:type="simple" xlink:href="../Sopa%20de%20letras/dist/javadoc/java_cup/runtime/lr_parser.html#user_init%28%29"><text:span text:style-name="Source_20_Text">user_init</text:span></text:a></text:p>
          </table:table-cell>
        </table:table-row>
      </table:table>
      <text:p text:style-name="P2"> <text:bookmark text:name="methods_inherited_from_class_java.lang.Object2"/><office:annotation><dc:date>2008-03-07T00:00:00</dc:date><text:p/></office:annotation> </text:p>
      <table:table table:name="Tabla34" table:style-name="Tabla34">
        <table:table-column table:style-name="Tabla34.A"/>
        <table:table-row table:style-name="Tabla34.1">
          <table:table-cell table:style-name="Tabla34.A1" office:value-type="string">
            <text:p text:style-name="P9">Methods inherited from class java.lang.Object</text:p>
          </table:table-cell>
        </table:table-row>
        <table:table-row table:style-name="Tabla34.2">
          <table:table-cell table:style-name="Tabla34.A2" office:value-type="string">
            <text:p text:style-name="Table_20_Contents"><text:span text:style-name="Source_20_Text">clone, equals, finalize, getClass, hashCode, notify, notifyAll, toString, wait, wait, wait</text:span></text:p>
          </table:table-cell>
        </table:table-row>
      </table:table>
      <text:p text:style-name="Text_20_body">  </text:p>
      <text:p text:style-name="P1"><text:bookmark text:name="field_detail1"/><office:annotation><dc:date>2008-03-07T00:00:00</dc:date><text:p>============ FIELD DETAIL ===========</text:p></office:annotation><office:annotation><dc:date>2008-03-07T00:00:00</dc:date><text:p/></office:annotation></text:p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10">Field Detail</text:p>
          </table:table-cell>
        </table:table-row>
      </table:table>
      <text:h text:style-name="Heading_20_3" text:outline-level="3" text:is-list-header="true"><text:bookmark text:name="_production_table"/><office:annotation><dc:date>2008-03-07T00:00:00</dc:date><text:p/></office:annotation>_production_table</text:h>
      <text:p text:style-name="P12">protected static final short[][] <text:span text:style-name="T1">_production_table</text:span></text:p>
      <text:p text:style-name="P14">Production table. </text:p>
      <text:p text:style-name="Horizontal_20_Line"/>
      <text:h text:style-name="Heading_20_3" text:outline-level="3" text:is-list-header="true"><text:bookmark text:name="_action_table"/><office:annotation><dc:date>2008-03-07T00:00:00</dc:date><text:p/></office:annotation>_action_table</text:h>
      <text:p text:style-name="P12">protected static final short[][] <text:span text:style-name="T1">_action_table</text:span></text:p>
      <text:p text:style-name="P14">Parse-action table. </text:p>
      <text:p text:style-name="Horizontal_20_Line"/>
      <text:h text:style-name="Heading_20_3" text:outline-level="3" text:is-list-header="true"><text:bookmark text:name="_reduce_table"/><office:annotation><dc:date>2008-03-07T00:00:00</dc:date><text:p/></office:annotation>_reduce_table</text:h>
      <text:p text:style-name="P12">protected static final short[][] <text:span text:style-name="T1">_reduce_table</text:span></text:p>
      <text:p text:style-name="P14"><text:span text:style-name="Source_20_Text">reduce_goto</text:span> table. </text:p>
      <text:p text:style-name="Horizontal_20_Line"/>
      <text:h text:style-name="Heading_20_3" text:outline-level="3" text:is-list-header="true"><text:bookmark text:name="action_obj"/><text:soft-page-break/><office:annotation><dc:date>2008-03-07T00:00:00</dc:date><text:p/></office:annotation>action_obj</text:h>
      <text:p text:style-name="P12">protected sopadeletras.CUP$letparser$actions <text:span text:style-name="T1">action_obj</text:span></text:p>
      <text:p text:style-name="P14">Instance of action encapsulation class. </text:p>
      <text:p text:style-name="P1"><text:bookmark text:name="constructor_detail2"/><office:annotation><dc:date>2008-03-07T00:00:00</dc:date><text:p>========= CONSTRUCTOR DETAIL ========</text:p></office:annotation><office:annotation><dc:date>2008-03-07T00:00:00</dc:date><text:p/></office:annotation></text:p>
      <table:table table:name="Tabla36" table:style-name="Tabla36">
        <table:table-column table:style-name="Tabla36.A"/>
        <table:table-row table:style-name="Tabla36.1">
          <table:table-cell table:style-name="Tabla36.A1" office:value-type="string">
            <text:p text:style-name="P10">Constructor Detail</text:p>
          </table:table-cell>
        </table:table-row>
      </table:table>
      <text:h text:style-name="Heading_20_3" text:outline-level="3" text:is-list-header="true"><text:bookmark text:name="letparser()"/><office:annotation><dc:date>2008-03-07T00:00:00</dc:date><text:p/></office:annotation>letparser</text:h>
      <text:p text:style-name="P12">public <text:span text:style-name="T1">letparser</text:span>()</text:p>
      <text:p text:style-name="P14">Default constructor. </text:p>
      <text:p text:style-name="Horizontal_20_Line"/>
      <text:h text:style-name="Heading_20_3" text:outline-level="3" text:is-list-header="true"><text:bookmark text:name="letparser(java_cup.runtime.Scanner)"/><office:annotation><dc:date>2008-03-07T00:00:00</dc:date><text:p/></office:annotation>letparser</text:h>
      <text:p text:style-name="P12">public <text:span text:style-name="T1">letparser</text:span>(<text:a xlink:type="simple" xlink:href="../Sopa%20de%20letras/dist/javadoc/java_cup/runtime/Scanner.html">Scanner</text:a> s)</text:p>
      <text:p text:style-name="P14">Constructor which sets the default scanner. </text:p>
      <text:p text:style-name="P1"><text:bookmark text:name="method_detail2"/><office:annotation><dc:date>2008-03-07T00:00:00</dc:date><text:p>============ METHOD DETAIL ==========</text:p></office:annotation><office:annotation><dc:date>2008-03-07T00:00:00</dc:date><text:p/></office:annotation></text:p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10">Method Detail</text:p>
          </table:table-cell>
        </table:table-row>
      </table:table>
      <text:h text:style-name="Heading_20_3" text:outline-level="3" text:is-list-header="true"><text:bookmark text:name="production_table()"/><office:annotation><dc:date>2008-03-07T00:00:00</dc:date><text:p/></office:annotation>production_table</text:h>
      <text:p text:style-name="P12">public short[][] <text:span text:style-name="T1">production_table</text:span>()</text:p>
      <text:p text:style-name="P14">Access to production table. </text:p>
      <text:p text:style-name="P8">Specified by:</text:p>
      <text:p text:style-name="P16"><text:a xlink:type="simple" xlink:href="../Sopa%20de%20letras/dist/javadoc/java_cup/runtime/lr_parser.html#production_table%28%29"><text:span text:style-name="Source_20_Text">production_table</text:span></text:a> in class <text:a xlink:type="simple" xlink:href="../Sopa%20de%20letras/dist/javadoc/java_cup/runtime/lr_parser.html"><text:span text:style-name="Source_20_Text">lr_parser</text:span></text:a></text:p>
      <text:p text:style-name="Horizontal_20_Line"/>
      <text:h text:style-name="Heading_20_3" text:outline-level="3" text:is-list-header="true"><text:bookmark text:name="action_table()"/><office:annotation><dc:date>2008-03-07T00:00:00</dc:date><text:p/></office:annotation>action_table</text:h>
      <text:p text:style-name="P12">public short[][] <text:span text:style-name="T1">action_table</text:span>()</text:p>
      <text:p text:style-name="P14">Access to parse-action table. </text:p>
      <text:p text:style-name="P8">Specified by:</text:p>
      <text:p text:style-name="P15"><text:a xlink:type="simple" xlink:href="../Sopa%20de%20letras/dist/javadoc/java_cup/runtime/lr_parser.html#action_table%28%29"><text:span text:style-name="Source_20_Text">action_table</text:span></text:a> in class <text:a xlink:type="simple" xlink:href="../Sopa%20de%20letras/dist/javadoc/java_cup/runtime/lr_parser.html"><text:span text:style-name="Source_20_Text">lr_parser</text:span></text:a></text:p>
      <text:p text:style-name="P8">See Also:</text:p>
      <text:p text:style-name="P16"><text:a xlink:type="simple" xlink:href="../Sopa%20de%20letras/dist/javadoc/java_cup/runtime/lr_parser.html#get_action%28int,%20int%29"><text:span text:style-name="Source_20_Text">lr_parser.get_action(int, int)</text:span></text:a></text:p>
      <text:p text:style-name="Horizontal_20_Line"/>
      <text:h text:style-name="Heading_20_3" text:outline-level="3" text:is-list-header="true"><text:bookmark text:name="reduce_table()"/><office:annotation><dc:date>2008-03-07T00:00:00</dc:date><text:p/></office:annotation>reduce_table</text:h>
      <text:p text:style-name="P12">public short[][] <text:span text:style-name="T1">reduce_table</text:span>()</text:p>
      <text:p text:style-name="P14"><text:soft-page-break/>Access to <text:span text:style-name="Source_20_Text">reduce_goto</text:span> table. </text:p>
      <text:p text:style-name="P8">Specified by:</text:p>
      <text:p text:style-name="P15"><text:a xlink:type="simple" xlink:href="../Sopa%20de%20letras/dist/javadoc/java_cup/runtime/lr_parser.html#reduce_table%28%29"><text:span text:style-name="Source_20_Text">reduce_table</text:span></text:a> in class <text:a xlink:type="simple" xlink:href="../Sopa%20de%20letras/dist/javadoc/java_cup/runtime/lr_parser.html"><text:span text:style-name="Source_20_Text">lr_parser</text:span></text:a></text:p>
      <text:p text:style-name="P8">See Also:</text:p>
      <text:p text:style-name="P16"><text:a xlink:type="simple" xlink:href="../Sopa%20de%20letras/dist/javadoc/java_cup/runtime/lr_parser.html#get_reduce%28int,%20int%29"><text:span text:style-name="Source_20_Text">lr_parser.get_reduce(int, int)</text:span></text:a></text:p>
      <text:p text:style-name="Horizontal_20_Line"/>
      <text:h text:style-name="Heading_20_3" text:outline-level="3" text:is-list-header="true"><text:bookmark text:name="init_actions()"/><office:annotation><dc:date>2008-03-07T00:00:00</dc:date><text:p/></office:annotation>init_actions</text:h>
      <text:p text:style-name="P12">protected void <text:span text:style-name="T1">init_actions</text:span>()</text:p>
      <text:p text:style-name="P14">Action encapsulation object initializer. </text:p>
      <text:p text:style-name="P8">Specified by:</text:p>
      <text:p text:style-name="P16"><text:a xlink:type="simple" xlink:href="../Sopa%20de%20letras/dist/javadoc/java_cup/runtime/lr_parser.html#init_actions%28%29"><text:span text:style-name="Source_20_Text">init_actions</text:span></text:a> in class <text:a xlink:type="simple" xlink:href="../Sopa%20de%20letras/dist/javadoc/java_cup/runtime/lr_parser.html"><text:span text:style-name="Source_20_Text">lr_parser</text:span></text:a></text:p>
      <text:p text:style-name="Horizontal_20_Line"/>
      <text:h text:style-name="Heading_20_3" text:outline-level="3" text:is-list-header="true"><text:bookmark text:name="do_action(int, java_cup.runtime.lr_parser, java.util.Stack, int)"/><office:annotation><dc:date>2008-03-07T00:00:00</dc:date><text:p/></office:annotation>do_action</text:h>
      <text:p text:style-name="Preformatted_20_Text">public <text:a xlink:type="simple" xlink:href="../Sopa%20de%20letras/dist/javadoc/java_cup/runtime/Symbol.html">Symbol</text:a> <text:span text:style-name="T1">do_action</text:span>(int act_num,</text:p>
      <text:p text:style-name="Preformatted_20_Text"><text:s text:c="24"/><text:a xlink:type="simple" xlink:href="../Sopa%20de%20letras/dist/javadoc/java_cup/runtime/lr_parser.html">lr_parser</text:a> parser,</text:p>
      <text:p text:style-name="Preformatted_20_Text"><text:s text:c="24"/>java.util.Stack stack,</text:p>
      <text:p text:style-name="Preformatted_20_Text"><text:s text:c="24"/>int top)</text:p>
      <text:p text:style-name="P12"><text:s text:c="17"/>throws java.lang.Exception</text:p>
      <text:p text:style-name="P14">Invoke a user supplied parse action. </text:p>
      <text:p text:style-name="P8">Specified by:</text:p>
      <text:p text:style-name="P15"><text:a xlink:type="simple" xlink:href="../Sopa%20de%20letras/dist/javadoc/java_cup/runtime/lr_parser.html#do_action%28int,%20java_cup.runtime.lr_parser,%20java.util.Stack,%20int%29"><text:span text:style-name="Source_20_Text">do_action</text:span></text:a> in class <text:a xlink:type="simple" xlink:href="../Sopa%20de%20letras/dist/javadoc/java_cup/runtime/lr_parser.html"><text:span text:style-name="Source_20_Text">lr_parser</text:span></text:a></text:p>
      <text:p text:style-name="P8">Parameters:</text:p>
      <text:p text:style-name="P15"><text:span text:style-name="Source_20_Text">act_num</text:span> - the internal index of the action to be performed.</text:p>
      <text:p text:style-name="P15"><text:span text:style-name="Source_20_Text">parser</text:span> - the parser object we are acting for.</text:p>
      <text:p text:style-name="P15"><text:span text:style-name="Source_20_Text">stack</text:span> - the parse stack of that object.</text:p>
      <text:p text:style-name="P15"><text:span text:style-name="Source_20_Text">top</text:span> - the index of the top element of the parse stack. </text:p>
      <text:p text:style-name="P7"><text:span text:style-name="T1">Throws:</text:span> </text:p>
      <text:p text:style-name="P16"><text:span text:style-name="Source_20_Text">java.lang.Exception</text:span></text:p>
      <text:p text:style-name="Horizontal_20_Line"/>
      <text:h text:style-name="Heading_20_3" text:outline-level="3" text:is-list-header="true"><text:bookmark text:name="start_state()"/><office:annotation><dc:date>2008-03-07T00:00:00</dc:date><text:p/></office:annotation>start_state</text:h>
      <text:p text:style-name="P12">public int <text:span text:style-name="T1">start_state</text:span>()</text:p>
      <text:p text:style-name="P14">Indicates start state. </text:p>
      <text:p text:style-name="P8">Specified by:</text:p>
      <text:p text:style-name="P16"><text:a xlink:type="simple" xlink:href="../Sopa%20de%20letras/dist/javadoc/java_cup/runtime/lr_parser.html#start_state%28%29"><text:span text:style-name="Source_20_Text">start_state</text:span></text:a> in class <text:a xlink:type="simple" xlink:href="../Sopa%20de%20letras/dist/javadoc/java_cup/runtime/lr_parser.html"><text:span text:style-name="Source_20_Text">lr_parser</text:span></text:a></text:p>
      <text:p text:style-name="Horizontal_20_Line"/>
      <text:h text:style-name="Heading_20_3" text:outline-level="3" text:is-list-header="true"><text:bookmark text:name="start_production()"/><text:soft-page-break/><office:annotation><dc:date>2008-03-07T00:00:00</dc:date><text:p/></office:annotation>start_production</text:h>
      <text:p text:style-name="P12">public int <text:span text:style-name="T1">start_production</text:span>()</text:p>
      <text:p text:style-name="P14">Indicates start production. </text:p>
      <text:p text:style-name="P8">Specified by:</text:p>
      <text:p text:style-name="P16"><text:a xlink:type="simple" xlink:href="../Sopa%20de%20letras/dist/javadoc/java_cup/runtime/lr_parser.html#start_production%28%29"><text:span text:style-name="Source_20_Text">start_production</text:span></text:a> in class <text:a xlink:type="simple" xlink:href="../Sopa%20de%20letras/dist/javadoc/java_cup/runtime/lr_parser.html"><text:span text:style-name="Source_20_Text">lr_parser</text:span></text:a></text:p>
      <text:p text:style-name="Horizontal_20_Line"/>
      <text:h text:style-name="Heading_20_3" text:outline-level="3" text:is-list-header="true"><text:bookmark text:name="EOF_sym()"/><office:annotation><dc:date>2008-03-07T00:00:00</dc:date><text:p/></office:annotation>EOF_sym</text:h>
      <text:p text:style-name="P12">public int <text:span text:style-name="T1">EOF_sym</text:span>()</text:p>
      <text:p text:style-name="P14"><text:span text:style-name="Source_20_Text">EOF</text:span> Symbol index. </text:p>
      <text:p text:style-name="P8">Specified by:</text:p>
      <text:p text:style-name="P16"><text:a xlink:type="simple" xlink:href="../Sopa%20de%20letras/dist/javadoc/java_cup/runtime/lr_parser.html#EOF_sym%28%29"><text:span text:style-name="Source_20_Text">EOF_sym</text:span></text:a> in class <text:a xlink:type="simple" xlink:href="../Sopa%20de%20letras/dist/javadoc/java_cup/runtime/lr_parser.html"><text:span text:style-name="Source_20_Text">lr_parser</text:span></text:a></text:p>
      <text:p text:style-name="Horizontal_20_Line"/>
      <text:h text:style-name="Heading_20_3" text:outline-level="3" text:is-list-header="true"><text:bookmark text:name="error_sym()"/><office:annotation><dc:date>2008-03-07T00:00:00</dc:date><text:p/></office:annotation>error_sym</text:h>
      <text:p text:style-name="P12">public int <text:span text:style-name="T1">error_sym</text:span>()</text:p>
      <text:p text:style-name="P14"><text:span text:style-name="Source_20_Text">error</text:span> Symbol index. </text:p>
      <text:p text:style-name="P8">Specified by:</text:p>
      <text:p text:style-name="P16"><text:a xlink:type="simple" xlink:href="../Sopa%20de%20letras/dist/javadoc/java_cup/runtime/lr_parser.html#error_sym%28%29"><text:span text:style-name="Source_20_Text">error_sym</text:span></text:a> in class <text:a xlink:type="simple" xlink:href="../Sopa%20de%20letras/dist/javadoc/java_cup/runtime/lr_parser.html"><text:span text:style-name="Source_20_Text">lr_parser</text:span></text:a></text:p>
      <text:p text:style-name="Horizontal_20_Line"/>
      <text:h text:style-name="Heading_20_3" text:outline-level="3" text:is-list-header="true"><text:bookmark text:name="main(java.lang.String[])"/><office:annotation><dc:date>2008-03-07T00:00:00</dc:date><text:p/></office:annotation>main</text:h>
      <text:p text:style-name="Preformatted_20_Text">public static void <text:span text:style-name="T1">main</text:span>(java.lang.String[] args)</text:p>
      <text:p text:style-name="P12"><text:s text:c="17"/>throws java.lang.Exception</text:p>
      <text:p text:style-name="P7"><text:span text:style-name="T1">Throws:</text:span> </text:p>
      <text:p text:style-name="P16"><text:span text:style-name="Source_20_Text">java.lang.Exception</text:span></text:p>
      <text:p text:style-name="Horizontal_20_Line"/>
      <text:h text:style-name="Heading_20_3" text:outline-level="3" text:is-list-header="true"><text:bookmark text:name="syntax_error(java_cup.runtime.Symbol)"/><office:annotation><dc:date>2008-03-07T00:00:00</dc:date><text:p/></office:annotation>syntax_error</text:h>
      <text:p text:style-name="P12">public void <text:span text:style-name="T1">syntax_error</text:span>(<text:a xlink:type="simple" xlink:href="../Sopa%20de%20letras/dist/javadoc/java_cup/runtime/Symbol.html">Symbol</text:a> s)</text:p>
      <text:p text:style-name="List_20_Contents"><text:span text:style-name="T1">Description copied from class: </text:span><text:a xlink:type="simple" xlink:href="../Sopa%20de%20letras/dist/javadoc/java_cup/runtime/lr_parser.html#syntax_error%28java_cup.runtime.Symbol%29"><text:span text:style-name="Source_20_Text"><text:span text:style-name="T1">lr_parser</text:span></text:span></text:a> </text:p>
      <text:p text:style-name="P14">This method is called when a syntax error has been detected and recovery is about to be invoked. Here in the base class we just emit a "Syntax error" error message. </text:p>
      <text:p text:style-name="P8">Overrides:</text:p>
      <text:p text:style-name="P15"><text:a xlink:type="simple" xlink:href="../Sopa%20de%20letras/dist/javadoc/java_cup/runtime/lr_parser.html#syntax_error%28java_cup.runtime.Symbol%29"><text:span text:style-name="Source_20_Text">syntax_error</text:span></text:a> in class <text:a xlink:type="simple" xlink:href="../Sopa%20de%20letras/dist/javadoc/java_cup/runtime/lr_parser.html"><text:span text:style-name="Source_20_Text">lr_parser</text:span></text:a></text:p>
      <text:p text:style-name="P8"><text:soft-page-break/>Parameters:</text:p>
      <text:p text:style-name="P16"><text:span text:style-name="Source_20_Text">s</text:span> - the current lookahead Symbol.</text:p>
      <text:p text:style-name="Horizontal_20_Line"/>
      <text:h text:style-name="Heading_20_3" text:outline-level="3" text:is-list-header="true"><text:bookmark text:name="unrecovered_syntax_error(java_cup.runtime.Symbol)"/><office:annotation><dc:date>2008-03-07T00:00:00</dc:date><text:p/></office:annotation>unrecovered_syntax_error</text:h>
      <text:p text:style-name="Preformatted_20_Text">public void <text:span text:style-name="T1">unrecovered_syntax_error</text:span>(<text:a xlink:type="simple" xlink:href="../Sopa%20de%20letras/dist/javadoc/java_cup/runtime/Symbol.html">Symbol</text:a> s)</text:p>
      <text:p text:style-name="P12"><text:s text:c="30"/>throws java.lang.Exception</text:p>
      <text:p text:style-name="List_20_Contents"><text:span text:style-name="T1">Description copied from class: </text:span><text:a xlink:type="simple" xlink:href="../Sopa%20de%20letras/dist/javadoc/java_cup/runtime/lr_parser.html#unrecovered_syntax_error%28java_cup.runtime.Symbol%29"><text:span text:style-name="Source_20_Text"><text:span text:style-name="T1">lr_parser</text:span></text:span></text:a> </text:p>
      <text:p text:style-name="P14">This method is called if it is determined that syntax error recovery has been unsuccessful. Here in the base class we report a fatal error. </text:p>
      <text:p text:style-name="P8">Overrides:</text:p>
      <text:p text:style-name="P15"><text:a xlink:type="simple" xlink:href="../Sopa%20de%20letras/dist/javadoc/java_cup/runtime/lr_parser.html#unrecovered_syntax_error%28java_cup.runtime.Symbol%29"><text:span text:style-name="Source_20_Text">unrecovered_syntax_error</text:span></text:a> in class <text:a xlink:type="simple" xlink:href="../Sopa%20de%20letras/dist/javadoc/java_cup/runtime/lr_parser.html"><text:span text:style-name="Source_20_Text">lr_parser</text:span></text:a></text:p>
      <text:p text:style-name="P8">Parameters:</text:p>
      <text:p text:style-name="P15"><text:span text:style-name="Source_20_Text">s</text:span> - the current lookahead Symbol. </text:p>
      <text:p text:style-name="P7"><text:span text:style-name="T1">Throws:</text:span> </text:p>
      <text:p text:style-name="P16"><text:span text:style-name="Source_20_Text">java.lang.Exception</text:span></text:p>
      <text:p text:style-name="Standard"/>
      <text:p text:style-name="Standard"/>
      <text:h text:style-name="Heading_20_2" text:outline-level="2" text:is-list-header="true"><text:span text:style-name="T2">sopadeletras</text:span> <text:line-break/>Class letscanner</text:h>
      <text:p text:style-name="Preformatted_20_Text">java.lang.Object</text:p>
      <text:p text:style-name="P12"><text:s text:c="2"/><draw:frame draw:style-name="fr1" draw:name="gráficos9" text:anchor-type="as-char" svg:width="1.997cm" svg:height="0.998cm" draw:z-index="8"><draw:image xlink:href="../Sopa%20de%20letras/dist/javadoc/resources/inherit.gif" xlink:type="simple" xlink:show="embed" xlink:actuate="onLoad"/><svg:desc>extended by </svg:desc></draw:frame><text:span text:style-name="T1">sopadeletras.letscanner</text:span></text:p>
      <text:p text:style-name="List_20_Heading"><text:span text:style-name="T1">All Implemented Interfaces:</text:span> </text:p>
      <text:p text:style-name="P14"><text:a xlink:type="simple" xlink:href="../Sopa%20de%20letras/dist/javadoc/java_cup/runtime/Scanner.html">Scanner</text:a> </text:p>
      <text:p text:style-name="Horizontal_20_Line"/>
      <text:p text:style-name="P13">public class <text:span text:style-name="T1">letscanner</text:span>extends java.lang.Objectimplements <text:a xlink:type="simple" xlink:href="../Sopa%20de%20letras/dist/javadoc/java_cup/runtime/Scanner.html">Scanner</text:a></text:p>
      <text:p text:style-name="Horizontal_20_Line"/>
      <text:p text:style-name="P1"><text:bookmark text:name="constructor_summary3"/><office:annotation><dc:date>2008-03-07T00:00:00</dc:date><text:p>======== CONSTRUCTOR SUMMARY ========</text:p></office:annotation><office:annotation><dc:date>2008-03-07T00:00:00</dc:date><text:p/></office:annotation></text:p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table:number-columns-spanned="2" office:value-type="string">
            <text:p text:style-name="P10">Constructor Summary</text:p>
          </table:table-cell>
          <table:covered-table-cell/>
        </table:table-row>
        <table:table-row table:style-name="Tabla38.2">
          <table:table-cell table:style-name="Tabla38.A2" office:value-type="string">
            <text:p text:style-name="Table_20_Contents"><text:a xlink:type="simple" xlink:href="../Sopa%20de%20letras/dist/javadoc/sopadeletras/letscanner.html#letscanner%28java.io.InputStream%29"><text:span text:style-name="Source_20_Text"><text:span text:style-name="T1">letscanner</text:span></text:span></text:a><text:span text:style-name="Source_20_Text">(java.io.InputStream instream)</text:span> <text:line-break/>           </text:p>
          </table:table-cell>
          <table:table-cell table:style-name="Tabla38.B2" office:value-type="string">
            <text:p text:style-name="P4"/>
          </table:table-cell>
        </table:table-row>
        <table:table-row table:style-name="Tabla38.2">
          <table:table-cell table:style-name="Tabla38.A2" office:value-type="string">
            <text:p text:style-name="Table_20_Contents"><text:a xlink:type="simple" xlink:href="../Sopa%20de%20letras/dist/javadoc/sopadeletras/letscanner.html#letscanner%28java.io.Reader%29"><text:span text:style-name="Source_20_Text"><text:span text:style-name="T1">letscanner</text:span></text:span></text:a><text:span text:style-name="Source_20_Text">(java.io.Reader reader)</text:span> <text:line-break/>           </text:p>
          </table:table-cell>
          <table:table-cell table:style-name="Tabla38.B2" office:value-type="string">
            <text:p text:style-name="P4"/>
          </table:table-cell>
        </table:table-row>
      </table:table>
      <text:p text:style-name="P2"> <office:annotation><dc:date>2008-03-07T00:00:00</dc:date><text:p>========== METHOD SUMMARY ===========</text:p></office:annotation><office:annotation><dc:date>2008-03-07T00:00:00</dc:date><text:p/></office:annotation> <text:bookmark text:name="method_summary3"/></text:p>
      <table:table table:name="Tabla39" table:style-name="Tabla39">
        <table:table-column table:style-name="Tabla39.A"/>
        <table:table-column table:style-name="Tabla39.B"/>
        <table:table-row table:style-name="Tabla39.1">
          <table:table-cell table:style-name="Tabla39.A1" table:number-columns-spanned="2" office:value-type="string">
            <text:p text:style-name="P10">Method Summary</text:p>
          </table:table-cell>
          <table:covered-table-cell/>
        </table:table-row>
        <table:table-row table:style-name="Tabla39.2">
          <table:table-cell table:style-name="Tabla39.A2" office:value-type="string">
            <text:p text:style-name="P3"><text:span text:style-name="Source_20_Text"> </text:span><text:a xlink:type="simple" xlink:href="../Sopa%20de%20letras/dist/javadoc/java_cup/runtime/Symbol.html"><text:span text:style-name="Source_20_Text"><text:span text:style-name="T2">Symbol</text:span></text:span></text:a></text:p>
          </table:table-cell>
          <table:table-cell table:style-name="Tabla39.B2" office:value-type="string">
            <text:p text:style-name="Table_20_Contents"><text:a xlink:type="simple" xlink:href="../Sopa%20de%20letras/dist/javadoc/sopadeletras/letscanner.html#next_token%28%29"><text:span text:style-name="Source_20_Text"><text:span text:style-name="T1">next_token</text:span></text:span></text:a><text:span text:style-name="Source_20_Text">()</text:span> <text:line-break/>          Return the next token, or <text:span text:style-name="Source_20_Text">null</text:span> on end-of-file.</text:p>
          </table:table-cell>
        </table:table-row>
      </table:table>
      <text:p text:style-name="P2"><text:soft-page-break/> <text:bookmark text:name="methods_inherited_from_class_java.lang.Object3"/><office:annotation><dc:date>2008-03-07T00:00:00</dc:date><text:p/></office:annotation> </text:p>
      <table:table table:name="Tabla40" table:style-name="Tabla40">
        <table:table-column table:style-name="Tabla40.A"/>
        <table:table-row table:style-name="Tabla40.1">
          <table:table-cell table:style-name="Tabla40.A1" office:value-type="string">
            <text:p text:style-name="P9">Methods inherited from class java.lang.Object</text:p>
          </table:table-cell>
        </table:table-row>
        <table:table-row table:style-name="Tabla40.2">
          <table:table-cell table:style-name="Tabla40.A2" office:value-type="string">
            <text:p text:style-name="Table_20_Contents"><text:span text:style-name="Source_20_Text">clone, equals, finalize, getClass, hashCode, notify, notifyAll, toString, wait, wait, wait</text:span></text:p>
          </table:table-cell>
        </table:table-row>
      </table:table>
      <text:p text:style-name="Text_20_body">  </text:p>
      <text:p text:style-name="P1"><text:bookmark text:name="constructor_detail3"/><office:annotation><dc:date>2008-03-07T00:00:00</dc:date><text:p>========= CONSTRUCTOR DETAIL ========</text:p></office:annotation><office:annotation><dc:date>2008-03-07T00:00:00</dc:date><text:p/></office:annotation></text:p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10">Constructor Detail</text:p>
          </table:table-cell>
        </table:table-row>
      </table:table>
      <text:h text:style-name="Heading_20_3" text:outline-level="3" text:is-list-header="true"><text:bookmark text:name="letscanner(java.io.Reader)"/><office:annotation><dc:date>2008-03-07T00:00:00</dc:date><text:p/></office:annotation>letscanner</text:h>
      <text:p text:style-name="P12">public <text:span text:style-name="T1">letscanner</text:span>(java.io.Reader reader)</text:p>
      <text:p text:style-name="Horizontal_20_Line"/>
      <text:h text:style-name="Heading_20_3" text:outline-level="3" text:is-list-header="true"><text:bookmark text:name="letscanner(java.io.InputStream)"/><office:annotation><dc:date>2008-03-07T00:00:00</dc:date><text:p/></office:annotation>letscanner</text:h>
      <text:p text:style-name="P12">public <text:span text:style-name="T1">letscanner</text:span>(java.io.InputStream instream)</text:p>
      <text:p text:style-name="P1"><text:bookmark text:name="method_detail3"/><office:annotation><dc:date>2008-03-07T00:00:00</dc:date><text:p>============ METHOD DETAIL ==========</text:p></office:annotation><office:annotation><dc:date>2008-03-07T00:00:00</dc:date><text:p/></office:annotation></text:p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10">Method Detail</text:p>
          </table:table-cell>
        </table:table-row>
      </table:table>
      <text:h text:style-name="Heading_20_3" text:outline-level="3" text:is-list-header="true"><text:bookmark text:name="next_token()"/><office:annotation><dc:date>2008-03-07T00:00:00</dc:date><text:p/></office:annotation>next_token</text:h>
      <text:p text:style-name="Preformatted_20_Text">public <text:a xlink:type="simple" xlink:href="../Sopa%20de%20letras/dist/javadoc/java_cup/runtime/Symbol.html">Symbol</text:a> <text:span text:style-name="T1">next_token</text:span>()</text:p>
      <text:p text:style-name="P12"><text:s text:c="18"/>throws java.io.IOException</text:p>
      <text:p text:style-name="List_20_Contents"><text:span text:style-name="T1">Description copied from interface: </text:span><text:a xlink:type="simple" xlink:href="../Sopa%20de%20letras/dist/javadoc/java_cup/runtime/Scanner.html#next_token%28%29"><text:span text:style-name="Source_20_Text"><text:span text:style-name="T1">Scanner</text:span></text:span></text:a> </text:p>
      <text:p text:style-name="P14">Return the next token, or <text:span text:style-name="Source_20_Text">null</text:span> on end-of-file. </text:p>
      <text:p text:style-name="P8">Specified by:</text:p>
      <text:p text:style-name="P15"><text:a xlink:type="simple" xlink:href="../Sopa%20de%20letras/dist/javadoc/java_cup/runtime/Scanner.html#next_token%28%29"><text:span text:style-name="Source_20_Text">next_token</text:span></text:a> in interface <text:a xlink:type="simple" xlink:href="../Sopa%20de%20letras/dist/javadoc/java_cup/runtime/Scanner.html"><text:span text:style-name="Source_20_Text">Scanner</text:span></text:a></text:p>
      <text:p text:style-name="P7"><text:span text:style-name="T1">Throws:</text:span> </text:p>
      <text:p text:style-name="P16"><text:span text:style-name="Source_20_Text">java.io.IOException</text:span></text:p>
      <text:p text:style-name="Standard"/>
      <text:h text:style-name="Heading_20_2" text:outline-level="2" text:is-list-header="true"><text:span text:style-name="T2">sopadeletras</text:span> <text:line-break/>Class myGui</text:h>
      <text:p text:style-name="Preformatted_20_Text">java.lang.Object</text:p>
      <text:p text:style-name="Preformatted_20_Text"><text:s text:c="2"/><draw:frame draw:style-name="fr1" draw:name="gráficos10" text:anchor-type="as-char" svg:width="1.997cm" svg:height="0.998cm" draw:z-index="9"><draw:image xlink:href="../Sopa%20de%20letras/dist/javadoc/resources/inherit.gif" xlink:type="simple" xlink:show="embed" xlink:actuate="onLoad"/><svg:desc>extended by </svg:desc></draw:frame>java.awt.Component</text:p>
      <text:p text:style-name="Preformatted_20_Text"><text:s text:c="6"/><draw:frame draw:style-name="fr1" draw:name="gráficos11" text:anchor-type="as-char" svg:width="1.997cm" svg:height="0.998cm" draw:z-index="10"><draw:image xlink:href="../Sopa%20de%20letras/dist/javadoc/resources/inherit.gif" xlink:type="simple" xlink:show="embed" xlink:actuate="onLoad"/><svg:desc>extended by </svg:desc></draw:frame>java.awt.Container</text:p>
      <text:p text:style-name="Preformatted_20_Text"><text:s text:c="10"/><draw:frame draw:style-name="fr1" draw:name="gráficos12" text:anchor-type="as-char" svg:width="1.997cm" svg:height="0.998cm" draw:z-index="11"><draw:image xlink:href="../Sopa%20de%20letras/dist/javadoc/resources/inherit.gif" xlink:type="simple" xlink:show="embed" xlink:actuate="onLoad"/><svg:desc>extended by </svg:desc></draw:frame>java.awt.Window</text:p>
      <text:p text:style-name="Preformatted_20_Text"><text:s text:c="14"/><draw:frame draw:style-name="fr1" draw:name="gráficos13" text:anchor-type="as-char" svg:width="1.997cm" svg:height="0.998cm" draw:z-index="12"><draw:image xlink:href="../Sopa%20de%20letras/dist/javadoc/resources/inherit.gif" xlink:type="simple" xlink:show="embed" xlink:actuate="onLoad"/><svg:desc>extended by </svg:desc></draw:frame>java.awt.Frame</text:p>
      <text:p text:style-name="Preformatted_20_Text"><text:s text:c="18"/><draw:frame draw:style-name="fr1" draw:name="gráficos14" text:anchor-type="as-char" svg:width="1.997cm" svg:height="0.998cm" draw:z-index="13"><draw:image xlink:href="../Sopa%20de%20letras/dist/javadoc/resources/inherit.gif" xlink:type="simple" xlink:show="embed" xlink:actuate="onLoad"/><svg:desc>extended by </svg:desc></draw:frame>javax.swing.JFrame</text:p>
      <text:p text:style-name="P12"><text:soft-page-break/><text:s text:c="22"/><draw:frame draw:style-name="fr1" draw:name="gráficos15" text:anchor-type="as-char" svg:width="1.997cm" svg:height="0.998cm" draw:z-index="14"><draw:image xlink:href="../Sopa%20de%20letras/dist/javadoc/resources/inherit.gif" xlink:type="simple" xlink:show="embed" xlink:actuate="onLoad"/><svg:desc>extended by </svg:desc></draw:frame><text:span text:style-name="T1">sopadeletras.myGui</text:span></text:p>
      <text:p text:style-name="List_20_Heading"><text:span text:style-name="T1">All Implemented Interfaces:</text:span> </text:p>
      <text:p text:style-name="P14">java.awt.image.ImageObserver, java.awt.MenuContainer, java.io.Serializable, javax.accessibility.Accessible, javax.swing.RootPaneContainer, javax.swing.WindowConstants </text:p>
      <text:p text:style-name="Horizontal_20_Line"/>
      <text:p text:style-name="P13">public class <text:span text:style-name="T1">myGui</text:span>extends javax.swing.JFrame</text:p>
      <text:p text:style-name="P6">See Also:</text:p>
      <text:p text:style-name="P14"><text:a xlink:type="simple" xlink:href="../Sopa%20de%20letras/dist/javadoc/serialized-form.html#sopadeletras.myGui">Serialized Form</text:a></text:p>
      <text:p text:style-name="Horizontal_20_Line"/>
      <text:p text:style-name="P1"><text:bookmark text:name="nested_class_summary1"/><office:annotation><dc:date>2008-03-07T00:00:00</dc:date><text:p>======== NESTED CLASS SUMMARY ========</text:p></office:annotation><office:annotation><dc:date>2008-03-07T00:00:00</dc:date><text:p/></office:annotation></text:p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10">Nested Class Summary</text:p>
          </table:table-cell>
        </table:table-row>
      </table:table>
      <text:p text:style-name="P2"> <text:bookmark text:name="nested_classes_inherited_from_class_javax.swing.JFrame"/><office:annotation><dc:date>2008-03-07T00:00:00</dc:date><text:p/></office:annotation> </text:p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9">Nested classes/interfaces inherited from class javax.swing.JFrame</text:p>
          </table:table-cell>
        </table:table-row>
        <table:table-row table:style-name="Tabla44.2">
          <table:table-cell table:style-name="Tabla44.A2" office:value-type="string">
            <text:p text:style-name="Table_20_Contents"><text:span text:style-name="Source_20_Text">javax.swing.JFrame.AccessibleJFrame</text:span></text:p>
          </table:table-cell>
        </table:table-row>
      </table:table>
      <text:p text:style-name="P2"> <office:annotation><dc:date>2008-03-07T00:00:00</dc:date><text:p/></office:annotation> <text:bookmark text:name="nested_classes_inherited_from_class_java.awt.Frame"/></text:p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9">Nested classes/interfaces inherited from class java.awt.Frame</text:p>
          </table:table-cell>
        </table:table-row>
        <table:table-row table:style-name="Tabla45.2">
          <table:table-cell table:style-name="Tabla45.A2" office:value-type="string">
            <text:p text:style-name="Table_20_Contents"><text:span text:style-name="Source_20_Text">java.awt.Frame.AccessibleAWTFrame</text:span></text:p>
          </table:table-cell>
        </table:table-row>
      </table:table>
      <text:p text:style-name="P2"> <office:annotation><dc:date>2008-03-07T00:00:00</dc:date><text:p/></office:annotation> <text:bookmark text:name="nested_classes_inherited_from_class_java.awt.Window"/></text:p>
      <table:table table:name="Tabla46" table:style-name="Tabla46">
        <table:table-column table:style-name="Tabla46.A"/>
        <table:table-row table:style-name="Tabla46.1">
          <table:table-cell table:style-name="Tabla46.A1" office:value-type="string">
            <text:p text:style-name="P9">Nested classes/interfaces inherited from class java.awt.Window</text:p>
          </table:table-cell>
        </table:table-row>
        <table:table-row table:style-name="Tabla46.2">
          <table:table-cell table:style-name="Tabla46.A2" office:value-type="string">
            <text:p text:style-name="Table_20_Contents"><text:span text:style-name="Source_20_Text">java.awt.Window.AccessibleAWTWindow</text:span></text:p>
          </table:table-cell>
        </table:table-row>
      </table:table>
      <text:p text:style-name="P2"> <office:annotation><dc:date>2008-03-07T00:00:00</dc:date><text:p/></office:annotation> <text:bookmark text:name="nested_classes_inherited_from_class_java.awt.Container1"/></text:p>
      <table:table table:name="Tabla47" table:style-name="Tabla47">
        <table:table-column table:style-name="Tabla47.A"/>
        <table:table-row table:style-name="Tabla47.1">
          <table:table-cell table:style-name="Tabla47.A1" office:value-type="string">
            <text:p text:style-name="P9">Nested classes/interfaces inherited from class java.awt.Container</text:p>
          </table:table-cell>
        </table:table-row>
        <table:table-row table:style-name="Tabla47.2">
          <table:table-cell table:style-name="Tabla47.A2" office:value-type="string">
            <text:p text:style-name="Table_20_Contents"><text:span text:style-name="Source_20_Text">java.awt.Container.AccessibleAWTContainer</text:span></text:p>
          </table:table-cell>
        </table:table-row>
      </table:table>
      <text:p text:style-name="P2"> <office:annotation><dc:date>2008-03-07T00:00:00</dc:date><text:p/></office:annotation> <text:bookmark text:name="nested_classes_inherited_from_class_java.awt.Component1"/></text:p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9">Nested classes/interfaces inherited from class java.awt.Component</text:p>
          </table:table-cell>
        </table:table-row>
        <table:table-row table:style-name="Tabla48.2">
          <table:table-cell table:style-name="Tabla48.A2" office:value-type="string">
            <text:p text:style-name="Table_20_Contents"><text:span text:style-name="Source_20_Text">java.awt.Component.AccessibleAWTComponent, java.awt.Component.BaselineResizeBehavior, java.awt.Component.BltBufferStrategy, java.awt.Component.FlipBufferStrategy</text:span></text:p>
          </table:table-cell>
        </table:table-row>
      </table:table>
      <text:p text:style-name="P2"> <office:annotation><dc:date>2008-03-07T00:00:00</dc:date><text:p>=========== FIELD SUMMARY ===========</text:p></office:annotation><office:annotation><dc:date>2008-03-07T00:00:00</dc:date><text:p/></office:annotation> <text:bookmark text:name="field_summary3"/></text:p>
      <table:table table:name="Tabla49" table:style-name="Tabla49">
        <table:table-column table:style-name="Tabla49.A"/>
        <table:table-column table:style-name="Tabla49.B"/>
        <table:table-row table:style-name="Tabla49.1">
          <table:table-cell table:style-name="Tabla49.A1" table:number-columns-spanned="2" office:value-type="string">
            <text:p text:style-name="P10">Field Summary</text:p>
          </table:table-cell>
          <table:covered-table-cell/>
        </table:table-row>
        <table:table-row table:style-name="Tabla49.2">
          <table:table-cell table:style-name="Tabla49.A2" office:value-type="string">
            <text:p text:style-name="P3"><text:span text:style-name="Source_20_Text"><text:span text:style-name="T2">static java.lang.String[][]</text:span></text:span></text:p>
          </table:table-cell>
          <table:table-cell table:style-name="Tabla49.B2" office:value-type="string">
            <text:p text:style-name="Table_20_Contents"><text:a xlink:type="simple" xlink:href="../Sopa%20de%20letras/dist/javadoc/sopadeletras/myGui.html#array"><text:span text:style-name="Source_20_Text"><text:span text:style-name="T1">array</text:span></text:span></text:a> <text:line-break/>          array que contiene la matriz de la sopa de letras</text:p>
          </table:table-cell>
        </table:table-row>
        <table:table-row table:style-name="Tabla49.2">
          <table:table-cell table:style-name="Tabla49.A2" office:value-type="string">
            <text:p text:style-name="P3"><text:span text:style-name="Source_20_Text"><text:span text:style-name="T2">static java.util.Vector</text:span></text:span></text:p>
          </table:table-cell>
          <table:table-cell table:style-name="Tabla49.B2" office:value-type="string">
            <text:p text:style-name="Table_20_Contents"><text:a xlink:type="simple" xlink:href="../Sopa%20de%20letras/dist/javadoc/sopadeletras/myGui.html#column"><text:span text:style-name="Source_20_Text"><text:span text:style-name="T1">column</text:span></text:span></text:a> <text:line-break/>          vector que almacena las columnas en que se debe buscar (where column = y)</text:p>
          </table:table-cell>
        </table:table-row>
        <table:table-row table:style-name="Tabla49.2">
          <table:table-cell table:style-name="Tabla49.A2" office:value-type="string">
            <text:p text:style-name="P3"><text:span text:style-name="Source_20_Text"> </text:span><text:span text:style-name="Source_20_Text"><text:span text:style-name="T2">java.util.Vector</text:span></text:span></text:p>
          </table:table-cell>
          <table:table-cell table:style-name="Tabla49.B2" office:value-type="string">
            <text:p text:style-name="Table_20_Contents"><text:a xlink:type="simple" xlink:href="../Sopa%20de%20letras/dist/javadoc/sopadeletras/myGui.html#columnas"><text:span text:style-name="Source_20_Text"><text:span text:style-name="T1">columnas</text:span></text:span></text:a> <text:line-break/>          contiene el indice de las columnas que se va a pintar</text:p>
          </table:table-cell>
        </table:table-row>
        <text:soft-page-break/>
        <table:table-row table:style-name="Tabla49.2">
          <table:table-cell table:style-name="Tabla49.A2" office:value-type="string">
            <text:p text:style-name="P3"><text:span text:style-name="Source_20_Text"> </text:span><text:span text:style-name="Source_20_Text"><text:span text:style-name="T2">java.util.Vector</text:span></text:span></text:p>
          </table:table-cell>
          <table:table-cell table:style-name="Tabla49.B2" office:value-type="string">
            <text:p text:style-name="Table_20_Contents"><text:a xlink:type="simple" xlink:href="../Sopa%20de%20letras/dist/javadoc/sopadeletras/myGui.html#filas"><text:span text:style-name="Source_20_Text"><text:span text:style-name="T1">filas</text:span></text:span></text:a> <text:line-break/>          contiene el indice de las filas que se va a pintar</text:p>
          </table:table-cell>
        </table:table-row>
        <table:table-row table:style-name="Tabla49.2">
          <table:table-cell table:style-name="Tabla49.A2" office:value-type="string">
            <text:p text:style-name="P3"><text:span text:style-name="Source_20_Text"><text:span text:style-name="T2">static java.util.Vector</text:span></text:span></text:p>
          </table:table-cell>
          <table:table-cell table:style-name="Tabla49.B2" office:value-type="string">
            <text:p text:style-name="Table_20_Contents"><text:a xlink:type="simple" xlink:href="../Sopa%20de%20letras/dist/javadoc/sopadeletras/myGui.html#matriz"><text:span text:style-name="Source_20_Text"><text:span text:style-name="T1">matriz</text:span></text:span></text:a> <text:line-break/>          vector que almacena las letras que se usan para cargar la matriz</text:p>
          </table:table-cell>
        </table:table-row>
        <table:table-row table:style-name="Tabla49.2">
          <table:table-cell table:style-name="Tabla49.A2" office:value-type="string">
            <text:p text:style-name="P3"><text:span text:style-name="Source_20_Text"><text:span text:style-name="T2">static java.util.Vector</text:span></text:span></text:p>
          </table:table-cell>
          <table:table-cell table:style-name="Tabla49.B2" office:value-type="string">
            <text:p text:style-name="Table_20_Contents"><text:a xlink:type="simple" xlink:href="../Sopa%20de%20letras/dist/javadoc/sopadeletras/myGui.html#on"><text:span text:style-name="Source_20_Text"><text:span text:style-name="T1">on</text:span></text:span></text:a> <text:line-break/>          vector que almacena la forma de busqueda (on fila = x)</text:p>
          </table:table-cell>
        </table:table-row>
        <table:table-row table:style-name="Tabla49.2">
          <table:table-cell table:style-name="Tabla49.A2" office:value-type="string">
            <text:p text:style-name="P3"><text:span text:style-name="Source_20_Text"><text:span text:style-name="T2">static java.util.Vector</text:span></text:span></text:p>
          </table:table-cell>
          <table:table-cell table:style-name="Tabla49.B2" office:value-type="string">
            <text:p text:style-name="Table_20_Contents"><text:a xlink:type="simple" xlink:href="../Sopa%20de%20letras/dist/javadoc/sopadeletras/myGui.html#palabras"><text:span text:style-name="Source_20_Text"><text:span text:style-name="T1">palabras</text:span></text:span></text:a> <text:line-break/>          vector que almacena las palabras a buscar en la sopa de letras</text:p>
          </table:table-cell>
        </table:table-row>
        <table:table-row table:style-name="Tabla49.2">
          <table:table-cell table:style-name="Tabla49.A2" office:value-type="string">
            <text:p text:style-name="P3"><text:span text:style-name="Source_20_Text"><text:span text:style-name="T2">static java.util.Vector</text:span></text:span></text:p>
          </table:table-cell>
          <table:table-cell table:style-name="Tabla49.B2" office:value-type="string">
            <text:p text:style-name="Table_20_Contents"><text:a xlink:type="simple" xlink:href="../Sopa%20de%20letras/dist/javadoc/sopadeletras/myGui.html#row"><text:span text:style-name="Source_20_Text"><text:span text:style-name="T1">row</text:span></text:span></text:a> <text:line-break/>          vector que almacena las filas en que se debe buscar (where row = x)</text:p>
          </table:table-cell>
        </table:table-row>
      </table:table>
      <text:p text:style-name="P2"> <text:bookmark text:name="fields_inherited_from_class_javax.swing.JFrame"/><office:annotation><dc:date>2008-03-07T00:00:00</dc:date><text:p/></office:annotation> </text:p>
      <table:table table:name="Tabla50" table:style-name="Tabla50">
        <table:table-column table:style-name="Tabla50.A"/>
        <table:table-row table:style-name="Tabla50.1">
          <table:table-cell table:style-name="Tabla50.A1" office:value-type="string">
            <text:p text:style-name="P9">Fields inherited from class javax.swing.JFrame</text:p>
          </table:table-cell>
        </table:table-row>
        <table:table-row table:style-name="Tabla50.2">
          <table:table-cell table:style-name="Tabla50.A2" office:value-type="string">
            <text:p text:style-name="Table_20_Contents"><text:span text:style-name="Source_20_Text">accessibleContext, EXIT_ON_CLOSE, rootPane, rootPaneCheckingEnabled</text:span></text:p>
          </table:table-cell>
        </table:table-row>
      </table:table>
      <text:p text:style-name="P2"> <text:bookmark text:name="fields_inherited_from_class_java.awt.Frame"/><office:annotation><dc:date>2008-03-07T00:00:00</dc:date><text:p/></office:annotation> </text:p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9">Fields inherited from class java.awt.Frame</text:p>
          </table:table-cell>
        </table:table-row>
        <table:table-row table:style-name="Tabla51.2">
          <table:table-cell table:style-name="Tabla51.A2" office:value-type="string">
            <text:p text:style-name="Table_20_Contents"><text:span text:style-name="Source_20_Text">CROSSHAIR_CURSOR, DEFAULT_CURSOR, E_RESIZE_CURSOR, HAND_CURSOR, ICONIFIED, MAXIMIZED_BOTH, MAXIMIZED_HORIZ, MAXIMIZED_VERT, MOVE_CURSOR, N_RESIZE_CURSOR, NE_RESIZE_CURSOR, NORMAL, NW_RESIZE_CURSOR, S_RESIZE_CURSOR, SE_RESIZE_CURSOR, SW_RESIZE_CURSOR, TEXT_CURSOR, W_RESIZE_CURSOR, WAIT_CURSOR</text:span></text:p>
          </table:table-cell>
        </table:table-row>
      </table:table>
      <text:p text:style-name="P2"> <text:bookmark text:name="fields_inherited_from_class_java.awt.Component1"/><office:annotation><dc:date>2008-03-07T00:00:00</dc:date><text:p/></office:annotation> </text:p>
      <table:table table:name="Tabla52" table:style-name="Tabla52">
        <table:table-column table:style-name="Tabla52.A"/>
        <table:table-row table:style-name="Tabla52.1">
          <table:table-cell table:style-name="Tabla52.A1" office:value-type="string">
            <text:p text:style-name="P9">Fields inherited from class java.awt.Component</text:p>
          </table:table-cell>
        </table:table-row>
        <table:table-row table:style-name="Tabla52.2">
          <table:table-cell table:style-name="Tabla52.A2" office:value-type="string">
            <text:p text:style-name="Table_20_Contents"><text:span text:style-name="Source_20_Text">BOTTOM_ALIGNMENT, CENTER_ALIGNMENT, LEFT_ALIGNMENT, RIGHT_ALIGNMENT, TOP_ALIGNMENT</text:span></text:p>
          </table:table-cell>
        </table:table-row>
      </table:table>
      <text:p text:style-name="P2"> <text:bookmark text:name="fields_inherited_from_class_javax.swing.WindowConstants"/><office:annotation><dc:date>2008-03-07T00:00:00</dc:date><text:p/></office:annotation> </text:p>
      <table:table table:name="Tabla53" table:style-name="Tabla53">
        <table:table-column table:style-name="Tabla53.A"/>
        <table:table-row table:style-name="Tabla53.1">
          <table:table-cell table:style-name="Tabla53.A1" office:value-type="string">
            <text:p text:style-name="P9">Fields inherited from interface javax.swing.WindowConstants</text:p>
          </table:table-cell>
        </table:table-row>
        <table:table-row table:style-name="Tabla53.2">
          <table:table-cell table:style-name="Tabla53.A2" office:value-type="string">
            <text:p text:style-name="Table_20_Contents"><text:span text:style-name="Source_20_Text">DISPOSE_ON_CLOSE, DO_NOTHING_ON_CLOSE, HIDE_ON_CLOSE</text:span></text:p>
          </table:table-cell>
        </table:table-row>
      </table:table>
      <text:p text:style-name="P2"> <text:bookmark text:name="fields_inherited_from_class_java.awt.image.ImageObserver1"/><office:annotation><dc:date>2008-03-07T00:00:00</dc:date><text:p/></office:annotation> </text:p>
      <table:table table:name="Tabla54" table:style-name="Tabla54">
        <table:table-column table:style-name="Tabla54.A"/>
        <table:table-row table:style-name="Tabla54.1">
          <table:table-cell table:style-name="Tabla54.A1" office:value-type="string">
            <text:p text:style-name="P9">Fields inherited from interface java.awt.image.ImageObserver</text:p>
          </table:table-cell>
        </table:table-row>
        <table:table-row table:style-name="Tabla54.2">
          <table:table-cell table:style-name="Tabla54.A2" office:value-type="string">
            <text:p text:style-name="Table_20_Contents"><text:span text:style-name="Source_20_Text">ABORT, ALLBITS, ERROR, FRAMEBITS, HEIGHT, PROPERTIES, SOMEBITS, WIDTH</text:span></text:p>
          </table:table-cell>
        </table:table-row>
      </table:table>
      <text:p text:style-name="P2"> <office:annotation><dc:date>2008-03-07T00:00:00</dc:date><text:p>======== CONSTRUCTOR SUMMARY ========</text:p></office:annotation><office:annotation><dc:date>2008-03-07T00:00:00</dc:date><text:p/></office:annotation> <text:bookmark text:name="constructor_summary4"/></text:p>
      <table:table table:name="Tabla55" table:style-name="Tabla55">
        <table:table-column table:style-name="Tabla55.A"/>
        <table:table-column table:style-name="Tabla55.B"/>
        <table:table-row table:style-name="Tabla55.1">
          <table:table-cell table:style-name="Tabla55.A1" table:number-columns-spanned="2" office:value-type="string">
            <text:p text:style-name="P10">Constructor Summary</text:p>
          </table:table-cell>
          <table:covered-table-cell/>
        </table:table-row>
        <table:table-row table:style-name="Tabla55.2">
          <table:table-cell table:style-name="Tabla55.A2" office:value-type="string">
            <text:p text:style-name="Table_20_Contents"><text:a xlink:type="simple" xlink:href="../Sopa%20de%20letras/dist/javadoc/sopadeletras/myGui.html#myGui%28%29"><text:span text:style-name="Source_20_Text"><text:span text:style-name="T1">myGui</text:span></text:span></text:a><text:span text:style-name="Source_20_Text">()</text:span> <text:line-break/>          Creates new form myGui</text:p>
          </table:table-cell>
          <table:table-cell table:style-name="Tabla55.B2" office:value-type="string">
            <text:p text:style-name="P4"/>
          </table:table-cell>
        </table:table-row>
      </table:table>
      <text:p text:style-name="P2"> <office:annotation><dc:date>2008-03-07T00:00:00</dc:date><text:p>========== METHOD SUMMARY ===========</text:p></office:annotation><office:annotation><dc:date>2008-03-07T00:00:00</dc:date><text:p/></office:annotation> <text:bookmark text:name="method_summary4"/></text:p>
      <table:table table:name="Tabla56" table:style-name="Tabla56">
        <table:table-column table:style-name="Tabla56.A"/>
        <table:table-column table:style-name="Tabla56.B"/>
        <table:table-row table:style-name="Tabla56.1">
          <table:table-cell table:style-name="Tabla56.A1" table:number-columns-spanned="2" office:value-type="string">
            <text:p text:style-name="P10">Method Summary</text:p>
          </table:table-cell>
          <table:covered-table-cell/>
        </table:table-row>
        <table:table-row table:style-name="Tabla56.2">
          <table:table-cell table:style-name="Tabla56.A2" office:value-type="string">
            <text:p text:style-name="P3"><text:span text:style-name="Source_20_Text"><text:span text:style-name="T2">static void</text:span></text:span></text:p>
          </table:table-cell>
          <table:table-cell table:style-name="Tabla56.B2" office:value-type="string">
            <text:p text:style-name="Table_20_Contents"><text:a xlink:type="simple" xlink:href="../Sopa%20de%20letras/dist/javadoc/sopadeletras/myGui.html#main%28java.lang.String%5B%5D%29"><text:span text:style-name="Source_20_Text"><text:span text:style-name="T1">main</text:span></text:span></text:a><text:span text:style-name="Source_20_Text">(java.lang.String[] args)</text:span> <text:line-break/>           </text:p>
          </table:table-cell>
        </table:table-row>
        <text:soft-page-break/>
        <table:table-row table:style-name="Tabla56.2">
          <table:table-cell table:style-name="Tabla56.A2" office:value-type="string">
            <text:p text:style-name="P3"><text:span text:style-name="Source_20_Text"><text:span text:style-name="T2">static void</text:span></text:span></text:p>
          </table:table-cell>
          <table:table-cell table:style-name="Tabla56.B2" office:value-type="string">
            <text:p text:style-name="Table_20_Contents"><text:a xlink:type="simple" xlink:href="../Sopa%20de%20letras/dist/javadoc/sopadeletras/myGui.html#reportar%28java.lang.String%29"><text:span text:style-name="Source_20_Text"><text:span text:style-name="T1">reportar</text:span></text:span></text:a><text:span text:style-name="Source_20_Text">(java.lang.String reporte)</text:span> <text:line-break/>          Metodo que escribe los procesos en el textArea que funciona como consola.</text:p>
          </table:table-cell>
        </table:table-row>
      </table:table>
      <text:p text:style-name="P2"> <text:bookmark text:name="methods_inherited_from_class_javax.swing.JFrame"/><office:annotation><dc:date>2008-03-07T00:00:00</dc:date><text:p/></office:annotation> </text:p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9">Methods inherited from class javax.swing.JFrame</text:p>
          </table:table-cell>
        </table:table-row>
        <table:table-row table:style-name="Tabla57.2">
          <table:table-cell table:style-name="Tabla57.A2" office:value-type="string">
            <text:p text:style-name="Table_20_Contents"><text:span text:style-name="Source_20_Text">addImpl, createRootPane, frameInit, getAccessibleContext, getContentPane, getDefaultCloseOperation, getGlassPane, getGraphics, getJMenuBar, getLayeredPane, getRootPane, getTransferHandler, isDefaultLookAndFeelDecorated, isRootPaneCheckingEnabled, paramString, processWindowEvent, remove, repaint, setContentPane, setDefaultCloseOperation, setDefaultLookAndFeelDecorated, setGlassPane, setIconImage, setJMenuBar, setLayeredPane, setLayout, setRootPane, setRootPaneCheckingEnabled, setTransferHandler, update</text:span></text:p>
          </table:table-cell>
        </table:table-row>
      </table:table>
      <text:p text:style-name="P2"> <text:bookmark text:name="methods_inherited_from_class_java.awt.Frame"/><office:annotation><dc:date>2008-03-07T00:00:00</dc:date><text:p/></office:annotation> </text:p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9">Methods inherited from class java.awt.Frame</text:p>
          </table:table-cell>
        </table:table-row>
        <table:table-row table:style-name="Tabla58.2">
          <table:table-cell table:style-name="Tabla58.A2" office:value-type="string">
            <text:p text:style-name="Table_20_Contents"><text:span text:style-name="Source_20_Text">addNotify, getCursorType, getExtendedState, getFrames, getIconImage, getMaximizedBounds, getMenuBar, getState, getTitle, isResizable, isUndecorated, remove, removeNotify, setCursor, setExtendedState, setMaximizedBounds, setMenuBar, setResizable, setState, setTitle, setUndecorated</text:span></text:p>
          </table:table-cell>
        </table:table-row>
      </table:table>
      <text:p text:style-name="P2"> <text:bookmark text:name="methods_inherited_from_class_java.awt.Window"/><office:annotation><dc:date>2008-03-07T00:00:00</dc:date><text:p/></office:annotation> </text:p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9">Methods inherited from class java.awt.Window</text:p>
          </table:table-cell>
        </table:table-row>
        <table:table-row table:style-name="Tabla59.2">
          <table:table-cell table:style-name="Tabla59.A2" office:value-type="string">
            <text:p text:style-name="Table_20_Contents"><text:span text:style-name="Source_20_Text">addPropertyChangeListener, addPropertyChangeListener, addWindowFocusListener, addWindowListener, addWindowStateListener, applyResourceBundle, applyResourceBundle, createBufferStrategy, createBufferStrategy, dispose, getBufferStrategy, getFocusableWindowState, getFocusCycleRootAncestor, getFocusOwner, getFocusTraversalKeys, getGraphicsConfiguration, getIconImages, getInputContext, getListeners, getLocale, getModalExclusionType, getMostRecentFocusOwner, getOwnedWindows, getOwner, getOwnerlessWindows, getToolkit, getWarningString, getWindowFocusListeners, getWindowListeners, getWindows, getWindowStateListeners, hide, isActive, isAlwaysOnTop, isAlwaysOnTopSupported, isFocusableWindow, isFocusCycleRoot, isFocused, isLocationByPlatform, isShowing, pack, postEvent, processEvent, processWindowFocusEvent, processWindowStateEvent, removeWindowFocusListener, removeWindowListener, removeWindowStateListener, reshape, setAlwaysOnTop, setBounds, setBounds, setCursor, setFocusableWindowState, setFocusCycleRoot, setIconImages, setLocationByPlatform, setLocationRelativeTo, setMinimumSize, setModalExclusionType, setSize, setSize, setVisible, show, toBack, toFront</text:span></text:p>
          </table:table-cell>
        </table:table-row>
      </table:table>
      <text:p text:style-name="P2"> <text:bookmark text:name="methods_inherited_from_class_java.awt.Container1"/><office:annotation><dc:date>2008-03-07T00:00:00</dc:date><text:p/></office:annotation> </text:p>
      <table:table table:name="Tabla60" table:style-name="Tabla60">
        <table:table-column table:style-name="Tabla60.A"/>
        <table:table-row table:style-name="Tabla60.1">
          <table:table-cell table:style-name="Tabla60.A1" office:value-type="string">
            <text:p text:style-name="P9">Methods inherited from class java.awt.Container</text:p>
          </table:table-cell>
        </table:table-row>
        <table:table-row table:style-name="Tabla60.2">
          <table:table-cell table:style-name="Tabla60.A2" office:value-type="string">
            <text:p text:style-name="Table_20_Contents"><text:span text:style-name="Source_20_Text">add, add, add, add, add, addContainerListener, applyComponentOrientation, areFocusTraversalKeysSet, countComponents, deliverEvent, doLayout, findComponentAt, findComponentAt, getAlignmentX, getAlignmentY, getComponent, getComponentAt, getComponentAt, getComponentCount, getComponents, </text:span><text:soft-page-break/><text:span text:style-name="Source_20_Text">getComponentZOrder, getContainerListeners, getFocusTraversalPolicy, getInsets, getLayout, getMaximumSize, getMinimumSize, getMousePosition, getPreferredSize, insets, invalidate, isAncestorOf, isFocusCycleRoot, isFocusTraversalPolicyProvider, isFocusTraversalPolicySet, layout, list, list, locate, minimumSize, paint, paintComponents, preferredSize, print, printComponents, processContainerEvent, remove, removeAll, removeContainerListener, setComponentZOrder, setFocusTraversalKeys, setFocusTraversalPolicy, setFocusTraversalPolicyProvider, setFont, transferFocusBackward, transferFocusDownCycle, validate, validateTree</text:span></text:p>
          </table:table-cell>
        </table:table-row>
      </table:table>
      <text:p text:style-name="P2"> <text:bookmark text:name="methods_inherited_from_class_java.awt.Component1"/><office:annotation><dc:date>2008-03-07T00:00:00</dc:date><text:p/></office:annotation> </text:p>
      <table:table table:name="Tabla61" table:style-name="Tabla61">
        <table:table-column table:style-name="Tabla61.A"/>
        <table:table-row table:style-name="Tabla61.1">
          <table:table-cell table:style-name="Tabla61.A1" office:value-type="string">
            <text:p text:style-name="P9">Methods inherited from class java.awt.Component</text:p>
          </table:table-cell>
        </table:table-row>
        <table:table-row table:style-name="Tabla61.2">
          <table:table-cell table:style-name="Tabla61.A2" office:value-type="string">
            <text:p text:style-name="Table_20_Contents"><text:span text:style-name="Source_20_Text">action, add, addComponentListener, addFocusListener, addHierarchyBoundsListener, addHierarchyListener, addInputMethodListener, addKeyListener, addMouseListener, addMouseMotionListener, addMouseWheelListener, bounds, checkImage, checkImage, coalesceEvents, contains, contains, createImage, createImage, createVolatileImage, createVolatileImage, disable, disableEvents, dispatchEvent, enable, enable, enableEvents, enableInputMethods, firePropertyChange, firePropertyChange, firePropertyChange, firePropertyChange, firePropertyChange, firePropertyChange, firePropertyChange, firePropertyChange, firePropertyChange, getBackground, getBaseline, getBaselineResizeBehavior, getBounds, getBounds, getColorModel, getComponentListeners, getComponentOrientation, getCursor, getDropTarget, getFocusListeners, getFocusTraversalKeysEnabled, getFont, getFontMetrics, getForeground, getHeight, getHierarchyBoundsListeners, getHierarchyListeners, getIgnoreRepaint, getInputMethodListeners, getInputMethodRequests, getKeyListeners, getLocation, getLocation, getLocationOnScreen, getMouseListeners, getMouseMotionListeners, getMousePosition, getMouseWheelListeners, getName, getParent, getPeer, getPropertyChangeListeners, getPropertyChangeListeners, getSize, getSize, getTreeLock, getWidth, getX, getY, gotFocus, handleEvent, hasFocus, imageUpdate, inside, isBackgroundSet, isCursorSet, isDisplayable, isDoubleBuffered, isEnabled, isFocusable, isFocusOwner, isFocusTraversable, isFontSet, isForegroundSet, isLightweight, isMaximumSizeSet, isMinimumSizeSet, isOpaque, isPreferredSizeSet, isValid, isVisible, keyDown, keyUp, list, list, list, location, lostFocus, mouseDown, mouseDrag, mouseEnter, mouseExit, mouseMove, mouseUp, move, nextFocus, paintAll, prepareImage, prepareImage, printAll, processComponentEvent, processFocusEvent, processHierarchyBoundsEvent, processHierarchyEvent, processInputMethodEvent, processKeyEvent, processMouseEvent, processMouseMotionEvent, processMouseWheelEvent, removeComponentListener, removeFocusListener, removeHierarchyBoundsListener, removeHierarchyListener, removeInputMethodListener, removeKeyListener, removeMouseListener, removeMouseMotionListener, removeMouseWheelListener, removePropertyChangeListener, removePropertyChangeListener, repaint, repaint, repaint, </text:span><text:soft-page-break/><text:span text:style-name="Source_20_Text">requestFocus, requestFocus, requestFocusInWindow, requestFocusInWindow, resize, resize, setBackground, setComponentOrientation, setDropTarget, setEnabled, setFocusable, setFocusTraversalKeysEnabled, setForeground, setIgnoreRepaint, setLocale, setLocation, setLocation, setMaximumSize, setName, setPreferredSize, show, size, toString, transferFocus, transferFocusUpCycle</text:span></text:p>
          </table:table-cell>
        </table:table-row>
      </table:table>
      <text:p text:style-name="P2"> <text:bookmark text:name="methods_inherited_from_class_java.lang.Object4"/><office:annotation><dc:date>2008-03-07T00:00:00</dc:date><text:p/></office:annotation> </text:p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9">Methods inherited from class java.lang.Object</text:p>
          </table:table-cell>
        </table:table-row>
        <table:table-row table:style-name="Tabla62.2">
          <table:table-cell table:style-name="Tabla62.A2" office:value-type="string">
            <text:p text:style-name="Table_20_Contents"><text:span text:style-name="Source_20_Text">clone, equals, finalize, getClass, hashCode, notify, notifyAll, wait, wait, wait</text:span></text:p>
          </table:table-cell>
        </table:table-row>
      </table:table>
      <text:p text:style-name="P2"> <text:bookmark text:name="methods_inherited_from_class_java.awt.MenuContainer"/><office:annotation><dc:date>2008-03-07T00:00:00</dc:date><text:p/></office:annotation> </text:p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9">Methods inherited from interface java.awt.MenuContainer</text:p>
          </table:table-cell>
        </table:table-row>
        <table:table-row table:style-name="Tabla63.2">
          <table:table-cell table:style-name="Tabla63.A2" office:value-type="string">
            <text:p text:style-name="Table_20_Contents"><text:span text:style-name="Source_20_Text">getFont, postEvent</text:span></text:p>
          </table:table-cell>
        </table:table-row>
      </table:table>
      <text:p text:style-name="Text_20_body">  </text:p>
      <text:p text:style-name="P1"><text:bookmark text:name="field_detail2"/><office:annotation><dc:date>2008-03-07T00:00:00</dc:date><text:p>============ FIELD DETAIL ===========</text:p></office:annotation><office:annotation><dc:date>2008-03-07T00:00:00</dc:date><text:p/></office:annotation></text:p>
      <table:table table:name="Tabla64" table:style-name="Tabla64">
        <table:table-column table:style-name="Tabla64.A"/>
        <table:table-row table:style-name="Tabla64.1">
          <table:table-cell table:style-name="Tabla64.A1" office:value-type="string">
            <text:p text:style-name="P10">Field Detail</text:p>
          </table:table-cell>
        </table:table-row>
      </table:table>
      <text:h text:style-name="Heading_20_3" text:outline-level="3" text:is-list-header="true"><text:bookmark text:name="array"/><office:annotation><dc:date>2008-03-07T00:00:00</dc:date><text:p/></office:annotation>array</text:h>
      <text:p text:style-name="P12">public static java.lang.String[][] <text:span text:style-name="T1">array</text:span></text:p>
      <text:p text:style-name="P14">array que contiene la matriz de la sopa de letras </text:p>
      <text:p text:style-name="Horizontal_20_Line"/>
      <text:h text:style-name="Heading_20_3" text:outline-level="3" text:is-list-header="true"><text:bookmark text:name="filas"/><office:annotation><dc:date>2008-03-07T00:00:00</dc:date><text:p/></office:annotation>filas</text:h>
      <text:p text:style-name="P12">public java.util.Vector <text:span text:style-name="T1">filas</text:span></text:p>
      <text:p text:style-name="P14">contiene el indice de las filas que se va a pintar </text:p>
      <text:p text:style-name="Horizontal_20_Line"/>
      <text:h text:style-name="Heading_20_3" text:outline-level="3" text:is-list-header="true"><text:bookmark text:name="columnas"/><office:annotation><dc:date>2008-03-07T00:00:00</dc:date><text:p/></office:annotation>columnas</text:h>
      <text:p text:style-name="P12">public java.util.Vector <text:span text:style-name="T1">columnas</text:span></text:p>
      <text:p text:style-name="P14">contiene el indice de las columnas que se va a pintar </text:p>
      <text:p text:style-name="Horizontal_20_Line"/>
      <text:h text:style-name="Heading_20_3" text:outline-level="3" text:is-list-header="true"><text:bookmark text:name="palabras"/><office:annotation><dc:date>2008-03-07T00:00:00</dc:date><text:p/></office:annotation>palabras</text:h>
      <text:p text:style-name="P12">public static java.util.Vector <text:span text:style-name="T1">palabras</text:span></text:p>
      <text:p text:style-name="P14">vector que almacena las palabras a buscar en la sopa de letras </text:p>
      <text:p text:style-name="Horizontal_20_Line"/>
      <text:h text:style-name="Heading_20_3" text:outline-level="3" text:is-list-header="true"><text:bookmark text:name="row"/><text:soft-page-break/><office:annotation><dc:date>2008-03-07T00:00:00</dc:date><text:p/></office:annotation>row</text:h>
      <text:p text:style-name="P12">public static java.util.Vector <text:span text:style-name="T1">row</text:span></text:p>
      <text:p text:style-name="P14">vector que almacena las filas en que se debe buscar (where row = x) </text:p>
      <text:p text:style-name="Horizontal_20_Line"/>
      <text:h text:style-name="Heading_20_3" text:outline-level="3" text:is-list-header="true"><text:bookmark text:name="column"/><office:annotation><dc:date>2008-03-07T00:00:00</dc:date><text:p/></office:annotation>column</text:h>
      <text:p text:style-name="P12">public static java.util.Vector <text:span text:style-name="T1">column</text:span></text:p>
      <text:p text:style-name="P14">vector que almacena las columnas en que se debe buscar (where column = y) </text:p>
      <text:p text:style-name="Horizontal_20_Line"/>
      <text:h text:style-name="Heading_20_3" text:outline-level="3" text:is-list-header="true"><text:bookmark text:name="on"/><office:annotation><dc:date>2008-03-07T00:00:00</dc:date><text:p/></office:annotation>on</text:h>
      <text:p text:style-name="P12">public static java.util.Vector <text:span text:style-name="T1">on</text:span></text:p>
      <text:p text:style-name="P14">vector que almacena la forma de busqueda (on fila = x) </text:p>
      <text:p text:style-name="Horizontal_20_Line"/>
      <text:h text:style-name="Heading_20_3" text:outline-level="3" text:is-list-header="true"><text:bookmark text:name="matriz"/><office:annotation><dc:date>2008-03-07T00:00:00</dc:date><text:p/></office:annotation>matriz</text:h>
      <text:p text:style-name="P12">public static java.util.Vector <text:span text:style-name="T1">matriz</text:span></text:p>
      <text:p text:style-name="P14">vector que almacena las letras que se usan para cargar la matriz </text:p>
      <text:p text:style-name="P1"><text:bookmark text:name="constructor_detail4"/><office:annotation><dc:date>2008-03-07T00:00:00</dc:date><text:p>========= CONSTRUCTOR DETAIL ========</text:p></office:annotation><office:annotation><dc:date>2008-03-07T00:00:00</dc:date><text:p/></office:annotation></text:p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10">Constructor Detail</text:p>
          </table:table-cell>
        </table:table-row>
      </table:table>
      <text:h text:style-name="Heading_20_3" text:outline-level="3" text:is-list-header="true"><text:bookmark text:name="myGui()"/><office:annotation><dc:date>2008-03-07T00:00:00</dc:date><text:p/></office:annotation>myGui</text:h>
      <text:p text:style-name="P12">public <text:span text:style-name="T1">myGui</text:span>()</text:p>
      <text:p text:style-name="P14">Creates new form myGui </text:p>
      <text:p text:style-name="P1"><text:bookmark text:name="method_detail4"/><office:annotation><dc:date>2008-03-07T00:00:00</dc:date><text:p>============ METHOD DETAIL ==========</text:p></office:annotation><office:annotation><dc:date>2008-03-07T00:00:00</dc:date><text:p/></office:annotation></text:p>
      <table:table table:name="Tabla66" table:style-name="Tabla66">
        <table:table-column table:style-name="Tabla66.A"/>
        <table:table-row table:style-name="Tabla66.1">
          <table:table-cell table:style-name="Tabla66.A1" office:value-type="string">
            <text:p text:style-name="P10">Method Detail</text:p>
          </table:table-cell>
        </table:table-row>
      </table:table>
      <text:h text:style-name="Heading_20_3" text:outline-level="3" text:is-list-header="true"><text:bookmark text:name="reportar(java.lang.String)"/><office:annotation><dc:date>2008-03-07T00:00:00</dc:date><text:p/></office:annotation>reportar</text:h>
      <text:p text:style-name="P12">public static void <text:span text:style-name="T1">reportar</text:span>(java.lang.String reporte)</text:p>
      <text:p text:style-name="P14">Metodo que escribe los procesos en el textArea que funciona como consola. </text:p>
      <text:p text:style-name="P8">Parameters:</text:p>
      <text:p text:style-name="P16"><text:span text:style-name="Source_20_Text">reporte</text:span> - String que se va a escribir en consola</text:p>
      <text:p text:style-name="Horizontal_20_Line"/>
      <text:h text:style-name="Heading_20_3" text:outline-level="3" text:is-list-header="true"><text:bookmark text:name="main(java.lang.String[])1"/><text:soft-page-break/><office:annotation><dc:date>2008-03-07T00:00:00</dc:date><text:p/></office:annotation>main</text:h>
      <text:p text:style-name="P12">public static void <text:span text:style-name="T1">main</text:span>(java.lang.String[] args)</text:p>
      <text:p text:style-name="P8">Parameters:</text:p>
      <text:p text:style-name="P16"><text:span text:style-name="Source_20_Text">args</text:span> - the command line arguments</text:p>
      <text:p text:style-name="Standard"/>
      <text:p text:style-name="Standard"/>
      <text:h text:style-name="Heading_20_2" text:outline-level="2" text:is-list-header="true"><text:span text:style-name="T2">sopadeletras</text:span> <text:line-break/>Class myToken</text:h>
      <text:p text:style-name="Preformatted_20_Text">java.lang.Object</text:p>
      <text:p text:style-name="P12"><text:s text:c="2"/><draw:frame draw:style-name="fr1" draw:name="gráficos16" text:anchor-type="as-char" svg:width="1.997cm" svg:height="0.998cm" draw:z-index="15"><draw:image xlink:href="../Sopa%20de%20letras/dist/javadoc/resources/inherit.gif" xlink:type="simple" xlink:show="embed" xlink:actuate="onLoad"/><svg:desc>extended by </svg:desc></draw:frame><text:span text:style-name="T1">sopadeletras.myToken</text:span></text:p>
      <text:p text:style-name="Horizontal_20_Line"/>
      <text:p text:style-name="P13">public class <text:span text:style-name="T1">myToken</text:span>extends java.lang.Object</text:p>
      <text:p text:style-name="Text_20_body">clase que maneja los simbolos de los analizadores </text:p>
      <text:p text:style-name="Horizontal_20_Line"/>
      <text:p text:style-name="P1"><text:bookmark text:name="field_summary4"/><office:annotation><dc:date>2008-03-07T00:00:00</dc:date><text:p>=========== FIELD SUMMARY ===========</text:p></office:annotation><office:annotation><dc:date>2008-03-07T00:00:00</dc:date><text:p/></office:annotation></text:p>
      <table:table table:name="Tabla67" table:style-name="Tabla67">
        <table:table-column table:style-name="Tabla67.A"/>
        <table:table-column table:style-name="Tabla67.B"/>
        <table:table-row table:style-name="Tabla67.1">
          <table:table-cell table:style-name="Tabla67.A1" table:number-columns-spanned="2" office:value-type="string">
            <text:p text:style-name="P10">Field Summary</text:p>
          </table:table-cell>
          <table:covered-table-cell/>
        </table:table-row>
        <table:table-row table:style-name="Tabla67.2">
          <table:table-cell table:style-name="Tabla67.A2" office:value-type="string">
            <text:p text:style-name="P3"><text:span text:style-name="Source_20_Text"> </text:span><text:span text:style-name="Source_20_Text"><text:span text:style-name="T2">int</text:span></text:span></text:p>
          </table:table-cell>
          <table:table-cell table:style-name="Tabla67.B2" office:value-type="string">
            <text:p text:style-name="Table_20_Contents"><text:a xlink:type="simple" xlink:href="../Sopa%20de%20letras/dist/javadoc/sopadeletras/myToken.html#columna"><text:span text:style-name="Source_20_Text"><text:span text:style-name="T1">columna</text:span></text:span></text:a> <text:line-break/>           </text:p>
          </table:table-cell>
        </table:table-row>
        <table:table-row table:style-name="Tabla67.2">
          <table:table-cell table:style-name="Tabla67.A2" office:value-type="string">
            <text:p text:style-name="P3"><text:span text:style-name="Source_20_Text"> </text:span><text:span text:style-name="Source_20_Text"><text:span text:style-name="T2">java.lang.String</text:span></text:span></text:p>
          </table:table-cell>
          <table:table-cell table:style-name="Tabla67.B2" office:value-type="string">
            <text:p text:style-name="Table_20_Contents"><text:a xlink:type="simple" xlink:href="../Sopa%20de%20letras/dist/javadoc/sopadeletras/myToken.html#lexema"><text:span text:style-name="Source_20_Text"><text:span text:style-name="T1">lexema</text:span></text:span></text:a> <text:line-break/>           </text:p>
          </table:table-cell>
        </table:table-row>
        <table:table-row table:style-name="Tabla67.2">
          <table:table-cell table:style-name="Tabla67.A2" office:value-type="string">
            <text:p text:style-name="P3"><text:span text:style-name="Source_20_Text"> </text:span><text:span text:style-name="Source_20_Text"><text:span text:style-name="T2">int</text:span></text:span></text:p>
          </table:table-cell>
          <table:table-cell table:style-name="Tabla67.B2" office:value-type="string">
            <text:p text:style-name="Table_20_Contents"><text:a xlink:type="simple" xlink:href="../Sopa%20de%20letras/dist/javadoc/sopadeletras/myToken.html#linea"><text:span text:style-name="Source_20_Text"><text:span text:style-name="T1">linea</text:span></text:span></text:a> <text:line-break/>           </text:p>
          </table:table-cell>
        </table:table-row>
      </table:table>
      <text:p text:style-name="P2"> <office:annotation><dc:date>2008-03-07T00:00:00</dc:date><text:p>======== CONSTRUCTOR SUMMARY ========</text:p></office:annotation><office:annotation><dc:date>2008-03-07T00:00:00</dc:date><text:p/></office:annotation> <text:bookmark text:name="constructor_summary5"/></text:p>
      <table:table table:name="Tabla68" table:style-name="Tabla68">
        <table:table-column table:style-name="Tabla68.A"/>
        <table:table-column table:style-name="Tabla68.B"/>
        <table:table-row table:style-name="Tabla68.1">
          <table:table-cell table:style-name="Tabla68.A1" table:number-columns-spanned="2" office:value-type="string">
            <text:p text:style-name="P10">Constructor Summary</text:p>
          </table:table-cell>
          <table:covered-table-cell/>
        </table:table-row>
        <table:table-row table:style-name="Tabla68.2">
          <table:table-cell table:style-name="Tabla68.A2" office:value-type="string">
            <text:p text:style-name="Table_20_Contents"><text:a xlink:type="simple" xlink:href="../Sopa%20de%20letras/dist/javadoc/sopadeletras/myToken.html#myToken%28java.lang.String,%20int,%20int%29"><text:span text:style-name="Source_20_Text"><text:span text:style-name="T1">myToken</text:span></text:span></text:a><text:span text:style-name="Source_20_Text">(java.lang.String lex, int lin, int col)</text:span> <text:line-break/>          es el constructor. crea un nuevo myToken</text:p>
          </table:table-cell>
          <table:table-cell table:style-name="Tabla68.B2" office:value-type="string">
            <text:p text:style-name="P4"/>
          </table:table-cell>
        </table:table-row>
      </table:table>
      <text:p text:style-name="P2"> <office:annotation><dc:date>2008-03-07T00:00:00</dc:date><text:p>========== METHOD SUMMARY ===========</text:p></office:annotation><office:annotation><dc:date>2008-03-07T00:00:00</dc:date><text:p/></office:annotation> <text:bookmark text:name="method_summary5"/></text:p>
      <table:table table:name="Tabla69" table:style-name="Tabla69">
        <table:table-column table:style-name="Tabla69.A"/>
        <table:table-column table:style-name="Tabla69.B"/>
        <table:table-row table:style-name="Tabla69.1">
          <table:table-cell table:style-name="Tabla69.A1" table:number-columns-spanned="2" office:value-type="string">
            <text:p text:style-name="P10">Method Summary</text:p>
          </table:table-cell>
          <table:covered-table-cell/>
        </table:table-row>
        <table:table-row table:style-name="Tabla69.2">
          <table:table-cell table:style-name="Tabla69.A2" office:value-type="string">
            <text:p text:style-name="P3"><text:span text:style-name="Source_20_Text"> </text:span><text:span text:style-name="Source_20_Text"><text:span text:style-name="T2">int</text:span></text:span></text:p>
          </table:table-cell>
          <table:table-cell table:style-name="Tabla69.B2" office:value-type="string">
            <text:p text:style-name="Table_20_Contents"><text:a xlink:type="simple" xlink:href="../Sopa%20de%20letras/dist/javadoc/sopadeletras/myToken.html#getColumna%28%29"><text:span text:style-name="Source_20_Text"><text:span text:style-name="T1">getColumna</text:span></text:span></text:a><text:span text:style-name="Source_20_Text">()</text:span> <text:line-break/>          devuelve la columna del token como Integer</text:p>
          </table:table-cell>
        </table:table-row>
        <table:table-row table:style-name="Tabla69.2">
          <table:table-cell table:style-name="Tabla69.A2" office:value-type="string">
            <text:p text:style-name="P3"><text:span text:style-name="Source_20_Text"> </text:span><text:span text:style-name="Source_20_Text"><text:span text:style-name="T2">java.lang.String</text:span></text:span></text:p>
          </table:table-cell>
          <table:table-cell table:style-name="Tabla69.B2" office:value-type="string">
            <text:p text:style-name="Table_20_Contents"><text:a xlink:type="simple" xlink:href="../Sopa%20de%20letras/dist/javadoc/sopadeletras/myToken.html#getLexema%28%29"><text:span text:style-name="Source_20_Text"><text:span text:style-name="T1">getLexema</text:span></text:span></text:a><text:span text:style-name="Source_20_Text">()</text:span> <text:line-break/>          devuelve el lexema del token como un String</text:p>
          </table:table-cell>
        </table:table-row>
        <table:table-row table:style-name="Tabla69.2">
          <table:table-cell table:style-name="Tabla69.A2" office:value-type="string">
            <text:p text:style-name="P3"><text:span text:style-name="Source_20_Text"> </text:span><text:span text:style-name="Source_20_Text"><text:span text:style-name="T2">int</text:span></text:span></text:p>
          </table:table-cell>
          <table:table-cell table:style-name="Tabla69.B2" office:value-type="string">
            <text:p text:style-name="Table_20_Contents"><text:a xlink:type="simple" xlink:href="../Sopa%20de%20letras/dist/javadoc/sopadeletras/myToken.html#getLinea%28%29"><text:span text:style-name="Source_20_Text"><text:span text:style-name="T1">getLinea</text:span></text:span></text:a><text:span text:style-name="Source_20_Text">()</text:span> <text:line-break/>          devuelve la linea del token como Integer</text:p>
          </table:table-cell>
        </table:table-row>
      </table:table>
      <text:p text:style-name="P2"> <text:bookmark text:name="methods_inherited_from_class_java.lang.Object5"/><office:annotation><dc:date>2008-03-07T00:00:00</dc:date><text:p/></office:annotation> </text:p>
      <table:table table:name="Tabla70" table:style-name="Tabla70">
        <table:table-column table:style-name="Tabla70.A"/>
        <table:table-row table:style-name="Tabla70.1">
          <table:table-cell table:style-name="Tabla70.A1" office:value-type="string">
            <text:p text:style-name="P9">Methods inherited from class java.lang.Object</text:p>
          </table:table-cell>
        </table:table-row>
        <table:table-row table:style-name="Tabla70.2">
          <table:table-cell table:style-name="Tabla70.A2" office:value-type="string">
            <text:p text:style-name="Table_20_Contents"><text:span text:style-name="Source_20_Text">clone, equals, finalize, getClass, hashCode, notify, notifyAll, </text:span><text:soft-page-break/><text:span text:style-name="Source_20_Text">toString, wait, wait, wait</text:span></text:p>
          </table:table-cell>
        </table:table-row>
      </table:table>
      <text:p text:style-name="Text_20_body">  </text:p>
      <text:p text:style-name="P1"><text:bookmark text:name="field_detail3"/><office:annotation><dc:date>2008-03-07T00:00:00</dc:date><text:p>============ FIELD DETAIL ===========</text:p></office:annotation><office:annotation><dc:date>2008-03-07T00:00:00</dc:date><text:p/></office:annotation></text:p>
      <table:table table:name="Tabla71" table:style-name="Tabla71">
        <table:table-column table:style-name="Tabla71.A"/>
        <table:table-row table:style-name="Tabla71.1">
          <table:table-cell table:style-name="Tabla71.A1" office:value-type="string">
            <text:p text:style-name="P10">Field Detail</text:p>
          </table:table-cell>
        </table:table-row>
      </table:table>
      <text:h text:style-name="Heading_20_3" text:outline-level="3" text:is-list-header="true"><text:bookmark text:name="linea"/><office:annotation><dc:date>2008-03-07T00:00:00</dc:date><text:p/></office:annotation>linea</text:h>
      <text:p text:style-name="P12">public int <text:span text:style-name="T1">linea</text:span></text:p>
      <text:p text:style-name="Horizontal_20_Line"/>
      <text:h text:style-name="Heading_20_3" text:outline-level="3" text:is-list-header="true"><text:bookmark text:name="columna"/><office:annotation><dc:date>2008-03-07T00:00:00</dc:date><text:p/></office:annotation>columna</text:h>
      <text:p text:style-name="P12">public int <text:span text:style-name="T1">columna</text:span></text:p>
      <text:p text:style-name="Horizontal_20_Line"/>
      <text:h text:style-name="Heading_20_3" text:outline-level="3" text:is-list-header="true"><text:bookmark text:name="lexema"/><office:annotation><dc:date>2008-03-07T00:00:00</dc:date><text:p/></office:annotation>lexema</text:h>
      <text:p text:style-name="P12">public java.lang.String <text:span text:style-name="T1">lexema</text:span></text:p>
      <text:p text:style-name="P1"><text:bookmark text:name="constructor_detail5"/><office:annotation><dc:date>2008-03-07T00:00:00</dc:date><text:p>========= CONSTRUCTOR DETAIL ========</text:p></office:annotation><office:annotation><dc:date>2008-03-07T00:00:00</dc:date><text:p/></office:annotation></text:p>
      <table:table table:name="Tabla72" table:style-name="Tabla72">
        <table:table-column table:style-name="Tabla72.A"/>
        <table:table-row table:style-name="Tabla72.1">
          <table:table-cell table:style-name="Tabla72.A1" office:value-type="string">
            <text:p text:style-name="P10">Constructor Detail</text:p>
          </table:table-cell>
        </table:table-row>
      </table:table>
      <text:h text:style-name="Heading_20_3" text:outline-level="3" text:is-list-header="true"><text:bookmark text:name="myToken(java.lang.String, int, int)"/><office:annotation><dc:date>2008-03-07T00:00:00</dc:date><text:p/></office:annotation>myToken</text:h>
      <text:p text:style-name="Preformatted_20_Text">public <text:span text:style-name="T1">myToken</text:span>(java.lang.String lex,</text:p>
      <text:p text:style-name="Preformatted_20_Text"><text:s text:c="15"/>int lin,</text:p>
      <text:p text:style-name="P12"><text:s text:c="15"/>int col)</text:p>
      <text:p text:style-name="P14">es el constructor. crea un nuevo myToken </text:p>
      <text:p text:style-name="P8">Parameters:</text:p>
      <text:p text:style-name="P15"><text:span text:style-name="Source_20_Text">lex</text:span> - el lexema del token</text:p>
      <text:p text:style-name="P15"><text:span text:style-name="Source_20_Text">lin</text:span> - la linea del token</text:p>
      <text:p text:style-name="P16"><text:span text:style-name="Source_20_Text">col</text:span> - la columna del token</text:p>
      <text:p text:style-name="P1"><text:bookmark text:name="method_detail5"/><office:annotation><dc:date>2008-03-07T00:00:00</dc:date><text:p>============ METHOD DETAIL ==========</text:p></office:annotation><office:annotation><dc:date>2008-03-07T00:00:00</dc:date><text:p/></office:annotation></text:p>
      <table:table table:name="Tabla73" table:style-name="Tabla73">
        <table:table-column table:style-name="Tabla73.A"/>
        <table:table-row table:style-name="Tabla73.1">
          <table:table-cell table:style-name="Tabla73.A1" office:value-type="string">
            <text:p text:style-name="P10">Method Detail</text:p>
          </table:table-cell>
        </table:table-row>
      </table:table>
      <text:h text:style-name="Heading_20_3" text:outline-level="3" text:is-list-header="true"><text:bookmark text:name="getLexema()"/><office:annotation><dc:date>2008-03-07T00:00:00</dc:date><text:p/></office:annotation>getLexema</text:h>
      <text:p text:style-name="P12">public java.lang.String <text:span text:style-name="T1">getLexema</text:span>()</text:p>
      <text:p text:style-name="P14">devuelve el lexema del token como un String </text:p>
      <text:p text:style-name="P8">Returns:</text:p>
      <text:p text:style-name="P16">un String conteniendo el lexema del token</text:p>
      <text:p text:style-name="Horizontal_20_Line"/>
      <text:h text:style-name="Heading_20_3" text:outline-level="3" text:is-list-header="true"><text:bookmark text:name="getLinea()"/><text:soft-page-break/><office:annotation><dc:date>2008-03-07T00:00:00</dc:date><text:p/></office:annotation>getLinea</text:h>
      <text:p text:style-name="P12">public int <text:span text:style-name="T1">getLinea</text:span>()</text:p>
      <text:p text:style-name="P14">devuelve la linea del token como Integer </text:p>
      <text:p text:style-name="P8">Returns:</text:p>
      <text:p text:style-name="P16">un Integer conteniendo la linea del token</text:p>
      <text:p text:style-name="Horizontal_20_Line"/>
      <text:h text:style-name="Heading_20_3" text:outline-level="3" text:is-list-header="true"><text:bookmark text:name="getColumna()"/><office:annotation><dc:date>2008-03-07T00:00:00</dc:date><text:p/></office:annotation>getColumna</text:h>
      <text:p text:style-name="P12">public int <text:span text:style-name="T1">getColumna</text:span>()</text:p>
      <text:p text:style-name="P14">devuelve la columna del token como Integer </text:p>
      <text:p text:style-name="P8">Returns:</text:p>
      <text:p text:style-name="P16">un Integer conteniendo la columna del token</text:p>
      <text:p text:style-name="Standard"/>
      <text:p text:style-name="Standard"/>
      <text:h text:style-name="Heading_20_2" text:outline-level="2" text:is-list-header="true"><text:span text:style-name="T2">sopadeletras</text:span> <text:line-break/>Class pal1parser</text:h>
      <text:p text:style-name="Preformatted_20_Text">java.lang.Object</text:p>
      <text:p text:style-name="Preformatted_20_Text"><text:s text:c="2"/><draw:frame draw:style-name="fr1" draw:name="gráficos17" text:anchor-type="as-char" svg:width="1.997cm" svg:height="0.998cm" draw:z-index="16"><draw:image xlink:href="../Sopa%20de%20letras/dist/javadoc/resources/inherit.gif" xlink:type="simple" xlink:show="embed" xlink:actuate="onLoad"/><svg:desc>extended by </svg:desc></draw:frame><text:a xlink:type="simple" xlink:href="../Sopa%20de%20letras/dist/javadoc/java_cup/runtime/lr_parser.html">java_cup.runtime.lr_parser</text:a></text:p>
      <text:p text:style-name="P12"><text:s text:c="6"/><draw:frame draw:style-name="fr1" draw:name="gráficos18" text:anchor-type="as-char" svg:width="1.997cm" svg:height="0.998cm" draw:z-index="17"><draw:image xlink:href="../Sopa%20de%20letras/dist/javadoc/resources/inherit.gif" xlink:type="simple" xlink:show="embed" xlink:actuate="onLoad"/><svg:desc>extended by </svg:desc></draw:frame><text:span text:style-name="T1">sopadeletras.pal1parser</text:span></text:p>
      <text:p text:style-name="Horizontal_20_Line"/>
      <text:p text:style-name="P13">public class <text:span text:style-name="T1">pal1parser</text:span>extends <text:a xlink:type="simple" xlink:href="../Sopa%20de%20letras/dist/javadoc/java_cup/runtime/lr_parser.html">lr_parser</text:a></text:p>
      <text:p text:style-name="Text_20_body">CUP v0.10k generated parser. </text:p>
      <text:p text:style-name="Horizontal_20_Line"/>
      <text:p text:style-name="P1"><text:bookmark text:name="field_summary5"/><office:annotation><dc:date>2008-03-07T00:00:00</dc:date><text:p>=========== FIELD SUMMARY ===========</text:p></office:annotation><office:annotation><dc:date>2008-03-07T00:00:00</dc:date><text:p/></office:annotation></text:p>
      <table:table table:name="Tabla74" table:style-name="Tabla74">
        <table:table-column table:style-name="Tabla74.A"/>
        <table:table-column table:style-name="Tabla74.B"/>
        <table:table-row table:style-name="Tabla74.1">
          <table:table-cell table:style-name="Tabla74.A1" table:number-columns-spanned="2" office:value-type="string">
            <text:p text:style-name="P10">Field Summary</text:p>
          </table:table-cell>
          <table:covered-table-cell/>
        </table:table-row>
        <table:table-row table:style-name="Tabla74.2">
          <table:table-cell table:style-name="Tabla74.A2" office:value-type="string">
            <text:p text:style-name="P3"><text:span text:style-name="Source_20_Text"><text:span text:style-name="T2">protected static short[][]</text:span></text:span></text:p>
          </table:table-cell>
          <table:table-cell table:style-name="Tabla74.B2" office:value-type="string">
            <text:p text:style-name="Table_20_Contents"><text:a xlink:type="simple" xlink:href="../Sopa%20de%20letras/dist/javadoc/sopadeletras/pal1parser.html#_action_table"><text:span text:style-name="Source_20_Text"><text:span text:style-name="T1">_action_table</text:span></text:span></text:a> <text:line-break/>          Parse-action table.</text:p>
          </table:table-cell>
        </table:table-row>
        <table:table-row table:style-name="Tabla74.2">
          <table:table-cell table:style-name="Tabla74.A2" office:value-type="string">
            <text:p text:style-name="P3"><text:span text:style-name="Source_20_Text"><text:span text:style-name="T2">protected static short[][]</text:span></text:span></text:p>
          </table:table-cell>
          <table:table-cell table:style-name="Tabla74.B2" office:value-type="string">
            <text:p text:style-name="Table_20_Contents"><text:a xlink:type="simple" xlink:href="../Sopa%20de%20letras/dist/javadoc/sopadeletras/pal1parser.html#_production_table"><text:span text:style-name="Source_20_Text"><text:span text:style-name="T1">_production_table</text:span></text:span></text:a> <text:line-break/>          Production table.</text:p>
          </table:table-cell>
        </table:table-row>
        <table:table-row table:style-name="Tabla74.2">
          <table:table-cell table:style-name="Tabla74.A2" office:value-type="string">
            <text:p text:style-name="P3"><text:span text:style-name="Source_20_Text"><text:span text:style-name="T2">protected static short[][]</text:span></text:span></text:p>
          </table:table-cell>
          <table:table-cell table:style-name="Tabla74.B2" office:value-type="string">
            <text:p text:style-name="Table_20_Contents"><text:a xlink:type="simple" xlink:href="../Sopa%20de%20letras/dist/javadoc/sopadeletras/pal1parser.html#_reduce_table"><text:span text:style-name="Source_20_Text"><text:span text:style-name="T1">_reduce_table</text:span></text:span></text:a> <text:line-break/>          <text:span text:style-name="Source_20_Text">reduce_goto</text:span> table.</text:p>
          </table:table-cell>
        </table:table-row>
        <table:table-row table:style-name="Tabla74.2">
          <table:table-cell table:style-name="Tabla74.A2" office:value-type="string">
            <text:p text:style-name="P3"><text:span text:style-name="Source_20_Text"><text:span text:style-name="T2">protected  sopadeletras.CUP$pal1parser$actions</text:span></text:span></text:p>
          </table:table-cell>
          <table:table-cell table:style-name="Tabla74.B2" office:value-type="string">
            <text:p text:style-name="Table_20_Contents"><text:a xlink:type="simple" xlink:href="../Sopa%20de%20letras/dist/javadoc/sopadeletras/pal1parser.html#action_obj"><text:span text:style-name="Source_20_Text"><text:span text:style-name="T1">action_obj</text:span></text:span></text:a> <text:line-break/>          Instance of action encapsulation class.</text:p>
          </table:table-cell>
        </table:table-row>
      </table:table>
      <text:p text:style-name="P2"><text:soft-page-break/> <text:bookmark text:name="fields_inherited_from_class_java_cup.runtime.lr_parser1"/><office:annotation><dc:date>2008-03-07T00:00:00</dc:date><text:p/></office:annotation> </text:p>
      <table:table table:name="Tabla75" table:style-name="Tabla75">
        <table:table-column table:style-name="Tabla75.A"/>
        <table:table-row table:style-name="Tabla75.1">
          <table:table-cell table:style-name="Tabla75.A1" office:value-type="string">
            <text:p text:style-name="P11"><text:span text:style-name="T1">Fields inherited from class java_cup.runtime.</text:span><text:a xlink:type="simple" xlink:href="../Sopa%20de%20letras/dist/javadoc/java_cup/runtime/lr_parser.html"><text:span text:style-name="T1">lr_parser</text:span></text:a></text:p>
          </table:table-cell>
        </table:table-row>
        <table:table-row table:style-name="Tabla75.2">
          <table:table-cell table:style-name="Tabla75.A2" office:value-type="string">
            <text:p text:style-name="Table_20_Contents"><text:a xlink:type="simple" xlink:href="../Sopa%20de%20letras/dist/javadoc/java_cup/runtime/lr_parser.html#_done_parsing"><text:span text:style-name="Source_20_Text">_done_parsing</text:span></text:a><text:span text:style-name="Source_20_Text">, </text:span><text:a xlink:type="simple" xlink:href="../Sopa%20de%20letras/dist/javadoc/java_cup/runtime/lr_parser.html#_error_sync_size"><text:span text:style-name="Source_20_Text">_error_sync_size</text:span></text:a><text:span text:style-name="Source_20_Text">, </text:span><text:a xlink:type="simple" xlink:href="../Sopa%20de%20letras/dist/javadoc/java_cup/runtime/lr_parser.html#action_tab"><text:span text:style-name="Source_20_Text">action_tab</text:span></text:a><text:span text:style-name="Source_20_Text">, </text:span><text:a xlink:type="simple" xlink:href="../Sopa%20de%20letras/dist/javadoc/java_cup/runtime/lr_parser.html#cur_token"><text:span text:style-name="Source_20_Text">cur_token</text:span></text:a><text:span text:style-name="Source_20_Text">, </text:span><text:a xlink:type="simple" xlink:href="../Sopa%20de%20letras/dist/javadoc/java_cup/runtime/lr_parser.html#lookahead"><text:span text:style-name="Source_20_Text">lookahead</text:span></text:a><text:span text:style-name="Source_20_Text">, </text:span><text:a xlink:type="simple" xlink:href="../Sopa%20de%20letras/dist/javadoc/java_cup/runtime/lr_parser.html#lookahead_pos"><text:span text:style-name="Source_20_Text">lookahead_pos</text:span></text:a><text:span text:style-name="Source_20_Text">, </text:span><text:a xlink:type="simple" xlink:href="../Sopa%20de%20letras/dist/javadoc/java_cup/runtime/lr_parser.html#production_tab"><text:span text:style-name="Source_20_Text">production_tab</text:span></text:a><text:span text:style-name="Source_20_Text">, </text:span><text:a xlink:type="simple" xlink:href="../Sopa%20de%20letras/dist/javadoc/java_cup/runtime/lr_parser.html#reduce_tab"><text:span text:style-name="Source_20_Text">reduce_tab</text:span></text:a><text:span text:style-name="Source_20_Text">, </text:span><text:a xlink:type="simple" xlink:href="../Sopa%20de%20letras/dist/javadoc/java_cup/runtime/lr_parser.html#stack"><text:span text:style-name="Source_20_Text">stack</text:span></text:a><text:span text:style-name="Source_20_Text">, </text:span><text:a xlink:type="simple" xlink:href="../Sopa%20de%20letras/dist/javadoc/java_cup/runtime/lr_parser.html#tos"><text:span text:style-name="Source_20_Text">tos</text:span></text:a></text:p>
          </table:table-cell>
        </table:table-row>
      </table:table>
      <text:p text:style-name="P2"> <office:annotation><dc:date>2008-03-07T00:00:00</dc:date><text:p>======== CONSTRUCTOR SUMMARY ========</text:p></office:annotation><office:annotation><dc:date>2008-03-07T00:00:00</dc:date><text:p/></office:annotation> <text:bookmark text:name="constructor_summary6"/></text:p>
      <table:table table:name="Tabla76" table:style-name="Tabla76">
        <table:table-column table:style-name="Tabla76.A"/>
        <table:table-column table:style-name="Tabla76.B"/>
        <table:table-row table:style-name="Tabla76.1">
          <table:table-cell table:style-name="Tabla76.A1" table:number-columns-spanned="2" office:value-type="string">
            <text:p text:style-name="P10">Constructor Summary</text:p>
          </table:table-cell>
          <table:covered-table-cell/>
        </table:table-row>
        <table:table-row table:style-name="Tabla76.2">
          <table:table-cell table:style-name="Tabla76.A2" office:value-type="string">
            <text:p text:style-name="Table_20_Contents"><text:a xlink:type="simple" xlink:href="../Sopa%20de%20letras/dist/javadoc/sopadeletras/pal1parser.html#pal1parser%28%29"><text:span text:style-name="Source_20_Text"><text:span text:style-name="T1">pal1parser</text:span></text:span></text:a><text:span text:style-name="Source_20_Text">()</text:span> <text:line-break/>          Default constructor.</text:p>
          </table:table-cell>
          <table:table-cell table:style-name="Tabla76.B2" office:value-type="string">
            <text:p text:style-name="P4"/>
          </table:table-cell>
        </table:table-row>
        <table:table-row table:style-name="Tabla76.2">
          <table:table-cell table:style-name="Tabla76.A2" office:value-type="string">
            <text:p text:style-name="Table_20_Contents"><text:a xlink:type="simple" xlink:href="../Sopa%20de%20letras/dist/javadoc/sopadeletras/pal1parser.html#pal1parser%28java_cup.runtime.Scanner%29"><text:span text:style-name="Source_20_Text"><text:span text:style-name="T1">pal1parser</text:span></text:span></text:a><text:span text:style-name="Source_20_Text">(</text:span><text:a xlink:type="simple" xlink:href="../Sopa%20de%20letras/dist/javadoc/java_cup/runtime/Scanner.html"><text:span text:style-name="Source_20_Text">Scanner</text:span></text:a><text:span text:style-name="Source_20_Text"> s)</text:span> <text:line-break/>          Constructor which sets the default scanner.</text:p>
          </table:table-cell>
          <table:table-cell table:style-name="Tabla76.B2" office:value-type="string">
            <text:p text:style-name="P4"/>
          </table:table-cell>
        </table:table-row>
      </table:table>
      <text:p text:style-name="P2"> <office:annotation><dc:date>2008-03-07T00:00:00</dc:date><text:p>========== METHOD SUMMARY ===========</text:p></office:annotation><office:annotation><dc:date>2008-03-07T00:00:00</dc:date><text:p/></office:annotation> <text:bookmark text:name="method_summary6"/></text:p>
      <table:table table:name="Tabla77" table:style-name="Tabla77">
        <table:table-column table:style-name="Tabla77.A"/>
        <table:table-column table:style-name="Tabla77.B"/>
        <table:table-row table:style-name="Tabla77.1">
          <table:table-cell table:style-name="Tabla77.A1" table:number-columns-spanned="2" office:value-type="string">
            <text:p text:style-name="P10">Method Summary</text:p>
          </table:table-cell>
          <table:covered-table-cell/>
        </table:table-row>
        <table:table-row table:style-name="Tabla77.2">
          <table:table-cell table:style-name="Tabla77.A2" office:value-type="string">
            <text:p text:style-name="P3"><text:span text:style-name="Source_20_Text"> </text:span><text:span text:style-name="Source_20_Text"><text:span text:style-name="T2">short[][]</text:span></text:span></text:p>
          </table:table-cell>
          <table:table-cell table:style-name="Tabla77.B2" office:value-type="string">
            <text:p text:style-name="Table_20_Contents"><text:a xlink:type="simple" xlink:href="../Sopa%20de%20letras/dist/javadoc/sopadeletras/pal1parser.html#action_table%28%29"><text:span text:style-name="Source_20_Text"><text:span text:style-name="T1">action_table</text:span></text:span></text:a><text:span text:style-name="Source_20_Text">()</text:span> <text:line-break/>          Access to parse-action table.</text:p>
          </table:table-cell>
        </table:table-row>
        <table:table-row table:style-name="Tabla77.2">
          <table:table-cell table:style-name="Tabla77.A2" office:value-type="string">
            <text:p text:style-name="P3"><text:span text:style-name="Source_20_Text"> </text:span><text:a xlink:type="simple" xlink:href="../Sopa%20de%20letras/dist/javadoc/java_cup/runtime/Symbol.html"><text:span text:style-name="Source_20_Text"><text:span text:style-name="T2">Symbol</text:span></text:span></text:a></text:p>
          </table:table-cell>
          <table:table-cell table:style-name="Tabla77.B2" office:value-type="string">
            <text:p text:style-name="Table_20_Contents"><text:a xlink:type="simple" xlink:href="../Sopa%20de%20letras/dist/javadoc/sopadeletras/pal1parser.html#do_action%28int,%20java_cup.runtime.lr_parser,%20java.util.Stack,%20int%29"><text:span text:style-name="Source_20_Text"><text:span text:style-name="T1">do_action</text:span></text:span></text:a><text:span text:style-name="Source_20_Text">(int act_num, </text:span><text:a xlink:type="simple" xlink:href="../Sopa%20de%20letras/dist/javadoc/java_cup/runtime/lr_parser.html"><text:span text:style-name="Source_20_Text">lr_parser</text:span></text:a><text:span text:style-name="Source_20_Text"> parser, java.util.Stack stack, int top)</text:span> <text:line-break/>          Invoke a user supplied parse action.</text:p>
          </table:table-cell>
        </table:table-row>
        <table:table-row table:style-name="Tabla77.2">
          <table:table-cell table:style-name="Tabla77.A2" office:value-type="string">
            <text:p text:style-name="P3"><text:span text:style-name="Source_20_Text"> </text:span><text:span text:style-name="Source_20_Text"><text:span text:style-name="T2">int</text:span></text:span></text:p>
          </table:table-cell>
          <table:table-cell table:style-name="Tabla77.B2" office:value-type="string">
            <text:p text:style-name="Table_20_Contents"><text:a xlink:type="simple" xlink:href="../Sopa%20de%20letras/dist/javadoc/sopadeletras/pal1parser.html#EOF_sym%28%29"><text:span text:style-name="Source_20_Text"><text:span text:style-name="T1">EOF_sym</text:span></text:span></text:a><text:span text:style-name="Source_20_Text">()</text:span> <text:line-break/>          <text:span text:style-name="Source_20_Text">EOF</text:span> Symbol index.</text:p>
          </table:table-cell>
        </table:table-row>
        <table:table-row table:style-name="Tabla77.2">
          <table:table-cell table:style-name="Tabla77.A2" office:value-type="string">
            <text:p text:style-name="P3"><text:span text:style-name="Source_20_Text"> </text:span><text:span text:style-name="Source_20_Text"><text:span text:style-name="T2">int</text:span></text:span></text:p>
          </table:table-cell>
          <table:table-cell table:style-name="Tabla77.B2" office:value-type="string">
            <text:p text:style-name="Table_20_Contents"><text:a xlink:type="simple" xlink:href="../Sopa%20de%20letras/dist/javadoc/sopadeletras/pal1parser.html#error_sym%28%29"><text:span text:style-name="Source_20_Text"><text:span text:style-name="T1">error_sym</text:span></text:span></text:a><text:span text:style-name="Source_20_Text">()</text:span> <text:line-break/>          <text:span text:style-name="Source_20_Text">error</text:span> Symbol index.</text:p>
          </table:table-cell>
        </table:table-row>
        <table:table-row table:style-name="Tabla77.2">
          <table:table-cell table:style-name="Tabla77.A2" office:value-type="string">
            <text:p text:style-name="P3"><text:span text:style-name="Source_20_Text"><text:span text:style-name="T2">protected  void</text:span></text:span></text:p>
          </table:table-cell>
          <table:table-cell table:style-name="Tabla77.B2" office:value-type="string">
            <text:p text:style-name="Table_20_Contents"><text:a xlink:type="simple" xlink:href="../Sopa%20de%20letras/dist/javadoc/sopadeletras/pal1parser.html#init_actions%28%29"><text:span text:style-name="Source_20_Text"><text:span text:style-name="T1">init_actions</text:span></text:span></text:a><text:span text:style-name="Source_20_Text">()</text:span> <text:line-break/>          Action encapsulation object initializer.</text:p>
          </table:table-cell>
        </table:table-row>
        <table:table-row table:style-name="Tabla77.2">
          <table:table-cell table:style-name="Tabla77.A2" office:value-type="string">
            <text:p text:style-name="P3"><text:span text:style-name="Source_20_Text"><text:span text:style-name="T2">static void</text:span></text:span></text:p>
          </table:table-cell>
          <table:table-cell table:style-name="Tabla77.B2" office:value-type="string">
            <text:p text:style-name="Table_20_Contents"><text:a xlink:type="simple" xlink:href="../Sopa%20de%20letras/dist/javadoc/sopadeletras/pal1parser.html#main%28java.lang.String%5B%5D%29"><text:span text:style-name="Source_20_Text"><text:span text:style-name="T1">main</text:span></text:span></text:a><text:span text:style-name="Source_20_Text">(java.lang.String[] args)</text:span> <text:line-break/>           </text:p>
          </table:table-cell>
        </table:table-row>
        <table:table-row table:style-name="Tabla77.2">
          <table:table-cell table:style-name="Tabla77.A2" office:value-type="string">
            <text:p text:style-name="P3"><text:span text:style-name="Source_20_Text"> </text:span><text:span text:style-name="Source_20_Text"><text:span text:style-name="T2">short[][]</text:span></text:span></text:p>
          </table:table-cell>
          <table:table-cell table:style-name="Tabla77.B2" office:value-type="string">
            <text:p text:style-name="Table_20_Contents"><text:a xlink:type="simple" xlink:href="../Sopa%20de%20letras/dist/javadoc/sopadeletras/pal1parser.html#production_table%28%29"><text:span text:style-name="Source_20_Text"><text:span text:style-name="T1">production_table</text:span></text:span></text:a><text:span text:style-name="Source_20_Text">()</text:span> <text:line-break/>          Access to production table.</text:p>
          </table:table-cell>
        </table:table-row>
        <table:table-row table:style-name="Tabla77.2">
          <table:table-cell table:style-name="Tabla77.A2" office:value-type="string">
            <text:p text:style-name="P3"><text:span text:style-name="Source_20_Text"> </text:span><text:span text:style-name="Source_20_Text"><text:span text:style-name="T2">short[][]</text:span></text:span></text:p>
          </table:table-cell>
          <table:table-cell table:style-name="Tabla77.B2" office:value-type="string">
            <text:p text:style-name="Table_20_Contents"><text:a xlink:type="simple" xlink:href="../Sopa%20de%20letras/dist/javadoc/sopadeletras/pal1parser.html#reduce_table%28%29"><text:span text:style-name="Source_20_Text"><text:span text:style-name="T1">reduce_table</text:span></text:span></text:a><text:span text:style-name="Source_20_Text">()</text:span> <text:line-break/>          Access to <text:span text:style-name="Source_20_Text">reduce_goto</text:span> table.</text:p>
          </table:table-cell>
        </table:table-row>
        <table:table-row table:style-name="Tabla77.2">
          <table:table-cell table:style-name="Tabla77.A2" office:value-type="string">
            <text:p text:style-name="P3"><text:span text:style-name="Source_20_Text"> </text:span><text:span text:style-name="Source_20_Text"><text:span text:style-name="T2">int</text:span></text:span></text:p>
          </table:table-cell>
          <table:table-cell table:style-name="Tabla77.B2" office:value-type="string">
            <text:p text:style-name="Table_20_Contents"><text:a xlink:type="simple" xlink:href="../Sopa%20de%20letras/dist/javadoc/sopadeletras/pal1parser.html#start_production%28%29"><text:span text:style-name="Source_20_Text"><text:span text:style-name="T1">start_production</text:span></text:span></text:a><text:span text:style-name="Source_20_Text">()</text:span> <text:line-break/>          Indicates start production.</text:p>
          </table:table-cell>
        </table:table-row>
        <table:table-row table:style-name="Tabla77.2">
          <table:table-cell table:style-name="Tabla77.A2" office:value-type="string">
            <text:p text:style-name="P3"><text:span text:style-name="Source_20_Text"> </text:span><text:span text:style-name="Source_20_Text"><text:span text:style-name="T2">int</text:span></text:span></text:p>
          </table:table-cell>
          <table:table-cell table:style-name="Tabla77.B2" office:value-type="string">
            <text:p text:style-name="Table_20_Contents"><text:a xlink:type="simple" xlink:href="../Sopa%20de%20letras/dist/javadoc/sopadeletras/pal1parser.html#start_state%28%29"><text:span text:style-name="Source_20_Text"><text:span text:style-name="T1">start_state</text:span></text:span></text:a><text:span text:style-name="Source_20_Text">()</text:span> <text:line-break/>          Indicates start state.</text:p>
          </table:table-cell>
        </table:table-row>
        <table:table-row table:style-name="Tabla77.2">
          <table:table-cell table:style-name="Tabla77.A2" office:value-type="string">
            <text:p text:style-name="P3"><text:span text:style-name="Source_20_Text"> </text:span><text:span text:style-name="Source_20_Text"><text:span text:style-name="T2">void</text:span></text:span></text:p>
          </table:table-cell>
          <table:table-cell table:style-name="Tabla77.B2" office:value-type="string">
            <text:p text:style-name="Table_20_Contents"><text:a xlink:type="simple" xlink:href="../Sopa%20de%20letras/dist/javadoc/sopadeletras/pal1parser.html#syntax_error%28java_cup.runtime.Symbol%29"><text:span text:style-name="Source_20_Text"><text:span text:style-name="T1">syntax_error</text:span></text:span></text:a><text:span text:style-name="Source_20_Text">(</text:span><text:a xlink:type="simple" xlink:href="../Sopa%20de%20letras/dist/javadoc/java_cup/runtime/Symbol.html"><text:span text:style-name="Source_20_Text">Symbol</text:span></text:a><text:span text:style-name="Source_20_Text"> s)</text:span> <text:line-break/>          This method is called when a syntax error has been detected and recovery is about to be invoked.</text:p>
          </table:table-cell>
        </table:table-row>
        <table:table-row table:style-name="Tabla77.2">
          <table:table-cell table:style-name="Tabla77.A2" office:value-type="string">
            <text:p text:style-name="P3"><text:span text:style-name="Source_20_Text"> </text:span><text:span text:style-name="Source_20_Text"><text:span text:style-name="T2">void</text:span></text:span></text:p>
          </table:table-cell>
          <table:table-cell table:style-name="Tabla77.B2" office:value-type="string">
            <text:p text:style-name="Table_20_Contents"><text:a xlink:type="simple" xlink:href="../Sopa%20de%20letras/dist/javadoc/sopadeletras/pal1parser.html#unrecovered_syntax_error%28java_cup.runtime.Symbol%29"><text:span text:style-name="Source_20_Text"><text:span text:style-name="T1">unrecovered_syntax_error</text:span></text:span></text:a><text:span text:style-name="Source_20_Text">(</text:span><text:a xlink:type="simple" xlink:href="../Sopa%20de%20letras/dist/javadoc/java_cup/runtime/Symbol.html"><text:span text:style-name="Source_20_Text">Symbol</text:span></text:a><text:span text:style-name="Source_20_Text"> s)</text:span> <text:line-break/>          This method is called if it is determined that syntax error recovery has been unsuccessful.</text:p>
          </table:table-cell>
        </table:table-row>
      </table:table>
      <text:p text:style-name="P2"> <text:bookmark text:name="methods_inherited_from_class_java_cup.runtime.lr_parser1"/><office:annotation><dc:date>2008-03-07T00:00:00</dc:date><text:p/></office:annotation> </text:p>
      <table:table table:name="Tabla78" table:style-name="Tabla78">
        <table:table-column table:style-name="Tabla78.A"/>
        <table:table-row table:style-name="Tabla78.1">
          <table:table-cell table:style-name="Tabla78.A1" office:value-type="string">
            <text:p text:style-name="P11"><text:span text:style-name="T1">Methods inherited from class java_cup.runtime.</text:span><text:a xlink:type="simple" xlink:href="../Sopa%20de%20letras/dist/javadoc/java_cup/runtime/lr_parser.html"><text:span text:style-name="T1">lr_parser</text:span></text:a></text:p>
          </table:table-cell>
        </table:table-row>
        <table:table-row table:style-name="Tabla78.2">
          <table:table-cell table:style-name="Tabla78.A2" office:value-type="string">
            <text:p text:style-name="Table_20_Contents"><text:a xlink:type="simple" xlink:href="../Sopa%20de%20letras/dist/javadoc/java_cup/runtime/lr_parser.html#advance_lookahead%28%29"><text:span text:style-name="Source_20_Text">advance_lookahead</text:span></text:a><text:span text:style-name="Source_20_Text">, </text:span><text:a xlink:type="simple" xlink:href="../Sopa%20de%20letras/dist/javadoc/java_cup/runtime/lr_parser.html#cur_err_token%28%29"><text:span text:style-name="Source_20_Text">cur_err_token</text:span></text:a><text:span text:style-name="Source_20_Text">, </text:span><text:a xlink:type="simple" xlink:href="../Sopa%20de%20letras/dist/javadoc/java_cup/runtime/lr_parser.html#debug_message%28java.lang.String%29"><text:span text:style-name="Source_20_Text">debug_message</text:span></text:a><text:span text:style-name="Source_20_Text">, </text:span><text:a xlink:type="simple" xlink:href="../Sopa%20de%20letras/dist/javadoc/java_cup/runtime/lr_parser.html#debug_parse%28%29"><text:span text:style-name="Source_20_Text">debug_parse</text:span></text:a><text:span text:style-name="Source_20_Text">, </text:span><text:soft-page-break/><text:a xlink:type="simple" xlink:href="../Sopa%20de%20letras/dist/javadoc/java_cup/runtime/lr_parser.html#debug_reduce%28int,%20int,%20int%29"><text:span text:style-name="Source_20_Text">debug_reduce</text:span></text:a><text:span text:style-name="Source_20_Text">, </text:span><text:a xlink:type="simple" xlink:href="../Sopa%20de%20letras/dist/javadoc/java_cup/runtime/lr_parser.html#debug_shift%28java_cup.runtime.Symbol%29"><text:span text:style-name="Source_20_Text">debug_shift</text:span></text:a><text:span text:style-name="Source_20_Text">, </text:span><text:a xlink:type="simple" xlink:href="../Sopa%20de%20letras/dist/javadoc/java_cup/runtime/lr_parser.html#debug_stack%28%29"><text:span text:style-name="Source_20_Text">debug_stack</text:span></text:a><text:span text:style-name="Source_20_Text">, </text:span><text:a xlink:type="simple" xlink:href="../Sopa%20de%20letras/dist/javadoc/java_cup/runtime/lr_parser.html#done_parsing%28%29"><text:span text:style-name="Source_20_Text">done_parsing</text:span></text:a><text:span text:style-name="Source_20_Text">, </text:span><text:a xlink:type="simple" xlink:href="../Sopa%20de%20letras/dist/javadoc/java_cup/runtime/lr_parser.html#dump_stack%28%29"><text:span text:style-name="Source_20_Text">dump_stack</text:span></text:a><text:span text:style-name="Source_20_Text">, </text:span><text:a xlink:type="simple" xlink:href="../Sopa%20de%20letras/dist/javadoc/java_cup/runtime/lr_parser.html#error_recovery%28boolean%29"><text:span text:style-name="Source_20_Text">error_recovery</text:span></text:a><text:span text:style-name="Source_20_Text">, </text:span><text:a xlink:type="simple" xlink:href="../Sopa%20de%20letras/dist/javadoc/java_cup/runtime/lr_parser.html#error_sync_size%28%29"><text:span text:style-name="Source_20_Text">error_sync_size</text:span></text:a><text:span text:style-name="Source_20_Text">, </text:span><text:a xlink:type="simple" xlink:href="../Sopa%20de%20letras/dist/javadoc/java_cup/runtime/lr_parser.html#find_recovery_config%28boolean%29"><text:span text:style-name="Source_20_Text">find_recovery_config</text:span></text:a><text:span text:style-name="Source_20_Text">, </text:span><text:a xlink:type="simple" xlink:href="../Sopa%20de%20letras/dist/javadoc/java_cup/runtime/lr_parser.html#get_action%28int,%20int%29"><text:span text:style-name="Source_20_Text">get_action</text:span></text:a><text:span text:style-name="Source_20_Text">, </text:span><text:a xlink:type="simple" xlink:href="../Sopa%20de%20letras/dist/javadoc/java_cup/runtime/lr_parser.html#get_reduce%28int,%20int%29"><text:span text:style-name="Source_20_Text">get_reduce</text:span></text:a><text:span text:style-name="Source_20_Text">, </text:span><text:a xlink:type="simple" xlink:href="../Sopa%20de%20letras/dist/javadoc/java_cup/runtime/lr_parser.html#getScanner%28%29"><text:span text:style-name="Source_20_Text">getScanner</text:span></text:a><text:span text:style-name="Source_20_Text">, </text:span><text:a xlink:type="simple" xlink:href="../Sopa%20de%20letras/dist/javadoc/java_cup/runtime/lr_parser.html#parse_lookahead%28boolean%29"><text:span text:style-name="Source_20_Text">parse_lookahead</text:span></text:a><text:span text:style-name="Source_20_Text">, </text:span><text:a xlink:type="simple" xlink:href="../Sopa%20de%20letras/dist/javadoc/java_cup/runtime/lr_parser.html#parse%28%29"><text:span text:style-name="Source_20_Text">parse</text:span></text:a><text:span text:style-name="Source_20_Text">, </text:span><text:a xlink:type="simple" xlink:href="../Sopa%20de%20letras/dist/javadoc/java_cup/runtime/lr_parser.html#read_lookahead%28%29"><text:span text:style-name="Source_20_Text">read_lookahead</text:span></text:a><text:span text:style-name="Source_20_Text">, </text:span><text:a xlink:type="simple" xlink:href="../Sopa%20de%20letras/dist/javadoc/java_cup/runtime/lr_parser.html#report_error%28java.lang.String,%20java.lang.Object%29"><text:span text:style-name="Source_20_Text">report_error</text:span></text:a><text:span text:style-name="Source_20_Text">, </text:span><text:a xlink:type="simple" xlink:href="../Sopa%20de%20letras/dist/javadoc/java_cup/runtime/lr_parser.html#report_fatal_error%28java.lang.String,%20java.lang.Object%29"><text:span text:style-name="Source_20_Text">report_fatal_error</text:span></text:a><text:span text:style-name="Source_20_Text">, </text:span><text:a xlink:type="simple" xlink:href="../Sopa%20de%20letras/dist/javadoc/java_cup/runtime/lr_parser.html#restart_lookahead%28%29"><text:span text:style-name="Source_20_Text">restart_lookahead</text:span></text:a><text:span text:style-name="Source_20_Text">, </text:span><text:a xlink:type="simple" xlink:href="../Sopa%20de%20letras/dist/javadoc/java_cup/runtime/lr_parser.html#scan%28%29"><text:span text:style-name="Source_20_Text">scan</text:span></text:a><text:span text:style-name="Source_20_Text">, </text:span><text:a xlink:type="simple" xlink:href="../Sopa%20de%20letras/dist/javadoc/java_cup/runtime/lr_parser.html#setScanner%28java_cup.runtime.Scanner%29"><text:span text:style-name="Source_20_Text">setScanner</text:span></text:a><text:span text:style-name="Source_20_Text">, </text:span><text:a xlink:type="simple" xlink:href="../Sopa%20de%20letras/dist/javadoc/java_cup/runtime/lr_parser.html#shift_under_error%28%29"><text:span text:style-name="Source_20_Text">shift_under_error</text:span></text:a><text:span text:style-name="Source_20_Text">, </text:span><text:a xlink:type="simple" xlink:href="../Sopa%20de%20letras/dist/javadoc/java_cup/runtime/lr_parser.html#try_parse_ahead%28boolean%29"><text:span text:style-name="Source_20_Text">try_parse_ahead</text:span></text:a><text:span text:style-name="Source_20_Text">, </text:span><text:a xlink:type="simple" xlink:href="../Sopa%20de%20letras/dist/javadoc/java_cup/runtime/lr_parser.html#unpackFromStrings%28java.lang.String%5B%5D%29"><text:span text:style-name="Source_20_Text">unpackFromStrings</text:span></text:a><text:span text:style-name="Source_20_Text">, </text:span><text:a xlink:type="simple" xlink:href="../Sopa%20de%20letras/dist/javadoc/java_cup/runtime/lr_parser.html#user_init%28%29"><text:span text:style-name="Source_20_Text">user_init</text:span></text:a></text:p>
          </table:table-cell>
        </table:table-row>
      </table:table>
      <text:p text:style-name="P2"> <text:bookmark text:name="methods_inherited_from_class_java.lang.Object6"/><office:annotation><dc:date>2008-03-07T00:00:00</dc:date><text:p/></office:annotation> </text:p>
      <table:table table:name="Tabla79" table:style-name="Tabla79">
        <table:table-column table:style-name="Tabla79.A"/>
        <table:table-row table:style-name="Tabla79.1">
          <table:table-cell table:style-name="Tabla79.A1" office:value-type="string">
            <text:p text:style-name="P9">Methods inherited from class java.lang.Object</text:p>
          </table:table-cell>
        </table:table-row>
        <table:table-row table:style-name="Tabla79.2">
          <table:table-cell table:style-name="Tabla79.A2" office:value-type="string">
            <text:p text:style-name="Table_20_Contents"><text:span text:style-name="Source_20_Text">clone, equals, finalize, getClass, hashCode, notify, notifyAll, toString, wait, wait, wait</text:span></text:p>
          </table:table-cell>
        </table:table-row>
      </table:table>
      <text:p text:style-name="Text_20_body">  </text:p>
      <text:p text:style-name="P1"><text:bookmark text:name="field_detail4"/><office:annotation><dc:date>2008-03-07T00:00:00</dc:date><text:p>============ FIELD DETAIL ===========</text:p></office:annotation><office:annotation><dc:date>2008-03-07T00:00:00</dc:date><text:p/></office:annotation></text:p>
      <table:table table:name="Tabla80" table:style-name="Tabla80">
        <table:table-column table:style-name="Tabla80.A"/>
        <table:table-row table:style-name="Tabla80.1">
          <table:table-cell table:style-name="Tabla80.A1" office:value-type="string">
            <text:p text:style-name="P10">Field Detail</text:p>
          </table:table-cell>
        </table:table-row>
      </table:table>
      <text:h text:style-name="Heading_20_3" text:outline-level="3" text:is-list-header="true"><text:bookmark text:name="_production_table1"/><office:annotation><dc:date>2008-03-07T00:00:00</dc:date><text:p/></office:annotation>_production_table</text:h>
      <text:p text:style-name="P12">protected static final short[][] <text:span text:style-name="T1">_production_table</text:span></text:p>
      <text:p text:style-name="P14">Production table. </text:p>
      <text:p text:style-name="Horizontal_20_Line"/>
      <text:h text:style-name="Heading_20_3" text:outline-level="3" text:is-list-header="true"><text:bookmark text:name="_action_table1"/><office:annotation><dc:date>2008-03-07T00:00:00</dc:date><text:p/></office:annotation>_action_table</text:h>
      <text:p text:style-name="P12">protected static final short[][] <text:span text:style-name="T1">_action_table</text:span></text:p>
      <text:p text:style-name="P14">Parse-action table. </text:p>
      <text:p text:style-name="Horizontal_20_Line"/>
      <text:h text:style-name="Heading_20_3" text:outline-level="3" text:is-list-header="true"><text:bookmark text:name="_reduce_table1"/><office:annotation><dc:date>2008-03-07T00:00:00</dc:date><text:p/></office:annotation>_reduce_table</text:h>
      <text:p text:style-name="P12">protected static final short[][] <text:span text:style-name="T1">_reduce_table</text:span></text:p>
      <text:p text:style-name="P14"><text:span text:style-name="Source_20_Text">reduce_goto</text:span> table. </text:p>
      <text:p text:style-name="Horizontal_20_Line"/>
      <text:h text:style-name="Heading_20_3" text:outline-level="3" text:is-list-header="true"><text:bookmark text:name="action_obj1"/><office:annotation><dc:date>2008-03-07T00:00:00</dc:date><text:p/></office:annotation>action_obj</text:h>
      <text:p text:style-name="P12">protected sopadeletras.CUP$pal1parser$actions <text:span text:style-name="T1">action_obj</text:span></text:p>
      <text:p text:style-name="P14">Instance of action encapsulation class. </text:p>
      <text:p text:style-name="P1"><text:bookmark text:name="constructor_detail6"/><office:annotation><dc:date>2008-03-07T00:00:00</dc:date><text:p>========= CONSTRUCTOR DETAIL ========</text:p></office:annotation><office:annotation><dc:date>2008-03-07T00:00:00</dc:date><text:p/></office:annotation></text:p>
      <table:table table:name="Tabla81" table:style-name="Tabla81">
        <table:table-column table:style-name="Tabla81.A"/>
        <table:table-row table:style-name="Tabla81.1">
          <table:table-cell table:style-name="Tabla81.A1" office:value-type="string">
            <text:p text:style-name="P10">Constructor Detail</text:p>
          </table:table-cell>
        </table:table-row>
      </table:table>
      <text:h text:style-name="Heading_20_3" text:outline-level="3" text:is-list-header="true"><text:bookmark text:name="pal1parser()"/><office:annotation><dc:date>2008-03-07T00:00:00</dc:date><text:p/></office:annotation>pal1parser</text:h>
      <text:p text:style-name="P12">public <text:span text:style-name="T1">pal1parser</text:span>()</text:p>
      <text:p text:style-name="P14">Default constructor. </text:p>
      <text:p text:style-name="Horizontal_20_Line"><text:soft-page-break/></text:p>
      <text:h text:style-name="Heading_20_3" text:outline-level="3" text:is-list-header="true"><text:bookmark text:name="pal1parser(java_cup.runtime.Scanner)"/><office:annotation><dc:date>2008-03-07T00:00:00</dc:date><text:p/></office:annotation>pal1parser</text:h>
      <text:p text:style-name="P12">public <text:span text:style-name="T1">pal1parser</text:span>(<text:a xlink:type="simple" xlink:href="../Sopa%20de%20letras/dist/javadoc/java_cup/runtime/Scanner.html">Scanner</text:a> s)</text:p>
      <text:p text:style-name="P14">Constructor which sets the default scanner. </text:p>
      <text:p text:style-name="P1"><text:bookmark text:name="method_detail6"/><office:annotation><dc:date>2008-03-07T00:00:00</dc:date><text:p>============ METHOD DETAIL ==========</text:p></office:annotation><office:annotation><dc:date>2008-03-07T00:00:00</dc:date><text:p/></office:annotation></text:p>
      <table:table table:name="Tabla82" table:style-name="Tabla82">
        <table:table-column table:style-name="Tabla82.A"/>
        <table:table-row table:style-name="Tabla82.1">
          <table:table-cell table:style-name="Tabla82.A1" office:value-type="string">
            <text:p text:style-name="P10">Method Detail</text:p>
          </table:table-cell>
        </table:table-row>
      </table:table>
      <text:h text:style-name="Heading_20_3" text:outline-level="3" text:is-list-header="true"><text:bookmark text:name="production_table()1"/><office:annotation><dc:date>2008-03-07T00:00:00</dc:date><text:p/></office:annotation>production_table</text:h>
      <text:p text:style-name="P12">public short[][] <text:span text:style-name="T1">production_table</text:span>()</text:p>
      <text:p text:style-name="P14">Access to production table. </text:p>
      <text:p text:style-name="P8">Specified by:</text:p>
      <text:p text:style-name="P16"><text:a xlink:type="simple" xlink:href="../Sopa%20de%20letras/dist/javadoc/java_cup/runtime/lr_parser.html#production_table%28%29"><text:span text:style-name="Source_20_Text">production_table</text:span></text:a> in class <text:a xlink:type="simple" xlink:href="../Sopa%20de%20letras/dist/javadoc/java_cup/runtime/lr_parser.html"><text:span text:style-name="Source_20_Text">lr_parser</text:span></text:a></text:p>
      <text:p text:style-name="Horizontal_20_Line"/>
      <text:h text:style-name="Heading_20_3" text:outline-level="3" text:is-list-header="true"><text:bookmark text:name="action_table()1"/><office:annotation><dc:date>2008-03-07T00:00:00</dc:date><text:p/></office:annotation>action_table</text:h>
      <text:p text:style-name="P12">public short[][] <text:span text:style-name="T1">action_table</text:span>()</text:p>
      <text:p text:style-name="P14">Access to parse-action table. </text:p>
      <text:p text:style-name="P8">Specified by:</text:p>
      <text:p text:style-name="P15"><text:a xlink:type="simple" xlink:href="../Sopa%20de%20letras/dist/javadoc/java_cup/runtime/lr_parser.html#action_table%28%29"><text:span text:style-name="Source_20_Text">action_table</text:span></text:a> in class <text:a xlink:type="simple" xlink:href="../Sopa%20de%20letras/dist/javadoc/java_cup/runtime/lr_parser.html"><text:span text:style-name="Source_20_Text">lr_parser</text:span></text:a></text:p>
      <text:p text:style-name="P8">See Also:</text:p>
      <text:p text:style-name="P16"><text:a xlink:type="simple" xlink:href="../Sopa%20de%20letras/dist/javadoc/java_cup/runtime/lr_parser.html#get_action%28int,%20int%29"><text:span text:style-name="Source_20_Text">lr_parser.get_action(int, int)</text:span></text:a></text:p>
      <text:p text:style-name="Horizontal_20_Line"/>
      <text:h text:style-name="Heading_20_3" text:outline-level="3" text:is-list-header="true"><text:bookmark text:name="reduce_table()1"/><office:annotation><dc:date>2008-03-07T00:00:00</dc:date><text:p/></office:annotation>reduce_table</text:h>
      <text:p text:style-name="P12">public short[][] <text:span text:style-name="T1">reduce_table</text:span>()</text:p>
      <text:p text:style-name="P14">Access to <text:span text:style-name="Source_20_Text">reduce_goto</text:span> table. </text:p>
      <text:p text:style-name="P8">Specified by:</text:p>
      <text:p text:style-name="P15"><text:a xlink:type="simple" xlink:href="../Sopa%20de%20letras/dist/javadoc/java_cup/runtime/lr_parser.html#reduce_table%28%29"><text:span text:style-name="Source_20_Text">reduce_table</text:span></text:a> in class <text:a xlink:type="simple" xlink:href="../Sopa%20de%20letras/dist/javadoc/java_cup/runtime/lr_parser.html"><text:span text:style-name="Source_20_Text">lr_parser</text:span></text:a></text:p>
      <text:p text:style-name="P8">See Also:</text:p>
      <text:p text:style-name="P16"><text:a xlink:type="simple" xlink:href="../Sopa%20de%20letras/dist/javadoc/java_cup/runtime/lr_parser.html#get_reduce%28int,%20int%29"><text:span text:style-name="Source_20_Text">lr_parser.get_reduce(int, int)</text:span></text:a></text:p>
      <text:p text:style-name="Horizontal_20_Line"/>
      <text:h text:style-name="Heading_20_3" text:outline-level="3" text:is-list-header="true"><text:bookmark text:name="init_actions()1"/><office:annotation><dc:date>2008-03-07T00:00:00</dc:date><text:p/></office:annotation>init_actions</text:h>
      <text:p text:style-name="P12">protected void <text:span text:style-name="T1">init_actions</text:span>()</text:p>
      <text:p text:style-name="P14">Action encapsulation object initializer. </text:p>
      <text:p text:style-name="P8"><text:soft-page-break/>Specified by:</text:p>
      <text:p text:style-name="P16"><text:a xlink:type="simple" xlink:href="../Sopa%20de%20letras/dist/javadoc/java_cup/runtime/lr_parser.html#init_actions%28%29"><text:span text:style-name="Source_20_Text">init_actions</text:span></text:a> in class <text:a xlink:type="simple" xlink:href="../Sopa%20de%20letras/dist/javadoc/java_cup/runtime/lr_parser.html"><text:span text:style-name="Source_20_Text">lr_parser</text:span></text:a></text:p>
      <text:p text:style-name="Horizontal_20_Line"/>
      <text:h text:style-name="Heading_20_3" text:outline-level="3" text:is-list-header="true"><text:bookmark text:name="do_action(int, java_cup.runtime.lr_parser, java.util.Stack, int)1"/><office:annotation><dc:date>2008-03-07T00:00:00</dc:date><text:p/></office:annotation>do_action</text:h>
      <text:p text:style-name="Preformatted_20_Text">public <text:a xlink:type="simple" xlink:href="../Sopa%20de%20letras/dist/javadoc/java_cup/runtime/Symbol.html">Symbol</text:a> <text:span text:style-name="T1">do_action</text:span>(int act_num,</text:p>
      <text:p text:style-name="Preformatted_20_Text"><text:s text:c="24"/><text:a xlink:type="simple" xlink:href="../Sopa%20de%20letras/dist/javadoc/java_cup/runtime/lr_parser.html">lr_parser</text:a> parser,</text:p>
      <text:p text:style-name="Preformatted_20_Text"><text:s text:c="24"/>java.util.Stack stack,</text:p>
      <text:p text:style-name="Preformatted_20_Text"><text:s text:c="24"/>int top)</text:p>
      <text:p text:style-name="P12"><text:s text:c="17"/>throws java.lang.Exception</text:p>
      <text:p text:style-name="P14">Invoke a user supplied parse action. </text:p>
      <text:p text:style-name="P8">Specified by:</text:p>
      <text:p text:style-name="P15"><text:a xlink:type="simple" xlink:href="../Sopa%20de%20letras/dist/javadoc/java_cup/runtime/lr_parser.html#do_action%28int,%20java_cup.runtime.lr_parser,%20java.util.Stack,%20int%29"><text:span text:style-name="Source_20_Text">do_action</text:span></text:a> in class <text:a xlink:type="simple" xlink:href="../Sopa%20de%20letras/dist/javadoc/java_cup/runtime/lr_parser.html"><text:span text:style-name="Source_20_Text">lr_parser</text:span></text:a></text:p>
      <text:p text:style-name="P8">Parameters:</text:p>
      <text:p text:style-name="P15"><text:span text:style-name="Source_20_Text">act_num</text:span> - the internal index of the action to be performed.</text:p>
      <text:p text:style-name="P15"><text:span text:style-name="Source_20_Text">parser</text:span> - the parser object we are acting for.</text:p>
      <text:p text:style-name="P15"><text:span text:style-name="Source_20_Text">stack</text:span> - the parse stack of that object.</text:p>
      <text:p text:style-name="P15"><text:span text:style-name="Source_20_Text">top</text:span> - the index of the top element of the parse stack. </text:p>
      <text:p text:style-name="P7"><text:span text:style-name="T1">Throws:</text:span> </text:p>
      <text:p text:style-name="P16"><text:span text:style-name="Source_20_Text">java.lang.Exception</text:span></text:p>
      <text:p text:style-name="Horizontal_20_Line"/>
      <text:h text:style-name="Heading_20_3" text:outline-level="3" text:is-list-header="true"><text:bookmark text:name="start_state()1"/><office:annotation><dc:date>2008-03-07T00:00:00</dc:date><text:p/></office:annotation>start_state</text:h>
      <text:p text:style-name="P12">public int <text:span text:style-name="T1">start_state</text:span>()</text:p>
      <text:p text:style-name="P14">Indicates start state. </text:p>
      <text:p text:style-name="P8">Specified by:</text:p>
      <text:p text:style-name="P16"><text:a xlink:type="simple" xlink:href="../Sopa%20de%20letras/dist/javadoc/java_cup/runtime/lr_parser.html#start_state%28%29"><text:span text:style-name="Source_20_Text">start_state</text:span></text:a> in class <text:a xlink:type="simple" xlink:href="../Sopa%20de%20letras/dist/javadoc/java_cup/runtime/lr_parser.html"><text:span text:style-name="Source_20_Text">lr_parser</text:span></text:a></text:p>
      <text:p text:style-name="Horizontal_20_Line"/>
      <text:h text:style-name="Heading_20_3" text:outline-level="3" text:is-list-header="true"><text:bookmark text:name="start_production()1"/><office:annotation><dc:date>2008-03-07T00:00:00</dc:date><text:p/></office:annotation>start_production</text:h>
      <text:p text:style-name="P12">public int <text:span text:style-name="T1">start_production</text:span>()</text:p>
      <text:p text:style-name="P14">Indicates start production. </text:p>
      <text:p text:style-name="P8">Specified by:</text:p>
      <text:p text:style-name="P16"><text:a xlink:type="simple" xlink:href="../Sopa%20de%20letras/dist/javadoc/java_cup/runtime/lr_parser.html#start_production%28%29"><text:span text:style-name="Source_20_Text">start_production</text:span></text:a> in class <text:a xlink:type="simple" xlink:href="../Sopa%20de%20letras/dist/javadoc/java_cup/runtime/lr_parser.html"><text:span text:style-name="Source_20_Text">lr_parser</text:span></text:a></text:p>
      <text:p text:style-name="Horizontal_20_Line"/>
      <text:h text:style-name="Heading_20_3" text:outline-level="3" text:is-list-header="true"><text:bookmark text:name="EOF_sym()1"/><office:annotation><dc:date>2008-03-07T00:00:00</dc:date><text:p/></office:annotation>EOF_sym</text:h>
      <text:p text:style-name="P12">public int <text:span text:style-name="T1">EOF_sym</text:span>()</text:p>
      <text:p text:style-name="P14"><text:soft-page-break/><text:span text:style-name="Source_20_Text">EOF</text:span> Symbol index. </text:p>
      <text:p text:style-name="P8">Specified by:</text:p>
      <text:p text:style-name="P16"><text:a xlink:type="simple" xlink:href="../Sopa%20de%20letras/dist/javadoc/java_cup/runtime/lr_parser.html#EOF_sym%28%29"><text:span text:style-name="Source_20_Text">EOF_sym</text:span></text:a> in class <text:a xlink:type="simple" xlink:href="../Sopa%20de%20letras/dist/javadoc/java_cup/runtime/lr_parser.html"><text:span text:style-name="Source_20_Text">lr_parser</text:span></text:a></text:p>
      <text:p text:style-name="Horizontal_20_Line"/>
      <text:h text:style-name="Heading_20_3" text:outline-level="3" text:is-list-header="true"><text:bookmark text:name="error_sym()1"/><office:annotation><dc:date>2008-03-07T00:00:00</dc:date><text:p/></office:annotation>error_sym</text:h>
      <text:p text:style-name="P12">public int <text:span text:style-name="T1">error_sym</text:span>()</text:p>
      <text:p text:style-name="P14"><text:span text:style-name="Source_20_Text">error</text:span> Symbol index. </text:p>
      <text:p text:style-name="P8">Specified by:</text:p>
      <text:p text:style-name="P16"><text:a xlink:type="simple" xlink:href="../Sopa%20de%20letras/dist/javadoc/java_cup/runtime/lr_parser.html#error_sym%28%29"><text:span text:style-name="Source_20_Text">error_sym</text:span></text:a> in class <text:a xlink:type="simple" xlink:href="../Sopa%20de%20letras/dist/javadoc/java_cup/runtime/lr_parser.html"><text:span text:style-name="Source_20_Text">lr_parser</text:span></text:a></text:p>
      <text:p text:style-name="Horizontal_20_Line"/>
      <text:h text:style-name="Heading_20_3" text:outline-level="3" text:is-list-header="true"><text:bookmark text:name="main(java.lang.String[])2"/><office:annotation><dc:date>2008-03-07T00:00:00</dc:date><text:p/></office:annotation>main</text:h>
      <text:p text:style-name="Preformatted_20_Text">public static void <text:span text:style-name="T1">main</text:span>(java.lang.String[] args)</text:p>
      <text:p text:style-name="P12"><text:s text:c="17"/>throws java.lang.Exception</text:p>
      <text:p text:style-name="P7"><text:span text:style-name="T1">Throws:</text:span> </text:p>
      <text:p text:style-name="P16"><text:span text:style-name="Source_20_Text">java.lang.Exception</text:span></text:p>
      <text:p text:style-name="Horizontal_20_Line"/>
      <text:h text:style-name="Heading_20_3" text:outline-level="3" text:is-list-header="true"><text:bookmark text:name="syntax_error(java_cup.runtime.Symbol)1"/><office:annotation><dc:date>2008-03-07T00:00:00</dc:date><text:p/></office:annotation>syntax_error</text:h>
      <text:p text:style-name="P12">public void <text:span text:style-name="T1">syntax_error</text:span>(<text:a xlink:type="simple" xlink:href="../Sopa%20de%20letras/dist/javadoc/java_cup/runtime/Symbol.html">Symbol</text:a> s)</text:p>
      <text:p text:style-name="List_20_Contents"><text:span text:style-name="T1">Description copied from class: </text:span><text:a xlink:type="simple" xlink:href="../Sopa%20de%20letras/dist/javadoc/java_cup/runtime/lr_parser.html#syntax_error%28java_cup.runtime.Symbol%29"><text:span text:style-name="Source_20_Text"><text:span text:style-name="T1">lr_parser</text:span></text:span></text:a> </text:p>
      <text:p text:style-name="P14">This method is called when a syntax error has been detected and recovery is about to be invoked. Here in the base class we just emit a "Syntax error" error message. </text:p>
      <text:p text:style-name="P8">Overrides:</text:p>
      <text:p text:style-name="P15"><text:a xlink:type="simple" xlink:href="../Sopa%20de%20letras/dist/javadoc/java_cup/runtime/lr_parser.html#syntax_error%28java_cup.runtime.Symbol%29"><text:span text:style-name="Source_20_Text">syntax_error</text:span></text:a> in class <text:a xlink:type="simple" xlink:href="../Sopa%20de%20letras/dist/javadoc/java_cup/runtime/lr_parser.html"><text:span text:style-name="Source_20_Text">lr_parser</text:span></text:a></text:p>
      <text:p text:style-name="P8">Parameters:</text:p>
      <text:p text:style-name="P16"><text:span text:style-name="Source_20_Text">s</text:span> - the current lookahead Symbol.</text:p>
      <text:p text:style-name="Horizontal_20_Line"/>
      <text:h text:style-name="Heading_20_3" text:outline-level="3" text:is-list-header="true"><text:bookmark text:name="unrecovered_syntax_error(java_cup.runtime.Symbol)1"/><office:annotation><dc:date>2008-03-07T00:00:00</dc:date><text:p/></office:annotation>unrecovered_syntax_error</text:h>
      <text:p text:style-name="Preformatted_20_Text">public void <text:span text:style-name="T1">unrecovered_syntax_error</text:span>(<text:a xlink:type="simple" xlink:href="../Sopa%20de%20letras/dist/javadoc/java_cup/runtime/Symbol.html">Symbol</text:a> s)</text:p>
      <text:p text:style-name="P12"><text:s text:c="30"/>throws java.lang.Exception</text:p>
      <text:p text:style-name="List_20_Contents"><text:span text:style-name="T1">Description copied from class: </text:span><text:a xlink:type="simple" xlink:href="../Sopa%20de%20letras/dist/javadoc/java_cup/runtime/lr_parser.html#unrecovered_syntax_error%28java_cup.runtime.Symbol%29"><text:span text:style-name="Source_20_Text"><text:span text:style-name="T1">lr_parser</text:span></text:span></text:a> </text:p>
      <text:p text:style-name="P14">This method is called if it is determined that syntax error recovery has been unsuccessful. Here in the base class we report a fatal error. </text:p>
      <text:p text:style-name="P8"><text:soft-page-break/>Overrides:</text:p>
      <text:p text:style-name="P15"><text:a xlink:type="simple" xlink:href="../Sopa%20de%20letras/dist/javadoc/java_cup/runtime/lr_parser.html#unrecovered_syntax_error%28java_cup.runtime.Symbol%29"><text:span text:style-name="Source_20_Text">unrecovered_syntax_error</text:span></text:a> in class <text:a xlink:type="simple" xlink:href="../Sopa%20de%20letras/dist/javadoc/java_cup/runtime/lr_parser.html"><text:span text:style-name="Source_20_Text">lr_parser</text:span></text:a></text:p>
      <text:p text:style-name="P8">Parameters:</text:p>
      <text:p text:style-name="P15"><text:span text:style-name="Source_20_Text">s</text:span> - the current lookahead Symbol. </text:p>
      <text:p text:style-name="P7"><text:span text:style-name="T1">Throws:</text:span> </text:p>
      <text:p text:style-name="P16"><text:span text:style-name="Source_20_Text">java.lang.Exception</text:span></text:p>
      <text:p text:style-name="Standard"/>
      <text:h text:style-name="Heading_20_2" text:outline-level="2" text:is-list-header="true"><text:span text:style-name="T2">sopadeletras</text:span> <text:line-break/>Class pal1scanner</text:h>
      <text:p text:style-name="Preformatted_20_Text">java.lang.Object</text:p>
      <text:p text:style-name="P12"><text:s text:c="2"/><draw:frame draw:style-name="fr1" draw:name="gráficos19" text:anchor-type="as-char" svg:width="1.997cm" svg:height="0.998cm" draw:z-index="18"><draw:image xlink:href="../Sopa%20de%20letras/dist/javadoc/resources/inherit.gif" xlink:type="simple" xlink:show="embed" xlink:actuate="onLoad"/><svg:desc>extended by </svg:desc></draw:frame><text:span text:style-name="T1">sopadeletras.pal1scanner</text:span></text:p>
      <text:p text:style-name="List_20_Heading"><text:span text:style-name="T1">All Implemented Interfaces:</text:span> </text:p>
      <text:p text:style-name="P14"><text:a xlink:type="simple" xlink:href="../Sopa%20de%20letras/dist/javadoc/java_cup/runtime/Scanner.html">Scanner</text:a> </text:p>
      <text:p text:style-name="Horizontal_20_Line"/>
      <text:p text:style-name="P13">public class <text:span text:style-name="T1">pal1scanner</text:span>extends java.lang.Objectimplements <text:a xlink:type="simple" xlink:href="../Sopa%20de%20letras/dist/javadoc/java_cup/runtime/Scanner.html">Scanner</text:a></text:p>
      <text:p text:style-name="Horizontal_20_Line"/>
      <text:p text:style-name="P1"><text:bookmark text:name="constructor_summary7"/><office:annotation><dc:date>2008-03-07T00:00:00</dc:date><text:p>======== CONSTRUCTOR SUMMARY ========</text:p></office:annotation><office:annotation><dc:date>2008-03-07T00:00:00</dc:date><text:p/></office:annotation></text:p>
      <table:table table:name="Tabla83" table:style-name="Tabla83">
        <table:table-column table:style-name="Tabla83.A"/>
        <table:table-column table:style-name="Tabla83.B"/>
        <table:table-row table:style-name="Tabla83.1">
          <table:table-cell table:style-name="Tabla83.A1" table:number-columns-spanned="2" office:value-type="string">
            <text:p text:style-name="P10">Constructor Summary</text:p>
          </table:table-cell>
          <table:covered-table-cell/>
        </table:table-row>
        <table:table-row table:style-name="Tabla83.2">
          <table:table-cell table:style-name="Tabla83.A2" office:value-type="string">
            <text:p text:style-name="Table_20_Contents"><text:a xlink:type="simple" xlink:href="../Sopa%20de%20letras/dist/javadoc/sopadeletras/pal1scanner.html#pal1scanner%28java.io.InputStream%29"><text:span text:style-name="Source_20_Text"><text:span text:style-name="T1">pal1scanner</text:span></text:span></text:a><text:span text:style-name="Source_20_Text">(java.io.InputStream instream)</text:span> <text:line-break/>           </text:p>
          </table:table-cell>
          <table:table-cell table:style-name="Tabla83.B2" office:value-type="string">
            <text:p text:style-name="P4"/>
          </table:table-cell>
        </table:table-row>
        <table:table-row table:style-name="Tabla83.2">
          <table:table-cell table:style-name="Tabla83.A2" office:value-type="string">
            <text:p text:style-name="Table_20_Contents"><text:a xlink:type="simple" xlink:href="../Sopa%20de%20letras/dist/javadoc/sopadeletras/pal1scanner.html#pal1scanner%28java.io.Reader%29"><text:span text:style-name="Source_20_Text"><text:span text:style-name="T1">pal1scanner</text:span></text:span></text:a><text:span text:style-name="Source_20_Text">(java.io.Reader reader)</text:span> <text:line-break/>           </text:p>
          </table:table-cell>
          <table:table-cell table:style-name="Tabla83.B2" office:value-type="string">
            <text:p text:style-name="P4"/>
          </table:table-cell>
        </table:table-row>
      </table:table>
      <text:p text:style-name="P2"> <office:annotation><dc:date>2008-03-07T00:00:00</dc:date><text:p>========== METHOD SUMMARY ===========</text:p></office:annotation><office:annotation><dc:date>2008-03-07T00:00:00</dc:date><text:p/></office:annotation> <text:bookmark text:name="method_summary7"/></text:p>
      <table:table table:name="Tabla84" table:style-name="Tabla84">
        <table:table-column table:style-name="Tabla84.A"/>
        <table:table-column table:style-name="Tabla84.B"/>
        <table:table-row table:style-name="Tabla84.1">
          <table:table-cell table:style-name="Tabla84.A1" table:number-columns-spanned="2" office:value-type="string">
            <text:p text:style-name="P10">Method Summary</text:p>
          </table:table-cell>
          <table:covered-table-cell/>
        </table:table-row>
        <table:table-row table:style-name="Tabla84.2">
          <table:table-cell table:style-name="Tabla84.A2" office:value-type="string">
            <text:p text:style-name="P3"><text:span text:style-name="Source_20_Text"> </text:span><text:a xlink:type="simple" xlink:href="../Sopa%20de%20letras/dist/javadoc/java_cup/runtime/Symbol.html"><text:span text:style-name="Source_20_Text"><text:span text:style-name="T2">Symbol</text:span></text:span></text:a></text:p>
          </table:table-cell>
          <table:table-cell table:style-name="Tabla84.B2" office:value-type="string">
            <text:p text:style-name="Table_20_Contents"><text:a xlink:type="simple" xlink:href="../Sopa%20de%20letras/dist/javadoc/sopadeletras/pal1scanner.html#next_token%28%29"><text:span text:style-name="Source_20_Text"><text:span text:style-name="T1">next_token</text:span></text:span></text:a><text:span text:style-name="Source_20_Text">()</text:span> <text:line-break/>          Return the next token, or <text:span text:style-name="Source_20_Text">null</text:span> on end-of-file.</text:p>
          </table:table-cell>
        </table:table-row>
      </table:table>
      <text:p text:style-name="P2"> <text:bookmark text:name="methods_inherited_from_class_java.lang.Object7"/><office:annotation><dc:date>2008-03-07T00:00:00</dc:date><text:p/></office:annotation> </text:p>
      <table:table table:name="Tabla85" table:style-name="Tabla85">
        <table:table-column table:style-name="Tabla85.A"/>
        <table:table-row table:style-name="Tabla85.1">
          <table:table-cell table:style-name="Tabla85.A1" office:value-type="string">
            <text:p text:style-name="P9">Methods inherited from class java.lang.Object</text:p>
          </table:table-cell>
        </table:table-row>
        <table:table-row table:style-name="Tabla85.2">
          <table:table-cell table:style-name="Tabla85.A2" office:value-type="string">
            <text:p text:style-name="Table_20_Contents"><text:span text:style-name="Source_20_Text">clone, equals, finalize, getClass, hashCode, notify, notifyAll, toString, wait, wait, wait</text:span></text:p>
          </table:table-cell>
        </table:table-row>
      </table:table>
      <text:p text:style-name="Text_20_body">  </text:p>
      <text:p text:style-name="P1"><text:bookmark text:name="constructor_detail7"/><office:annotation><dc:date>2008-03-07T00:00:00</dc:date><text:p>========= CONSTRUCTOR DETAIL ========</text:p></office:annotation><office:annotation><dc:date>2008-03-07T00:00:00</dc:date><text:p/></office:annotation></text:p>
      <table:table table:name="Tabla86" table:style-name="Tabla86">
        <table:table-column table:style-name="Tabla86.A"/>
        <table:table-row table:style-name="Tabla86.1">
          <table:table-cell table:style-name="Tabla86.A1" office:value-type="string">
            <text:p text:style-name="P10">Constructor Detail</text:p>
          </table:table-cell>
        </table:table-row>
      </table:table>
      <text:h text:style-name="Heading_20_3" text:outline-level="3" text:is-list-header="true"><text:bookmark text:name="pal1scanner(java.io.Reader)"/><office:annotation><dc:date>2008-03-07T00:00:00</dc:date><text:p/></office:annotation>pal1scanner</text:h>
      <text:p text:style-name="P12">public <text:span text:style-name="T1">pal1scanner</text:span>(java.io.Reader reader)</text:p>
      <text:p text:style-name="Horizontal_20_Line"/>
      <text:h text:style-name="Heading_20_3" text:outline-level="3" text:is-list-header="true"><text:bookmark text:name="pal1scanner(java.io.InputStream)"/><text:soft-page-break/><office:annotation><dc:date>2008-03-07T00:00:00</dc:date><text:p/></office:annotation>pal1scanner</text:h>
      <text:p text:style-name="P12">public <text:span text:style-name="T1">pal1scanner</text:span>(java.io.InputStream instream)</text:p>
      <text:p text:style-name="P1"><text:bookmark text:name="method_detail7"/><office:annotation><dc:date>2008-03-07T00:00:00</dc:date><text:p>============ METHOD DETAIL ==========</text:p></office:annotation><office:annotation><dc:date>2008-03-07T00:00:00</dc:date><text:p/></office:annotation></text:p>
      <table:table table:name="Tabla87" table:style-name="Tabla87">
        <table:table-column table:style-name="Tabla87.A"/>
        <table:table-row table:style-name="Tabla87.1">
          <table:table-cell table:style-name="Tabla87.A1" office:value-type="string">
            <text:p text:style-name="P10">Method Detail</text:p>
          </table:table-cell>
        </table:table-row>
      </table:table>
      <text:h text:style-name="Heading_20_3" text:outline-level="3" text:is-list-header="true"><text:bookmark text:name="next_token()1"/><office:annotation><dc:date>2008-03-07T00:00:00</dc:date><text:p/></office:annotation>next_token</text:h>
      <text:p text:style-name="Preformatted_20_Text">public <text:a xlink:type="simple" xlink:href="../Sopa%20de%20letras/dist/javadoc/java_cup/runtime/Symbol.html">Symbol</text:a> <text:span text:style-name="T1">next_token</text:span>()</text:p>
      <text:p text:style-name="P12"><text:s text:c="18"/>throws java.io.IOException</text:p>
      <text:p text:style-name="List_20_Contents"><text:span text:style-name="T1">Description copied from interface: </text:span><text:a xlink:type="simple" xlink:href="../Sopa%20de%20letras/dist/javadoc/java_cup/runtime/Scanner.html#next_token%28%29"><text:span text:style-name="Source_20_Text"><text:span text:style-name="T1">Scanner</text:span></text:span></text:a> </text:p>
      <text:p text:style-name="P14">Return the next token, or <text:span text:style-name="Source_20_Text">null</text:span> on end-of-file. </text:p>
      <text:p text:style-name="P8">Specified by:</text:p>
      <text:p text:style-name="P15"><text:a xlink:type="simple" xlink:href="../Sopa%20de%20letras/dist/javadoc/java_cup/runtime/Scanner.html#next_token%28%29"><text:span text:style-name="Source_20_Text">next_token</text:span></text:a> in interface <text:a xlink:type="simple" xlink:href="../Sopa%20de%20letras/dist/javadoc/java_cup/runtime/Scanner.html"><text:span text:style-name="Source_20_Text">Scanner</text:span></text:a></text:p>
      <text:p text:style-name="P7"><text:span text:style-name="T1">Throws:</text:span> </text:p>
      <text:p text:style-name="P16"><text:span text:style-name="Source_20_Text">java.io.IOException</text:span></text:p>
      <text:p text:style-name="Standard"/>
      <text:p text:style-name="Standard"/>
      <text:h text:style-name="Heading_20_2" text:outline-level="2" text:is-list-header="true"><text:span text:style-name="T2">sopadeletras</text:span> <text:line-break/>Class pal2parser</text:h>
      <text:p text:style-name="Preformatted_20_Text">java.lang.Object</text:p>
      <text:p text:style-name="Preformatted_20_Text"><text:s text:c="2"/><draw:frame draw:style-name="fr1" draw:name="gráficos20" text:anchor-type="as-char" svg:width="1.997cm" svg:height="0.998cm" draw:z-index="19"><draw:image xlink:href="../Sopa%20de%20letras/dist/javadoc/resources/inherit.gif" xlink:type="simple" xlink:show="embed" xlink:actuate="onLoad"/><svg:desc>extended by </svg:desc></draw:frame><text:a xlink:type="simple" xlink:href="../Sopa%20de%20letras/dist/javadoc/java_cup/runtime/lr_parser.html">java_cup.runtime.lr_parser</text:a></text:p>
      <text:p text:style-name="P12"><text:s text:c="6"/><draw:frame draw:style-name="fr1" draw:name="gráficos21" text:anchor-type="as-char" svg:width="1.997cm" svg:height="0.998cm" draw:z-index="20"><draw:image xlink:href="../Sopa%20de%20letras/dist/javadoc/resources/inherit.gif" xlink:type="simple" xlink:show="embed" xlink:actuate="onLoad"/><svg:desc>extended by </svg:desc></draw:frame><text:span text:style-name="T1">sopadeletras.pal2parser</text:span></text:p>
      <text:p text:style-name="Horizontal_20_Line"/>
      <text:p text:style-name="P13">public class <text:span text:style-name="T1">pal2parser</text:span>extends <text:a xlink:type="simple" xlink:href="../Sopa%20de%20letras/dist/javadoc/java_cup/runtime/lr_parser.html">lr_parser</text:a></text:p>
      <text:p text:style-name="Text_20_body">CUP v0.10k generated parser. </text:p>
      <text:p text:style-name="Horizontal_20_Line"/>
      <text:p text:style-name="P1"><text:bookmark text:name="field_summary6"/><office:annotation><dc:date>2008-03-07T00:00:00</dc:date><text:p>=========== FIELD SUMMARY ===========</text:p></office:annotation><office:annotation><dc:date>2008-03-07T00:00:00</dc:date><text:p/></office:annotation></text:p>
      <table:table table:name="Tabla88" table:style-name="Tabla88">
        <table:table-column table:style-name="Tabla88.A"/>
        <table:table-column table:style-name="Tabla88.B"/>
        <table:table-row table:style-name="Tabla88.1">
          <table:table-cell table:style-name="Tabla88.A1" table:number-columns-spanned="2" office:value-type="string">
            <text:p text:style-name="P10">Field Summary</text:p>
          </table:table-cell>
          <table:covered-table-cell/>
        </table:table-row>
        <table:table-row table:style-name="Tabla88.2">
          <table:table-cell table:style-name="Tabla88.A2" office:value-type="string">
            <text:p text:style-name="P3"><text:span text:style-name="Source_20_Text"><text:span text:style-name="T2">protected static short[][]</text:span></text:span></text:p>
          </table:table-cell>
          <table:table-cell table:style-name="Tabla88.B2" office:value-type="string">
            <text:p text:style-name="Table_20_Contents"><text:a xlink:type="simple" xlink:href="../Sopa%20de%20letras/dist/javadoc/sopadeletras/pal2parser.html#_action_table"><text:span text:style-name="Source_20_Text"><text:span text:style-name="T1">_action_table</text:span></text:span></text:a> <text:line-break/>          Parse-action table.</text:p>
          </table:table-cell>
        </table:table-row>
        <table:table-row table:style-name="Tabla88.2">
          <table:table-cell table:style-name="Tabla88.A2" office:value-type="string">
            <text:p text:style-name="P3"><text:span text:style-name="Source_20_Text"><text:span text:style-name="T2">protected static short[][]</text:span></text:span></text:p>
          </table:table-cell>
          <table:table-cell table:style-name="Tabla88.B2" office:value-type="string">
            <text:p text:style-name="Table_20_Contents"><text:a xlink:type="simple" xlink:href="../Sopa%20de%20letras/dist/javadoc/sopadeletras/pal2parser.html#_production_table"><text:span text:style-name="Source_20_Text"><text:span text:style-name="T1">_production_table</text:span></text:span></text:a> <text:line-break/>          Production table.</text:p>
          </table:table-cell>
        </table:table-row>
        <table:table-row table:style-name="Tabla88.2">
          <table:table-cell table:style-name="Tabla88.A2" office:value-type="string">
            <text:p text:style-name="P3"><text:span text:style-name="Source_20_Text"><text:span text:style-name="T2">protected static short[][]</text:span></text:span></text:p>
          </table:table-cell>
          <table:table-cell table:style-name="Tabla88.B2" office:value-type="string">
            <text:p text:style-name="Table_20_Contents"><text:a xlink:type="simple" xlink:href="../Sopa%20de%20letras/dist/javadoc/sopadeletras/pal2parser.html#_reduce_table"><text:span text:style-name="Source_20_Text"><text:span text:style-name="T1">_reduce_table</text:span></text:span></text:a> <text:line-break/>          <text:span text:style-name="Source_20_Text">reduce_goto</text:span> table.</text:p>
          </table:table-cell>
        </table:table-row>
        <table:table-row table:style-name="Tabla88.2">
          <table:table-cell table:style-name="Tabla88.A2" office:value-type="string">
            <text:p text:style-name="P3"><text:span text:style-name="Source_20_Text"><text:span text:style-name="T2">protected  sopadeletras.CUP$pal2parser$actions</text:span></text:span></text:p>
          </table:table-cell>
          <table:table-cell table:style-name="Tabla88.B2" office:value-type="string">
            <text:p text:style-name="Table_20_Contents"><text:a xlink:type="simple" xlink:href="../Sopa%20de%20letras/dist/javadoc/sopadeletras/pal2parser.html#action_obj"><text:span text:style-name="Source_20_Text"><text:span text:style-name="T1">action_obj</text:span></text:span></text:a> <text:line-break/>          Instance of action encapsulation class.</text:p>
          </table:table-cell>
        </table:table-row>
      </table:table>
      <text:p text:style-name="P2"> <text:bookmark text:name="fields_inherited_from_class_java_cup.runtime.lr_parser2"/><office:annotation><dc:date>2008-03-07T00:00:00</dc:date><text:p/></office:annotation> </text:p>
      <table:table table:name="Tabla89" table:style-name="Tabla89">
        <table:table-column table:style-name="Tabla89.A"/>
        <text:soft-page-break/>
        <table:table-row table:style-name="Tabla89.1">
          <table:table-cell table:style-name="Tabla89.A1" office:value-type="string">
            <text:p text:style-name="P11"><text:span text:style-name="T1">Fields inherited from class java_cup.runtime.</text:span><text:a xlink:type="simple" xlink:href="../Sopa%20de%20letras/dist/javadoc/java_cup/runtime/lr_parser.html"><text:span text:style-name="T1">lr_parser</text:span></text:a></text:p>
          </table:table-cell>
        </table:table-row>
        <table:table-row table:style-name="Tabla89.2">
          <table:table-cell table:style-name="Tabla89.A2" office:value-type="string">
            <text:p text:style-name="Table_20_Contents"><text:a xlink:type="simple" xlink:href="../Sopa%20de%20letras/dist/javadoc/java_cup/runtime/lr_parser.html#_done_parsing"><text:span text:style-name="Source_20_Text">_done_parsing</text:span></text:a><text:span text:style-name="Source_20_Text">, </text:span><text:a xlink:type="simple" xlink:href="../Sopa%20de%20letras/dist/javadoc/java_cup/runtime/lr_parser.html#_error_sync_size"><text:span text:style-name="Source_20_Text">_error_sync_size</text:span></text:a><text:span text:style-name="Source_20_Text">, </text:span><text:a xlink:type="simple" xlink:href="../Sopa%20de%20letras/dist/javadoc/java_cup/runtime/lr_parser.html#action_tab"><text:span text:style-name="Source_20_Text">action_tab</text:span></text:a><text:span text:style-name="Source_20_Text">, </text:span><text:a xlink:type="simple" xlink:href="../Sopa%20de%20letras/dist/javadoc/java_cup/runtime/lr_parser.html#cur_token"><text:span text:style-name="Source_20_Text">cur_token</text:span></text:a><text:span text:style-name="Source_20_Text">, </text:span><text:a xlink:type="simple" xlink:href="../Sopa%20de%20letras/dist/javadoc/java_cup/runtime/lr_parser.html#lookahead"><text:span text:style-name="Source_20_Text">lookahead</text:span></text:a><text:span text:style-name="Source_20_Text">, </text:span><text:a xlink:type="simple" xlink:href="../Sopa%20de%20letras/dist/javadoc/java_cup/runtime/lr_parser.html#lookahead_pos"><text:span text:style-name="Source_20_Text">lookahead_pos</text:span></text:a><text:span text:style-name="Source_20_Text">, </text:span><text:a xlink:type="simple" xlink:href="../Sopa%20de%20letras/dist/javadoc/java_cup/runtime/lr_parser.html#production_tab"><text:span text:style-name="Source_20_Text">production_tab</text:span></text:a><text:span text:style-name="Source_20_Text">, </text:span><text:a xlink:type="simple" xlink:href="../Sopa%20de%20letras/dist/javadoc/java_cup/runtime/lr_parser.html#reduce_tab"><text:span text:style-name="Source_20_Text">reduce_tab</text:span></text:a><text:span text:style-name="Source_20_Text">, </text:span><text:a xlink:type="simple" xlink:href="../Sopa%20de%20letras/dist/javadoc/java_cup/runtime/lr_parser.html#stack"><text:span text:style-name="Source_20_Text">stack</text:span></text:a><text:span text:style-name="Source_20_Text">, </text:span><text:a xlink:type="simple" xlink:href="../Sopa%20de%20letras/dist/javadoc/java_cup/runtime/lr_parser.html#tos"><text:span text:style-name="Source_20_Text">tos</text:span></text:a></text:p>
          </table:table-cell>
        </table:table-row>
      </table:table>
      <text:p text:style-name="P2"> <office:annotation><dc:date>2008-03-07T00:00:00</dc:date><text:p>======== CONSTRUCTOR SUMMARY ========</text:p></office:annotation><office:annotation><dc:date>2008-03-07T00:00:00</dc:date><text:p/></office:annotation> <text:bookmark text:name="constructor_summary8"/></text:p>
      <table:table table:name="Tabla90" table:style-name="Tabla90">
        <table:table-column table:style-name="Tabla90.A"/>
        <table:table-column table:style-name="Tabla90.B"/>
        <table:table-row table:style-name="Tabla90.1">
          <table:table-cell table:style-name="Tabla90.A1" table:number-columns-spanned="2" office:value-type="string">
            <text:p text:style-name="P10">Constructor Summary</text:p>
          </table:table-cell>
          <table:covered-table-cell/>
        </table:table-row>
        <table:table-row table:style-name="Tabla90.2">
          <table:table-cell table:style-name="Tabla90.A2" office:value-type="string">
            <text:p text:style-name="Table_20_Contents"><text:a xlink:type="simple" xlink:href="../Sopa%20de%20letras/dist/javadoc/sopadeletras/pal2parser.html#pal2parser%28%29"><text:span text:style-name="Source_20_Text"><text:span text:style-name="T1">pal2parser</text:span></text:span></text:a><text:span text:style-name="Source_20_Text">()</text:span> <text:line-break/>          Default constructor.</text:p>
          </table:table-cell>
          <table:table-cell table:style-name="Tabla90.B2" office:value-type="string">
            <text:p text:style-name="P4"/>
          </table:table-cell>
        </table:table-row>
        <table:table-row table:style-name="Tabla90.2">
          <table:table-cell table:style-name="Tabla90.A2" office:value-type="string">
            <text:p text:style-name="Table_20_Contents"><text:a xlink:type="simple" xlink:href="../Sopa%20de%20letras/dist/javadoc/sopadeletras/pal2parser.html#pal2parser%28java_cup.runtime.Scanner%29"><text:span text:style-name="Source_20_Text"><text:span text:style-name="T1">pal2parser</text:span></text:span></text:a><text:span text:style-name="Source_20_Text">(</text:span><text:a xlink:type="simple" xlink:href="../Sopa%20de%20letras/dist/javadoc/java_cup/runtime/Scanner.html"><text:span text:style-name="Source_20_Text">Scanner</text:span></text:a><text:span text:style-name="Source_20_Text"> s)</text:span> <text:line-break/>          Constructor which sets the default scanner.</text:p>
          </table:table-cell>
          <table:table-cell table:style-name="Tabla90.B2" office:value-type="string">
            <text:p text:style-name="P4"/>
          </table:table-cell>
        </table:table-row>
      </table:table>
      <text:p text:style-name="P2"> <office:annotation><dc:date>2008-03-07T00:00:00</dc:date><text:p>========== METHOD SUMMARY ===========</text:p></office:annotation><office:annotation><dc:date>2008-03-07T00:00:00</dc:date><text:p/></office:annotation> <text:bookmark text:name="method_summary8"/></text:p>
      <table:table table:name="Tabla91" table:style-name="Tabla91">
        <table:table-column table:style-name="Tabla91.A"/>
        <table:table-column table:style-name="Tabla91.B"/>
        <table:table-row table:style-name="Tabla91.1">
          <table:table-cell table:style-name="Tabla91.A1" table:number-columns-spanned="2" office:value-type="string">
            <text:p text:style-name="P10">Method Summary</text:p>
          </table:table-cell>
          <table:covered-table-cell/>
        </table:table-row>
        <table:table-row table:style-name="Tabla91.2">
          <table:table-cell table:style-name="Tabla91.A2" office:value-type="string">
            <text:p text:style-name="P3"><text:span text:style-name="Source_20_Text"> </text:span><text:span text:style-name="Source_20_Text"><text:span text:style-name="T2">short[][]</text:span></text:span></text:p>
          </table:table-cell>
          <table:table-cell table:style-name="Tabla91.B2" office:value-type="string">
            <text:p text:style-name="Table_20_Contents"><text:a xlink:type="simple" xlink:href="../Sopa%20de%20letras/dist/javadoc/sopadeletras/pal2parser.html#action_table%28%29"><text:span text:style-name="Source_20_Text"><text:span text:style-name="T1">action_table</text:span></text:span></text:a><text:span text:style-name="Source_20_Text">()</text:span> <text:line-break/>          Access to parse-action table.</text:p>
          </table:table-cell>
        </table:table-row>
        <table:table-row table:style-name="Tabla91.2">
          <table:table-cell table:style-name="Tabla91.A2" office:value-type="string">
            <text:p text:style-name="P3"><text:span text:style-name="Source_20_Text"> </text:span><text:a xlink:type="simple" xlink:href="../Sopa%20de%20letras/dist/javadoc/java_cup/runtime/Symbol.html"><text:span text:style-name="Source_20_Text"><text:span text:style-name="T2">Symbol</text:span></text:span></text:a></text:p>
          </table:table-cell>
          <table:table-cell table:style-name="Tabla91.B2" office:value-type="string">
            <text:p text:style-name="Table_20_Contents"><text:a xlink:type="simple" xlink:href="../Sopa%20de%20letras/dist/javadoc/sopadeletras/pal2parser.html#do_action%28int,%20java_cup.runtime.lr_parser,%20java.util.Stack,%20int%29"><text:span text:style-name="Source_20_Text"><text:span text:style-name="T1">do_action</text:span></text:span></text:a><text:span text:style-name="Source_20_Text">(int act_num, </text:span><text:a xlink:type="simple" xlink:href="../Sopa%20de%20letras/dist/javadoc/java_cup/runtime/lr_parser.html"><text:span text:style-name="Source_20_Text">lr_parser</text:span></text:a><text:span text:style-name="Source_20_Text"> parser, java.util.Stack stack, int top)</text:span> <text:line-break/>          Invoke a user supplied parse action.</text:p>
          </table:table-cell>
        </table:table-row>
        <table:table-row table:style-name="Tabla91.2">
          <table:table-cell table:style-name="Tabla91.A2" office:value-type="string">
            <text:p text:style-name="P3"><text:span text:style-name="Source_20_Text"> </text:span><text:span text:style-name="Source_20_Text"><text:span text:style-name="T2">int</text:span></text:span></text:p>
          </table:table-cell>
          <table:table-cell table:style-name="Tabla91.B2" office:value-type="string">
            <text:p text:style-name="Table_20_Contents"><text:a xlink:type="simple" xlink:href="../Sopa%20de%20letras/dist/javadoc/sopadeletras/pal2parser.html#EOF_sym%28%29"><text:span text:style-name="Source_20_Text"><text:span text:style-name="T1">EOF_sym</text:span></text:span></text:a><text:span text:style-name="Source_20_Text">()</text:span> <text:line-break/>          <text:span text:style-name="Source_20_Text">EOF</text:span> Symbol index.</text:p>
          </table:table-cell>
        </table:table-row>
        <table:table-row table:style-name="Tabla91.2">
          <table:table-cell table:style-name="Tabla91.A2" office:value-type="string">
            <text:p text:style-name="P3"><text:span text:style-name="Source_20_Text"> </text:span><text:span text:style-name="Source_20_Text"><text:span text:style-name="T2">int</text:span></text:span></text:p>
          </table:table-cell>
          <table:table-cell table:style-name="Tabla91.B2" office:value-type="string">
            <text:p text:style-name="Table_20_Contents"><text:a xlink:type="simple" xlink:href="../Sopa%20de%20letras/dist/javadoc/sopadeletras/pal2parser.html#error_sym%28%29"><text:span text:style-name="Source_20_Text"><text:span text:style-name="T1">error_sym</text:span></text:span></text:a><text:span text:style-name="Source_20_Text">()</text:span> <text:line-break/>          <text:span text:style-name="Source_20_Text">error</text:span> Symbol index.</text:p>
          </table:table-cell>
        </table:table-row>
        <table:table-row table:style-name="Tabla91.2">
          <table:table-cell table:style-name="Tabla91.A2" office:value-type="string">
            <text:p text:style-name="P3"><text:span text:style-name="Source_20_Text"><text:span text:style-name="T2">protected  void</text:span></text:span></text:p>
          </table:table-cell>
          <table:table-cell table:style-name="Tabla91.B2" office:value-type="string">
            <text:p text:style-name="Table_20_Contents"><text:a xlink:type="simple" xlink:href="../Sopa%20de%20letras/dist/javadoc/sopadeletras/pal2parser.html#init_actions%28%29"><text:span text:style-name="Source_20_Text"><text:span text:style-name="T1">init_actions</text:span></text:span></text:a><text:span text:style-name="Source_20_Text">()</text:span> <text:line-break/>          Action encapsulation object initializer.</text:p>
          </table:table-cell>
        </table:table-row>
        <table:table-row table:style-name="Tabla91.2">
          <table:table-cell table:style-name="Tabla91.A2" office:value-type="string">
            <text:p text:style-name="P3"><text:span text:style-name="Source_20_Text"><text:span text:style-name="T2">static void</text:span></text:span></text:p>
          </table:table-cell>
          <table:table-cell table:style-name="Tabla91.B2" office:value-type="string">
            <text:p text:style-name="Table_20_Contents"><text:a xlink:type="simple" xlink:href="../Sopa%20de%20letras/dist/javadoc/sopadeletras/pal2parser.html#main%28java.lang.String%5B%5D%29"><text:span text:style-name="Source_20_Text"><text:span text:style-name="T1">main</text:span></text:span></text:a><text:span text:style-name="Source_20_Text">(java.lang.String[] args)</text:span> <text:line-break/>           </text:p>
          </table:table-cell>
        </table:table-row>
        <table:table-row table:style-name="Tabla91.2">
          <table:table-cell table:style-name="Tabla91.A2" office:value-type="string">
            <text:p text:style-name="P3"><text:span text:style-name="Source_20_Text"> </text:span><text:span text:style-name="Source_20_Text"><text:span text:style-name="T2">short[][]</text:span></text:span></text:p>
          </table:table-cell>
          <table:table-cell table:style-name="Tabla91.B2" office:value-type="string">
            <text:p text:style-name="Table_20_Contents"><text:a xlink:type="simple" xlink:href="../Sopa%20de%20letras/dist/javadoc/sopadeletras/pal2parser.html#production_table%28%29"><text:span text:style-name="Source_20_Text"><text:span text:style-name="T1">production_table</text:span></text:span></text:a><text:span text:style-name="Source_20_Text">()</text:span> <text:line-break/>          Access to production table.</text:p>
          </table:table-cell>
        </table:table-row>
        <table:table-row table:style-name="Tabla91.2">
          <table:table-cell table:style-name="Tabla91.A2" office:value-type="string">
            <text:p text:style-name="P3"><text:span text:style-name="Source_20_Text"> </text:span><text:span text:style-name="Source_20_Text"><text:span text:style-name="T2">short[][]</text:span></text:span></text:p>
          </table:table-cell>
          <table:table-cell table:style-name="Tabla91.B2" office:value-type="string">
            <text:p text:style-name="Table_20_Contents"><text:a xlink:type="simple" xlink:href="../Sopa%20de%20letras/dist/javadoc/sopadeletras/pal2parser.html#reduce_table%28%29"><text:span text:style-name="Source_20_Text"><text:span text:style-name="T1">reduce_table</text:span></text:span></text:a><text:span text:style-name="Source_20_Text">()</text:span> <text:line-break/>          Access to <text:span text:style-name="Source_20_Text">reduce_goto</text:span> table.</text:p>
          </table:table-cell>
        </table:table-row>
        <table:table-row table:style-name="Tabla91.2">
          <table:table-cell table:style-name="Tabla91.A2" office:value-type="string">
            <text:p text:style-name="P3"><text:span text:style-name="Source_20_Text"> </text:span><text:span text:style-name="Source_20_Text"><text:span text:style-name="T2">int</text:span></text:span></text:p>
          </table:table-cell>
          <table:table-cell table:style-name="Tabla91.B2" office:value-type="string">
            <text:p text:style-name="Table_20_Contents"><text:a xlink:type="simple" xlink:href="../Sopa%20de%20letras/dist/javadoc/sopadeletras/pal2parser.html#start_production%28%29"><text:span text:style-name="Source_20_Text"><text:span text:style-name="T1">start_production</text:span></text:span></text:a><text:span text:style-name="Source_20_Text">()</text:span> <text:line-break/>          Indicates start production.</text:p>
          </table:table-cell>
        </table:table-row>
        <table:table-row table:style-name="Tabla91.2">
          <table:table-cell table:style-name="Tabla91.A2" office:value-type="string">
            <text:p text:style-name="P3"><text:span text:style-name="Source_20_Text"> </text:span><text:span text:style-name="Source_20_Text"><text:span text:style-name="T2">int</text:span></text:span></text:p>
          </table:table-cell>
          <table:table-cell table:style-name="Tabla91.B2" office:value-type="string">
            <text:p text:style-name="Table_20_Contents"><text:a xlink:type="simple" xlink:href="../Sopa%20de%20letras/dist/javadoc/sopadeletras/pal2parser.html#start_state%28%29"><text:span text:style-name="Source_20_Text"><text:span text:style-name="T1">start_state</text:span></text:span></text:a><text:span text:style-name="Source_20_Text">()</text:span> <text:line-break/>          Indicates start state.</text:p>
          </table:table-cell>
        </table:table-row>
        <table:table-row table:style-name="Tabla91.2">
          <table:table-cell table:style-name="Tabla91.A2" office:value-type="string">
            <text:p text:style-name="P3"><text:span text:style-name="Source_20_Text"> </text:span><text:span text:style-name="Source_20_Text"><text:span text:style-name="T2">void</text:span></text:span></text:p>
          </table:table-cell>
          <table:table-cell table:style-name="Tabla91.B2" office:value-type="string">
            <text:p text:style-name="Table_20_Contents"><text:a xlink:type="simple" xlink:href="../Sopa%20de%20letras/dist/javadoc/sopadeletras/pal2parser.html#syntax_error%28java_cup.runtime.Symbol%29"><text:span text:style-name="Source_20_Text"><text:span text:style-name="T1">syntax_error</text:span></text:span></text:a><text:span text:style-name="Source_20_Text">(</text:span><text:a xlink:type="simple" xlink:href="../Sopa%20de%20letras/dist/javadoc/java_cup/runtime/Symbol.html"><text:span text:style-name="Source_20_Text">Symbol</text:span></text:a><text:span text:style-name="Source_20_Text"> s)</text:span> <text:line-break/>          This method is called when a syntax error has been detected and recovery is about to be invoked.</text:p>
          </table:table-cell>
        </table:table-row>
        <table:table-row table:style-name="Tabla91.2">
          <table:table-cell table:style-name="Tabla91.A2" office:value-type="string">
            <text:p text:style-name="P3"><text:span text:style-name="Source_20_Text"> </text:span><text:span text:style-name="Source_20_Text"><text:span text:style-name="T2">void</text:span></text:span></text:p>
          </table:table-cell>
          <table:table-cell table:style-name="Tabla91.B2" office:value-type="string">
            <text:p text:style-name="Table_20_Contents"><text:a xlink:type="simple" xlink:href="../Sopa%20de%20letras/dist/javadoc/sopadeletras/pal2parser.html#unrecovered_syntax_error%28java_cup.runtime.Symbol%29"><text:span text:style-name="Source_20_Text"><text:span text:style-name="T1">unrecovered_syntax_error</text:span></text:span></text:a><text:span text:style-name="Source_20_Text">(</text:span><text:a xlink:type="simple" xlink:href="../Sopa%20de%20letras/dist/javadoc/java_cup/runtime/Symbol.html"><text:span text:style-name="Source_20_Text">Symbol</text:span></text:a><text:span text:style-name="Source_20_Text"> s)</text:span> <text:line-break/>          This method is called if it is determined that syntax error recovery has been unsuccessful.</text:p>
          </table:table-cell>
        </table:table-row>
      </table:table>
      <text:p text:style-name="P2"> <text:bookmark text:name="methods_inherited_from_class_java_cup.runtime.lr_parser2"/><office:annotation><dc:date>2008-03-07T00:00:00</dc:date><text:p/></office:annotation> </text:p>
      <table:table table:name="Tabla92" table:style-name="Tabla92">
        <table:table-column table:style-name="Tabla92.A"/>
        <table:table-row table:style-name="Tabla92.1">
          <table:table-cell table:style-name="Tabla92.A1" office:value-type="string">
            <text:p text:style-name="P11"><text:span text:style-name="T1">Methods inherited from class java_cup.runtime.</text:span><text:a xlink:type="simple" xlink:href="../Sopa%20de%20letras/dist/javadoc/java_cup/runtime/lr_parser.html"><text:span text:style-name="T1">lr_parser</text:span></text:a></text:p>
          </table:table-cell>
        </table:table-row>
        <table:table-row table:style-name="Tabla92.2">
          <table:table-cell table:style-name="Tabla92.A2" office:value-type="string">
            <text:p text:style-name="Table_20_Contents"><text:a xlink:type="simple" xlink:href="../Sopa%20de%20letras/dist/javadoc/java_cup/runtime/lr_parser.html#advance_lookahead%28%29"><text:span text:style-name="Source_20_Text">advance_lookahead</text:span></text:a><text:span text:style-name="Source_20_Text">, </text:span><text:a xlink:type="simple" xlink:href="../Sopa%20de%20letras/dist/javadoc/java_cup/runtime/lr_parser.html#cur_err_token%28%29"><text:span text:style-name="Source_20_Text">cur_err_token</text:span></text:a><text:span text:style-name="Source_20_Text">, </text:span><text:a xlink:type="simple" xlink:href="../Sopa%20de%20letras/dist/javadoc/java_cup/runtime/lr_parser.html#debug_message%28java.lang.String%29"><text:span text:style-name="Source_20_Text">debug_message</text:span></text:a><text:span text:style-name="Source_20_Text">, </text:span><text:a xlink:type="simple" xlink:href="../Sopa%20de%20letras/dist/javadoc/java_cup/runtime/lr_parser.html#debug_parse%28%29"><text:span text:style-name="Source_20_Text">debug_parse</text:span></text:a><text:span text:style-name="Source_20_Text">, </text:span><text:a xlink:type="simple" xlink:href="../Sopa%20de%20letras/dist/javadoc/java_cup/runtime/lr_parser.html#debug_reduce%28int,%20int,%20int%29"><text:span text:style-name="Source_20_Text">debug_reduce</text:span></text:a><text:span text:style-name="Source_20_Text">, </text:span><text:a xlink:type="simple" xlink:href="../Sopa%20de%20letras/dist/javadoc/java_cup/runtime/lr_parser.html#debug_shift%28java_cup.runtime.Symbol%29"><text:span text:style-name="Source_20_Text">debug_shift</text:span></text:a><text:span text:style-name="Source_20_Text">, </text:span><text:a xlink:type="simple" xlink:href="../Sopa%20de%20letras/dist/javadoc/java_cup/runtime/lr_parser.html#debug_stack%28%29"><text:span text:style-name="Source_20_Text">debug_stack</text:span></text:a><text:span text:style-name="Source_20_Text">, </text:span><text:a xlink:type="simple" xlink:href="../Sopa%20de%20letras/dist/javadoc/java_cup/runtime/lr_parser.html#done_parsing%28%29"><text:span text:style-name="Source_20_Text">done_parsing</text:span></text:a><text:span text:style-name="Source_20_Text">, </text:span><text:a xlink:type="simple" xlink:href="../Sopa%20de%20letras/dist/javadoc/java_cup/runtime/lr_parser.html#dump_stack%28%29"><text:span text:style-name="Source_20_Text">dump_stack</text:span></text:a><text:span text:style-name="Source_20_Text">, </text:span><text:soft-page-break/><text:a xlink:type="simple" xlink:href="../Sopa%20de%20letras/dist/javadoc/java_cup/runtime/lr_parser.html#error_recovery%28boolean%29"><text:span text:style-name="Source_20_Text">error_recovery</text:span></text:a><text:span text:style-name="Source_20_Text">, </text:span><text:a xlink:type="simple" xlink:href="../Sopa%20de%20letras/dist/javadoc/java_cup/runtime/lr_parser.html#error_sync_size%28%29"><text:span text:style-name="Source_20_Text">error_sync_size</text:span></text:a><text:span text:style-name="Source_20_Text">, </text:span><text:a xlink:type="simple" xlink:href="../Sopa%20de%20letras/dist/javadoc/java_cup/runtime/lr_parser.html#find_recovery_config%28boolean%29"><text:span text:style-name="Source_20_Text">find_recovery_config</text:span></text:a><text:span text:style-name="Source_20_Text">, </text:span><text:a xlink:type="simple" xlink:href="../Sopa%20de%20letras/dist/javadoc/java_cup/runtime/lr_parser.html#get_action%28int,%20int%29"><text:span text:style-name="Source_20_Text">get_action</text:span></text:a><text:span text:style-name="Source_20_Text">, </text:span><text:a xlink:type="simple" xlink:href="../Sopa%20de%20letras/dist/javadoc/java_cup/runtime/lr_parser.html#get_reduce%28int,%20int%29"><text:span text:style-name="Source_20_Text">get_reduce</text:span></text:a><text:span text:style-name="Source_20_Text">, </text:span><text:a xlink:type="simple" xlink:href="../Sopa%20de%20letras/dist/javadoc/java_cup/runtime/lr_parser.html#getScanner%28%29"><text:span text:style-name="Source_20_Text">getScanner</text:span></text:a><text:span text:style-name="Source_20_Text">, </text:span><text:a xlink:type="simple" xlink:href="../Sopa%20de%20letras/dist/javadoc/java_cup/runtime/lr_parser.html#parse_lookahead%28boolean%29"><text:span text:style-name="Source_20_Text">parse_lookahead</text:span></text:a><text:span text:style-name="Source_20_Text">, </text:span><text:a xlink:type="simple" xlink:href="../Sopa%20de%20letras/dist/javadoc/java_cup/runtime/lr_parser.html#parse%28%29"><text:span text:style-name="Source_20_Text">parse</text:span></text:a><text:span text:style-name="Source_20_Text">, </text:span><text:a xlink:type="simple" xlink:href="../Sopa%20de%20letras/dist/javadoc/java_cup/runtime/lr_parser.html#read_lookahead%28%29"><text:span text:style-name="Source_20_Text">read_lookahead</text:span></text:a><text:span text:style-name="Source_20_Text">, </text:span><text:a xlink:type="simple" xlink:href="../Sopa%20de%20letras/dist/javadoc/java_cup/runtime/lr_parser.html#report_error%28java.lang.String,%20java.lang.Object%29"><text:span text:style-name="Source_20_Text">report_error</text:span></text:a><text:span text:style-name="Source_20_Text">, </text:span><text:a xlink:type="simple" xlink:href="../Sopa%20de%20letras/dist/javadoc/java_cup/runtime/lr_parser.html#report_fatal_error%28java.lang.String,%20java.lang.Object%29"><text:span text:style-name="Source_20_Text">report_fatal_error</text:span></text:a><text:span text:style-name="Source_20_Text">, </text:span><text:a xlink:type="simple" xlink:href="../Sopa%20de%20letras/dist/javadoc/java_cup/runtime/lr_parser.html#restart_lookahead%28%29"><text:span text:style-name="Source_20_Text">restart_lookahead</text:span></text:a><text:span text:style-name="Source_20_Text">, </text:span><text:a xlink:type="simple" xlink:href="../Sopa%20de%20letras/dist/javadoc/java_cup/runtime/lr_parser.html#scan%28%29"><text:span text:style-name="Source_20_Text">scan</text:span></text:a><text:span text:style-name="Source_20_Text">, </text:span><text:a xlink:type="simple" xlink:href="../Sopa%20de%20letras/dist/javadoc/java_cup/runtime/lr_parser.html#setScanner%28java_cup.runtime.Scanner%29"><text:span text:style-name="Source_20_Text">setScanner</text:span></text:a><text:span text:style-name="Source_20_Text">, </text:span><text:a xlink:type="simple" xlink:href="../Sopa%20de%20letras/dist/javadoc/java_cup/runtime/lr_parser.html#shift_under_error%28%29"><text:span text:style-name="Source_20_Text">shift_under_error</text:span></text:a><text:span text:style-name="Source_20_Text">, </text:span><text:a xlink:type="simple" xlink:href="../Sopa%20de%20letras/dist/javadoc/java_cup/runtime/lr_parser.html#try_parse_ahead%28boolean%29"><text:span text:style-name="Source_20_Text">try_parse_ahead</text:span></text:a><text:span text:style-name="Source_20_Text">, </text:span><text:a xlink:type="simple" xlink:href="../Sopa%20de%20letras/dist/javadoc/java_cup/runtime/lr_parser.html#unpackFromStrings%28java.lang.String%5B%5D%29"><text:span text:style-name="Source_20_Text">unpackFromStrings</text:span></text:a><text:span text:style-name="Source_20_Text">, </text:span><text:a xlink:type="simple" xlink:href="../Sopa%20de%20letras/dist/javadoc/java_cup/runtime/lr_parser.html#user_init%28%29"><text:span text:style-name="Source_20_Text">user_init</text:span></text:a></text:p>
          </table:table-cell>
        </table:table-row>
      </table:table>
      <text:p text:style-name="P2"> <text:bookmark text:name="methods_inherited_from_class_java.lang.Object8"/><office:annotation><dc:date>2008-03-07T00:00:00</dc:date><text:p/></office:annotation> </text:p>
      <table:table table:name="Tabla93" table:style-name="Tabla93">
        <table:table-column table:style-name="Tabla93.A"/>
        <table:table-row table:style-name="Tabla93.1">
          <table:table-cell table:style-name="Tabla93.A1" office:value-type="string">
            <text:p text:style-name="P9">Methods inherited from class java.lang.Object</text:p>
          </table:table-cell>
        </table:table-row>
        <table:table-row table:style-name="Tabla93.2">
          <table:table-cell table:style-name="Tabla93.A2" office:value-type="string">
            <text:p text:style-name="Table_20_Contents"><text:span text:style-name="Source_20_Text">clone, equals, finalize, getClass, hashCode, notify, notifyAll, toString, wait, wait, wait</text:span></text:p>
          </table:table-cell>
        </table:table-row>
      </table:table>
      <text:p text:style-name="Text_20_body">  </text:p>
      <text:p text:style-name="P1"><text:bookmark text:name="field_detail5"/><office:annotation><dc:date>2008-03-07T00:00:00</dc:date><text:p>============ FIELD DETAIL ===========</text:p></office:annotation><office:annotation><dc:date>2008-03-07T00:00:00</dc:date><text:p/></office:annotation></text:p>
      <table:table table:name="Tabla94" table:style-name="Tabla94">
        <table:table-column table:style-name="Tabla94.A"/>
        <table:table-row table:style-name="Tabla94.1">
          <table:table-cell table:style-name="Tabla94.A1" office:value-type="string">
            <text:p text:style-name="P10">Field Detail</text:p>
          </table:table-cell>
        </table:table-row>
      </table:table>
      <text:h text:style-name="Heading_20_3" text:outline-level="3" text:is-list-header="true"><text:bookmark text:name="_production_table2"/><office:annotation><dc:date>2008-03-07T00:00:00</dc:date><text:p/></office:annotation>_production_table</text:h>
      <text:p text:style-name="P12">protected static final short[][] <text:span text:style-name="T1">_production_table</text:span></text:p>
      <text:p text:style-name="P14">Production table. </text:p>
      <text:p text:style-name="Horizontal_20_Line"/>
      <text:h text:style-name="Heading_20_3" text:outline-level="3" text:is-list-header="true"><text:bookmark text:name="_action_table2"/><office:annotation><dc:date>2008-03-07T00:00:00</dc:date><text:p/></office:annotation>_action_table</text:h>
      <text:p text:style-name="P12">protected static final short[][] <text:span text:style-name="T1">_action_table</text:span></text:p>
      <text:p text:style-name="P14">Parse-action table. </text:p>
      <text:p text:style-name="Horizontal_20_Line"/>
      <text:h text:style-name="Heading_20_3" text:outline-level="3" text:is-list-header="true"><text:bookmark text:name="_reduce_table2"/><office:annotation><dc:date>2008-03-07T00:00:00</dc:date><text:p/></office:annotation>_reduce_table</text:h>
      <text:p text:style-name="P12">protected static final short[][] <text:span text:style-name="T1">_reduce_table</text:span></text:p>
      <text:p text:style-name="P14"><text:span text:style-name="Source_20_Text">reduce_goto</text:span> table. </text:p>
      <text:p text:style-name="Horizontal_20_Line"/>
      <text:h text:style-name="Heading_20_3" text:outline-level="3" text:is-list-header="true"><text:bookmark text:name="action_obj2"/><office:annotation><dc:date>2008-03-07T00:00:00</dc:date><text:p/></office:annotation>action_obj</text:h>
      <text:p text:style-name="P12">protected sopadeletras.CUP$pal2parser$actions <text:span text:style-name="T1">action_obj</text:span></text:p>
      <text:p text:style-name="P14">Instance of action encapsulation class. </text:p>
      <text:p text:style-name="P1"><text:bookmark text:name="constructor_detail8"/><office:annotation><dc:date>2008-03-07T00:00:00</dc:date><text:p>========= CONSTRUCTOR DETAIL ========</text:p></office:annotation><office:annotation><dc:date>2008-03-07T00:00:00</dc:date><text:p/></office:annotation></text:p>
      <table:table table:name="Tabla95" table:style-name="Tabla95">
        <table:table-column table:style-name="Tabla95.A"/>
        <table:table-row table:style-name="Tabla95.1">
          <table:table-cell table:style-name="Tabla95.A1" office:value-type="string">
            <text:p text:style-name="P10">Constructor Detail</text:p>
          </table:table-cell>
        </table:table-row>
      </table:table>
      <text:h text:style-name="Heading_20_3" text:outline-level="3" text:is-list-header="true"><text:bookmark text:name="pal2parser()"/><office:annotation><dc:date>2008-03-07T00:00:00</dc:date><text:p/></office:annotation>pal2parser</text:h>
      <text:p text:style-name="P12">public <text:span text:style-name="T1">pal2parser</text:span>()</text:p>
      <text:p text:style-name="P14">Default constructor. </text:p>
      <text:p text:style-name="Horizontal_20_Line"><text:soft-page-break/></text:p>
      <text:h text:style-name="Heading_20_3" text:outline-level="3" text:is-list-header="true"><text:bookmark text:name="pal2parser(java_cup.runtime.Scanner)"/><office:annotation><dc:date>2008-03-07T00:00:00</dc:date><text:p/></office:annotation>pal2parser</text:h>
      <text:p text:style-name="P12">public <text:span text:style-name="T1">pal2parser</text:span>(<text:a xlink:type="simple" xlink:href="../Sopa%20de%20letras/dist/javadoc/java_cup/runtime/Scanner.html">Scanner</text:a> s)</text:p>
      <text:p text:style-name="P14">Constructor which sets the default scanner. </text:p>
      <text:p text:style-name="P1"><text:bookmark text:name="method_detail8"/><office:annotation><dc:date>2008-03-07T00:00:00</dc:date><text:p>============ METHOD DETAIL ==========</text:p></office:annotation><office:annotation><dc:date>2008-03-07T00:00:00</dc:date><text:p/></office:annotation></text:p>
      <table:table table:name="Tabla96" table:style-name="Tabla96">
        <table:table-column table:style-name="Tabla96.A"/>
        <table:table-row table:style-name="Tabla96.1">
          <table:table-cell table:style-name="Tabla96.A1" office:value-type="string">
            <text:p text:style-name="P10">Method Detail</text:p>
          </table:table-cell>
        </table:table-row>
      </table:table>
      <text:h text:style-name="Heading_20_3" text:outline-level="3" text:is-list-header="true"><text:bookmark text:name="production_table()2"/><office:annotation><dc:date>2008-03-07T00:00:00</dc:date><text:p/></office:annotation>production_table</text:h>
      <text:p text:style-name="P12">public short[][] <text:span text:style-name="T1">production_table</text:span>()</text:p>
      <text:p text:style-name="P14">Access to production table. </text:p>
      <text:p text:style-name="P8">Specified by:</text:p>
      <text:p text:style-name="P16"><text:a xlink:type="simple" xlink:href="../Sopa%20de%20letras/dist/javadoc/java_cup/runtime/lr_parser.html#production_table%28%29"><text:span text:style-name="Source_20_Text">production_table</text:span></text:a> in class <text:a xlink:type="simple" xlink:href="../Sopa%20de%20letras/dist/javadoc/java_cup/runtime/lr_parser.html"><text:span text:style-name="Source_20_Text">lr_parser</text:span></text:a></text:p>
      <text:p text:style-name="Horizontal_20_Line"/>
      <text:h text:style-name="Heading_20_3" text:outline-level="3" text:is-list-header="true"><text:bookmark text:name="action_table()2"/><office:annotation><dc:date>2008-03-07T00:00:00</dc:date><text:p/></office:annotation>action_table</text:h>
      <text:p text:style-name="P12">public short[][] <text:span text:style-name="T1">action_table</text:span>()</text:p>
      <text:p text:style-name="P14">Access to parse-action table. </text:p>
      <text:p text:style-name="P8">Specified by:</text:p>
      <text:p text:style-name="P15"><text:a xlink:type="simple" xlink:href="../Sopa%20de%20letras/dist/javadoc/java_cup/runtime/lr_parser.html#action_table%28%29"><text:span text:style-name="Source_20_Text">action_table</text:span></text:a> in class <text:a xlink:type="simple" xlink:href="../Sopa%20de%20letras/dist/javadoc/java_cup/runtime/lr_parser.html"><text:span text:style-name="Source_20_Text">lr_parser</text:span></text:a></text:p>
      <text:p text:style-name="P8">See Also:</text:p>
      <text:p text:style-name="P16"><text:a xlink:type="simple" xlink:href="../Sopa%20de%20letras/dist/javadoc/java_cup/runtime/lr_parser.html#get_action%28int,%20int%29"><text:span text:style-name="Source_20_Text">lr_parser.get_action(int, int)</text:span></text:a></text:p>
      <text:p text:style-name="Horizontal_20_Line"/>
      <text:h text:style-name="Heading_20_3" text:outline-level="3" text:is-list-header="true"><text:bookmark text:name="reduce_table()2"/><office:annotation><dc:date>2008-03-07T00:00:00</dc:date><text:p/></office:annotation>reduce_table</text:h>
      <text:p text:style-name="P12">public short[][] <text:span text:style-name="T1">reduce_table</text:span>()</text:p>
      <text:p text:style-name="P14">Access to <text:span text:style-name="Source_20_Text">reduce_goto</text:span> table. </text:p>
      <text:p text:style-name="P8">Specified by:</text:p>
      <text:p text:style-name="P15"><text:a xlink:type="simple" xlink:href="../Sopa%20de%20letras/dist/javadoc/java_cup/runtime/lr_parser.html#reduce_table%28%29"><text:span text:style-name="Source_20_Text">reduce_table</text:span></text:a> in class <text:a xlink:type="simple" xlink:href="../Sopa%20de%20letras/dist/javadoc/java_cup/runtime/lr_parser.html"><text:span text:style-name="Source_20_Text">lr_parser</text:span></text:a></text:p>
      <text:p text:style-name="P8">See Also:</text:p>
      <text:p text:style-name="P16"><text:a xlink:type="simple" xlink:href="../Sopa%20de%20letras/dist/javadoc/java_cup/runtime/lr_parser.html#get_reduce%28int,%20int%29"><text:span text:style-name="Source_20_Text">lr_parser.get_reduce(int, int)</text:span></text:a></text:p>
      <text:p text:style-name="Horizontal_20_Line"/>
      <text:h text:style-name="Heading_20_3" text:outline-level="3" text:is-list-header="true"><text:bookmark text:name="init_actions()2"/><office:annotation><dc:date>2008-03-07T00:00:00</dc:date><text:p/></office:annotation>init_actions</text:h>
      <text:p text:style-name="P12">protected void <text:span text:style-name="T1">init_actions</text:span>()</text:p>
      <text:p text:style-name="P14">Action encapsulation object initializer. </text:p>
      <text:p text:style-name="P8"><text:soft-page-break/>Specified by:</text:p>
      <text:p text:style-name="P16"><text:a xlink:type="simple" xlink:href="../Sopa%20de%20letras/dist/javadoc/java_cup/runtime/lr_parser.html#init_actions%28%29"><text:span text:style-name="Source_20_Text">init_actions</text:span></text:a> in class <text:a xlink:type="simple" xlink:href="../Sopa%20de%20letras/dist/javadoc/java_cup/runtime/lr_parser.html"><text:span text:style-name="Source_20_Text">lr_parser</text:span></text:a></text:p>
      <text:p text:style-name="Horizontal_20_Line"/>
      <text:h text:style-name="Heading_20_3" text:outline-level="3" text:is-list-header="true"><text:bookmark text:name="do_action(int, java_cup.runtime.lr_parser, java.util.Stack, int)2"/><office:annotation><dc:date>2008-03-07T00:00:00</dc:date><text:p/></office:annotation>do_action</text:h>
      <text:p text:style-name="Preformatted_20_Text">public <text:a xlink:type="simple" xlink:href="../Sopa%20de%20letras/dist/javadoc/java_cup/runtime/Symbol.html">Symbol</text:a> <text:span text:style-name="T1">do_action</text:span>(int act_num,</text:p>
      <text:p text:style-name="Preformatted_20_Text"><text:s text:c="24"/><text:a xlink:type="simple" xlink:href="../Sopa%20de%20letras/dist/javadoc/java_cup/runtime/lr_parser.html">lr_parser</text:a> parser,</text:p>
      <text:p text:style-name="Preformatted_20_Text"><text:s text:c="24"/>java.util.Stack stack,</text:p>
      <text:p text:style-name="Preformatted_20_Text"><text:s text:c="24"/>int top)</text:p>
      <text:p text:style-name="P12"><text:s text:c="17"/>throws java.lang.Exception</text:p>
      <text:p text:style-name="P14">Invoke a user supplied parse action. </text:p>
      <text:p text:style-name="P8">Specified by:</text:p>
      <text:p text:style-name="P15"><text:a xlink:type="simple" xlink:href="../Sopa%20de%20letras/dist/javadoc/java_cup/runtime/lr_parser.html#do_action%28int,%20java_cup.runtime.lr_parser,%20java.util.Stack,%20int%29"><text:span text:style-name="Source_20_Text">do_action</text:span></text:a> in class <text:a xlink:type="simple" xlink:href="../Sopa%20de%20letras/dist/javadoc/java_cup/runtime/lr_parser.html"><text:span text:style-name="Source_20_Text">lr_parser</text:span></text:a></text:p>
      <text:p text:style-name="P8">Parameters:</text:p>
      <text:p text:style-name="P15"><text:span text:style-name="Source_20_Text">act_num</text:span> - the internal index of the action to be performed.</text:p>
      <text:p text:style-name="P15"><text:span text:style-name="Source_20_Text">parser</text:span> - the parser object we are acting for.</text:p>
      <text:p text:style-name="P15"><text:span text:style-name="Source_20_Text">stack</text:span> - the parse stack of that object.</text:p>
      <text:p text:style-name="P15"><text:span text:style-name="Source_20_Text">top</text:span> - the index of the top element of the parse stack. </text:p>
      <text:p text:style-name="P7"><text:span text:style-name="T1">Throws:</text:span> </text:p>
      <text:p text:style-name="P16"><text:span text:style-name="Source_20_Text">java.lang.Exception</text:span></text:p>
      <text:p text:style-name="Horizontal_20_Line"/>
      <text:h text:style-name="Heading_20_3" text:outline-level="3" text:is-list-header="true"><text:bookmark text:name="start_state()2"/><office:annotation><dc:date>2008-03-07T00:00:00</dc:date><text:p/></office:annotation>start_state</text:h>
      <text:p text:style-name="P12">public int <text:span text:style-name="T1">start_state</text:span>()</text:p>
      <text:p text:style-name="P14">Indicates start state. </text:p>
      <text:p text:style-name="P8">Specified by:</text:p>
      <text:p text:style-name="P16"><text:a xlink:type="simple" xlink:href="../Sopa%20de%20letras/dist/javadoc/java_cup/runtime/lr_parser.html#start_state%28%29"><text:span text:style-name="Source_20_Text">start_state</text:span></text:a> in class <text:a xlink:type="simple" xlink:href="../Sopa%20de%20letras/dist/javadoc/java_cup/runtime/lr_parser.html"><text:span text:style-name="Source_20_Text">lr_parser</text:span></text:a></text:p>
      <text:p text:style-name="Horizontal_20_Line"/>
      <text:h text:style-name="Heading_20_3" text:outline-level="3" text:is-list-header="true"><text:bookmark text:name="start_production()2"/><office:annotation><dc:date>2008-03-07T00:00:00</dc:date><text:p/></office:annotation>start_production</text:h>
      <text:p text:style-name="P12">public int <text:span text:style-name="T1">start_production</text:span>()</text:p>
      <text:p text:style-name="P14">Indicates start production. </text:p>
      <text:p text:style-name="P8">Specified by:</text:p>
      <text:p text:style-name="P16"><text:a xlink:type="simple" xlink:href="../Sopa%20de%20letras/dist/javadoc/java_cup/runtime/lr_parser.html#start_production%28%29"><text:span text:style-name="Source_20_Text">start_production</text:span></text:a> in class <text:a xlink:type="simple" xlink:href="../Sopa%20de%20letras/dist/javadoc/java_cup/runtime/lr_parser.html"><text:span text:style-name="Source_20_Text">lr_parser</text:span></text:a></text:p>
      <text:p text:style-name="Horizontal_20_Line"/>
      <text:h text:style-name="Heading_20_3" text:outline-level="3" text:is-list-header="true"><text:bookmark text:name="EOF_sym()2"/><office:annotation><dc:date>2008-03-07T00:00:00</dc:date><text:p/></office:annotation>EOF_sym</text:h>
      <text:p text:style-name="P12">public int <text:span text:style-name="T1">EOF_sym</text:span>()</text:p>
      <text:p text:style-name="P14"><text:soft-page-break/><text:span text:style-name="Source_20_Text">EOF</text:span> Symbol index. </text:p>
      <text:p text:style-name="P8">Specified by:</text:p>
      <text:p text:style-name="P16"><text:a xlink:type="simple" xlink:href="../Sopa%20de%20letras/dist/javadoc/java_cup/runtime/lr_parser.html#EOF_sym%28%29"><text:span text:style-name="Source_20_Text">EOF_sym</text:span></text:a> in class <text:a xlink:type="simple" xlink:href="../Sopa%20de%20letras/dist/javadoc/java_cup/runtime/lr_parser.html"><text:span text:style-name="Source_20_Text">lr_parser</text:span></text:a></text:p>
      <text:p text:style-name="Horizontal_20_Line"/>
      <text:h text:style-name="Heading_20_3" text:outline-level="3" text:is-list-header="true"><text:bookmark text:name="error_sym()2"/><office:annotation><dc:date>2008-03-07T00:00:00</dc:date><text:p/></office:annotation>error_sym</text:h>
      <text:p text:style-name="P12">public int <text:span text:style-name="T1">error_sym</text:span>()</text:p>
      <text:p text:style-name="P14"><text:span text:style-name="Source_20_Text">error</text:span> Symbol index. </text:p>
      <text:p text:style-name="P8">Specified by:</text:p>
      <text:p text:style-name="P16"><text:a xlink:type="simple" xlink:href="../Sopa%20de%20letras/dist/javadoc/java_cup/runtime/lr_parser.html#error_sym%28%29"><text:span text:style-name="Source_20_Text">error_sym</text:span></text:a> in class <text:a xlink:type="simple" xlink:href="../Sopa%20de%20letras/dist/javadoc/java_cup/runtime/lr_parser.html"><text:span text:style-name="Source_20_Text">lr_parser</text:span></text:a></text:p>
      <text:p text:style-name="Horizontal_20_Line"/>
      <text:h text:style-name="Heading_20_3" text:outline-level="3" text:is-list-header="true"><text:bookmark text:name="main(java.lang.String[])3"/><office:annotation><dc:date>2008-03-07T00:00:00</dc:date><text:p/></office:annotation>main</text:h>
      <text:p text:style-name="Preformatted_20_Text">public static void <text:span text:style-name="T1">main</text:span>(java.lang.String[] args)</text:p>
      <text:p text:style-name="P12"><text:s text:c="17"/>throws java.lang.Exception</text:p>
      <text:p text:style-name="P7"><text:span text:style-name="T1">Throws:</text:span> </text:p>
      <text:p text:style-name="P16"><text:span text:style-name="Source_20_Text">java.lang.Exception</text:span></text:p>
      <text:p text:style-name="Horizontal_20_Line"/>
      <text:h text:style-name="Heading_20_3" text:outline-level="3" text:is-list-header="true"><text:bookmark text:name="syntax_error(java_cup.runtime.Symbol)2"/><office:annotation><dc:date>2008-03-07T00:00:00</dc:date><text:p/></office:annotation>syntax_error</text:h>
      <text:p text:style-name="P12">public void <text:span text:style-name="T1">syntax_error</text:span>(<text:a xlink:type="simple" xlink:href="../Sopa%20de%20letras/dist/javadoc/java_cup/runtime/Symbol.html">Symbol</text:a> s)</text:p>
      <text:p text:style-name="List_20_Contents"><text:span text:style-name="T1">Description copied from class: </text:span><text:a xlink:type="simple" xlink:href="../Sopa%20de%20letras/dist/javadoc/java_cup/runtime/lr_parser.html#syntax_error%28java_cup.runtime.Symbol%29"><text:span text:style-name="Source_20_Text"><text:span text:style-name="T1">lr_parser</text:span></text:span></text:a> </text:p>
      <text:p text:style-name="P14">This method is called when a syntax error has been detected and recovery is about to be invoked. Here in the base class we just emit a "Syntax error" error message. </text:p>
      <text:p text:style-name="P8">Overrides:</text:p>
      <text:p text:style-name="P15"><text:a xlink:type="simple" xlink:href="../Sopa%20de%20letras/dist/javadoc/java_cup/runtime/lr_parser.html#syntax_error%28java_cup.runtime.Symbol%29"><text:span text:style-name="Source_20_Text">syntax_error</text:span></text:a> in class <text:a xlink:type="simple" xlink:href="../Sopa%20de%20letras/dist/javadoc/java_cup/runtime/lr_parser.html"><text:span text:style-name="Source_20_Text">lr_parser</text:span></text:a></text:p>
      <text:p text:style-name="P8">Parameters:</text:p>
      <text:p text:style-name="P16"><text:span text:style-name="Source_20_Text">s</text:span> - the current lookahead Symbol.</text:p>
      <text:p text:style-name="Horizontal_20_Line"/>
      <text:h text:style-name="Heading_20_3" text:outline-level="3" text:is-list-header="true"><text:bookmark text:name="unrecovered_syntax_error(java_cup.runtime.Symbol)2"/><office:annotation><dc:date>2008-03-07T00:00:00</dc:date><text:p/></office:annotation>unrecovered_syntax_error</text:h>
      <text:p text:style-name="Preformatted_20_Text">public void <text:span text:style-name="T1">unrecovered_syntax_error</text:span>(<text:a xlink:type="simple" xlink:href="../Sopa%20de%20letras/dist/javadoc/java_cup/runtime/Symbol.html">Symbol</text:a> s)</text:p>
      <text:p text:style-name="P12"><text:s text:c="30"/>throws java.lang.Exception</text:p>
      <text:p text:style-name="List_20_Contents"><text:span text:style-name="T1">Description copied from class: </text:span><text:a xlink:type="simple" xlink:href="../Sopa%20de%20letras/dist/javadoc/java_cup/runtime/lr_parser.html#unrecovered_syntax_error%28java_cup.runtime.Symbol%29"><text:span text:style-name="Source_20_Text"><text:span text:style-name="T1">lr_parser</text:span></text:span></text:a> </text:p>
      <text:p text:style-name="P14">This method is called if it is determined that syntax error recovery has been unsuccessful. Here in the base class we report a fatal error. </text:p>
      <text:p text:style-name="P8"><text:soft-page-break/>Overrides:</text:p>
      <text:p text:style-name="P15"><text:a xlink:type="simple" xlink:href="../Sopa%20de%20letras/dist/javadoc/java_cup/runtime/lr_parser.html#unrecovered_syntax_error%28java_cup.runtime.Symbol%29"><text:span text:style-name="Source_20_Text">unrecovered_syntax_error</text:span></text:a> in class <text:a xlink:type="simple" xlink:href="../Sopa%20de%20letras/dist/javadoc/java_cup/runtime/lr_parser.html"><text:span text:style-name="Source_20_Text">lr_parser</text:span></text:a></text:p>
      <text:p text:style-name="P8">Parameters:</text:p>
      <text:p text:style-name="P15"><text:span text:style-name="Source_20_Text">s</text:span> - the current lookahead Symbol. </text:p>
      <text:p text:style-name="P7"><text:span text:style-name="T1">Throws:</text:span> </text:p>
      <text:p text:style-name="P16"><text:span text:style-name="Source_20_Text">java.lang.Exception</text:span></text:p>
      <text:p text:style-name="Standard"/>
      <text:h text:style-name="Heading_20_2" text:outline-level="2" text:is-list-header="true"><text:span text:style-name="T2">sopadeletras</text:span> <text:line-break/>Class pal2scanner</text:h>
      <text:p text:style-name="Preformatted_20_Text">java.lang.Object</text:p>
      <text:p text:style-name="P12"><text:s text:c="2"/><draw:frame draw:style-name="fr1" draw:name="gráficos22" text:anchor-type="as-char" svg:width="1.997cm" svg:height="0.998cm" draw:z-index="21"><draw:image xlink:href="../Sopa%20de%20letras/dist/javadoc/resources/inherit.gif" xlink:type="simple" xlink:show="embed" xlink:actuate="onLoad"/><svg:desc>extended by </svg:desc></draw:frame><text:span text:style-name="T1">sopadeletras.pal2scanner</text:span></text:p>
      <text:p text:style-name="List_20_Heading"><text:span text:style-name="T1">All Implemented Interfaces:</text:span> </text:p>
      <text:p text:style-name="P14"><text:a xlink:type="simple" xlink:href="../Sopa%20de%20letras/dist/javadoc/java_cup/runtime/Scanner.html">Scanner</text:a> </text:p>
      <text:p text:style-name="Horizontal_20_Line"/>
      <text:p text:style-name="P13">public class <text:span text:style-name="T1">pal2scanner</text:span>extends java.lang.Objectimplements <text:a xlink:type="simple" xlink:href="../Sopa%20de%20letras/dist/javadoc/java_cup/runtime/Scanner.html">Scanner</text:a></text:p>
      <text:p text:style-name="Horizontal_20_Line"/>
      <text:p text:style-name="P1"><text:bookmark text:name="constructor_summary9"/><office:annotation><dc:date>2008-03-07T00:00:00</dc:date><text:p>======== CONSTRUCTOR SUMMARY ========</text:p></office:annotation><office:annotation><dc:date>2008-03-07T00:00:00</dc:date><text:p/></office:annotation></text:p>
      <table:table table:name="Tabla97" table:style-name="Tabla97">
        <table:table-column table:style-name="Tabla97.A"/>
        <table:table-column table:style-name="Tabla97.B"/>
        <table:table-row table:style-name="Tabla97.1">
          <table:table-cell table:style-name="Tabla97.A1" table:number-columns-spanned="2" office:value-type="string">
            <text:p text:style-name="P10">Constructor Summary</text:p>
          </table:table-cell>
          <table:covered-table-cell/>
        </table:table-row>
        <table:table-row table:style-name="Tabla97.2">
          <table:table-cell table:style-name="Tabla97.A2" office:value-type="string">
            <text:p text:style-name="Table_20_Contents"><text:a xlink:type="simple" xlink:href="../Sopa%20de%20letras/dist/javadoc/sopadeletras/pal2scanner.html#pal2scanner%28java.io.InputStream%29"><text:span text:style-name="Source_20_Text"><text:span text:style-name="T1">pal2scanner</text:span></text:span></text:a><text:span text:style-name="Source_20_Text">(java.io.InputStream instream)</text:span> <text:line-break/>           </text:p>
          </table:table-cell>
          <table:table-cell table:style-name="Tabla97.B2" office:value-type="string">
            <text:p text:style-name="P4"/>
          </table:table-cell>
        </table:table-row>
        <table:table-row table:style-name="Tabla97.2">
          <table:table-cell table:style-name="Tabla97.A2" office:value-type="string">
            <text:p text:style-name="Table_20_Contents"><text:a xlink:type="simple" xlink:href="../Sopa%20de%20letras/dist/javadoc/sopadeletras/pal2scanner.html#pal2scanner%28java.io.Reader%29"><text:span text:style-name="Source_20_Text"><text:span text:style-name="T1">pal2scanner</text:span></text:span></text:a><text:span text:style-name="Source_20_Text">(java.io.Reader reader)</text:span> <text:line-break/>           </text:p>
          </table:table-cell>
          <table:table-cell table:style-name="Tabla97.B2" office:value-type="string">
            <text:p text:style-name="P4"/>
          </table:table-cell>
        </table:table-row>
      </table:table>
      <text:p text:style-name="P2"> <office:annotation><dc:date>2008-03-07T00:00:00</dc:date><text:p>========== METHOD SUMMARY ===========</text:p></office:annotation><office:annotation><dc:date>2008-03-07T00:00:00</dc:date><text:p/></office:annotation> <text:bookmark text:name="method_summary9"/></text:p>
      <table:table table:name="Tabla98" table:style-name="Tabla98">
        <table:table-column table:style-name="Tabla98.A"/>
        <table:table-column table:style-name="Tabla98.B"/>
        <table:table-row table:style-name="Tabla98.1">
          <table:table-cell table:style-name="Tabla98.A1" table:number-columns-spanned="2" office:value-type="string">
            <text:p text:style-name="P10">Method Summary</text:p>
          </table:table-cell>
          <table:covered-table-cell/>
        </table:table-row>
        <table:table-row table:style-name="Tabla98.2">
          <table:table-cell table:style-name="Tabla98.A2" office:value-type="string">
            <text:p text:style-name="P3"><text:span text:style-name="Source_20_Text"> </text:span><text:a xlink:type="simple" xlink:href="../Sopa%20de%20letras/dist/javadoc/java_cup/runtime/Symbol.html"><text:span text:style-name="Source_20_Text"><text:span text:style-name="T2">Symbol</text:span></text:span></text:a></text:p>
          </table:table-cell>
          <table:table-cell table:style-name="Tabla98.B2" office:value-type="string">
            <text:p text:style-name="Table_20_Contents"><text:a xlink:type="simple" xlink:href="../Sopa%20de%20letras/dist/javadoc/sopadeletras/pal2scanner.html#next_token%28%29"><text:span text:style-name="Source_20_Text"><text:span text:style-name="T1">next_token</text:span></text:span></text:a><text:span text:style-name="Source_20_Text">()</text:span> <text:line-break/>          Return the next token, or <text:span text:style-name="Source_20_Text">null</text:span> on end-of-file.</text:p>
          </table:table-cell>
        </table:table-row>
      </table:table>
      <text:p text:style-name="P2"> <text:bookmark text:name="methods_inherited_from_class_java.lang.Object9"/><office:annotation><dc:date>2008-03-07T00:00:00</dc:date><text:p/></office:annotation> </text:p>
      <table:table table:name="Tabla99" table:style-name="Tabla99">
        <table:table-column table:style-name="Tabla99.A"/>
        <table:table-row table:style-name="Tabla99.1">
          <table:table-cell table:style-name="Tabla99.A1" office:value-type="string">
            <text:p text:style-name="P9">Methods inherited from class java.lang.Object</text:p>
          </table:table-cell>
        </table:table-row>
        <table:table-row table:style-name="Tabla99.2">
          <table:table-cell table:style-name="Tabla99.A2" office:value-type="string">
            <text:p text:style-name="Table_20_Contents"><text:span text:style-name="Source_20_Text">clone, equals, finalize, getClass, hashCode, notify, notifyAll, toString, wait, wait, wait</text:span></text:p>
          </table:table-cell>
        </table:table-row>
      </table:table>
      <text:p text:style-name="Text_20_body">  </text:p>
      <text:p text:style-name="P1"><text:bookmark text:name="constructor_detail9"/><office:annotation><dc:date>2008-03-07T00:00:00</dc:date><text:p>========= CONSTRUCTOR DETAIL ========</text:p></office:annotation><office:annotation><dc:date>2008-03-07T00:00:00</dc:date><text:p/></office:annotation></text:p>
      <table:table table:name="Tabla100" table:style-name="Tabla100">
        <table:table-column table:style-name="Tabla100.A"/>
        <table:table-row table:style-name="Tabla100.1">
          <table:table-cell table:style-name="Tabla100.A1" office:value-type="string">
            <text:p text:style-name="P10">Constructor Detail</text:p>
          </table:table-cell>
        </table:table-row>
      </table:table>
      <text:h text:style-name="Heading_20_3" text:outline-level="3" text:is-list-header="true"><text:bookmark text:name="pal2scanner(java.io.Reader)"/><office:annotation><dc:date>2008-03-07T00:00:00</dc:date><text:p/></office:annotation>pal2scanner</text:h>
      <text:p text:style-name="P12">public <text:span text:style-name="T1">pal2scanner</text:span>(java.io.Reader reader)</text:p>
      <text:p text:style-name="Horizontal_20_Line"/>
      <text:h text:style-name="Heading_20_3" text:outline-level="3" text:is-list-header="true"><text:bookmark text:name="pal2scanner(java.io.InputStream)"/><text:soft-page-break/><office:annotation><dc:date>2008-03-07T00:00:00</dc:date><text:p/></office:annotation>pal2scanner</text:h>
      <text:p text:style-name="P12">public <text:span text:style-name="T1">pal2scanner</text:span>(java.io.InputStream instream)</text:p>
      <text:p text:style-name="P1"><text:bookmark text:name="method_detail9"/><office:annotation><dc:date>2008-03-07T00:00:00</dc:date><text:p>============ METHOD DETAIL ==========</text:p></office:annotation><office:annotation><dc:date>2008-03-07T00:00:00</dc:date><text:p/></office:annotation></text:p>
      <table:table table:name="Tabla101" table:style-name="Tabla101">
        <table:table-column table:style-name="Tabla101.A"/>
        <table:table-row table:style-name="Tabla101.1">
          <table:table-cell table:style-name="Tabla101.A1" office:value-type="string">
            <text:p text:style-name="P10">Method Detail</text:p>
          </table:table-cell>
        </table:table-row>
      </table:table>
      <text:h text:style-name="Heading_20_3" text:outline-level="3" text:is-list-header="true"><text:bookmark text:name="next_token()2"/><office:annotation><dc:date>2008-03-07T00:00:00</dc:date><text:p/></office:annotation>next_token</text:h>
      <text:p text:style-name="Preformatted_20_Text">public <text:a xlink:type="simple" xlink:href="../Sopa%20de%20letras/dist/javadoc/java_cup/runtime/Symbol.html">Symbol</text:a> <text:span text:style-name="T1">next_token</text:span>()</text:p>
      <text:p text:style-name="P12"><text:s text:c="18"/>throws java.io.IOException</text:p>
      <text:p text:style-name="List_20_Contents"><text:span text:style-name="T1">Description copied from interface: </text:span><text:a xlink:type="simple" xlink:href="../Sopa%20de%20letras/dist/javadoc/java_cup/runtime/Scanner.html#next_token%28%29"><text:span text:style-name="Source_20_Text"><text:span text:style-name="T1">Scanner</text:span></text:span></text:a> </text:p>
      <text:p text:style-name="P14">Return the next token, or <text:span text:style-name="Source_20_Text">null</text:span> on end-of-file. </text:p>
      <text:p text:style-name="P8">Specified by:</text:p>
      <text:p text:style-name="P15"><text:a xlink:type="simple" xlink:href="../Sopa%20de%20letras/dist/javadoc/java_cup/runtime/Scanner.html#next_token%28%29"><text:span text:style-name="Source_20_Text">next_token</text:span></text:a> in interface <text:a xlink:type="simple" xlink:href="../Sopa%20de%20letras/dist/javadoc/java_cup/runtime/Scanner.html"><text:span text:style-name="Source_20_Text">Scanner</text:span></text:a></text:p>
      <text:p text:style-name="P7"><text:span text:style-name="T1">Throws:</text:span> </text:p>
      <text:p text:style-name="P16"><text:span text:style-name="Source_20_Text">java.io.IOException</text:span></text:p>
      <text:p text:style-name="Standard"/>
      <text:p text:style-name="Standard"/>
      <text:h text:style-name="Heading_20_2" text:outline-level="2" text:is-list-header="true"><text:span text:style-name="T2">sopadeletras</text:span> <text:line-break/>Class reporte</text:h>
      <text:p text:style-name="Preformatted_20_Text">java.lang.Object</text:p>
      <text:p text:style-name="P12"><text:s text:c="2"/><draw:frame draw:style-name="fr1" draw:name="gráficos23" text:anchor-type="as-char" svg:width="1.997cm" svg:height="0.998cm" draw:z-index="22"><draw:image xlink:href="../Sopa%20de%20letras/dist/javadoc/resources/inherit.gif" xlink:type="simple" xlink:show="embed" xlink:actuate="onLoad"/><svg:desc>extended by </svg:desc></draw:frame><text:span text:style-name="T1">sopadeletras.reporte</text:span></text:p>
      <text:p text:style-name="Horizontal_20_Line"/>
      <text:p text:style-name="P13">public class <text:span text:style-name="T1">reporte</text:span>extends java.lang.Object</text:p>
      <text:p text:style-name="Text_20_body">clase que se encarga de escribir el reporte de errores como '.htm' </text:p>
      <text:p text:style-name="Horizontal_20_Line"/>
      <text:p text:style-name="P1"><text:bookmark text:name="field_summary7"/><office:annotation><dc:date>2008-03-07T00:00:00</dc:date><text:p>=========== FIELD SUMMARY ===========</text:p></office:annotation><office:annotation><dc:date>2008-03-07T00:00:00</dc:date><text:p/></office:annotation></text:p>
      <table:table table:name="Tabla102" table:style-name="Tabla102">
        <table:table-column table:style-name="Tabla102.A"/>
        <table:table-column table:style-name="Tabla102.B"/>
        <table:table-row table:style-name="Tabla102.1">
          <table:table-cell table:style-name="Tabla102.A1" table:number-columns-spanned="2" office:value-type="string">
            <text:p text:style-name="P10">Field Summary</text:p>
          </table:table-cell>
          <table:covered-table-cell/>
        </table:table-row>
        <table:table-row table:style-name="Tabla102.2">
          <table:table-cell table:style-name="Tabla102.A2" office:value-type="string">
            <text:p text:style-name="P3"><text:span text:style-name="Source_20_Text"><text:span text:style-name="T2">static boolean</text:span></text:span></text:p>
          </table:table-cell>
          <table:table-cell table:style-name="Tabla102.B2" office:value-type="string">
            <text:p text:style-name="Table_20_Contents"><text:a xlink:type="simple" xlink:href="../Sopa%20de%20letras/dist/javadoc/sopadeletras/reporte.html#existe"><text:span text:style-name="Source_20_Text"><text:span text:style-name="T1">existe</text:span></text:span></text:a> <text:line-break/>           </text:p>
          </table:table-cell>
        </table:table-row>
      </table:table>
      <text:p text:style-name="P2"> <office:annotation><dc:date>2008-03-07T00:00:00</dc:date><text:p>======== CONSTRUCTOR SUMMARY ========</text:p></office:annotation><office:annotation><dc:date>2008-03-07T00:00:00</dc:date><text:p/></office:annotation> <text:bookmark text:name="constructor_summary10"/></text:p>
      <table:table table:name="Tabla103" table:style-name="Tabla103">
        <table:table-column table:style-name="Tabla103.A"/>
        <table:table-column table:style-name="Tabla103.B"/>
        <table:table-row table:style-name="Tabla103.1">
          <table:table-cell table:style-name="Tabla103.A1" table:number-columns-spanned="2" office:value-type="string">
            <text:p text:style-name="P10">Constructor Summary</text:p>
          </table:table-cell>
          <table:covered-table-cell/>
        </table:table-row>
        <table:table-row table:style-name="Tabla103.2">
          <table:table-cell table:style-name="Tabla103.A2" office:value-type="string">
            <text:p text:style-name="Table_20_Contents"><text:a xlink:type="simple" xlink:href="../Sopa%20de%20letras/dist/javadoc/sopadeletras/reporte.html#reporte%28%29"><text:span text:style-name="Source_20_Text"><text:span text:style-name="T1">reporte</text:span></text:span></text:a><text:span text:style-name="Source_20_Text">()</text:span> <text:line-break/>           </text:p>
          </table:table-cell>
          <table:table-cell table:style-name="Tabla103.B2" office:value-type="string">
            <text:p text:style-name="P4"/>
          </table:table-cell>
        </table:table-row>
      </table:table>
      <text:p text:style-name="P2"> <office:annotation><dc:date>2008-03-07T00:00:00</dc:date><text:p>========== METHOD SUMMARY ===========</text:p></office:annotation><office:annotation><dc:date>2008-03-07T00:00:00</dc:date><text:p/></office:annotation> <text:bookmark text:name="method_summary10"/></text:p>
      <table:table table:name="Tabla104" table:style-name="Tabla104">
        <table:table-column table:style-name="Tabla104.A"/>
        <table:table-column table:style-name="Tabla104.B"/>
        <table:table-row table:style-name="Tabla104.1">
          <table:table-cell table:style-name="Tabla104.A1" table:number-columns-spanned="2" office:value-type="string">
            <text:p text:style-name="P10">Method Summary</text:p>
          </table:table-cell>
          <table:covered-table-cell/>
        </table:table-row>
        <table:table-row table:style-name="Tabla104.2">
          <table:table-cell table:style-name="Tabla104.A2" office:value-type="string">
            <text:p text:style-name="P3"><text:span text:style-name="Source_20_Text"><text:span text:style-name="T2">static void</text:span></text:span></text:p>
          </table:table-cell>
          <table:table-cell table:style-name="Tabla104.B2" office:value-type="string">
            <text:p text:style-name="Table_20_Contents"><text:a xlink:type="simple" xlink:href="../Sopa%20de%20letras/dist/javadoc/sopadeletras/reporte.html#reportar%28int,%20int,%20java.lang.String,%20java.lang.String%29"><text:span text:style-name="Source_20_Text"><text:span text:style-name="T1">reportar</text:span></text:span></text:a><text:span text:style-name="Source_20_Text">(int lin, int col, java.lang.String ti, java.lang.String desc)</text:span> <text:line-break/>          escribe o agrega al archivo con el reporte de errores nueva informacion de <text:soft-page-break/>errores</text:p>
          </table:table-cell>
        </table:table-row>
      </table:table>
      <text:p text:style-name="P2"> <text:bookmark text:name="methods_inherited_from_class_java.lang.Object10"/><office:annotation><dc:date>2008-03-07T00:00:00</dc:date><text:p/></office:annotation> </text:p>
      <table:table table:name="Tabla105" table:style-name="Tabla105">
        <table:table-column table:style-name="Tabla105.A"/>
        <table:table-row table:style-name="Tabla105.1">
          <table:table-cell table:style-name="Tabla105.A1" office:value-type="string">
            <text:p text:style-name="P9">Methods inherited from class java.lang.Object</text:p>
          </table:table-cell>
        </table:table-row>
        <table:table-row table:style-name="Tabla105.2">
          <table:table-cell table:style-name="Tabla105.A2" office:value-type="string">
            <text:p text:style-name="Table_20_Contents"><text:span text:style-name="Source_20_Text">clone, equals, finalize, getClass, hashCode, notify, notifyAll, toString, wait, wait, wait</text:span></text:p>
          </table:table-cell>
        </table:table-row>
      </table:table>
      <text:p text:style-name="Text_20_body">  </text:p>
      <text:p text:style-name="P1"><text:bookmark text:name="field_detail6"/><office:annotation><dc:date>2008-03-07T00:00:00</dc:date><text:p>============ FIELD DETAIL ===========</text:p></office:annotation><office:annotation><dc:date>2008-03-07T00:00:00</dc:date><text:p/></office:annotation></text:p>
      <table:table table:name="Tabla106" table:style-name="Tabla106">
        <table:table-column table:style-name="Tabla106.A"/>
        <table:table-row table:style-name="Tabla106.1">
          <table:table-cell table:style-name="Tabla106.A1" office:value-type="string">
            <text:p text:style-name="P10">Field Detail</text:p>
          </table:table-cell>
        </table:table-row>
      </table:table>
      <text:h text:style-name="Heading_20_3" text:outline-level="3" text:is-list-header="true"><text:bookmark text:name="existe"/><office:annotation><dc:date>2008-03-07T00:00:00</dc:date><text:p/></office:annotation>existe</text:h>
      <text:p text:style-name="P12">public static boolean <text:span text:style-name="T1">existe</text:span></text:p>
      <text:p text:style-name="P1"><text:bookmark text:name="constructor_detail10"/><office:annotation><dc:date>2008-03-07T00:00:00</dc:date><text:p>========= CONSTRUCTOR DETAIL ========</text:p></office:annotation><office:annotation><dc:date>2008-03-07T00:00:00</dc:date><text:p/></office:annotation></text:p>
      <table:table table:name="Tabla107" table:style-name="Tabla107">
        <table:table-column table:style-name="Tabla107.A"/>
        <table:table-row table:style-name="Tabla107.1">
          <table:table-cell table:style-name="Tabla107.A1" office:value-type="string">
            <text:p text:style-name="P10">Constructor Detail</text:p>
          </table:table-cell>
        </table:table-row>
      </table:table>
      <text:h text:style-name="Heading_20_3" text:outline-level="3" text:is-list-header="true"><text:bookmark text:name="reporte()"/><office:annotation><dc:date>2008-03-07T00:00:00</dc:date><text:p/></office:annotation>reporte</text:h>
      <text:p text:style-name="P12">public <text:span text:style-name="T1">reporte</text:span>()</text:p>
      <text:p text:style-name="P1"><text:bookmark text:name="method_detail10"/><office:annotation><dc:date>2008-03-07T00:00:00</dc:date><text:p>============ METHOD DETAIL ==========</text:p></office:annotation><office:annotation><dc:date>2008-03-07T00:00:00</dc:date><text:p/></office:annotation></text:p>
      <table:table table:name="Tabla108" table:style-name="Tabla108">
        <table:table-column table:style-name="Tabla108.A"/>
        <table:table-row table:style-name="Tabla108.1">
          <table:table-cell table:style-name="Tabla108.A1" office:value-type="string">
            <text:p text:style-name="P10">Method Detail</text:p>
          </table:table-cell>
        </table:table-row>
      </table:table>
      <text:h text:style-name="Heading_20_3" text:outline-level="3" text:is-list-header="true"><text:bookmark text:name="reportar(int, int, java.lang.String, java.lang.String)"/><office:annotation><dc:date>2008-03-07T00:00:00</dc:date><text:p/></office:annotation>reportar</text:h>
      <text:p text:style-name="Preformatted_20_Text">public static void <text:span text:style-name="T1">reportar</text:span>(int lin,</text:p>
      <text:p text:style-name="Preformatted_20_Text"><text:s text:c="28"/>int col,</text:p>
      <text:p text:style-name="Preformatted_20_Text"><text:s text:c="28"/>java.lang.String ti,</text:p>
      <text:p text:style-name="P12"><text:s text:c="28"/>java.lang.String desc)</text:p>
      <text:p text:style-name="P14">escribe o agrega al archivo con el reporte de errores nueva informacion de errores </text:p>
      <text:p text:style-name="P8">Parameters:</text:p>
      <text:p text:style-name="P15"><text:span text:style-name="Source_20_Text">lin</text:span> - la linea de error</text:p>
      <text:p text:style-name="P15"><text:span text:style-name="Source_20_Text">col</text:span> - la columna de error</text:p>
      <text:p text:style-name="P15"><text:span text:style-name="Source_20_Text">ti</text:span> - el tipo de error</text:p>
      <text:p text:style-name="P16"><text:span text:style-name="Source_20_Text">desc</text:span> - la descripcion del error</text:p>
      <text:p text:style-name="Standard"/>
      <text:p text:style-name="Standard"/>
      <text:h text:style-name="Heading_20_2" text:outline-level="2" text:is-list-header="true"><text:span text:style-name="T2">sopadeletras</text:span> <text:line-break/>Class Tool</text:h>
      <text:p text:style-name="Preformatted_20_Text">java.lang.Object</text:p>
      <text:p text:style-name="P12"><text:s text:c="2"/><draw:frame draw:style-name="fr1" draw:name="gráficos24" text:anchor-type="as-char" svg:width="1.997cm" svg:height="0.998cm" draw:z-index="23"><draw:image xlink:href="../Sopa%20de%20letras/dist/javadoc/resources/inherit.gif" xlink:type="simple" xlink:show="embed" xlink:actuate="onLoad"/><svg:desc>extended by </svg:desc></draw:frame><text:span text:style-name="T1">sopadeletras.Tool</text:span></text:p>
      <text:p text:style-name="Horizontal_20_Line"/>
      <text:p text:style-name="P13">public class <text:span text:style-name="T1">Tool</text:span>extends java.lang.Object</text:p>
      <text:p text:style-name="Text_20_body"><text:soft-page-break/>Esta clase tiene herramientas que sirven para desplegar mensajes, agregar datos a tablas, etc. </text:p>
      <text:p text:style-name="Horizontal_20_Line"/>
      <text:p text:style-name="P1"><text:bookmark text:name="constructor_summary11"/><office:annotation><dc:date>2008-03-07T00:00:00</dc:date><text:p>======== CONSTRUCTOR SUMMARY ========</text:p></office:annotation><office:annotation><dc:date>2008-03-07T00:00:00</dc:date><text:p/></office:annotation></text:p>
      <table:table table:name="Tabla109" table:style-name="Tabla109">
        <table:table-column table:style-name="Tabla109.A"/>
        <table:table-column table:style-name="Tabla109.B"/>
        <table:table-row table:style-name="Tabla109.1">
          <table:table-cell table:style-name="Tabla109.A1" table:number-columns-spanned="2" office:value-type="string">
            <text:p text:style-name="P10">Constructor Summary</text:p>
          </table:table-cell>
          <table:covered-table-cell/>
        </table:table-row>
        <table:table-row table:style-name="Tabla109.2">
          <table:table-cell table:style-name="Tabla109.A2" office:value-type="string">
            <text:p text:style-name="Table_20_Contents"><text:a xlink:type="simple" xlink:href="../Sopa%20de%20letras/dist/javadoc/sopadeletras/Tool.html#Tool%28%29"><text:span text:style-name="Source_20_Text"><text:span text:style-name="T1">Tool</text:span></text:span></text:a><text:span text:style-name="Source_20_Text">()</text:span> <text:line-break/>           </text:p>
          </table:table-cell>
          <table:table-cell table:style-name="Tabla109.B2" office:value-type="string">
            <text:p text:style-name="P4"/>
          </table:table-cell>
        </table:table-row>
      </table:table>
      <text:p text:style-name="P2"> <office:annotation><dc:date>2008-03-07T00:00:00</dc:date><text:p>========== METHOD SUMMARY ===========</text:p></office:annotation><office:annotation><dc:date>2008-03-07T00:00:00</dc:date><text:p/></office:annotation> <text:bookmark text:name="method_summary11"/></text:p>
      <table:table table:name="Tabla110" table:style-name="Tabla110">
        <table:table-column table:style-name="Tabla110.A"/>
        <table:table-column table:style-name="Tabla110.B"/>
        <table:table-row table:style-name="Tabla110.1">
          <table:table-cell table:style-name="Tabla110.A1" table:number-columns-spanned="2" office:value-type="string">
            <text:p text:style-name="P10">Method Summary</text:p>
          </table:table-cell>
          <table:covered-table-cell/>
        </table:table-row>
        <table:table-row table:style-name="Tabla110.2">
          <table:table-cell table:style-name="Tabla110.A2" office:value-type="string">
            <text:p text:style-name="P3"><text:span text:style-name="Source_20_Text"> </text:span><text:span text:style-name="Source_20_Text"><text:span text:style-name="T2">boolean</text:span></text:span></text:p>
          </table:table-cell>
          <table:table-cell table:style-name="Tabla110.B2" office:value-type="string">
            <text:p text:style-name="Table_20_Contents"><text:a xlink:type="simple" xlink:href="../Sopa%20de%20letras/dist/javadoc/sopadeletras/Tool.html#Abrir%28javax.swing.JFrame,%20java.lang.String,%20java.lang.String%29"><text:span text:style-name="Source_20_Text"><text:span text:style-name="T1">Abrir</text:span></text:span></text:a><text:span text:style-name="Source_20_Text">(javax.swing.JFrame frame, java.lang.String tipo, java.lang.String option)</text:span> <text:line-break/>          Metodo que carga algun archivo y lo parsea dependiendo del tipo de archivo que sea.</text:p>
          </table:table-cell>
        </table:table-row>
        <table:table-row table:style-name="Tabla110.2">
          <table:table-cell table:style-name="Tabla110.A2" office:value-type="string">
            <text:p text:style-name="P3"><text:span text:style-name="Source_20_Text"> </text:span><text:span text:style-name="Source_20_Text"><text:span text:style-name="T2">void</text:span></text:span></text:p>
          </table:table-cell>
          <table:table-cell table:style-name="Tabla110.B2" office:value-type="string">
            <text:p text:style-name="Table_20_Contents"><text:a xlink:type="simple" xlink:href="../Sopa%20de%20letras/dist/javadoc/sopadeletras/Tool.html#crearTabla%28javax.swing.JTable,%20javax.swing.table.DefaultTableModel,%20int,%20int,%20int%29"><text:span text:style-name="Source_20_Text"><text:span text:style-name="T1">crearTabla</text:span></text:span></text:a><text:span text:style-name="Source_20_Text">(javax.swing.JTable tabla, javax.swing.table.DefaultTableModel modelo, int medida, int filas, int columnas)</text:span> <text:line-break/>          Metodo que crea todas las celdas de la tabla y les asigna sus dimensiones</text:p>
          </table:table-cell>
        </table:table-row>
        <table:table-row table:style-name="Tabla110.2">
          <table:table-cell table:style-name="Tabla110.A2" office:value-type="string">
            <text:p text:style-name="P3"><text:span text:style-name="Source_20_Text"> </text:span><text:span text:style-name="Source_20_Text"><text:span text:style-name="T2">void</text:span></text:span></text:p>
          </table:table-cell>
          <table:table-cell table:style-name="Tabla110.B2" office:value-type="string">
            <text:p text:style-name="Table_20_Contents"><text:a xlink:type="simple" xlink:href="../Sopa%20de%20letras/dist/javadoc/sopadeletras/Tool.html#limpiarTabla%28javax.swing.JTable,%20javax.swing.table.DefaultTableModel%29"><text:span text:style-name="Source_20_Text"><text:span text:style-name="T1">limpiarTabla</text:span></text:span></text:a><text:span text:style-name="Source_20_Text">(javax.swing.JTable tabla, javax.swing.table.DefaultTableModel modelo)</text:span> <text:line-break/>          Metodo que sirve para quitar todas las celdas de una tabla.</text:p>
          </table:table-cell>
        </table:table-row>
        <table:table-row table:style-name="Tabla110.2">
          <table:table-cell table:style-name="Tabla110.A2" office:value-type="string">
            <text:p text:style-name="P3"><text:span text:style-name="Source_20_Text"> </text:span><text:span text:style-name="Source_20_Text"><text:span text:style-name="T2">void</text:span></text:span></text:p>
          </table:table-cell>
          <table:table-cell table:style-name="Tabla110.B2" office:value-type="string">
            <text:p text:style-name="Table_20_Contents"><text:a xlink:type="simple" xlink:href="../Sopa%20de%20letras/dist/javadoc/sopadeletras/Tool.html#llenarTabla%28javax.swing.JTable,%20java.util.Vector%29"><text:span text:style-name="Source_20_Text"><text:span text:style-name="T1">llenarTabla</text:span></text:span></text:a><text:span text:style-name="Source_20_Text">(javax.swing.JTable tabla, java.util.Vector V)</text:span> <text:line-break/>          Metodo que recibe un vector de datos y los inserta a una tabla.</text:p>
          </table:table-cell>
        </table:table-row>
        <table:table-row table:style-name="Tabla110.2">
          <table:table-cell table:style-name="Tabla110.A2" office:value-type="string">
            <text:p text:style-name="P3"><text:span text:style-name="Source_20_Text"> </text:span><text:span text:style-name="Source_20_Text"><text:span text:style-name="T2">void</text:span></text:span></text:p>
          </table:table-cell>
          <table:table-cell table:style-name="Tabla110.B2" office:value-type="string">
            <text:p text:style-name="Table_20_Contents"><text:a xlink:type="simple" xlink:href="../Sopa%20de%20letras/dist/javadoc/sopadeletras/Tool.html#mensaje%28javax.swing.JFrame,%20java.lang.Exception,%20java.lang.String,%20java.lang.String,%20int%29"><text:span text:style-name="Source_20_Text"><text:span text:style-name="T1">mensaje</text:span></text:span></text:a><text:span text:style-name="Source_20_Text">(javax.swing.JFrame frame, java.lang.Exception ex, java.lang.String msg, java.lang.String titulo, int tipo)</text:span> <text:line-break/>          Metodo que sirve para mandar un mensaje a la pantalla usando la clase JOptionPane.</text:p>
          </table:table-cell>
        </table:table-row>
        <table:table-row table:style-name="Tabla110.2">
          <table:table-cell table:style-name="Tabla110.A2" office:value-type="string">
            <text:p text:style-name="P3"><text:span text:style-name="Source_20_Text"> </text:span><text:span text:style-name="Source_20_Text"><text:span text:style-name="T2">void</text:span></text:span></text:p>
          </table:table-cell>
          <table:table-cell table:style-name="Tabla110.B2" office:value-type="string">
            <text:p text:style-name="Table_20_Contents"><text:a xlink:type="simple" xlink:href="../Sopa%20de%20letras/dist/javadoc/sopadeletras/Tool.html#mostrarArchivo%28javax.swing.JFrame,%20javax.swing.JTextArea,%20java.io.File%29"><text:span text:style-name="Source_20_Text"><text:span text:style-name="T1">mostrarArchivo</text:span></text:span></text:a><text:span text:style-name="Source_20_Text">(javax.swing.JFrame frame, javax.swing.JTextArea text, java.io.File archivoEntrada)</text:span> <text:line-break/>          Metodo que muestra el archivo de entrada en el texto recibido como parametro</text:p>
          </table:table-cell>
        </table:table-row>
        <table:table-row table:style-name="Tabla110.2">
          <table:table-cell table:style-name="Tabla110.A2" office:value-type="string">
            <text:p text:style-name="P3"><text:span text:style-name="Source_20_Text"> </text:span><text:span text:style-name="Source_20_Text"><text:span text:style-name="T2">boolean</text:span></text:span></text:p>
          </table:table-cell>
          <table:table-cell table:style-name="Tabla110.B2" office:value-type="string">
            <text:p text:style-name="Table_20_Contents"><text:a xlink:type="simple" xlink:href="../Sopa%20de%20letras/dist/javadoc/sopadeletras/Tool.html#preguntar%28javax.swing.JFrame,%20java.lang.String,%20java.lang.String%29"><text:span text:style-name="Source_20_Text"><text:span text:style-name="T1">preguntar</text:span></text:span></text:a><text:span text:style-name="Source_20_Text">(javax.swing.JFrame frame, java.lang.String pregunta, java.lang.String titulo)</text:span> <text:line-break/>          Metodo que sirve para mostrar un dialogo con una pregunta para que el usuario de una respuesta afirmativa o negativa.</text:p>
          </table:table-cell>
        </table:table-row>
      </table:table>
      <text:p text:style-name="P2"> <text:bookmark text:name="methods_inherited_from_class_java.lang.Object11"/><office:annotation><dc:date>2008-03-07T00:00:00</dc:date><text:p/></office:annotation> </text:p>
      <table:table table:name="Tabla111" table:style-name="Tabla111">
        <table:table-column table:style-name="Tabla111.A"/>
        <table:table-row table:style-name="Tabla111.1">
          <table:table-cell table:style-name="Tabla111.A1" office:value-type="string">
            <text:p text:style-name="P9">Methods inherited from class java.lang.Object</text:p>
          </table:table-cell>
        </table:table-row>
        <table:table-row table:style-name="Tabla111.2">
          <table:table-cell table:style-name="Tabla111.A2" office:value-type="string">
            <text:p text:style-name="Table_20_Contents"><text:span text:style-name="Source_20_Text">clone, equals, finalize, getClass, hashCode, notify, notifyAll, toString, wait, wait, wait</text:span></text:p>
          </table:table-cell>
        </table:table-row>
      </table:table>
      <text:p text:style-name="Text_20_body">  </text:p>
      <text:p text:style-name="P1"><text:bookmark text:name="constructor_detail11"/><office:annotation><dc:date>2008-03-07T00:00:00</dc:date><text:p>========= CONSTRUCTOR DETAIL ========</text:p></office:annotation><office:annotation><dc:date>2008-03-07T00:00:00</dc:date><text:p/></office:annotation></text:p>
      <table:table table:name="Tabla112" table:style-name="Tabla112">
        <table:table-column table:style-name="Tabla112.A"/>
        <table:table-row table:style-name="Tabla112.1">
          <table:table-cell table:style-name="Tabla112.A1" office:value-type="string">
            <text:p text:style-name="P10">Constructor Detail</text:p>
          </table:table-cell>
        </table:table-row>
      </table:table>
      <text:h text:style-name="Heading_20_3" text:outline-level="3" text:is-list-header="true"><text:bookmark text:name="Tool()"/><office:annotation><dc:date>2008-03-07T00:00:00</dc:date><text:p/></office:annotation>Tool</text:h>
      <text:p text:style-name="P12">public <text:span text:style-name="T1">Tool</text:span>()</text:p>
      <text:p text:style-name="P1"><text:bookmark text:name="method_detail11"/><office:annotation><dc:date>2008-03-07T00:00:00</dc:date><text:p>============ METHOD DETAIL ==========</text:p></office:annotation><office:annotation><dc:date>2008-03-07T00:00:00</dc:date><text:p/></office:annotation></text:p>
      <table:table table:name="Tabla113" table:style-name="Tabla113">
        <table:table-column table:style-name="Tabla113.A"/>
        <table:table-row table:style-name="Tabla113.1">
          <table:table-cell table:style-name="Tabla113.A1" office:value-type="string">
            <text:p text:style-name="P10">Method Detail</text:p>
          </table:table-cell>
        </table:table-row>
      </table:table>
      <text:h text:style-name="Heading_20_3" text:outline-level="3" text:is-list-header="true"><text:bookmark text:name="mensaje(javax.swing.JFrame, java.lang.Exception, java.lang.String, java.lang.String, int)"/><text:soft-page-break/><office:annotation><dc:date>2008-03-07T00:00:00</dc:date><text:p/></office:annotation>mensaje</text:h>
      <text:p text:style-name="Preformatted_20_Text">public void <text:span text:style-name="T1">mensaje</text:span>(javax.swing.JFrame frame,</text:p>
      <text:p text:style-name="Preformatted_20_Text"><text:s text:c="20"/>java.lang.Exception ex,</text:p>
      <text:p text:style-name="Preformatted_20_Text"><text:s text:c="20"/>java.lang.String msg,</text:p>
      <text:p text:style-name="Preformatted_20_Text"><text:s text:c="20"/>java.lang.String titulo,</text:p>
      <text:p text:style-name="P12"><text:s text:c="20"/>int tipo)</text:p>
      <text:p text:style-name="P14">Metodo que sirve para mandar un mensaje a la pantalla usando la clase JOptionPane. Muestra como mensaje el parametro ex o el parametro msg si ex es tipo null. </text:p>
      <text:p text:style-name="P8">Parameters:</text:p>
      <text:p text:style-name="P15"><text:span text:style-name="Source_20_Text">frame</text:span> - El frame al que pertenece el mensaje.</text:p>
      <text:p text:style-name="P15"><text:span text:style-name="Source_20_Text">ex</text:span> - La excepcion que se muestra como mensaje (en caso de usar try-catch).</text:p>
      <text:p text:style-name="P15"><text:span text:style-name="Source_20_Text">msg</text:span> - El mensaje a mostrar solo en caso que ex sea tipo null.</text:p>
      <text:p text:style-name="P15"><text:span text:style-name="Source_20_Text">titulo</text:span> - El titulo del mensaje.</text:p>
      <text:p text:style-name="P16"><text:span text:style-name="Source_20_Text">tipo</text:span> - El tipo de mensaje que se va a mostrar. Ej: JOptionPane.ERROR_MESSAGE</text:p>
      <text:p text:style-name="Horizontal_20_Line"/>
      <text:h text:style-name="Heading_20_3" text:outline-level="3" text:is-list-header="true"><text:bookmark text:name="preguntar(javax.swing.JFrame, java.lang.String, java.lang.String)"/><office:annotation><dc:date>2008-03-07T00:00:00</dc:date><text:p/></office:annotation>preguntar</text:h>
      <text:p text:style-name="Preformatted_20_Text">public boolean <text:span text:style-name="T1">preguntar</text:span>(javax.swing.JFrame frame,</text:p>
      <text:p text:style-name="Preformatted_20_Text"><text:s text:c="25"/>java.lang.String pregunta,</text:p>
      <text:p text:style-name="P12"><text:s text:c="25"/>java.lang.String titulo)</text:p>
      <text:p text:style-name="P14">Metodo que sirve para mostrar un dialogo con una pregunta para que el usuario de una respuesta afirmativa o negativa. Retorna un valor boolean dependiendo de la respuesta del usuario. </text:p>
      <text:p text:style-name="P8">Parameters:</text:p>
      <text:p text:style-name="P15"><text:span text:style-name="Source_20_Text">frame</text:span> - El frame al que pertenece el dialogo.</text:p>
      <text:p text:style-name="P15"><text:span text:style-name="Source_20_Text">pregunta</text:span> - La pregunta a mostrar.</text:p>
      <text:p text:style-name="P15"><text:span text:style-name="Source_20_Text">titulo</text:span> - El titulo del mensaje. </text:p>
      <text:p text:style-name="P8">Returns:</text:p>
      <text:p text:style-name="P16">True si el usuario da una respuesta afirmativa, de lo contrario False.</text:p>
      <text:p text:style-name="Horizontal_20_Line"/>
      <text:h text:style-name="Heading_20_3" text:outline-level="3" text:is-list-header="true"><text:bookmark text:name="llenarTabla(javax.swing.JTable, java.util.Vector)"/><office:annotation><dc:date>2008-03-07T00:00:00</dc:date><text:p/></office:annotation>llenarTabla</text:h>
      <text:p text:style-name="Preformatted_20_Text">public void <text:span text:style-name="T1">llenarTabla</text:span>(javax.swing.JTable tabla,</text:p>
      <text:p text:style-name="P12"><text:s text:c="24"/>java.util.Vector V)</text:p>
      <text:p text:style-name="P14">Metodo que recibe un vector de datos y los inserta a una tabla. Si hay mas celdas que datos en el vector, las celdas sin dato se convierten en un espacio en blanco; si hay mas datos que celdas, solo se asignan los datos necesarios para llenar la tabla. </text:p>
      <text:p text:style-name="P8">Parameters:</text:p>
      <text:p text:style-name="P15"><text:span text:style-name="Source_20_Text">tabla</text:span> - la tabla a llenar con los datos del vector</text:p>
      <text:p text:style-name="P16"><text:span text:style-name="Source_20_Text">V</text:span> - el vector que contiene los datos</text:p>
      <text:p text:style-name="Horizontal_20_Line"/>
      <text:h text:style-name="Heading_20_3" text:outline-level="3" text:is-list-header="true"><text:bookmark text:name="limpiarTabla(javax.swing.JTable, javax.swing.table.DefaultTableModel)"/><text:soft-page-break/><office:annotation><dc:date>2008-03-07T00:00:00</dc:date><text:p/></office:annotation>limpiarTabla</text:h>
      <text:p text:style-name="Preformatted_20_Text">public void <text:span text:style-name="T1">limpiarTabla</text:span>(javax.swing.JTable tabla,</text:p>
      <text:p text:style-name="P12"><text:s text:c="25"/>javax.swing.table.DefaultTableModel modelo)</text:p>
      <text:p text:style-name="P14">Metodo que sirve para quitar todas las celdas de una tabla. </text:p>
      <text:p text:style-name="P8">Parameters:</text:p>
      <text:p text:style-name="P15"><text:span text:style-name="Source_20_Text">tabla</text:span> - la tabla a la que se aplica los cambios</text:p>
      <text:p text:style-name="P16"><text:span text:style-name="Source_20_Text">modelo</text:span> - El modelo de la tabla</text:p>
      <text:p text:style-name="Horizontal_20_Line"/>
      <text:h text:style-name="Heading_20_3" text:outline-level="3" text:is-list-header="true"><text:bookmark text:name="crearTabla(javax.swing.JTable, javax.swing.table.DefaultTableModel, int, int, int)"/><office:annotation><dc:date>2008-03-07T00:00:00</dc:date><text:p/></office:annotation>crearTabla</text:h>
      <text:p text:style-name="Preformatted_20_Text">public void <text:span text:style-name="T1">crearTabla</text:span>(javax.swing.JTable tabla,</text:p>
      <text:p text:style-name="Preformatted_20_Text"><text:s text:c="23"/>javax.swing.table.DefaultTableModel modelo,</text:p>
      <text:p text:style-name="Preformatted_20_Text"><text:s text:c="23"/>int medida,</text:p>
      <text:p text:style-name="Preformatted_20_Text"><text:s text:c="23"/>int filas,</text:p>
      <text:p text:style-name="P12"><text:s text:c="23"/>int columnas)</text:p>
      <text:p text:style-name="P14">Metodo que crea todas las celdas de la tabla y les asigna sus dimensiones </text:p>
      <text:p text:style-name="P8">Parameters:</text:p>
      <text:p text:style-name="P15"><text:span text:style-name="Source_20_Text">tabla</text:span> - la tabla a la que se le aplica los cambios</text:p>
      <text:p text:style-name="P15"><text:span text:style-name="Source_20_Text">modelo</text:span> - el modelo que usa la tabla</text:p>
      <text:p text:style-name="P15"><text:span text:style-name="Source_20_Text">medida</text:span> - el largo y alto que va a tener las celdas</text:p>
      <text:p text:style-name="P15"><text:span text:style-name="Source_20_Text">filas</text:span> - la cantidad de filas que se quiere asignar a la tabla</text:p>
      <text:p text:style-name="P16"><text:span text:style-name="Source_20_Text">columnas</text:span> - la cantidad de columnas que se quiere asignar a la tabla</text:p>
      <text:p text:style-name="Horizontal_20_Line"/>
      <text:h text:style-name="Heading_20_3" text:outline-level="3" text:is-list-header="true"><text:bookmark text:name="mostrarArchivo(javax.swing.JFrame, javax.swing.JTextArea, java.io.File)"/><office:annotation><dc:date>2008-03-07T00:00:00</dc:date><text:p/></office:annotation>mostrarArchivo</text:h>
      <text:p text:style-name="Preformatted_20_Text">public void <text:span text:style-name="T1">mostrarArchivo</text:span>(javax.swing.JFrame frame,</text:p>
      <text:p text:style-name="Preformatted_20_Text"><text:s text:c="27"/>javax.swing.JTextArea text,</text:p>
      <text:p text:style-name="P12"><text:s text:c="27"/>java.io.File archivoEntrada)</text:p>
      <text:p text:style-name="P14">Metodo que muestra el archivo de entrada en el texto recibido como parametro </text:p>
      <text:p text:style-name="P8">Parameters:</text:p>
      <text:p text:style-name="P15"><text:span text:style-name="Source_20_Text">frame</text:span> - la ventana donde se mostraria un mensaje de error si llegara a ocurrir</text:p>
      <text:p text:style-name="P15"><text:span text:style-name="Source_20_Text">text</text:span> - el texto donde se va a mostrar el archivo de entrada</text:p>
      <text:p text:style-name="P16"><text:span text:style-name="Source_20_Text">archivoEntrada</text:span> - el archivo de entrada que se quiere mostrar en el texto recibido</text:p>
      <text:p text:style-name="Horizontal_20_Line"/>
      <text:h text:style-name="Heading_20_3" text:outline-level="3" text:is-list-header="true"><text:bookmark text:name="Abrir(javax.swing.JFrame, java.lang.String, java.lang.String)"/><office:annotation><dc:date>2008-03-07T00:00:00</dc:date><text:p/></office:annotation>Abrir</text:h>
      <text:p text:style-name="Preformatted_20_Text">public boolean <text:span text:style-name="T1">Abrir</text:span>(javax.swing.JFrame frame,</text:p>
      <text:p text:style-name="Preformatted_20_Text"><text:s text:c="21"/>java.lang.String tipo,</text:p>
      <text:p text:style-name="P12"><text:s text:c="21"/>java.lang.String option)</text:p>
      <text:p text:style-name="P14">Metodo que carga algun archivo y lo parsea dependiendo del tipo de archivo que sea. </text:p>
      <text:p text:style-name="P8"><text:soft-page-break/>Parameters:</text:p>
      <text:p text:style-name="P15"><text:span text:style-name="Source_20_Text">frame</text:span> - el frame al que pertenece el JFileChooser</text:p>
      <text:p text:style-name="P15"><text:span text:style-name="Source_20_Text">tipo</text:span> - el tipo de archivo que se va a tratar. Puede ser "pal" o "let"</text:p>
      <text:p text:style-name="P15"><text:span text:style-name="Source_20_Text">option</text:span> - string que dice si hay que procesar un .pal con posicion o sin posicion. sus valores pueden ser "con" o "sin". </text:p>
      <text:p text:style-name="P8">Returns:</text:p>
      <text:p text:style-name="P16">true si se cargo el archivo y no tenia errores, false de lo contrario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GT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DejaVuSans" style:font-size-asian="18pt" style:font-weight-asian="bold" style:font-name-complex="Lucida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DejaVuSans" style:font-size-asian="14pt" style:font-weight-asian="bold" style:font-name-complex="Lucidasans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Gerardo Pineda</meta:initial-creator>
    <meta:creation-date>2008-03-07T13:09:02</meta:creation-date>
    <dc:creator>Gerardo Pineda</dc:creator>
    <dc:date>2008-03-07T16:50:33</dc:date>
    <meta:editing-cycles>2</meta:editing-cycles>
    <meta:editing-duration>PT3H26M20S</meta:editing-duration>
    <meta:user-defined meta:name="Info 1"/>
    <meta:user-defined meta:name="Info 2"/>
    <meta:user-defined meta:name="Info 3"/>
    <meta:user-defined meta:name="Info 4"/>
    <meta:document-statistic meta:table-count="113" meta:image-count="24" meta:object-count="0" meta:page-count="42" meta:paragraph-count="1099" meta:word-count="5436" meta:character-count="48807"/>
  </office:meta>
</office:document-meta>
</file>